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4.75pt"/>
    </style:style>
    <style:style style:name="co2" style:family="table-column">
      <style:table-column-properties fo:break-before="auto" style:column-width="86.34pt"/>
    </style:style>
    <style:style style:name="co3" style:family="table-column">
      <style:table-column-properties fo:break-before="auto" style:column-width="96.35pt"/>
    </style:style>
    <style:style style:name="co4" style:family="table-column">
      <style:table-column-properties fo:break-before="auto" style:column-width="22.85pt"/>
    </style:style>
    <style:style style:name="co5" style:family="table-column">
      <style:table-column-properties fo:break-before="auto" style:column-width="24.4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8_08_06_gyrolog_außenbahn" table:style-name="ta1">
        <table:shapes>
          <draw:frame draw:z-index="0" draw:style-name="gr1" draw:text-style-name="P1" svg:width="453.51pt" svg:height="255.09pt" svg:x="445.12pt" svg:y="51pt">
            <loext:p draw:notify-on-update-of-ranges="2018_08_06_gyrolog_außenbahn.F3:2018_08_06_gyrolog_außenbahn.F21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nit Que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NFO] Init Cam</text:p>
          </table:table-cell>
          <table:table-cell table:number-columns-repeated="5"/>
        </table:table-row>
        <table:table-row table:style-name="ro1">
          <table:table-cell office:value-type="float" office:value="-0.135009765625" calcext:value-type="float">
            <text:p>-0.135009765625</text:p>
          </table:table-cell>
          <table:table-cell office:value-type="float" office:value="-0.067138671875" calcext:value-type="float">
            <text:p>-0.067138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1787109375" calcext:value-type="float">
            <text:p>-0.1787109375</text:p>
          </table:table-cell>
          <table:table-cell office:value-type="float" office:value="-0.005615234375" calcext:value-type="float">
            <text:p>-0.0056152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9" calcext:value-type="float">
            <text:p>-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0.3154296875" calcext:value-type="float">
            <text:p>-0.3154296875</text:p>
          </table:table-cell>
          <table:table-cell office:value-type="float" office:value="0.027587890625" calcext:value-type="float">
            <text:p>0.027587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0" calcext:value-type="float">
            <text:p>-3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022216796875" calcext:value-type="float">
            <text:p>0.022216796875</text:p>
          </table:table-cell>
          <table:table-cell office:value-type="float" office:value="0.056884765625" calcext:value-type="float">
            <text:p>0.056884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092041015625" calcext:value-type="float">
            <text:p>0.092041015625</text:p>
          </table:table-cell>
          <table:table-cell office:value-type="float" office:value="0.064697265625" calcext:value-type="float">
            <text:p>0.064697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0.125732421875" calcext:value-type="float">
            <text:p>-0.125732421875</text:p>
          </table:table-cell>
          <table:table-cell office:value-type="float" office:value="-0.047119140625" calcext:value-type="float">
            <text:p>-0.047119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40" calcext:value-type="float">
            <text:p>-40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0.107666015625" calcext:value-type="float">
            <text:p>-0.107666015625</text:p>
          </table:table-cell>
          <table:table-cell office:value-type="float" office:value="-0.051025390625" calcext:value-type="float">
            <text:p>-0.051025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21728515625" calcext:value-type="float">
            <text:p>-0.021728515625</text:p>
          </table:table-cell>
          <table:table-cell office:value-type="float" office:value="0.06787109375" calcext:value-type="float">
            <text:p>0.06787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1" calcext:value-type="float">
            <text:p>21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6220703125" calcext:value-type="float">
            <text:p>-0.26220703125</text:p>
          </table:table-cell>
          <table:table-cell office:value-type="float" office:value="0.026611328125" calcext:value-type="float">
            <text:p>0.026611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0.182861328125" calcext:value-type="float">
            <text:p>-0.182861328125</text:p>
          </table:table-cell>
          <table:table-cell office:value-type="float" office:value="0.088134765625" calcext:value-type="float">
            <text:p>0.088134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630859375" calcext:value-type="float">
            <text:p>-0.1630859375</text:p>
          </table:table-cell>
          <table:table-cell office:value-type="float" office:value="0.075439453125" calcext:value-type="float">
            <text:p>0.075439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14111328125" calcext:value-type="float">
            <text:p>-0.14111328125</text:p>
          </table:table-cell>
          <table:table-cell office:value-type="float" office:value="0.076904296875" calcext:value-type="float">
            <text:p>0.0769042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6650390625" calcext:value-type="float">
            <text:p>-0.16650390625</text:p>
          </table:table-cell>
          <table:table-cell office:value-type="float" office:value="-0.01416015625" calcext:value-type="float">
            <text:p>-0.01416015625</text:p>
          </table:table-cell>
          <table:table-cell office:value-type="float" office:value="1.99993896484" calcext:value-type="float">
            <text:p>1.99993896484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5087890625" calcext:value-type="float">
            <text:p>-0.15087890625</text:p>
          </table:table-cell>
          <table:table-cell office:value-type="float" office:value="0.001708984375" calcext:value-type="float">
            <text:p>0.001708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2" calcext:value-type="float">
            <text:p>-12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3427734375" calcext:value-type="float">
            <text:p>-0.13427734375</text:p>
          </table:table-cell>
          <table:table-cell office:value-type="float" office:value="0.05810546875" calcext:value-type="float">
            <text:p>0.05810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25732421875" calcext:value-type="float">
            <text:p>-0.125732421875</text:p>
          </table:table-cell>
          <table:table-cell office:value-type="float" office:value="0.0712890625" calcext:value-type="float">
            <text:p>0.0712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6" calcext:value-type="float">
            <text:p>16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0654296875" calcext:value-type="float">
            <text:p>-0.0654296875</text:p>
          </table:table-cell>
          <table:table-cell office:value-type="float" office:value="0.063720703125" calcext:value-type="float">
            <text:p>0.063720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111083984375" calcext:value-type="float">
            <text:p>-0.111083984375</text:p>
          </table:table-cell>
          <table:table-cell office:value-type="float" office:value="0.07421875" calcext:value-type="float">
            <text:p>0.07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2412109375" calcext:value-type="float">
            <text:p>-0.22412109375</text:p>
          </table:table-cell>
          <table:table-cell office:value-type="float" office:value="-0.04296875" calcext:value-type="float">
            <text:p>-0.042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4" calcext:value-type="float">
            <text:p>-4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094970703125" calcext:value-type="float">
            <text:p>-0.094970703125</text:p>
          </table:table-cell>
          <table:table-cell office:value-type="float" office:value="0.005126953125" calcext:value-type="float">
            <text:p>0.005126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42822265625" calcext:value-type="float">
            <text:p>-0.142822265625</text:p>
          </table:table-cell>
          <table:table-cell office:value-type="float" office:value="0.013427734375" calcext:value-type="float">
            <text:p>0.013427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267822265625" calcext:value-type="float">
            <text:p>-0.267822265625</text:p>
          </table:table-cell>
          <table:table-cell office:value-type="float" office:value="-0.06640625" calcext:value-type="float">
            <text:p>-0.06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131103515625" calcext:value-type="float">
            <text:p>-0.131103515625</text:p>
          </table:table-cell>
          <table:table-cell office:value-type="float" office:value="0.103271484375" calcext:value-type="float">
            <text:p>0.103271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474609375" calcext:value-type="float">
            <text:p>-0.1474609375</text:p>
          </table:table-cell>
          <table:table-cell office:value-type="float" office:value="0.044189453125" calcext:value-type="float">
            <text:p>0.044189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188232421875" calcext:value-type="float">
            <text:p>-0.188232421875</text:p>
          </table:table-cell>
          <table:table-cell office:value-type="float" office:value="-0.055419921875" calcext:value-type="float">
            <text:p>-0.055419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198486328125" calcext:value-type="float">
            <text:p>-0.198486328125</text:p>
          </table:table-cell>
          <table:table-cell office:value-type="float" office:value="0.069580078125" calcext:value-type="float">
            <text:p>0.069580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6" calcext:value-type="float">
            <text:p>-16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0.134033203125" calcext:value-type="float">
            <text:p>-0.134033203125</text:p>
          </table:table-cell>
          <table:table-cell office:value-type="float" office:value="0.117431640625" calcext:value-type="float">
            <text:p>0.117431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72509765625" calcext:value-type="float">
            <text:p>-0.072509765625</text:p>
          </table:table-cell>
          <table:table-cell office:value-type="float" office:value="-0.090087890625" calcext:value-type="float">
            <text:p>-0.090087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728515625" calcext:value-type="float">
            <text:p>-0.1728515625</text:p>
          </table:table-cell>
          <table:table-cell office:value-type="float" office:value="0.070556640625" calcext:value-type="float">
            <text:p>0.070556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6" calcext:value-type="float">
            <text:p>-6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3662109375" calcext:value-type="float">
            <text:p>-0.03662109375</text:p>
          </table:table-cell>
          <table:table-cell office:value-type="float" office:value="0.013671875" calcext:value-type="float">
            <text:p>0.013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552734375" calcext:value-type="float">
            <text:p>-0.1552734375</text:p>
          </table:table-cell>
          <table:table-cell office:value-type="float" office:value="-0.0263671875" calcext:value-type="float">
            <text:p>-0.0263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0.171142578125" calcext:value-type="float">
            <text:p>-0.171142578125</text:p>
          </table:table-cell>
          <table:table-cell office:value-type="float" office:value="0.076904296875" calcext:value-type="float">
            <text:p>0.0769042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0" calcext:value-type="float">
            <text:p>-1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1513671875" calcext:value-type="float">
            <text:p>-0.1513671875</text:p>
          </table:table-cell>
          <table:table-cell office:value-type="float" office:value="0.090576171875" calcext:value-type="float">
            <text:p>0.090576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0.096435546875" calcext:value-type="float">
            <text:p>-0.096435546875</text:p>
          </table:table-cell>
          <table:table-cell office:value-type="float" office:value="0.016357421875" calcext:value-type="float">
            <text:p>0.016357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" calcext:value-type="float">
            <text:p>-2</text:p>
          </table:table-cell>
          <table:table-cell office:value-type="float" office:value="-19" calcext:value-type="float">
            <text:p>-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219482421875" calcext:value-type="float">
            <text:p>-0.219482421875</text:p>
          </table:table-cell>
          <table:table-cell office:value-type="float" office:value="0.028564453125" calcext:value-type="float">
            <text:p>0.028564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9521484375" calcext:value-type="float">
            <text:p>-0.09521484375</text:p>
          </table:table-cell>
          <table:table-cell office:value-type="float" office:value="0.07568359375" calcext:value-type="float">
            <text:p>0.07568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7" calcext:value-type="float">
            <text:p>17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49658203125" calcext:value-type="float">
            <text:p>-0.149658203125</text:p>
          </table:table-cell>
          <table:table-cell office:value-type="float" office:value="-0.10009765625" calcext:value-type="float">
            <text:p>-0.10009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1" calcext:value-type="float">
            <text:p>-11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0.1044921875" calcext:value-type="float">
            <text:p>-0.1044921875</text:p>
          </table:table-cell>
          <table:table-cell office:value-type="float" office:value="0.066650390625" calcext:value-type="float">
            <text:p>0.066650390625</text:p>
          </table:table-cell>
          <table:table-cell office:value-type="float" office:value="1.99993896484" calcext:value-type="float">
            <text:p>1.9999389648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123046875" calcext:value-type="float">
            <text:p>-0.1123046875</text:p>
          </table:table-cell>
          <table:table-cell office:value-type="float" office:value="0.014404296875" calcext:value-type="float">
            <text:p>0.0144042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0.080322265625" calcext:value-type="float">
            <text:p>-0.080322265625</text:p>
          </table:table-cell>
          <table:table-cell office:value-type="float" office:value="0.043212890625" calcext:value-type="float">
            <text:p>0.043212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0" calcext:value-type="float">
            <text:p>-10</text:p>
          </table:table-cell>
          <table:table-cell office:value-type="float" office:value="-18" calcext:value-type="float">
            <text:p>-18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108642578125" calcext:value-type="float">
            <text:p>-0.108642578125</text:p>
          </table:table-cell>
          <table:table-cell office:value-type="float" office:value="-0.074951171875" calcext:value-type="float">
            <text:p>-0.074951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5341796875" calcext:value-type="float">
            <text:p>-0.25341796875</text:p>
          </table:table-cell>
          <table:table-cell office:value-type="float" office:value="-0.1220703125" calcext:value-type="float">
            <text:p>-0.1220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0.2978515625" calcext:value-type="float">
            <text:p>-0.2978515625</text:p>
          </table:table-cell>
          <table:table-cell office:value-type="float" office:value="-0.1015625" calcext:value-type="float">
            <text:p>-0.1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19384765625" calcext:value-type="float">
            <text:p>-0.19384765625</text:p>
          </table:table-cell>
          <table:table-cell office:value-type="float" office:value="0.029052734375" calcext:value-type="float">
            <text:p>0.029052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17822265625" calcext:value-type="float">
            <text:p>-0.17822265625</text:p>
          </table:table-cell>
          <table:table-cell office:value-type="float" office:value="0.036865234375" calcext:value-type="float">
            <text:p>0.0368652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075927734375" calcext:value-type="float">
            <text:p>-0.075927734375</text:p>
          </table:table-cell>
          <table:table-cell office:value-type="float" office:value="-0.06103515625" calcext:value-type="float">
            <text:p>-0.06103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06103515625" calcext:value-type="float">
            <text:p>-0.06103515625</text:p>
          </table:table-cell>
          <table:table-cell office:value-type="float" office:value="0.06103515625" calcext:value-type="float">
            <text:p>0.06103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1845703125" calcext:value-type="float">
            <text:p>-0.1845703125</text:p>
          </table:table-cell>
          <table:table-cell office:value-type="float" office:value="-0.245849609375" calcext:value-type="float">
            <text:p>-0.245849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4" calcext:value-type="float">
            <text:p>-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2685546875" calcext:value-type="float">
            <text:p>-0.002685546875</text:p>
          </table:table-cell>
          <table:table-cell office:value-type="float" office:value="-0.203125" calcext:value-type="float">
            <text:p>-0.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66" calcext:value-type="float">
            <text:p>-6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3515625" calcext:value-type="float">
            <text:p>-0.03515625</text:p>
          </table:table-cell>
          <table:table-cell office:value-type="float" office:value="0.047119140625" calcext:value-type="float">
            <text:p>0.047119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9" calcext:value-type="float">
            <text:p>-9</text:p>
          </table:table-cell>
          <table:table-cell office:value-type="float" office:value="-14" calcext:value-type="float">
            <text:p>-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197021484375" calcext:value-type="float">
            <text:p>-0.197021484375</text:p>
          </table:table-cell>
          <table:table-cell office:value-type="float" office:value="0.149658203125" calcext:value-type="float">
            <text:p>0.149658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1" calcext:value-type="float">
            <text:p>-1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0.08056640625" calcext:value-type="float">
            <text:p>-0.08056640625</text:p>
          </table:table-cell>
          <table:table-cell office:value-type="float" office:value="-0.02783203125" calcext:value-type="float">
            <text:p>-0.02783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3" calcext:value-type="float">
            <text:p>-23</text:p>
          </table:table-cell>
          <table:table-cell office:value-type="float" office:value="-18" calcext:value-type="float">
            <text:p>-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0.0693359375" calcext:value-type="float">
            <text:p>-0.0693359375</text:p>
          </table:table-cell>
          <table:table-cell office:value-type="float" office:value="-0.05126953125" calcext:value-type="float">
            <text:p>-0.05126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5185546875" calcext:value-type="float">
            <text:p>-0.15185546875</text:p>
          </table:table-cell>
          <table:table-cell office:value-type="float" office:value="0.0654296875" calcext:value-type="float">
            <text:p>0.06542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207763671875" calcext:value-type="float">
            <text:p>-0.207763671875</text:p>
          </table:table-cell>
          <table:table-cell office:value-type="float" office:value="-0.04541015625" calcext:value-type="float">
            <text:p>-0.04541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035888671875" calcext:value-type="float">
            <text:p>-0.035888671875</text:p>
          </table:table-cell>
          <table:table-cell office:value-type="float" office:value="-0.02783203125" calcext:value-type="float">
            <text:p>-0.02783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107666015625" calcext:value-type="float">
            <text:p>-0.107666015625</text:p>
          </table:table-cell>
          <table:table-cell office:value-type="float" office:value="0.05712890625" calcext:value-type="float">
            <text:p>0.05712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30712890625" calcext:value-type="float">
            <text:p>-0.30712890625</text:p>
          </table:table-cell>
          <table:table-cell office:value-type="float" office:value="0.10546875" calcext:value-type="float">
            <text:p>0.10546875</text:p>
          </table:table-cell>
          <table:table-cell office:value-type="float" office:value="1.99993896484" calcext:value-type="float">
            <text:p>1.9999389648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0.06494140625" calcext:value-type="float">
            <text:p>-0.06494140625</text:p>
          </table:table-cell>
          <table:table-cell office:value-type="float" office:value="0.105224609375" calcext:value-type="float">
            <text:p>0.105224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1" calcext:value-type="float">
            <text:p>11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0.009033203125" calcext:value-type="float">
            <text:p>0.009033203125</text:p>
          </table:table-cell>
          <table:table-cell office:value-type="float" office:value="0.022216796875" calcext:value-type="float">
            <text:p>0.022216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8505859375" calcext:value-type="float">
            <text:p>-0.18505859375</text:p>
          </table:table-cell>
          <table:table-cell office:value-type="float" office:value="0.017822265625" calcext:value-type="float">
            <text:p>0.017822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2" calcext:value-type="float">
            <text:p>-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90087890625" calcext:value-type="float">
            <text:p>-0.090087890625</text:p>
          </table:table-cell>
          <table:table-cell office:value-type="float" office:value="0.0478515625" calcext:value-type="float">
            <text:p>0.0478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1" calcext:value-type="float">
            <text:p>-11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06787109375" calcext:value-type="float">
            <text:p>-0.06787109375</text:p>
          </table:table-cell>
          <table:table-cell office:value-type="float" office:value="0.0068359375" calcext:value-type="float">
            <text:p>0.0068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2" calcext:value-type="float">
            <text:p>12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28125" calcext:value-type="float">
            <text:p>-0.328125</text:p>
          </table:table-cell>
          <table:table-cell office:value-type="float" office:value="0.0498046875" calcext:value-type="float">
            <text:p>0.0498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6259765625" calcext:value-type="float">
            <text:p>-0.16259765625</text:p>
          </table:table-cell>
          <table:table-cell office:value-type="float" office:value="0.08740234375" calcext:value-type="float">
            <text:p>0.087402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201171875" calcext:value-type="float">
            <text:p>-0.1201171875</text:p>
          </table:table-cell>
          <table:table-cell office:value-type="float" office:value="0.057373046875" calcext:value-type="float">
            <text:p>0.057373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97265625" calcext:value-type="float">
            <text:p>-0.197265625</text:p>
          </table:table-cell>
          <table:table-cell office:value-type="float" office:value="-0.02490234375" calcext:value-type="float">
            <text:p>-0.024902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282470703125" calcext:value-type="float">
            <text:p>-0.282470703125</text:p>
          </table:table-cell>
          <table:table-cell office:value-type="float" office:value="0.075927734375" calcext:value-type="float">
            <text:p>0.075927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0927734375" calcext:value-type="float">
            <text:p>-0.0927734375</text:p>
          </table:table-cell>
          <table:table-cell office:value-type="float" office:value="-0.012939453125" calcext:value-type="float">
            <text:p>-0.012939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04931640625" calcext:value-type="float">
            <text:p>-0.04931640625</text:p>
          </table:table-cell>
          <table:table-cell office:value-type="float" office:value="-0.037353515625" calcext:value-type="float">
            <text:p>-0.037353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039794921875" calcext:value-type="float">
            <text:p>-0.039794921875</text:p>
          </table:table-cell>
          <table:table-cell office:value-type="float" office:value="0.03173828125" calcext:value-type="float">
            <text:p>0.03173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2" calcext:value-type="float">
            <text:p>32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1904296875" calcext:value-type="float">
            <text:p>0.01904296875</text:p>
          </table:table-cell>
          <table:table-cell office:value-type="float" office:value="0.041259765625" calcext:value-type="float">
            <text:p>0.041259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9" calcext:value-type="float">
            <text:p>9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67724609375" calcext:value-type="float">
            <text:p>-0.167724609375</text:p>
          </table:table-cell>
          <table:table-cell office:value-type="float" office:value="-0.0107421875" calcext:value-type="float">
            <text:p>-0.0107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9" calcext:value-type="float">
            <text:p>-29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412109375" calcext:value-type="float">
            <text:p>-0.2412109375</text:p>
          </table:table-cell>
          <table:table-cell office:value-type="float" office:value="0.026611328125" calcext:value-type="float">
            <text:p>0.026611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8" calcext:value-type="float">
            <text:p>-18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259033203125" calcext:value-type="float">
            <text:p>-0.259033203125</text:p>
          </table:table-cell>
          <table:table-cell office:value-type="float" office:value="0.0224609375" calcext:value-type="float">
            <text:p>0.0224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9" calcext:value-type="float">
            <text:p>-19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129638671875" calcext:value-type="float">
            <text:p>-0.129638671875</text:p>
          </table:table-cell>
          <table:table-cell office:value-type="float" office:value="-0.01171875" calcext:value-type="float">
            <text:p>-0.01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4404296875" calcext:value-type="float">
            <text:p>-0.14404296875</text:p>
          </table:table-cell>
          <table:table-cell office:value-type="float" office:value="-0.02978515625" calcext:value-type="float">
            <text:p>-0.02978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0.16748046875" calcext:value-type="float">
            <text:p>-0.16748046875</text:p>
          </table:table-cell>
          <table:table-cell office:value-type="float" office:value="0.023681640625" calcext:value-type="float">
            <text:p>0.023681640625</text:p>
          </table:table-cell>
          <table:table-cell office:value-type="float" office:value="1.99993896484" calcext:value-type="float">
            <text:p>1.99993896484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156494140625" calcext:value-type="float">
            <text:p>-0.156494140625</text:p>
          </table:table-cell>
          <table:table-cell office:value-type="float" office:value="0.093505859375" calcext:value-type="float">
            <text:p>0.093505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3" calcext:value-type="float">
            <text:p>-13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0.1435546875" calcext:value-type="float">
            <text:p>-0.1435546875</text:p>
          </table:table-cell>
          <table:table-cell office:value-type="float" office:value="0.075439453125" calcext:value-type="float">
            <text:p>0.075439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9" calcext:value-type="float">
            <text:p>19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071533203125" calcext:value-type="float">
            <text:p>-0.071533203125</text:p>
          </table:table-cell>
          <table:table-cell office:value-type="float" office:value="-0.030517578125" calcext:value-type="float">
            <text:p>-0.030517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10009765625" calcext:value-type="float">
            <text:p>-0.10009765625</text:p>
          </table:table-cell>
          <table:table-cell office:value-type="float" office:value="-0.002685546875" calcext:value-type="float">
            <text:p>-0.002685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[INFO] elasped time: 0.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INFO] approx. FPS: 9.48</text:p>
          </table:table-cell>
          <table:table-cell table:number-columns-repeated="5"/>
        </table:table-row>
        <table:table-row table:style-name="ro1">
          <table:table-cell office:value-type="float" office:value="-0.09814453125" calcext:value-type="float">
            <text:p>-0.09814453125</text:p>
          </table:table-cell>
          <table:table-cell office:value-type="float" office:value="0.022216796875" calcext:value-type="float">
            <text:p>0.022216796875</text:p>
          </table:table-cell>
          <table:table-cell office:value-type="float" office:value="1.99993896484" calcext:value-type="float">
            <text:p>1.99993896484</text:p>
          </table:table-cell>
          <table:table-cell table:number-columns-repeated="2"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96044921875" calcext:value-type="float">
            <text:p>-0.196044921875</text:p>
          </table:table-cell>
          <table:table-cell office:value-type="float" office:value="0.1826171875" calcext:value-type="float">
            <text:p>0.1826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51" calcext:value-type="float">
            <text:p>51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0.292724609375" calcext:value-type="float">
            <text:p>-0.292724609375</text:p>
          </table:table-cell>
          <table:table-cell office:value-type="float" office:value="0.861328125" calcext:value-type="float">
            <text:p>0.861328125</text:p>
          </table:table-cell>
          <table:table-cell office:value-type="string" calcext:value-type="string">
            <text:p><text:s/>[INFO] sampling THREADED frames from `picamera` module...</text:p>
          </table:table-cell>
          <table:table-cell table:number-columns-repeated="3"/>
        </table:table-row>
        <table:table-row table:style-name="ro1">
          <table:table-cell office:value-type="float" office:value="1.99993896484" calcext:value-type="float">
            <text:p>1.9999389648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-0.117431640625" calcext:value-type="float">
            <text:p>-0.117431640625</text:p>
          </table:table-cell>
          <table:table-cell office:value-type="float" office:value="0.477783203125" calcext:value-type="float">
            <text:p>0.477783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8" calcext:value-type="float">
            <text:p>48</text:p>
          </table:table-cell>
          <table:table-cell office:value-type="float" office:value="-11" calcext:value-type="float">
            <text:p>-1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-0.327880859375" calcext:value-type="float">
            <text:p>-0.327880859375</text:p>
          </table:table-cell>
          <table:table-cell office:value-type="float" office:value="0.08642578125" calcext:value-type="float">
            <text:p>0.08642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4" calcext:value-type="float">
            <text:p>-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-0.2421875" calcext:value-type="float">
            <text:p>-0.2421875</text:p>
          </table:table-cell>
          <table:table-cell office:value-type="float" office:value="0.724609375" calcext:value-type="float">
            <text:p>0.724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-0.293701171875" calcext:value-type="float">
            <text:p>-0.293701171875</text:p>
          </table:table-cell>
          <table:table-cell office:value-type="float" office:value="0.085205078125" calcext:value-type="float">
            <text:p>0.085205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-0.453125" calcext:value-type="float">
            <text:p>-0.453125</text:p>
          </table:table-cell>
          <table:table-cell office:value-type="float" office:value="0.474365234375" calcext:value-type="float">
            <text:p>0.4743652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-0.44482421875" calcext:value-type="float">
            <text:p>-0.44482421875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-0.166015625" calcext:value-type="float">
            <text:p>-0.166015625</text:p>
          </table:table-cell>
          <table:table-cell office:value-type="float" office:value="0.221923828125" calcext:value-type="float">
            <text:p>0.221923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0" calcext:value-type="float">
            <text:p>20</text:p>
          </table:table-cell>
          <table:table-cell office:value-type="float" office:value="-6" calcext:value-type="float">
            <text:p>-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-0.375244140625" calcext:value-type="float">
            <text:p>-0.375244140625</text:p>
          </table:table-cell>
          <table:table-cell office:value-type="float" office:value="0.48291015625" calcext:value-type="float">
            <text:p>0.48291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4" calcext:value-type="float">
            <text:p>24</text:p>
          </table:table-cell>
          <table:table-cell office:value-type="float" office:value="-2" calcext:value-type="float">
            <text:p>-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-0.2138671875" calcext:value-type="float">
            <text:p>-0.2138671875</text:p>
          </table:table-cell>
          <table:table-cell office:value-type="float" office:value="0.3876953125" calcext:value-type="float">
            <text:p>0.3876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9" calcext:value-type="float">
            <text:p>19</text:p>
          </table:table-cell>
          <table:table-cell office:value-type="float" office:value="-6" calcext:value-type="float">
            <text:p>-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-0.281005859375" calcext:value-type="float">
            <text:p>-0.281005859375</text:p>
          </table:table-cell>
          <table:table-cell office:value-type="float" office:value="0.43310546875" calcext:value-type="float">
            <text:p>0.43310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5" calcext:value-type="float">
            <text:p>15</text:p>
          </table:table-cell>
          <table:table-cell office:value-type="float" office:value="-7" calcext:value-type="float">
            <text:p>-7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-0.1787109375" calcext:value-type="float">
            <text:p>-0.1787109375</text:p>
          </table:table-cell>
          <table:table-cell office:value-type="float" office:value="0.412109375" calcext:value-type="float">
            <text:p>0.412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8" calcext:value-type="float">
            <text:p>28</text:p>
          </table:table-cell>
          <table:table-cell office:value-type="float" office:value="-12" calcext:value-type="float">
            <text:p>-1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-0.277587890625" calcext:value-type="float">
            <text:p>-0.277587890625</text:p>
          </table:table-cell>
          <table:table-cell office:value-type="float" office:value="0.37548828125" calcext:value-type="float">
            <text:p>0.37548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0" calcext:value-type="float">
            <text:p>20</text:p>
          </table:table-cell>
          <table:table-cell office:value-type="float" office:value="-6" calcext:value-type="float">
            <text:p>-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-0.280517578125" calcext:value-type="float">
            <text:p>-0.280517578125</text:p>
          </table:table-cell>
          <table:table-cell office:value-type="float" office:value="0.508544921875" calcext:value-type="float">
            <text:p>0.508544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6" calcext:value-type="float">
            <text:p>36</text:p>
          </table:table-cell>
          <table:table-cell office:value-type="float" office:value="-17" calcext:value-type="float">
            <text:p>-17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-0.364501953125" calcext:value-type="float">
            <text:p>-0.364501953125</text:p>
          </table:table-cell>
          <table:table-cell office:value-type="float" office:value="0.218505859375" calcext:value-type="float">
            <text:p>0.218505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-0.19580078125" calcext:value-type="float">
            <text:p>-0.19580078125</text:p>
          </table:table-cell>
          <table:table-cell office:value-type="float" office:value="0.559326171875" calcext:value-type="float">
            <text:p>0.559326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2" calcext:value-type="float">
            <text:p>32</text:p>
          </table:table-cell>
          <table:table-cell office:value-type="float" office:value="-4" calcext:value-type="float">
            <text:p>-4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-0.19091796875" calcext:value-type="float">
            <text:p>-0.19091796875</text:p>
          </table:table-cell>
          <table:table-cell office:value-type="float" office:value="0.47412109375" calcext:value-type="float">
            <text:p>0.47412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6" calcext:value-type="float">
            <text:p>26</text:p>
          </table:table-cell>
          <table:table-cell office:value-type="float" office:value="-8" calcext:value-type="float">
            <text:p>-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-0.31884765625" calcext:value-type="float">
            <text:p>-0.31884765625</text:p>
          </table:table-cell>
          <table:table-cell office:value-type="float" office:value="0.47607421875" calcext:value-type="float">
            <text:p>0.47607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2" calcext:value-type="float">
            <text:p>32</text:p>
          </table:table-cell>
          <table:table-cell office:value-type="float" office:value="-7" calcext:value-type="float">
            <text:p>-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-0.31396484375" calcext:value-type="float">
            <text:p>-0.31396484375</text:p>
          </table:table-cell>
          <table:table-cell office:value-type="float" office:value="0.3671875" calcext:value-type="float">
            <text:p>0.3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0" calcext:value-type="float">
            <text:p>30</text:p>
          </table:table-cell>
          <table:table-cell office:value-type="float" office:value="-2" calcext:value-type="float">
            <text:p>-2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-0.230712890625" calcext:value-type="float">
            <text:p>-0.230712890625</text:p>
          </table:table-cell>
          <table:table-cell office:value-type="float" office:value="0.681640625" calcext:value-type="float">
            <text:p>0.681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-0.287109375" calcext:value-type="float">
            <text:p>-0.287109375</text:p>
          </table:table-cell>
          <table:table-cell office:value-type="float" office:value="0.05224609375" calcext:value-type="float">
            <text:p>0.05224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1" calcext:value-type="float">
            <text:p>31</text:p>
          </table:table-cell>
          <table:table-cell office:value-type="float" office:value="-6" calcext:value-type="float">
            <text:p>-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-0.382080078125" calcext:value-type="float">
            <text:p>-0.382080078125</text:p>
          </table:table-cell>
          <table:table-cell office:value-type="float" office:value="0.49072265625" calcext:value-type="float">
            <text:p>0.49072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-0.36181640625" calcext:value-type="float">
            <text:p>-0.36181640625</text:p>
          </table:table-cell>
          <table:table-cell office:value-type="float" office:value="0.39501953125" calcext:value-type="float">
            <text:p>0.39501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-0.147705078125" calcext:value-type="float">
            <text:p>-0.147705078125</text:p>
          </table:table-cell>
          <table:table-cell office:value-type="float" office:value="0.121337890625" calcext:value-type="float">
            <text:p>0.121337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-0.242431640625" calcext:value-type="float">
            <text:p>-0.242431640625</text:p>
          </table:table-cell>
          <table:table-cell office:value-type="float" office:value="0.442138671875" calcext:value-type="float">
            <text:p>0.442138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-0.1796875" calcext:value-type="float">
            <text:p>-0.1796875</text:p>
          </table:table-cell>
          <table:table-cell office:value-type="float" office:value="0.3115234375" calcext:value-type="float">
            <text:p>0.31152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-0.12646484375" calcext:value-type="float">
            <text:p>-0.12646484375</text:p>
          </table:table-cell>
          <table:table-cell office:value-type="float" office:value="0.319580078125" calcext:value-type="float">
            <text:p>0.319580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-0.20751953125" calcext:value-type="float">
            <text:p>-0.20751953125</text:p>
          </table:table-cell>
          <table:table-cell office:value-type="float" office:value="0.3759765625" calcext:value-type="float">
            <text:p>0.3759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56" calcext:value-type="float">
            <text:p>56</text:p>
          </table:table-cell>
          <table:table-cell office:value-type="float" office:value="-7" calcext:value-type="float">
            <text:p>-7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-0.343994140625" calcext:value-type="float">
            <text:p>-0.343994140625</text:p>
          </table:table-cell>
          <table:table-cell office:value-type="float" office:value="0.220703125" calcext:value-type="float">
            <text:p>0.220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-0.21142578125" calcext:value-type="float">
            <text:p>-0.21142578125</text:p>
          </table:table-cell>
          <table:table-cell office:value-type="float" office:value="0.130126953125" calcext:value-type="float">
            <text:p>0.130126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-0.212158203125" calcext:value-type="float">
            <text:p>-0.212158203125</text:p>
          </table:table-cell>
          <table:table-cell office:value-type="float" office:value="0.40380859375" calcext:value-type="float">
            <text:p>0.40380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-0.19921875" calcext:value-type="float">
            <text:p>-0.19921875</text:p>
          </table:table-cell>
          <table:table-cell office:value-type="float" office:value="0.49755859375" calcext:value-type="float">
            <text:p>0.49755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-0.13623046875" calcext:value-type="float">
            <text:p>-0.13623046875</text:p>
          </table:table-cell>
          <table:table-cell office:value-type="float" office:value="0.20849609375" calcext:value-type="float">
            <text:p>0.20849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5" calcext:value-type="float">
            <text:p>25</text:p>
          </table:table-cell>
          <table:table-cell office:value-type="float" office:value="-16" calcext:value-type="float">
            <text:p>-16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-0.257568359375" calcext:value-type="float">
            <text:p>-0.257568359375</text:p>
          </table:table-cell>
          <table:table-cell office:value-type="float" office:value="0.577392578125" calcext:value-type="float">
            <text:p>0.577392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2" calcext:value-type="float">
            <text:p>22</text:p>
          </table:table-cell>
          <table:table-cell office:value-type="float" office:value="-4" calcext:value-type="float">
            <text:p>-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-0.3076171875" calcext:value-type="float">
            <text:p>-0.3076171875</text:p>
          </table:table-cell>
          <table:table-cell office:value-type="float" office:value="0.32080078125" calcext:value-type="float">
            <text:p>0.32080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8" calcext:value-type="float">
            <text:p>18</text:p>
          </table:table-cell>
          <table:table-cell office:value-type="float" office:value="-4" calcext:value-type="float">
            <text:p>-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-0.254150390625" calcext:value-type="float">
            <text:p>-0.254150390625</text:p>
          </table:table-cell>
          <table:table-cell office:value-type="float" office:value="0.30712890625" calcext:value-type="float">
            <text:p>0.30712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0.468017578125" calcext:value-type="float">
            <text:p>0.468017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3" calcext:value-type="float">
            <text:p>33</text:p>
          </table:table-cell>
          <table:table-cell office:value-type="float" office:value="-4" calcext:value-type="float">
            <text:p>-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-0.110107421875" calcext:value-type="float">
            <text:p>-0.110107421875</text:p>
          </table:table-cell>
          <table:table-cell office:value-type="float" office:value="0.49267578125" calcext:value-type="float">
            <text:p>0.49267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4" calcext:value-type="float">
            <text:p>24</text:p>
          </table:table-cell>
          <table:table-cell office:value-type="float" office:value="-6" calcext:value-type="float">
            <text:p>-6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-0.07177734375" calcext:value-type="float">
            <text:p>-0.07177734375</text:p>
          </table:table-cell>
          <table:table-cell office:value-type="float" office:value="0.056396484375" calcext:value-type="float">
            <text:p>0.056396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-0.33984375" calcext:value-type="float">
            <text:p>-0.33984375</text:p>
          </table:table-cell>
          <table:table-cell office:value-type="float" office:value="0.656494140625" calcext:value-type="float">
            <text:p>0.656494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8" calcext:value-type="float">
            <text:p>38</text:p>
          </table:table-cell>
          <table:table-cell office:value-type="float" office:value="-10" calcext:value-type="float">
            <text:p>-1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-0.35693359375" calcext:value-type="float">
            <text:p>-0.35693359375</text:p>
          </table:table-cell>
          <table:table-cell office:value-type="float" office:value="0.15576171875" calcext:value-type="float">
            <text:p>0.15576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-0.143310546875" calcext:value-type="float">
            <text:p>-0.143310546875</text:p>
          </table:table-cell>
          <table:table-cell office:value-type="float" office:value="0.180908203125" calcext:value-type="float">
            <text:p>0.180908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-0.224365234375" calcext:value-type="float">
            <text:p>-0.22436523437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-0.276611328125" calcext:value-type="float">
            <text:p>-0.276611328125</text:p>
          </table:table-cell>
          <table:table-cell office:value-type="float" office:value="0.32470703125" calcext:value-type="float">
            <text:p>0.32470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-0.192138671875" calcext:value-type="float">
            <text:p>-0.192138671875</text:p>
          </table:table-cell>
          <table:table-cell office:value-type="float" office:value="0.026123046875" calcext:value-type="float">
            <text:p>0.026123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-0.1025390625" calcext:value-type="float">
            <text:p>-0.1025390625</text:p>
          </table:table-cell>
          <table:table-cell office:value-type="float" office:value="0.11767578125" calcext:value-type="float">
            <text:p>0.11767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-0.2578125" calcext:value-type="float">
            <text:p>-0.2578125</text:p>
          </table:table-cell>
          <table:table-cell office:value-type="float" office:value="0.083740234375" calcext:value-type="float">
            <text:p>0.0837402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-0.4013671875" calcext:value-type="float">
            <text:p>-0.4013671875</text:p>
          </table:table-cell>
          <table:table-cell office:value-type="float" office:value="0.310302734375" calcext:value-type="float">
            <text:p>0.310302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-0.16162109375" calcext:value-type="float">
            <text:p>-0.16162109375</text:p>
          </table:table-cell>
          <table:table-cell office:value-type="float" office:value="0.14501953125" calcext:value-type="float">
            <text:p>0.14501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-0.20654296875" calcext:value-type="float">
            <text:p>-0.20654296875</text:p>
          </table:table-cell>
          <table:table-cell office:value-type="float" office:value="0.447265625" calcext:value-type="float">
            <text:p>0.447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2" calcext:value-type="float">
            <text:p>22</text:p>
          </table:table-cell>
          <table:table-cell office:value-type="float" office:value="-5" calcext:value-type="float">
            <text:p>-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-0.30419921875" calcext:value-type="float">
            <text:p>-0.30419921875</text:p>
          </table:table-cell>
          <table:table-cell office:value-type="float" office:value="0.33984375" calcext:value-type="float">
            <text:p>0.33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-0.416015625" calcext:value-type="float">
            <text:p>-0.416015625</text:p>
          </table:table-cell>
          <table:table-cell office:value-type="float" office:value="0.26904296875" calcext:value-type="float">
            <text:p>0.269042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-0.17919921875" calcext:value-type="float">
            <text:p>-0.17919921875</text:p>
          </table:table-cell>
          <table:table-cell office:value-type="float" office:value="0.009521484375" calcext:value-type="float">
            <text:p>0.009521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-0.142333984375" calcext:value-type="float">
            <text:p>-0.142333984375</text:p>
          </table:table-cell>
          <table:table-cell office:value-type="float" office:value="0.23828125" calcext:value-type="float">
            <text:p>0.23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-0.17919921875" calcext:value-type="float">
            <text:p>-0.17919921875</text:p>
          </table:table-cell>
          <table:table-cell office:value-type="float" office:value="0.1201171875" calcext:value-type="float">
            <text:p>0.1201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-0.16064453125" calcext:value-type="float">
            <text:p>-0.16064453125</text:p>
          </table:table-cell>
          <table:table-cell office:value-type="float" office:value="0.29150390625" calcext:value-type="float">
            <text:p>0.29150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9" calcext:value-type="float">
            <text:p>29</text:p>
          </table:table-cell>
          <table:table-cell office:value-type="float" office:value="-2" calcext:value-type="float">
            <text:p>-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-0.230712890625" calcext:value-type="float">
            <text:p>-0.230712890625</text:p>
          </table:table-cell>
          <table:table-cell office:value-type="float" office:value="0.07470703125" calcext:value-type="float">
            <text:p>0.07470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5" calcext:value-type="float">
            <text:p>5</text:p>
          </table:table-cell>
          <table:table-cell office:value-type="float" office:value="-9" calcext:value-type="float">
            <text:p>-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-0.3955078125" calcext:value-type="float">
            <text:p>-0.3955078125</text:p>
          </table:table-cell>
          <table:table-cell office:value-type="float" office:value="0.423583984375" calcext:value-type="float">
            <text:p>0.423583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-0.255859375" calcext:value-type="float">
            <text:p>-0.255859375</text:p>
          </table:table-cell>
          <table:table-cell office:value-type="float" office:value="0.088623046875" calcext:value-type="float">
            <text:p>0.088623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3" calcext:value-type="float">
            <text:p>33</text:p>
          </table:table-cell>
          <table:table-cell office:value-type="float" office:value="-6" calcext:value-type="float">
            <text:p>-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-0.273193359375" calcext:value-type="float">
            <text:p>-0.273193359375</text:p>
          </table:table-cell>
          <table:table-cell office:value-type="float" office:value="0.31103515625" calcext:value-type="float">
            <text:p>0.31103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-0.223388671875" calcext:value-type="float">
            <text:p>-0.223388671875</text:p>
          </table:table-cell>
          <table:table-cell office:value-type="float" office:value="0.355224609375" calcext:value-type="float">
            <text:p>0.355224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0" calcext:value-type="float">
            <text:p>20</text:p>
          </table:table-cell>
          <table:table-cell office:value-type="float" office:value="-4" calcext:value-type="float">
            <text:p>-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-0.187255859375" calcext:value-type="float">
            <text:p>-0.187255859375</text:p>
          </table:table-cell>
          <table:table-cell office:value-type="float" office:value="0.239990234375" calcext:value-type="float">
            <text:p>0.2399902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-0.196044921875" calcext:value-type="float">
            <text:p>-0.196044921875</text:p>
          </table:table-cell>
          <table:table-cell office:value-type="float" office:value="0.3583984375" calcext:value-type="float">
            <text:p>0.3583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-0.237548828125" calcext:value-type="float">
            <text:p>-0.237548828125</text:p>
          </table:table-cell>
          <table:table-cell office:value-type="float" office:value="0.102294921875" calcext:value-type="float">
            <text:p>0.102294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4" calcext:value-type="float">
            <text:p>24</text:p>
          </table:table-cell>
          <table:table-cell office:value-type="float" office:value="-7" calcext:value-type="float">
            <text:p>-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-0.2529296875" calcext:value-type="float">
            <text:p>-0.2529296875</text:p>
          </table:table-cell>
          <table:table-cell office:value-type="float" office:value="0.337158203125" calcext:value-type="float">
            <text:p>0.337158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0" calcext:value-type="float">
            <text:p>30</text:p>
          </table:table-cell>
          <table:table-cell office:value-type="float" office:value="-5" calcext:value-type="float">
            <text:p>-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-0.14111328125" calcext:value-type="float">
            <text:p>-0.14111328125</text:p>
          </table:table-cell>
          <table:table-cell office:value-type="float" office:value="0.126953125" calcext:value-type="float">
            <text:p>0.126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4" calcext:value-type="float">
            <text:p>34</text:p>
          </table:table-cell>
          <table:table-cell office:value-type="float" office:value="-5" calcext:value-type="float">
            <text:p>-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-0.32470703125" calcext:value-type="float">
            <text:p>-0.32470703125</text:p>
          </table:table-cell>
          <table:table-cell office:value-type="float" office:value="0.156005859375" calcext:value-type="float">
            <text:p>0.156005859375</text:p>
          </table:table-cell>
          <table:table-cell office:value-type="float" office:value="1.99993896484" calcext:value-type="float">
            <text:p>1.9999389648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-0.32470703125" calcext:value-type="float">
            <text:p>-0.32470703125</text:p>
          </table:table-cell>
          <table:table-cell office:value-type="float" office:value="0.366455078125" calcext:value-type="float">
            <text:p>0.366455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5" calcext:value-type="float">
            <text:p>35</text:p>
          </table:table-cell>
          <table:table-cell office:value-type="float" office:value="-3" calcext:value-type="float">
            <text:p>-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-0.220947265625" calcext:value-type="float">
            <text:p>-0.220947265625</text:p>
          </table:table-cell>
          <table:table-cell office:value-type="float" office:value="0.16796875" calcext:value-type="float">
            <text:p>0.16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-0.185791015625" calcext:value-type="float">
            <text:p>-0.185791015625</text:p>
          </table:table-cell>
          <table:table-cell office:value-type="float" office:value="0.269287109375" calcext:value-type="float">
            <text:p>0.269287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-0.302001953125" calcext:value-type="float">
            <text:p>-0.302001953125</text:p>
          </table:table-cell>
          <table:table-cell office:value-type="float" office:value="0.328857421875" calcext:value-type="float">
            <text:p>0.328857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7" calcext:value-type="float">
            <text:p>37</text:p>
          </table:table-cell>
          <table:table-cell office:value-type="float" office:value="-4" calcext:value-type="float">
            <text:p>-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-0.150146484375" calcext:value-type="float">
            <text:p>-0.150146484375</text:p>
          </table:table-cell>
          <table:table-cell office:value-type="float" office:value="0.296875" calcext:value-type="float">
            <text:p>0.2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9" calcext:value-type="float">
            <text:p>29</text:p>
          </table:table-cell>
          <table:table-cell office:value-type="float" office:value="-3" calcext:value-type="float">
            <text:p>-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-0.178955078125" calcext:value-type="float">
            <text:p>-0.178955078125</text:p>
          </table:table-cell>
          <table:table-cell office:value-type="float" office:value="-0.25244140625" calcext:value-type="float">
            <text:p>-0.25244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-0.171875" calcext:value-type="float">
            <text:p>-0.171875</text:p>
          </table:table-cell>
          <table:table-cell office:value-type="float" office:value="0.3369140625" calcext:value-type="float">
            <text:p>0.3369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9" calcext:value-type="float">
            <text:p>19</text:p>
          </table:table-cell>
          <table:table-cell office:value-type="float" office:value="-3" calcext:value-type="float">
            <text:p>-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-0.136474609375" calcext:value-type="float">
            <text:p>-0.136474609375</text:p>
          </table:table-cell>
          <table:table-cell office:value-type="float" office:value="0.153564453125" calcext:value-type="float">
            <text:p>0.153564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-0.031005859375" calcext:value-type="float">
            <text:p>-0.031005859375</text:p>
          </table:table-cell>
          <table:table-cell office:value-type="float" office:value="0.025634765625" calcext:value-type="float">
            <text:p>0.025634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-0.220703125" calcext:value-type="float">
            <text:p>-0.220703125</text:p>
          </table:table-cell>
          <table:table-cell office:value-type="float" office:value="-0.115966796875" calcext:value-type="float">
            <text:p>-0.115966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0.163330078125" calcext:value-type="float">
            <text:p>-0.163330078125</text:p>
          </table:table-cell>
          <table:table-cell office:value-type="float" office:value="-0.0810546875" calcext:value-type="float">
            <text:p>-0.0810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-0.1328125" calcext:value-type="float">
            <text:p>-0.1328125</text:p>
          </table:table-cell>
          <table:table-cell office:value-type="float" office:value="0.0927734375" calcext:value-type="float">
            <text:p>0.0927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0.109619140625" calcext:value-type="float">
            <text:p>-0.109619140625</text:p>
          </table:table-cell>
          <table:table-cell office:value-type="float" office:value="-0.003173828125" calcext:value-type="float">
            <text:p>-0.003173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0.22705078125" calcext:value-type="float">
            <text:p>-0.22705078125</text:p>
          </table:table-cell>
          <table:table-cell office:value-type="float" office:value="0.026611328125" calcext:value-type="float">
            <text:p>0.026611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-0.202392578125" calcext:value-type="float">
            <text:p>-0.202392578125</text:p>
          </table:table-cell>
          <table:table-cell office:value-type="float" office:value="0.17919921875" calcext:value-type="float">
            <text:p>0.17919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5" calcext:value-type="float">
            <text:p>-25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0.160888671875" calcext:value-type="float">
            <text:p>-0.160888671875</text:p>
          </table:table-cell>
          <table:table-cell office:value-type="float" office:value="-0.306884765625" calcext:value-type="float">
            <text:p>-0.306884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0.1572265625" calcext:value-type="float">
            <text:p>-0.1572265625</text:p>
          </table:table-cell>
          <table:table-cell office:value-type="float" office:value="0.091552734375" calcext:value-type="float">
            <text:p>0.091552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0.06884765625" calcext:value-type="float">
            <text:p>-0.06884765625</text:p>
          </table:table-cell>
          <table:table-cell office:value-type="float" office:value="0.08349609375" calcext:value-type="float">
            <text:p>0.08349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4" calcext:value-type="float">
            <text:p>-4</text:p>
          </table:table-cell>
          <table:table-cell office:value-type="float" office:value="-7" calcext:value-type="float">
            <text:p>-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-0.044677734375" calcext:value-type="float">
            <text:p>-0.044677734375</text:p>
          </table:table-cell>
          <table:table-cell office:value-type="float" office:value="0.117919921875" calcext:value-type="float">
            <text:p>0.117919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0.072265625" calcext:value-type="float">
            <text:p>-0.072265625</text:p>
          </table:table-cell>
          <table:table-cell office:value-type="float" office:value="0.21484375" calcext:value-type="float">
            <text:p>0.21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7" calcext:value-type="float">
            <text:p>17</text:p>
          </table:table-cell>
          <table:table-cell office:value-type="float" office:value="-13" calcext:value-type="float">
            <text:p>-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0.148681640625" calcext:value-type="float">
            <text:p>-0.148681640625</text:p>
          </table:table-cell>
          <table:table-cell office:value-type="float" office:value="0" calcext:value-type="float">
            <text:p>0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" calcext:value-type="float">
            <text:p>-2</text:p>
          </table:table-cell>
          <table:table-cell office:value-type="float" office:value="-10" calcext:value-type="float">
            <text:p>-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0.197265625" calcext:value-type="float">
            <text:p>-0.197265625</text:p>
          </table:table-cell>
          <table:table-cell office:value-type="float" office:value="0.02685546875" calcext:value-type="float">
            <text:p>0.02685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0.104736328125" calcext:value-type="float">
            <text:p>-0.104736328125</text:p>
          </table:table-cell>
          <table:table-cell office:value-type="float" office:value="-0.064453125" calcext:value-type="float">
            <text:p>-0.064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2" calcext:value-type="float">
            <text:p>12</text:p>
          </table:table-cell>
          <table:table-cell office:value-type="float" office:value="-9" calcext:value-type="float">
            <text:p>-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0.14892578125" calcext:value-type="float">
            <text:p>-0.14892578125</text:p>
          </table:table-cell>
          <table:table-cell office:value-type="float" office:value="0.11328125" calcext:value-type="float">
            <text:p>0.11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0.06591796875" calcext:value-type="float">
            <text:p>-0.06591796875</text:p>
          </table:table-cell>
          <table:table-cell office:value-type="float" office:value="0.064208984375" calcext:value-type="float">
            <text:p>0.064208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0.229248046875" calcext:value-type="float">
            <text:p>-0.229248046875</text:p>
          </table:table-cell>
          <table:table-cell office:value-type="float" office:value="0.135009765625" calcext:value-type="float">
            <text:p>0.135009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0.06494140625" calcext:value-type="float">
            <text:p>-0.06494140625</text:p>
          </table:table-cell>
          <table:table-cell office:value-type="float" office:value="0.1064453125" calcext:value-type="float">
            <text:p>0.1064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0.085693359375" calcext:value-type="float">
            <text:p>-0.085693359375</text:p>
          </table:table-cell>
          <table:table-cell office:value-type="float" office:value="-0.00244140625" calcext:value-type="float">
            <text:p>-0.00244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1" calcext:value-type="float">
            <text:p>-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0.09326171875" calcext:value-type="float">
            <text:p>-0.09326171875</text:p>
          </table:table-cell>
          <table:table-cell office:value-type="float" office:value="0.177978515625" calcext:value-type="float">
            <text:p>0.177978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0.03271484375" calcext:value-type="float">
            <text:p>-0.03271484375</text:p>
          </table:table-cell>
          <table:table-cell office:value-type="float" office:value="0.036865234375" calcext:value-type="float">
            <text:p>0.0368652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0.264404296875" calcext:value-type="float">
            <text:p>-0.264404296875</text:p>
          </table:table-cell>
          <table:table-cell office:value-type="float" office:value="0.17333984375" calcext:value-type="float">
            <text:p>0.17333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0.21875" calcext:value-type="float">
            <text:p>-0.21875</text:p>
          </table:table-cell>
          <table:table-cell office:value-type="float" office:value="0.00341796875" calcext:value-type="float">
            <text:p>0.00341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0.06396484375" calcext:value-type="float">
            <text:p>-0.06396484375</text:p>
          </table:table-cell>
          <table:table-cell office:value-type="float" office:value="0.026123046875" calcext:value-type="float">
            <text:p>0.026123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244140625" calcext:value-type="float">
            <text:p>0.0244140625</text:p>
          </table:table-cell>
          <table:table-cell office:value-type="float" office:value="-0.100830078125" calcext:value-type="float">
            <text:p>-0.100830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208251953125" calcext:value-type="float">
            <text:p>-0.208251953125</text:p>
          </table:table-cell>
          <table:table-cell office:value-type="float" office:value="0.123291015625" calcext:value-type="float">
            <text:p>0.123291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07958984375" calcext:value-type="float">
            <text:p>-0.07958984375</text:p>
          </table:table-cell>
          <table:table-cell office:value-type="float" office:value="-0.0791015625" calcext:value-type="float">
            <text:p>-0.0791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10302734375" calcext:value-type="float">
            <text:p>-0.10302734375</text:p>
          </table:table-cell>
          <table:table-cell office:value-type="float" office:value="-0.033203125" calcext:value-type="float">
            <text:p>-0.033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0830078125" calcext:value-type="float">
            <text:p>0.00830078125</text:p>
          </table:table-cell>
          <table:table-cell office:value-type="float" office:value="-0.039306640625" calcext:value-type="float">
            <text:p>-0.039306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0.076904296875" calcext:value-type="float">
            <text:p>-0.076904296875</text:p>
          </table:table-cell>
          <table:table-cell office:value-type="float" office:value="0.004638671875" calcext:value-type="float">
            <text:p>0.004638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3" calcext:value-type="float">
            <text:p>-13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221435546875" calcext:value-type="float">
            <text:p>-0.221435546875</text:p>
          </table:table-cell>
          <table:table-cell office:value-type="float" office:value="0.08642578125" calcext:value-type="float">
            <text:p>0.08642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6" calcext:value-type="float">
            <text:p>-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0.093017578125" calcext:value-type="float">
            <text:p>-0.093017578125</text:p>
          </table:table-cell>
          <table:table-cell office:value-type="float" office:value="-0.0107421875" calcext:value-type="float">
            <text:p>-0.0107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0" calcext:value-type="float">
            <text:p>-30</text:p>
          </table:table-cell>
          <table:table-cell office:value-type="float" office:value="-22" calcext:value-type="float">
            <text:p>-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0.086669921875" calcext:value-type="float">
            <text:p>-0.086669921875</text:p>
          </table:table-cell>
          <table:table-cell office:value-type="float" office:value="0.152099609375" calcext:value-type="float">
            <text:p>0.152099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14404296875" calcext:value-type="float">
            <text:p>-0.014404296875</text:p>
          </table:table-cell>
          <table:table-cell office:value-type="float" office:value="0.09521484375" calcext:value-type="float">
            <text:p>0.09521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78125" calcext:value-type="float">
            <text:p>-0.078125</text:p>
          </table:table-cell>
          <table:table-cell office:value-type="float" office:value="0.0263671875" calcext:value-type="float">
            <text:p>0.0263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7" calcext:value-type="float">
            <text:p>-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78125" calcext:value-type="float">
            <text:p>-0.078125</text:p>
          </table:table-cell>
          <table:table-cell office:value-type="float" office:value="0.042724609375" calcext:value-type="float">
            <text:p>0.042724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16064453125" calcext:value-type="float">
            <text:p>-0.16064453125</text:p>
          </table:table-cell>
          <table:table-cell office:value-type="float" office:value="0.088134765625" calcext:value-type="float">
            <text:p>0.088134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169921875" calcext:value-type="float">
            <text:p>-0.169921875</text:p>
          </table:table-cell>
          <table:table-cell office:value-type="float" office:value="0.03857421875" calcext:value-type="float">
            <text:p>0.03857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086181640625" calcext:value-type="float">
            <text:p>-0.086181640625</text:p>
          </table:table-cell>
          <table:table-cell office:value-type="float" office:value="0.0791015625" calcext:value-type="float">
            <text:p>0.0791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689453125" calcext:value-type="float">
            <text:p>-0.1689453125</text:p>
          </table:table-cell>
          <table:table-cell office:value-type="float" office:value="0.039306640625" calcext:value-type="float">
            <text:p>0.039306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0009765625" calcext:value-type="float">
            <text:p>-0.10009765625</text:p>
          </table:table-cell>
          <table:table-cell office:value-type="float" office:value="0.03173828125" calcext:value-type="float">
            <text:p>0.03173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3" calcext:value-type="float">
            <text:p>-1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1181640625" calcext:value-type="float">
            <text:p>-0.1181640625</text:p>
          </table:table-cell>
          <table:table-cell office:value-type="float" office:value="0.07080078125" calcext:value-type="float">
            <text:p>0.07080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29296875" calcext:value-type="float">
            <text:p>-0.029296875</text:p>
          </table:table-cell>
          <table:table-cell office:value-type="float" office:value="0.02734375" calcext:value-type="float">
            <text:p>0.02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72509765625" calcext:value-type="float">
            <text:p>-0.072509765625</text:p>
          </table:table-cell>
          <table:table-cell office:value-type="float" office:value="-0.0087890625" calcext:value-type="float">
            <text:p>-0.0087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033203125" calcext:value-type="float">
            <text:p>-0.033203125</text:p>
          </table:table-cell>
          <table:table-cell office:value-type="float" office:value="0.03564453125" calcext:value-type="float">
            <text:p>0.03564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060546875" calcext:value-type="float">
            <text:p>-0.2060546875</text:p>
          </table:table-cell>
          <table:table-cell office:value-type="float" office:value="0.11083984375" calcext:value-type="float">
            <text:p>0.11083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015625" calcext:value-type="float">
            <text:p>-0.1015625</text:p>
          </table:table-cell>
          <table:table-cell office:value-type="float" office:value="0.064697265625" calcext:value-type="float">
            <text:p>0.064697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455078125" calcext:value-type="float">
            <text:p>-0.1455078125</text:p>
          </table:table-cell>
          <table:table-cell office:value-type="float" office:value="0.06640625" calcext:value-type="float">
            <text:p>0.06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63818359375" calcext:value-type="float">
            <text:p>-0.163818359375</text:p>
          </table:table-cell>
          <table:table-cell office:value-type="float" office:value="0.041259765625" calcext:value-type="float">
            <text:p>0.041259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100830078125" calcext:value-type="float">
            <text:p>-0.100830078125</text:p>
          </table:table-cell>
          <table:table-cell office:value-type="float" office:value="-0.06689453125" calcext:value-type="float">
            <text:p>-0.06689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108154296875" calcext:value-type="float">
            <text:p>-0.108154296875</text:p>
          </table:table-cell>
          <table:table-cell office:value-type="float" office:value="0.02783203125" calcext:value-type="float">
            <text:p>0.02783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0.201904296875" calcext:value-type="float">
            <text:p>-0.201904296875</text:p>
          </table:table-cell>
          <table:table-cell office:value-type="float" office:value="0.06884765625" calcext:value-type="float">
            <text:p>0.06884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0.172607421875" calcext:value-type="float">
            <text:p>-0.172607421875</text:p>
          </table:table-cell>
          <table:table-cell office:value-type="float" office:value="0.026123046875" calcext:value-type="float">
            <text:p>0.026123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9" calcext:value-type="float">
            <text:p>-19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0.06396484375" calcext:value-type="float">
            <text:p>-0.06396484375</text:p>
          </table:table-cell>
          <table:table-cell office:value-type="float" office:value="0.136962890625" calcext:value-type="float">
            <text:p>0.136962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2060546875" calcext:value-type="float">
            <text:p>-0.2060546875</text:p>
          </table:table-cell>
          <table:table-cell office:value-type="float" office:value="-0.07958984375" calcext:value-type="float">
            <text:p>-0.07958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162353515625" calcext:value-type="float">
            <text:p>-0.162353515625</text:p>
          </table:table-cell>
          <table:table-cell office:value-type="float" office:value="0.002197265625" calcext:value-type="float">
            <text:p>0.002197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060791015625" calcext:value-type="float">
            <text:p>-0.060791015625</text:p>
          </table:table-cell>
          <table:table-cell office:value-type="float" office:value="-0.105712890625" calcext:value-type="float">
            <text:p>-0.105712890625</text:p>
          </table:table-cell>
          <table:table-cell office:value-type="float" office:value="1.99993896484" calcext:value-type="float">
            <text:p>1.99993896484</text:p>
          </table:table-cell>
          <table:table-cell table:number-columns-repeated="3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047119140625" calcext:value-type="float">
            <text:p>-0.047119140625</text:p>
          </table:table-cell>
          <table:table-cell office:value-type="float" office:value="-0.0126953125" calcext:value-type="float">
            <text:p>-0.0126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6" calcext:value-type="float">
            <text:p>-6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17578125" calcext:value-type="float">
            <text:p>-0.017578125</text:p>
          </table:table-cell>
          <table:table-cell office:value-type="float" office:value="-0.028076171875" calcext:value-type="float">
            <text:p>-0.028076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2" calcext:value-type="float">
            <text:p>-12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08642578125" calcext:value-type="float">
            <text:p>-0.108642578125</text:p>
          </table:table-cell>
          <table:table-cell office:value-type="float" office:value="0.017822265625" calcext:value-type="float">
            <text:p>0.017822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40625" calcext:value-type="float">
            <text:p>-0.140625</text:p>
          </table:table-cell>
          <table:table-cell office:value-type="float" office:value="0.013671875" calcext:value-type="float">
            <text:p>0.013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" calcext:value-type="float">
            <text:p>-2</text:p>
          </table:table-cell>
          <table:table-cell office:value-type="float" office:value="-12" calcext:value-type="float">
            <text:p>-1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110595703125" calcext:value-type="float">
            <text:p>-0.110595703125</text:p>
          </table:table-cell>
          <table:table-cell office:value-type="float" office:value="0.07373046875" calcext:value-type="float">
            <text:p>0.07373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9" calcext:value-type="float">
            <text:p>-9</text:p>
          </table:table-cell>
          <table:table-cell office:value-type="float" office:value="-17" calcext:value-type="float">
            <text:p>-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014404296875" calcext:value-type="float">
            <text:p>-0.014404296875</text:p>
          </table:table-cell>
          <table:table-cell office:value-type="float" office:value="0.1142578125" calcext:value-type="float">
            <text:p>0.1142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0703125" calcext:value-type="float">
            <text:p>-0.20703125</text:p>
          </table:table-cell>
          <table:table-cell office:value-type="float" office:value="-0.048583984375" calcext:value-type="float">
            <text:p>-0.048583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7" calcext:value-type="float">
            <text:p>-17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21044921875" calcext:value-type="float">
            <text:p>-0.21044921875</text:p>
          </table:table-cell>
          <table:table-cell office:value-type="float" office:value="0.076904296875" calcext:value-type="float">
            <text:p>0.076904296875</text:p>
          </table:table-cell>
          <table:table-cell office:value-type="float" office:value="1.99993896484" calcext:value-type="float">
            <text:p>1.99993896484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24365234375" calcext:value-type="float">
            <text:p>-0.24365234375</text:p>
          </table:table-cell>
          <table:table-cell office:value-type="float" office:value="0.014892578125" calcext:value-type="float">
            <text:p>0.014892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0.300537109375" calcext:value-type="float">
            <text:p>-0.300537109375</text:p>
          </table:table-cell>
          <table:table-cell office:value-type="float" office:value="0.11669921875" calcext:value-type="float">
            <text:p>0.11669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95458984375" calcext:value-type="float">
            <text:p>-0.095458984375</text:p>
          </table:table-cell>
          <table:table-cell office:value-type="float" office:value="-0.03662109375" calcext:value-type="float">
            <text:p>-0.03662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0" calcext:value-type="float">
            <text:p>-2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29052734375" calcext:value-type="float">
            <text:p>-0.029052734375</text:p>
          </table:table-cell>
          <table:table-cell office:value-type="float" office:value="0.09228515625" calcext:value-type="float">
            <text:p>0.09228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244140625" calcext:value-type="float">
            <text:p>-0.244140625</text:p>
          </table:table-cell>
          <table:table-cell office:value-type="float" office:value="0.1494140625" calcext:value-type="float">
            <text:p>0.1494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328125" calcext:value-type="float">
            <text:p>-0.1328125</text:p>
          </table:table-cell>
          <table:table-cell office:value-type="float" office:value="0.045166015625" calcext:value-type="float">
            <text:p>0.045166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3" calcext:value-type="float">
            <text:p>-1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0751953125" calcext:value-type="float">
            <text:p>-0.0751953125</text:p>
          </table:table-cell>
          <table:table-cell office:value-type="float" office:value="0.03466796875" calcext:value-type="float">
            <text:p>0.03466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303955078125" calcext:value-type="float">
            <text:p>-0.303955078125</text:p>
          </table:table-cell>
          <table:table-cell office:value-type="float" office:value="0.062255859375" calcext:value-type="float">
            <text:p>0.062255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1" calcext:value-type="float">
            <text:p>-2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84228515625" calcext:value-type="float">
            <text:p>-0.084228515625</text:p>
          </table:table-cell>
          <table:table-cell office:value-type="float" office:value="-0.00732421875" calcext:value-type="float">
            <text:p>-0.00732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0.249267578125" calcext:value-type="float">
            <text:p>-0.249267578125</text:p>
          </table:table-cell>
          <table:table-cell office:value-type="float" office:value="0.016357421875" calcext:value-type="float">
            <text:p>0.016357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" calcext:value-type="float">
            <text:p>-3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1962890625" calcext:value-type="float">
            <text:p>-0.11962890625</text:p>
          </table:table-cell>
          <table:table-cell office:value-type="float" office:value="0.091064453125" calcext:value-type="float">
            <text:p>0.091064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098876953125" calcext:value-type="float">
            <text:p>-0.098876953125</text:p>
          </table:table-cell>
          <table:table-cell office:value-type="float" office:value="0.052734375" calcext:value-type="float">
            <text:p>0.052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25634765625" calcext:value-type="float">
            <text:p>-0.025634765625</text:p>
          </table:table-cell>
          <table:table-cell office:value-type="float" office:value="-0.00390625" calcext:value-type="float">
            <text:p>-0.00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0.137939453125" calcext:value-type="float">
            <text:p>-0.137939453125</text:p>
          </table:table-cell>
          <table:table-cell office:value-type="float" office:value="-0.020751953125" calcext:value-type="float">
            <text:p>-0.020751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2" calcext:value-type="float">
            <text:p>-12</text:p>
          </table:table-cell>
          <table:table-cell office:value-type="float" office:value="24" calcext:value-type="float">
            <text:p>2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0.169921875" calcext:value-type="float">
            <text:p>-0.169921875</text:p>
          </table:table-cell>
          <table:table-cell office:value-type="float" office:value="0.017822265625" calcext:value-type="float">
            <text:p>0.017822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8" calcext:value-type="float">
            <text:p>-8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537109375" calcext:value-type="float">
            <text:p>-0.0537109375</text:p>
          </table:table-cell>
          <table:table-cell office:value-type="float" office:value="-0.052490234375" calcext:value-type="float">
            <text:p>-0.0524902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17333984375" calcext:value-type="float">
            <text:p>-0.017333984375</text:p>
          </table:table-cell>
          <table:table-cell office:value-type="float" office:value="0.04052734375" calcext:value-type="float">
            <text:p>0.04052734375</text:p>
          </table:table-cell>
          <table:table-cell office:value-type="float" office:value="1.99993896484" calcext:value-type="float">
            <text:p>1.99993896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188720703125" calcext:value-type="float">
            <text:p>-0.188720703125</text:p>
          </table:table-cell>
          <table:table-cell office:value-type="float" office:value="0.0771484375" calcext:value-type="float">
            <text:p>0.0771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22900390625" calcext:value-type="float">
            <text:p>-0.222900390625</text:p>
          </table:table-cell>
          <table:table-cell office:value-type="float" office:value="0.013916015625" calcext:value-type="float">
            <text:p>0.013916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02783203125" calcext:value-type="float">
            <text:p>-0.02783203125</text:p>
          </table:table-cell>
          <table:table-cell office:value-type="float" office:value="0.059814453125" calcext:value-type="float">
            <text:p>0.059814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4" calcext:value-type="float">
            <text:p>-14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11669921875" calcext:value-type="float">
            <text:p>-0.11669921875</text:p>
          </table:table-cell>
          <table:table-cell office:value-type="float" office:value="-0.07470703125" calcext:value-type="float">
            <text:p>-0.07470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6" calcext:value-type="float">
            <text:p>-16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260498046875" calcext:value-type="float">
            <text:p>-0.260498046875</text:p>
          </table:table-cell>
          <table:table-cell office:value-type="float" office:value="0.10986328125" calcext:value-type="float">
            <text:p>0.10986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118408203125" calcext:value-type="float">
            <text:p>-0.118408203125</text:p>
          </table:table-cell>
          <table:table-cell office:value-type="float" office:value="0.072265625" calcext:value-type="float">
            <text:p>0.072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30126953125" calcext:value-type="float">
            <text:p>-0.130126953125</text:p>
          </table:table-cell>
          <table:table-cell office:value-type="float" office:value="0.03955078125" calcext:value-type="float">
            <text:p>0.03955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2" calcext:value-type="float">
            <text:p>-1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79931640625" calcext:value-type="float">
            <text:p>-0.179931640625</text:p>
          </table:table-cell>
          <table:table-cell office:value-type="float" office:value="0.080810546875" calcext:value-type="float">
            <text:p>0.080810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7" calcext:value-type="float">
            <text:p>7</text:p>
          </table:table-cell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12255859375" calcext:value-type="float">
            <text:p>-0.12255859375</text:p>
          </table:table-cell>
          <table:table-cell office:value-type="float" office:value="-0.057861328125" calcext:value-type="float">
            <text:p>-0.057861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046875" calcext:value-type="float">
            <text:p>-0.046875</text:p>
          </table:table-cell>
          <table:table-cell office:value-type="float" office:value="-0.025634765625" calcext:value-type="float">
            <text:p>-0.025634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0.239013671875" calcext:value-type="float">
            <text:p>-0.239013671875</text:p>
          </table:table-cell>
          <table:table-cell office:value-type="float" office:value="0.00537109375" calcext:value-type="float">
            <text:p>0.00537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268310546875" calcext:value-type="float">
            <text:p>-0.268310546875</text:p>
          </table:table-cell>
          <table:table-cell office:value-type="float" office:value="0.04638671875" calcext:value-type="float">
            <text:p>0.04638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201904296875" calcext:value-type="float">
            <text:p>-0.201904296875</text:p>
          </table:table-cell>
          <table:table-cell office:value-type="float" office:value="-0.01708984375" calcext:value-type="float">
            <text:p>-0.01708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05078125" calcext:value-type="float">
            <text:p>-0.05078125</text:p>
          </table:table-cell>
          <table:table-cell office:value-type="float" office:value="0.04443359375" calcext:value-type="float">
            <text:p>0.04443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38818359375" calcext:value-type="float">
            <text:p>-0.038818359375</text:p>
          </table:table-cell>
          <table:table-cell office:value-type="float" office:value="0.124755859375" calcext:value-type="float">
            <text:p>0.124755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44775390625" calcext:value-type="float">
            <text:p>-0.144775390625</text:p>
          </table:table-cell>
          <table:table-cell office:value-type="float" office:value="-0.0419921875" calcext:value-type="float">
            <text:p>-0.0419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7" calcext:value-type="float">
            <text:p>-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17041015625" calcext:value-type="float">
            <text:p>-0.17041015625</text:p>
          </table:table-cell>
          <table:table-cell office:value-type="float" office:value="-0.04931640625" calcext:value-type="float">
            <text:p>-0.04931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25634765625" calcext:value-type="float">
            <text:p>-0.25634765625</text:p>
          </table:table-cell>
          <table:table-cell office:value-type="float" office:value="0.06591796875" calcext:value-type="float">
            <text:p>0.06591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298095703125" calcext:value-type="float">
            <text:p>-0.298095703125</text:p>
          </table:table-cell>
          <table:table-cell office:value-type="float" office:value="0.09521484375" calcext:value-type="float">
            <text:p>0.09521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05712890625" calcext:value-type="float">
            <text:p>-0.05712890625</text:p>
          </table:table-cell>
          <table:table-cell office:value-type="float" office:value="0.02734375" calcext:value-type="float">
            <text:p>0.02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0.08154296875" calcext:value-type="float">
            <text:p>-0.08154296875</text:p>
          </table:table-cell>
          <table:table-cell office:value-type="float" office:value="-0.12451171875" calcext:value-type="float">
            <text:p>-0.12451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6" calcext:value-type="float">
            <text:p>-16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182861328125" calcext:value-type="float">
            <text:p>-0.182861328125</text:p>
          </table:table-cell>
          <table:table-cell office:value-type="float" office:value="0.01513671875" calcext:value-type="float">
            <text:p>0.01513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146240234375" calcext:value-type="float">
            <text:p>-0.146240234375</text:p>
          </table:table-cell>
          <table:table-cell office:value-type="float" office:value="-0.005859375" calcext:value-type="float">
            <text:p>-0.005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0.27587890625" calcext:value-type="float">
            <text:p>-0.27587890625</text:p>
          </table:table-cell>
          <table:table-cell office:value-type="float" office:value="0.013916015625" calcext:value-type="float">
            <text:p>0.013916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99462890625" calcext:value-type="float">
            <text:p>-0.199462890625</text:p>
          </table:table-cell>
          <table:table-cell office:value-type="float" office:value="-0.018798828125" calcext:value-type="float">
            <text:p>-0.018798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1376953125" calcext:value-type="float">
            <text:p>-0.11376953125</text:p>
          </table:table-cell>
          <table:table-cell office:value-type="float" office:value="-0.005859375" calcext:value-type="float">
            <text:p>-0.005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3" calcext:value-type="float">
            <text:p>-33</text:p>
          </table:table-cell>
          <table:table-cell office:value-type="float" office:value="-13" calcext:value-type="float">
            <text:p>-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140625" calcext:value-type="float">
            <text:p>-0.140625</text:p>
          </table:table-cell>
          <table:table-cell office:value-type="float" office:value="0.15478515625" calcext:value-type="float">
            <text:p>0.15478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1" calcext:value-type="float">
            <text:p>-21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077392578125" calcext:value-type="float">
            <text:p>-0.077392578125</text:p>
          </table:table-cell>
          <table:table-cell office:value-type="float" office:value="0.0439453125" calcext:value-type="float">
            <text:p>0.0439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64453125" calcext:value-type="float">
            <text:p>-0.064453125</text:p>
          </table:table-cell>
          <table:table-cell office:value-type="float" office:value="0.07666015625" calcext:value-type="float">
            <text:p>0.07666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" calcext:value-type="float">
            <text:p>-2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298828125" calcext:value-type="float">
            <text:p>-0.1298828125</text:p>
          </table:table-cell>
          <table:table-cell office:value-type="float" office:value="0.1171875" calcext:value-type="float">
            <text:p>0.1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6" calcext:value-type="float">
            <text:p>16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1044921875" calcext:value-type="float">
            <text:p>-0.21044921875</text:p>
          </table:table-cell>
          <table:table-cell office:value-type="float" office:value="0.023681640625" calcext:value-type="float">
            <text:p>0.023681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069580078125" calcext:value-type="float">
            <text:p>-0.069580078125</text:p>
          </table:table-cell>
          <table:table-cell office:value-type="float" office:value="-0.028076171875" calcext:value-type="float">
            <text:p>-0.028076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3" calcext:value-type="float">
            <text:p>-13</text:p>
          </table:table-cell>
          <table:table-cell office:value-type="float" office:value="-18" calcext:value-type="float">
            <text:p>-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08349609375" calcext:value-type="float">
            <text:p>-0.08349609375</text:p>
          </table:table-cell>
          <table:table-cell office:value-type="float" office:value="0.01708984375" calcext:value-type="float">
            <text:p>0.01708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94580078125" calcext:value-type="float">
            <text:p>-0.194580078125</text:p>
          </table:table-cell>
          <table:table-cell office:value-type="float" office:value="0.014404296875" calcext:value-type="float">
            <text:p>0.0144042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094970703125" calcext:value-type="float">
            <text:p>-0.094970703125</text:p>
          </table:table-cell>
          <table:table-cell office:value-type="float" office:value="0.04736328125" calcext:value-type="float">
            <text:p>0.04736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8212890625" calcext:value-type="float">
            <text:p>-0.18212890625</text:p>
          </table:table-cell>
          <table:table-cell office:value-type="float" office:value="0.109619140625" calcext:value-type="float">
            <text:p>0.109619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103515625" calcext:value-type="float">
            <text:p>0.006103515625</text:p>
          </table:table-cell>
          <table:table-cell office:value-type="float" office:value="0.10595703125" calcext:value-type="float">
            <text:p>0.10595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2275390625" calcext:value-type="float">
            <text:p>-0.2275390625</text:p>
          </table:table-cell>
          <table:table-cell office:value-type="float" office:value="0.041259765625" calcext:value-type="float">
            <text:p>0.041259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294189453125" calcext:value-type="float">
            <text:p>-0.294189453125</text:p>
          </table:table-cell>
          <table:table-cell office:value-type="float" office:value="0.12744140625" calcext:value-type="float">
            <text:p>0.12744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8" calcext:value-type="float">
            <text:p>-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0.29052734375" calcext:value-type="float">
            <text:p>-0.29052734375</text:p>
          </table:table-cell>
          <table:table-cell office:value-type="float" office:value="1.0546875" calcext:value-type="float">
            <text:p>1.0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-0.261962890625" calcext:value-type="float">
            <text:p>-0.261962890625</text:p>
          </table:table-cell>
          <table:table-cell office:value-type="float" office:value="0.432373046875" calcext:value-type="float">
            <text:p>0.432373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-0.126220703125" calcext:value-type="float">
            <text:p>-0.126220703125</text:p>
          </table:table-cell>
          <table:table-cell office:value-type="float" office:value="0.126708984375" calcext:value-type="float">
            <text:p>0.126708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-0.170654296875" calcext:value-type="float">
            <text:p>-0.170654296875</text:p>
          </table:table-cell>
          <table:table-cell office:value-type="float" office:value="0.492431640625" calcext:value-type="float">
            <text:p>0.492431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-0.222412109375" calcext:value-type="float">
            <text:p>-0.222412109375</text:p>
          </table:table-cell>
          <table:table-cell office:value-type="float" office:value="0.480712890625" calcext:value-type="float">
            <text:p>0.480712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-0.266357421875" calcext:value-type="float">
            <text:p>-0.266357421875</text:p>
          </table:table-cell>
          <table:table-cell office:value-type="float" office:value="0.12646484375" calcext:value-type="float">
            <text:p>0.12646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-0.262939453125" calcext:value-type="float">
            <text:p>-0.262939453125</text:p>
          </table:table-cell>
          <table:table-cell office:value-type="float" office:value="0.59521484375" calcext:value-type="float">
            <text:p>0.59521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2" calcext:value-type="float">
            <text:p>22</text:p>
          </table:table-cell>
          <table:table-cell office:value-type="float" office:value="-11" calcext:value-type="float">
            <text:p>-1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-0.326416015625" calcext:value-type="float">
            <text:p>-0.326416015625</text:p>
          </table:table-cell>
          <table:table-cell office:value-type="float" office:value="0.41748046875" calcext:value-type="float">
            <text:p>0.41748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-0.1455078125" calcext:value-type="float">
            <text:p>-0.1455078125</text:p>
          </table:table-cell>
          <table:table-cell office:value-type="float" office:value="0.334716796875" calcext:value-type="float">
            <text:p>0.334716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-0.310791015625" calcext:value-type="float">
            <text:p>-0.310791015625</text:p>
          </table:table-cell>
          <table:table-cell office:value-type="float" office:value="0.39892578125" calcext:value-type="float">
            <text:p>0.39892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2" calcext:value-type="float">
            <text:p>32</text:p>
          </table:table-cell>
          <table:table-cell office:value-type="float" office:value="-5" calcext:value-type="float">
            <text:p>-5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-0.299072265625" calcext:value-type="float">
            <text:p>-0.299072265625</text:p>
          </table:table-cell>
          <table:table-cell office:value-type="float" office:value="0.3837890625" calcext:value-type="float">
            <text:p>0.3837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2" calcext:value-type="float">
            <text:p>32</text:p>
          </table:table-cell>
          <table:table-cell office:value-type="float" office:value="-7" calcext:value-type="float">
            <text:p>-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-0.249267578125" calcext:value-type="float">
            <text:p>-0.249267578125</text:p>
          </table:table-cell>
          <table:table-cell office:value-type="float" office:value="0.4423828125" calcext:value-type="float">
            <text:p>0.4423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-0.395751953125" calcext:value-type="float">
            <text:p>-0.395751953125</text:p>
          </table:table-cell>
          <table:table-cell office:value-type="float" office:value="0.43212890625" calcext:value-type="float">
            <text:p>0.43212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3" calcext:value-type="float">
            <text:p>23</text:p>
          </table:table-cell>
          <table:table-cell office:value-type="float" office:value="-4" calcext:value-type="float">
            <text:p>-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-0.218505859375" calcext:value-type="float">
            <text:p>-0.218505859375</text:p>
          </table:table-cell>
          <table:table-cell office:value-type="float" office:value="0.29345703125" calcext:value-type="float">
            <text:p>0.29345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-0.2412109375" calcext:value-type="float">
            <text:p>-0.2412109375</text:p>
          </table:table-cell>
          <table:table-cell office:value-type="float" office:value="0.291015625" calcext:value-type="float">
            <text:p>0.291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-0.307373046875" calcext:value-type="float">
            <text:p>-0.307373046875</text:p>
          </table:table-cell>
          <table:table-cell office:value-type="float" office:value="0.53271484375" calcext:value-type="float">
            <text:p>0.53271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-0.3173828125" calcext:value-type="float">
            <text:p>-0.3173828125</text:p>
          </table:table-cell>
          <table:table-cell office:value-type="float" office:value="0.343994140625" calcext:value-type="float">
            <text:p>0.343994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-0.218505859375" calcext:value-type="float">
            <text:p>-0.218505859375</text:p>
          </table:table-cell>
          <table:table-cell office:value-type="float" office:value="0.177978515625" calcext:value-type="float">
            <text:p>0.177978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2" calcext:value-type="float">
            <text:p>22</text:p>
          </table:table-cell>
          <table:table-cell office:value-type="float" office:value="-8" calcext:value-type="float">
            <text:p>-8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-0.365234375" calcext:value-type="float">
            <text:p>-0.365234375</text:p>
          </table:table-cell>
          <table:table-cell office:value-type="float" office:value="0.54931640625" calcext:value-type="float">
            <text:p>0.54931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9" calcext:value-type="float">
            <text:p>29</text:p>
          </table:table-cell>
          <table:table-cell office:value-type="float" office:value="-8" calcext:value-type="float">
            <text:p>-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-0.3818359375" calcext:value-type="float">
            <text:p>-0.3818359375</text:p>
          </table:table-cell>
          <table:table-cell office:value-type="float" office:value="0.130859375" calcext:value-type="float">
            <text:p>0.130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0" calcext:value-type="float">
            <text:p>20</text:p>
          </table:table-cell>
          <table:table-cell office:value-type="float" office:value="-2" calcext:value-type="float">
            <text:p>-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-0.431396484375" calcext:value-type="float">
            <text:p>-0.431396484375</text:p>
          </table:table-cell>
          <table:table-cell office:value-type="float" office:value="0.56982421875" calcext:value-type="float">
            <text:p>0.56982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3" calcext:value-type="float">
            <text:p>23</text:p>
          </table:table-cell>
          <table:table-cell office:value-type="float" office:value="-5" calcext:value-type="float">
            <text:p>-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-0.307373046875" calcext:value-type="float">
            <text:p>-0.307373046875</text:p>
          </table:table-cell>
          <table:table-cell office:value-type="float" office:value="0.197265625" calcext:value-type="float">
            <text:p>0.197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-0.233154296875" calcext:value-type="float">
            <text:p>-0.233154296875</text:p>
          </table:table-cell>
          <table:table-cell office:value-type="float" office:value="0.176513671875" calcext:value-type="float">
            <text:p>0.176513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-0.21142578125" calcext:value-type="float">
            <text:p>-0.21142578125</text:p>
          </table:table-cell>
          <table:table-cell office:value-type="float" office:value="0.548095703125" calcext:value-type="float">
            <text:p>0.548095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-0.352294921875" calcext:value-type="float">
            <text:p>-0.352294921875</text:p>
          </table:table-cell>
          <table:table-cell office:value-type="float" office:value="0.5576171875" calcext:value-type="float">
            <text:p>0.5576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-0.22412109375" calcext:value-type="float">
            <text:p>-0.22412109375</text:p>
          </table:table-cell>
          <table:table-cell office:value-type="float" office:value="-0.076171875" calcext:value-type="float">
            <text:p>-0.076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5" calcext:value-type="float">
            <text:p>25</text:p>
          </table:table-cell>
          <table:table-cell office:value-type="float" office:value="-4" calcext:value-type="float">
            <text:p>-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-0.15283203125" calcext:value-type="float">
            <text:p>-0.15283203125</text:p>
          </table:table-cell>
          <table:table-cell office:value-type="float" office:value="0.54248046875" calcext:value-type="float">
            <text:p>0.54248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2" calcext:value-type="float">
            <text:p>-12</text:p>
          </table:table-cell>
          <table:table-cell office:value-type="float" office:value="-1" calcext:value-type="float">
            <text:p>-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-0.380859375" calcext:value-type="float">
            <text:p>-0.380859375</text:p>
          </table:table-cell>
          <table:table-cell office:value-type="float" office:value="0.601806640625" calcext:value-type="float">
            <text:p>0.601806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-0.215087890625" calcext:value-type="float">
            <text:p>-0.215087890625</text:p>
          </table:table-cell>
          <table:table-cell office:value-type="float" office:value="0.267578125" calcext:value-type="float">
            <text:p>0.267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-0.371337890625" calcext:value-type="float">
            <text:p>-0.371337890625</text:p>
          </table:table-cell>
          <table:table-cell office:value-type="float" office:value="0.22314453125" calcext:value-type="float">
            <text:p>0.22314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-0.18310546875" calcext:value-type="float">
            <text:p>-0.18310546875</text:p>
          </table:table-cell>
          <table:table-cell office:value-type="float" office:value="0.171875" calcext:value-type="float">
            <text:p>0.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-0.242431640625" calcext:value-type="float">
            <text:p>-0.242431640625</text:p>
          </table:table-cell>
          <table:table-cell office:value-type="float" office:value="0.510009765625" calcext:value-type="float">
            <text:p>0.510009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50" calcext:value-type="float">
            <text:p>50</text:p>
          </table:table-cell>
          <table:table-cell office:value-type="float" office:value="-4" calcext:value-type="float">
            <text:p>-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-0.19482421875" calcext:value-type="float">
            <text:p>-0.19482421875</text:p>
          </table:table-cell>
          <table:table-cell office:value-type="float" office:value="-0.028564453125" calcext:value-type="float">
            <text:p>-0.028564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-0.2177734375" calcext:value-type="float">
            <text:p>-0.2177734375</text:p>
          </table:table-cell>
          <table:table-cell office:value-type="float" office:value="0.583251953125" calcext:value-type="float">
            <text:p>0.583251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9" calcext:value-type="float">
            <text:p>29</text:p>
          </table:table-cell>
          <table:table-cell office:value-type="float" office:value="-8" calcext:value-type="float">
            <text:p>-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-0.185791015625" calcext:value-type="float">
            <text:p>-0.185791015625</text:p>
          </table:table-cell>
          <table:table-cell office:value-type="float" office:value="0.09521484375" calcext:value-type="float">
            <text:p>0.09521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-0.260009765625" calcext:value-type="float">
            <text:p>-0.260009765625</text:p>
          </table:table-cell>
          <table:table-cell office:value-type="float" office:value="0.596435546875" calcext:value-type="float">
            <text:p>0.596435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-0.169677734375" calcext:value-type="float">
            <text:p>-0.169677734375</text:p>
          </table:table-cell>
          <table:table-cell office:value-type="float" office:value="0.120361328125" calcext:value-type="float">
            <text:p>0.120361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-0.35498046875" calcext:value-type="float">
            <text:p>-0.35498046875</text:p>
          </table:table-cell>
          <table:table-cell office:value-type="float" office:value="0.564453125" calcext:value-type="float">
            <text:p>0.564453125</text:p>
          </table:table-cell>
          <table:table-cell office:value-type="float" office:value="1.99993896484" calcext:value-type="float">
            <text:p>1.9999389648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-0.2587890625" calcext:value-type="float">
            <text:p>-0.2587890625</text:p>
          </table:table-cell>
          <table:table-cell office:value-type="float" office:value="0.17626953125" calcext:value-type="float">
            <text:p>0.17626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5" calcext:value-type="float">
            <text:p>35</text:p>
          </table:table-cell>
          <table:table-cell office:value-type="float" office:value="-7" calcext:value-type="float">
            <text:p>-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-0.160400390625" calcext:value-type="float">
            <text:p>-0.160400390625</text:p>
          </table:table-cell>
          <table:table-cell office:value-type="float" office:value="0.25" calcext:value-type="float">
            <text:p>0.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7" calcext:value-type="float">
            <text:p>17</text:p>
          </table:table-cell>
          <table:table-cell office:value-type="float" office:value="-8" calcext:value-type="float">
            <text:p>-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-0.228515625" calcext:value-type="float">
            <text:p>-0.228515625</text:p>
          </table:table-cell>
          <table:table-cell office:value-type="float" office:value="-0.02587890625" calcext:value-type="float">
            <text:p>-0.02587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-0.23193359375" calcext:value-type="float">
            <text:p>-0.23193359375</text:p>
          </table:table-cell>
          <table:table-cell office:value-type="float" office:value="0.486083984375" calcext:value-type="float">
            <text:p>0.486083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-0.2041015625" calcext:value-type="float">
            <text:p>-0.2041015625</text:p>
          </table:table-cell>
          <table:table-cell office:value-type="float" office:value="0.24072265625" calcext:value-type="float">
            <text:p>0.24072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7" calcext:value-type="float">
            <text:p>27</text:p>
          </table:table-cell>
          <table:table-cell office:value-type="float" office:value="-4" calcext:value-type="float">
            <text:p>-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-0.34814453125" calcext:value-type="float">
            <text:p>-0.34814453125</text:p>
          </table:table-cell>
          <table:table-cell office:value-type="float" office:value="0.477783203125" calcext:value-type="float">
            <text:p>0.477783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2" calcext:value-type="float">
            <text:p>42</text:p>
          </table:table-cell>
          <table:table-cell office:value-type="float" office:value="-4" calcext:value-type="float">
            <text:p>-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-0.2998046875" calcext:value-type="float">
            <text:p>-0.2998046875</text:p>
          </table:table-cell>
          <table:table-cell office:value-type="float" office:value="0.011962890625" calcext:value-type="float">
            <text:p>0.011962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-0.344970703125" calcext:value-type="float">
            <text:p>-0.344970703125</text:p>
          </table:table-cell>
          <table:table-cell office:value-type="float" office:value="0.551513671875" calcext:value-type="float">
            <text:p>0.551513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4" calcext:value-type="float">
            <text:p>24</text:p>
          </table:table-cell>
          <table:table-cell office:value-type="float" office:value="-2" calcext:value-type="float">
            <text:p>-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-0.17822265625" calcext:value-type="float">
            <text:p>-0.17822265625</text:p>
          </table:table-cell>
          <table:table-cell office:value-type="float" office:value="0.174072265625" calcext:value-type="float">
            <text:p>0.174072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-0.29736328125" calcext:value-type="float">
            <text:p>-0.29736328125</text:p>
          </table:table-cell>
          <table:table-cell office:value-type="float" office:value="0.175048828125" calcext:value-type="float">
            <text:p>0.175048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-0.292724609375" calcext:value-type="float">
            <text:p>-0.292724609375</text:p>
          </table:table-cell>
          <table:table-cell office:value-type="float" office:value="0.43310546875" calcext:value-type="float">
            <text:p>0.43310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6" calcext:value-type="float">
            <text:p>26</text:p>
          </table:table-cell>
          <table:table-cell office:value-type="float" office:value="-6" calcext:value-type="float">
            <text:p>-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-0.299560546875" calcext:value-type="float">
            <text:p>-0.299560546875</text:p>
          </table:table-cell>
          <table:table-cell office:value-type="float" office:value="0.265625" calcext:value-type="float">
            <text:p>0.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-0.18408203125" calcext:value-type="float">
            <text:p>-0.18408203125</text:p>
          </table:table-cell>
          <table:table-cell office:value-type="float" office:value="0.37353515625" calcext:value-type="float">
            <text:p>0.37353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1" calcext:value-type="float">
            <text:p>31</text:p>
          </table:table-cell>
          <table:table-cell office:value-type="float" office:value="-4" calcext:value-type="float">
            <text:p>-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-0.263427734375" calcext:value-type="float">
            <text:p>-0.263427734375</text:p>
          </table:table-cell>
          <table:table-cell office:value-type="float" office:value="0.134033203125" calcext:value-type="float">
            <text:p>0.134033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-0.3388671875" calcext:value-type="float">
            <text:p>-0.3388671875</text:p>
          </table:table-cell>
          <table:table-cell office:value-type="float" office:value="0.51123046875" calcext:value-type="float">
            <text:p>0.51123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-0.187255859375" calcext:value-type="float">
            <text:p>-0.187255859375</text:p>
          </table:table-cell>
          <table:table-cell office:value-type="float" office:value="0.15576171875" calcext:value-type="float">
            <text:p>0.15576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5" calcext:value-type="float">
            <text:p>35</text:p>
          </table:table-cell>
          <table:table-cell office:value-type="float" office:value="-5" calcext:value-type="float">
            <text:p>-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-0.354736328125" calcext:value-type="float">
            <text:p>-0.354736328125</text:p>
          </table:table-cell>
          <table:table-cell office:value-type="float" office:value="0.156982421875" calcext:value-type="float">
            <text:p>0.156982421875</text:p>
          </table:table-cell>
          <table:table-cell office:value-type="float" office:value="1.99993896484" calcext:value-type="float">
            <text:p>1.9999389648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-0.2001953125" calcext:value-type="float">
            <text:p>-0.2001953125</text:p>
          </table:table-cell>
          <table:table-cell office:value-type="float" office:value="0.073974609375" calcext:value-type="float">
            <text:p>0.073974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2" calcext:value-type="float">
            <text:p>22</text:p>
          </table:table-cell>
          <table:table-cell office:value-type="float" office:value="-2" calcext:value-type="float">
            <text:p>-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-0.074462890625" calcext:value-type="float">
            <text:p>-0.074462890625</text:p>
          </table:table-cell>
          <table:table-cell office:value-type="float" office:value="0.42724609375" calcext:value-type="float">
            <text:p>0.42724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-0.204345703125" calcext:value-type="float">
            <text:p>-0.204345703125</text:p>
          </table:table-cell>
          <table:table-cell office:value-type="float" office:value="0.30322265625" calcext:value-type="float">
            <text:p>0.30322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-0.39697265625" calcext:value-type="float">
            <text:p>-0.39697265625</text:p>
          </table:table-cell>
          <table:table-cell office:value-type="float" office:value="0.103271484375" calcext:value-type="float">
            <text:p>0.103271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-0.06640625" calcext:value-type="float">
            <text:p>-0.06640625</text:p>
          </table:table-cell>
          <table:table-cell office:value-type="float" office:value="0.241455078125" calcext:value-type="float">
            <text:p>0.241455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2" calcext:value-type="float">
            <text:p>22</text:p>
          </table:table-cell>
          <table:table-cell office:value-type="float" office:value="-8" calcext:value-type="float">
            <text:p>-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-0.2265625" calcext:value-type="float">
            <text:p>-0.2265625</text:p>
          </table:table-cell>
          <table:table-cell office:value-type="float" office:value="0.47265625" calcext:value-type="float">
            <text:p>0.47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-0.25830078125" calcext:value-type="float">
            <text:p>-0.25830078125</text:p>
          </table:table-cell>
          <table:table-cell office:value-type="float" office:value="0.099609375" calcext:value-type="float">
            <text:p>0.099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-0.18115234375" calcext:value-type="float">
            <text:p>-0.18115234375</text:p>
          </table:table-cell>
          <table:table-cell office:value-type="float" office:value="0.31787109375" calcext:value-type="float">
            <text:p>0.31787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-0.2685546875" calcext:value-type="float">
            <text:p>-0.2685546875</text:p>
          </table:table-cell>
          <table:table-cell office:value-type="float" office:value="0.36474609375" calcext:value-type="float">
            <text:p>0.36474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-0.1787109375" calcext:value-type="float">
            <text:p>-0.1787109375</text:p>
          </table:table-cell>
          <table:table-cell office:value-type="float" office:value="0.22607421875" calcext:value-type="float">
            <text:p>0.22607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-0.0771484375" calcext:value-type="float">
            <text:p>-0.0771484375</text:p>
          </table:table-cell>
          <table:table-cell office:value-type="float" office:value="0.22998046875" calcext:value-type="float">
            <text:p>0.22998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-0.309326171875" calcext:value-type="float">
            <text:p>-0.309326171875</text:p>
          </table:table-cell>
          <table:table-cell office:value-type="float" office:value="0.319580078125" calcext:value-type="float">
            <text:p>0.319580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-0.05615234375" calcext:value-type="float">
            <text:p>-0.05615234375</text:p>
          </table:table-cell>
          <table:table-cell office:value-type="float" office:value="0.0771484375" calcext:value-type="float">
            <text:p>0.0771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4" calcext:value-type="float">
            <text:p>-4</text:p>
          </table:table-cell>
          <table:table-cell office:value-type="float" office:value="-22" calcext:value-type="float">
            <text:p>-2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-0.324951171875" calcext:value-type="float">
            <text:p>-0.324951171875</text:p>
          </table:table-cell>
          <table:table-cell office:value-type="float" office:value="0.278564453125" calcext:value-type="float">
            <text:p>0.278564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-0.224609375" calcext:value-type="float">
            <text:p>-0.224609375</text:p>
          </table:table-cell>
          <table:table-cell office:value-type="float" office:value="0.18896484375" calcext:value-type="float">
            <text:p>0.18896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7" calcext:value-type="float">
            <text:p>17</text:p>
          </table:table-cell>
          <table:table-cell office:value-type="float" office:value="-13" calcext:value-type="float">
            <text:p>-1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-0.15283203125" calcext:value-type="float">
            <text:p>-0.15283203125</text:p>
          </table:table-cell>
          <table:table-cell office:value-type="float" office:value="0.238037109375" calcext:value-type="float">
            <text:p>0.238037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7" calcext:value-type="float">
            <text:p>27</text:p>
          </table:table-cell>
          <table:table-cell office:value-type="float" office:value="-2" calcext:value-type="float">
            <text:p>-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-0.1357421875" calcext:value-type="float">
            <text:p>-0.1357421875</text:p>
          </table:table-cell>
          <table:table-cell office:value-type="float" office:value="-0.063232421875" calcext:value-type="float">
            <text:p>-0.063232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-0.302490234375" calcext:value-type="float">
            <text:p>-0.302490234375</text:p>
          </table:table-cell>
          <table:table-cell office:value-type="float" office:value="0.4609375" calcext:value-type="float">
            <text:p>0.4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-0.3251953125" calcext:value-type="float">
            <text:p>-0.3251953125</text:p>
          </table:table-cell>
          <table:table-cell office:value-type="float" office:value="0.41015625" calcext:value-type="float">
            <text:p>0.41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-0.23779296875" calcext:value-type="float">
            <text:p>-0.23779296875</text:p>
          </table:table-cell>
          <table:table-cell office:value-type="float" office:value="0.120849609375" calcext:value-type="float">
            <text:p>0.120849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8" calcext:value-type="float">
            <text:p>18</text:p>
          </table:table-cell>
          <table:table-cell office:value-type="float" office:value="-9" calcext:value-type="float">
            <text:p>-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-0.344482421875" calcext:value-type="float">
            <text:p>-0.344482421875</text:p>
          </table:table-cell>
          <table:table-cell office:value-type="float" office:value="0.4462890625" calcext:value-type="float">
            <text:p>0.4462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-0.2099609375" calcext:value-type="float">
            <text:p>-0.2099609375</text:p>
          </table:table-cell>
          <table:table-cell office:value-type="float" office:value="0.129150390625" calcext:value-type="float">
            <text:p>0.129150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4" calcext:value-type="float">
            <text:p>24</text:p>
          </table:table-cell>
          <table:table-cell office:value-type="float" office:value="-8" calcext:value-type="float">
            <text:p>-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-0.263916015625" calcext:value-type="float">
            <text:p>-0.263916015625</text:p>
          </table:table-cell>
          <table:table-cell office:value-type="float" office:value="0.283203125" calcext:value-type="float">
            <text:p>0.283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-0.24951171875" calcext:value-type="float">
            <text:p>-0.24951171875</text:p>
          </table:table-cell>
          <table:table-cell office:value-type="float" office:value="0.2119140625" calcext:value-type="float">
            <text:p>0.2119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0" calcext:value-type="float">
            <text:p>20</text:p>
          </table:table-cell>
          <table:table-cell office:value-type="float" office:value="-6" calcext:value-type="float">
            <text:p>-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-0.1455078125" calcext:value-type="float">
            <text:p>-0.1455078125</text:p>
          </table:table-cell>
          <table:table-cell office:value-type="float" office:value="0.147705078125" calcext:value-type="float">
            <text:p>0.147705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-0.219482421875" calcext:value-type="float">
            <text:p>-0.219482421875</text:p>
          </table:table-cell>
          <table:table-cell office:value-type="float" office:value="0.248046875" calcext:value-type="float">
            <text:p>0.248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-0.147216796875" calcext:value-type="float">
            <text:p>-0.147216796875</text:p>
          </table:table-cell>
          <table:table-cell office:value-type="float" office:value="0.1669921875" calcext:value-type="float">
            <text:p>0.1669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1" calcext:value-type="float">
            <text:p>21</text:p>
          </table:table-cell>
          <table:table-cell office:value-type="float" office:value="-5" calcext:value-type="float">
            <text:p>-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-0.251953125" calcext:value-type="float">
            <text:p>-0.251953125</text:p>
          </table:table-cell>
          <table:table-cell office:value-type="float" office:value="0.2900390625" calcext:value-type="float">
            <text:p>0.2900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-0.22509765625" calcext:value-type="float">
            <text:p>-0.22509765625</text:p>
          </table:table-cell>
          <table:table-cell office:value-type="float" office:value="0.136474609375" calcext:value-type="float">
            <text:p>0.136474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7" calcext:value-type="float">
            <text:p>17</text:p>
          </table:table-cell>
          <table:table-cell office:value-type="float" office:value="-6" calcext:value-type="float">
            <text:p>-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-0.3232421875" calcext:value-type="float">
            <text:p>-0.3232421875</text:p>
          </table:table-cell>
          <table:table-cell office:value-type="float" office:value="0.467041015625" calcext:value-type="float">
            <text:p>0.467041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-0.242919921875" calcext:value-type="float">
            <text:p>-0.242919921875</text:p>
          </table:table-cell>
          <table:table-cell office:value-type="float" office:value="0.16064453125" calcext:value-type="float">
            <text:p>0.16064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4" calcext:value-type="float">
            <text:p>24</text:p>
          </table:table-cell>
          <table:table-cell office:value-type="float" office:value="-5" calcext:value-type="float">
            <text:p>-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-0.235107421875" calcext:value-type="float">
            <text:p>-0.235107421875</text:p>
          </table:table-cell>
          <table:table-cell office:value-type="float" office:value="0.23974609375" calcext:value-type="float">
            <text:p>0.23974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2" calcext:value-type="float">
            <text:p>22</text:p>
          </table:table-cell>
          <table:table-cell office:value-type="float" office:value="-3" calcext:value-type="float">
            <text:p>-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-0.32373046875" calcext:value-type="float">
            <text:p>-0.32373046875</text:p>
          </table:table-cell>
          <table:table-cell office:value-type="float" office:value="0.323486328125" calcext:value-type="float">
            <text:p>0.323486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-0.2646484375" calcext:value-type="float">
            <text:p>-0.2646484375</text:p>
          </table:table-cell>
          <table:table-cell office:value-type="float" office:value="0.1650390625" calcext:value-type="float">
            <text:p>0.1650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5" calcext:value-type="float">
            <text:p>25</text:p>
          </table:table-cell>
          <table:table-cell office:value-type="float" office:value="-5" calcext:value-type="float">
            <text:p>-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-0.262451171875" calcext:value-type="float">
            <text:p>-0.262451171875</text:p>
          </table:table-cell>
          <table:table-cell office:value-type="float" office:value="0.1025390625" calcext:value-type="float">
            <text:p>0.1025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-0.185546875" calcext:value-type="float">
            <text:p>-0.185546875</text:p>
          </table:table-cell>
          <table:table-cell office:value-type="float" office:value="-0.15380859375" calcext:value-type="float">
            <text:p>-0.15380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-0.046875" calcext:value-type="float">
            <text:p>-0.046875</text:p>
          </table:table-cell>
          <table:table-cell office:value-type="float" office:value="0.0048828125" calcext:value-type="float">
            <text:p>0.0048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-0.1181640625" calcext:value-type="float">
            <text:p>-0.1181640625</text:p>
          </table:table-cell>
          <table:table-cell office:value-type="float" office:value="0.218994140625" calcext:value-type="float">
            <text:p>0.218994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-0.2099609375" calcext:value-type="float">
            <text:p>-0.2099609375</text:p>
          </table:table-cell>
          <table:table-cell office:value-type="float" office:value="0.090087890625" calcext:value-type="float">
            <text:p>0.090087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-0.225830078125" calcext:value-type="float">
            <text:p>-0.225830078125</text:p>
          </table:table-cell>
          <table:table-cell office:value-type="float" office:value="-0.015380859375" calcext:value-type="float">
            <text:p>-0.015380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-0.103271484375" calcext:value-type="float">
            <text:p>-0.103271484375</text:p>
          </table:table-cell>
          <table:table-cell office:value-type="float" office:value="-0.02392578125" calcext:value-type="float">
            <text:p>-0.02392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7" calcext:value-type="float">
            <text:p>17</text:p>
          </table:table-cell>
          <table:table-cell office:value-type="float" office:value="-3" calcext:value-type="float">
            <text:p>-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0.113525390625" calcext:value-type="float">
            <text:p>-0.113525390625</text:p>
          </table:table-cell>
          <table:table-cell office:value-type="float" office:value="0.08203125" calcext:value-type="float">
            <text:p>0.08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-0.228515625" calcext:value-type="float">
            <text:p>-0.228515625</text:p>
          </table:table-cell>
          <table:table-cell office:value-type="float" office:value="0.052490234375" calcext:value-type="float">
            <text:p>0.0524902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-0.078857421875" calcext:value-type="float">
            <text:p>-0.078857421875</text:p>
          </table:table-cell>
          <table:table-cell office:value-type="float" office:value="-0.053466796875" calcext:value-type="float">
            <text:p>-0.053466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-0.034912109375" calcext:value-type="float">
            <text:p>-0.034912109375</text:p>
          </table:table-cell>
          <table:table-cell office:value-type="float" office:value="-0.024658203125" calcext:value-type="float">
            <text:p>-0.024658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-0.1279296875" calcext:value-type="float">
            <text:p>-0.1279296875</text:p>
          </table:table-cell>
          <table:table-cell office:value-type="float" office:value="0.03173828125" calcext:value-type="float">
            <text:p>0.03173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0.02783203125" calcext:value-type="float">
            <text:p>0.02783203125</text:p>
          </table:table-cell>
          <table:table-cell office:value-type="float" office:value="0.08447265625" calcext:value-type="float">
            <text:p>0.08447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-0.04150390625" calcext:value-type="float">
            <text:p>-0.04150390625</text:p>
          </table:table-cell>
          <table:table-cell office:value-type="float" office:value="0.28369140625" calcext:value-type="float">
            <text:p>0.28369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0.037841796875" calcext:value-type="float">
            <text:p>0.037841796875</text:p>
          </table:table-cell>
          <table:table-cell office:value-type="float" office:value="0.0693359375" calcext:value-type="float">
            <text:p>0.0693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6" calcext:value-type="float">
            <text:p>6</text:p>
          </table:table-cell>
          <table:table-cell office:value-type="float" office:value="-13" calcext:value-type="float">
            <text:p>-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-0.11865234375" calcext:value-type="float">
            <text:p>-0.11865234375</text:p>
          </table:table-cell>
          <table:table-cell office:value-type="float" office:value="-0.041259765625" calcext:value-type="float">
            <text:p>-0.041259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6" calcext:value-type="float">
            <text:p>-26</text:p>
          </table:table-cell>
          <table:table-cell office:value-type="float" office:value="-6" calcext:value-type="float">
            <text:p>-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-0.231689453125" calcext:value-type="float">
            <text:p>-0.231689453125</text:p>
          </table:table-cell>
          <table:table-cell office:value-type="float" office:value="-0.15185546875" calcext:value-type="float">
            <text:p>-0.15185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5" calcext:value-type="float">
            <text:p>-5</text:p>
          </table:table-cell>
          <table:table-cell office:value-type="float" office:value="-12" calcext:value-type="float">
            <text:p>-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0.255615234375" calcext:value-type="float">
            <text:p>-0.255615234375</text:p>
          </table:table-cell>
          <table:table-cell office:value-type="float" office:value="0.076416015625" calcext:value-type="float">
            <text:p>0.076416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0.040283203125" calcext:value-type="float">
            <text:p>-0.040283203125</text:p>
          </table:table-cell>
          <table:table-cell office:value-type="float" office:value="0.034912109375" calcext:value-type="float">
            <text:p>0.034912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0.05224609375" calcext:value-type="float">
            <text:p>-0.05224609375</text:p>
          </table:table-cell>
          <table:table-cell office:value-type="float" office:value="0.0068359375" calcext:value-type="float">
            <text:p>0.0068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0.08447265625" calcext:value-type="float">
            <text:p>-0.08447265625</text:p>
          </table:table-cell>
          <table:table-cell office:value-type="float" office:value="0.11376953125" calcext:value-type="float">
            <text:p>0.11376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0.066650390625" calcext:value-type="float">
            <text:p>-0.066650390625</text:p>
          </table:table-cell>
          <table:table-cell office:value-type="float" office:value="0.027587890625" calcext:value-type="float">
            <text:p>0.027587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0.09716796875" calcext:value-type="float">
            <text:p>-0.09716796875</text:p>
          </table:table-cell>
          <table:table-cell office:value-type="float" office:value="-0.081298828125" calcext:value-type="float">
            <text:p>-0.081298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0.11328125" calcext:value-type="float">
            <text:p>-0.11328125</text:p>
          </table:table-cell>
          <table:table-cell office:value-type="float" office:value="0.093017578125" calcext:value-type="float">
            <text:p>0.093017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2" calcext:value-type="float">
            <text:p>12</text:p>
          </table:table-cell>
          <table:table-cell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0.12744140625" calcext:value-type="float">
            <text:p>-0.12744140625</text:p>
          </table:table-cell>
          <table:table-cell office:value-type="float" office:value="-0.005126953125" calcext:value-type="float">
            <text:p>-0.005126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0.06103515625" calcext:value-type="float">
            <text:p>-0.06103515625</text:p>
          </table:table-cell>
          <table:table-cell office:value-type="float" office:value="-0.02880859375" calcext:value-type="float">
            <text:p>-0.02880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0.129638671875" calcext:value-type="float">
            <text:p>-0.129638671875</text:p>
          </table:table-cell>
          <table:table-cell office:value-type="float" office:value="-0.091796875" calcext:value-type="float">
            <text:p>-0.091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1" calcext:value-type="float">
            <text:p>-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0.118408203125" calcext:value-type="float">
            <text:p>-0.118408203125</text:p>
          </table:table-cell>
          <table:table-cell office:value-type="float" office:value="0.22607421875" calcext:value-type="float">
            <text:p>0.22607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0.165283203125" calcext:value-type="float">
            <text:p>-0.165283203125</text:p>
          </table:table-cell>
          <table:table-cell office:value-type="float" office:value="-0.017822265625" calcext:value-type="float">
            <text:p>-0.017822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0.100341796875" calcext:value-type="float">
            <text:p>-0.100341796875</text:p>
          </table:table-cell>
          <table:table-cell office:value-type="float" office:value="0.04736328125" calcext:value-type="float">
            <text:p>0.04736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0.11376953125" calcext:value-type="float">
            <text:p>-0.11376953125</text:p>
          </table:table-cell>
          <table:table-cell office:value-type="float" office:value="-0.01025390625" calcext:value-type="float">
            <text:p>-0.01025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0.052490234375" calcext:value-type="float">
            <text:p>-0.052490234375</text:p>
          </table:table-cell>
          <table:table-cell office:value-type="float" office:value="0.107666015625" calcext:value-type="float">
            <text:p>0.107666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9" calcext:value-type="float">
            <text:p>19</text:p>
          </table:table-cell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0.166259765625" calcext:value-type="float">
            <text:p>-0.166259765625</text:p>
          </table:table-cell>
          <table:table-cell office:value-type="float" office:value="0.038818359375" calcext:value-type="float">
            <text:p>0.038818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0.16064453125" calcext:value-type="float">
            <text:p>-0.16064453125</text:p>
          </table:table-cell>
          <table:table-cell office:value-type="float" office:value="-0.011474609375" calcext:value-type="float">
            <text:p>-0.011474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135986328125" calcext:value-type="float">
            <text:p>-0.135986328125</text:p>
          </table:table-cell>
          <table:table-cell office:value-type="float" office:value="0.127685546875" calcext:value-type="float">
            <text:p>0.127685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" calcext:value-type="float">
            <text:p>-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0.107421875" calcext:value-type="float">
            <text:p>-0.107421875</text:p>
          </table:table-cell>
          <table:table-cell office:value-type="float" office:value="0.049560546875" calcext:value-type="float">
            <text:p>0.049560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-0.048583984375" calcext:value-type="float">
            <text:p>-0.048583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0.1767578125" calcext:value-type="float">
            <text:p>-0.1767578125</text:p>
          </table:table-cell>
          <table:table-cell office:value-type="float" office:value="-0.020751953125" calcext:value-type="float">
            <text:p>-0.020751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103271484375" calcext:value-type="float">
            <text:p>-0.103271484375</text:p>
          </table:table-cell>
          <table:table-cell office:value-type="float" office:value="0.1259765625" calcext:value-type="float">
            <text:p>0.1259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084716796875" calcext:value-type="float">
            <text:p>-0.084716796875</text:p>
          </table:table-cell>
          <table:table-cell office:value-type="float" office:value="0.087890625" calcext:value-type="float">
            <text:p>0.087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1416015625" calcext:value-type="float">
            <text:p>0.01416015625</text:p>
          </table:table-cell>
          <table:table-cell office:value-type="float" office:value="-0.006103515625" calcext:value-type="float">
            <text:p>-0.006103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34423828125" calcext:value-type="float">
            <text:p>0.034423828125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8" calcext:value-type="float">
            <text:p>18</text:p>
          </table:table-cell>
          <table:table-cell office:value-type="float" office:value="-21" calcext:value-type="float">
            <text:p>-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0.094482421875" calcext:value-type="float">
            <text:p>-0.094482421875</text:p>
          </table:table-cell>
          <table:table-cell office:value-type="float" office:value="0.1025390625" calcext:value-type="float">
            <text:p>0.1025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87890625" calcext:value-type="float">
            <text:p>-0.087890625</text:p>
          </table:table-cell>
          <table:table-cell office:value-type="float" office:value="0.03173828125" calcext:value-type="float">
            <text:p>0.03173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5" calcext:value-type="float">
            <text:p>-15</text:p>
          </table:table-cell>
          <table:table-cell office:value-type="float" office:value="-16" calcext:value-type="float">
            <text:p>-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0.177490234375" calcext:value-type="float">
            <text:p>-0.177490234375</text:p>
          </table:table-cell>
          <table:table-cell office:value-type="float" office:value="0" calcext:value-type="float">
            <text:p>0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148681640625" calcext:value-type="float">
            <text:p>-0.148681640625</text:p>
          </table:table-cell>
          <table:table-cell office:value-type="float" office:value="0.018310546875" calcext:value-type="float">
            <text:p>0.018310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8" calcext:value-type="float">
            <text:p>-8</text:p>
          </table:table-cell>
          <table:table-cell office:value-type="float" office:value="-13" calcext:value-type="float">
            <text:p>-1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072509765625" calcext:value-type="float">
            <text:p>-0.072509765625</text:p>
          </table:table-cell>
          <table:table-cell office:value-type="float" office:value="-0.0205078125" calcext:value-type="float">
            <text:p>-0.0205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9" calcext:value-type="float">
            <text:p>-19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92041015625" calcext:value-type="float">
            <text:p>-0.092041015625</text:p>
          </table:table-cell>
          <table:table-cell office:value-type="float" office:value="0.035400390625" calcext:value-type="float">
            <text:p>0.035400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5" calcext:value-type="float">
            <text:p>-5</text:p>
          </table:table-cell>
          <table:table-cell office:value-type="float" office:value="-18" calcext:value-type="float">
            <text:p>-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0869140625" calcext:value-type="float">
            <text:p>-0.0869140625</text:p>
          </table:table-cell>
          <table:table-cell office:value-type="float" office:value="-0.00927734375" calcext:value-type="float">
            <text:p>-0.00927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0.157470703125" calcext:value-type="float">
            <text:p>-0.157470703125</text:p>
          </table:table-cell>
          <table:table-cell office:value-type="float" office:value="0.07177734375" calcext:value-type="float">
            <text:p>0.07177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9287109375" calcext:value-type="float">
            <text:p>0.019287109375</text:p>
          </table:table-cell>
          <table:table-cell office:value-type="float" office:value="0.08544921875" calcext:value-type="float">
            <text:p>0.08544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08447265625" calcext:value-type="float">
            <text:p>-0.08447265625</text:p>
          </table:table-cell>
          <table:table-cell office:value-type="float" office:value="0.0986328125" calcext:value-type="float">
            <text:p>0.0986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1" calcext:value-type="float">
            <text:p>2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552734375" calcext:value-type="float">
            <text:p>-0.1552734375</text:p>
          </table:table-cell>
          <table:table-cell office:value-type="float" office:value="0.107421875" calcext:value-type="float">
            <text:p>0.107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120849609375" calcext:value-type="float">
            <text:p>-0.120849609375</text:p>
          </table:table-cell>
          <table:table-cell office:value-type="float" office:value="-0.014404296875" calcext:value-type="float">
            <text:p>-0.0144042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94580078125" calcext:value-type="float">
            <text:p>-0.194580078125</text:p>
          </table:table-cell>
          <table:table-cell office:value-type="float" office:value="0.104248046875" calcext:value-type="float">
            <text:p>0.104248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3" calcext:value-type="float">
            <text:p>23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212646484375" calcext:value-type="float">
            <text:p>-0.212646484375</text:p>
          </table:table-cell>
          <table:table-cell office:value-type="float" office:value="0.0244140625" calcext:value-type="float">
            <text:p>0.0244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150146484375" calcext:value-type="float">
            <text:p>-0.150146484375</text:p>
          </table:table-cell>
          <table:table-cell office:value-type="float" office:value="-0.045166015625" calcext:value-type="float">
            <text:p>-0.045166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0.15673828125" calcext:value-type="float">
            <text:p>-0.15673828125</text:p>
          </table:table-cell>
          <table:table-cell office:value-type="float" office:value="-0.001953125" calcext:value-type="float">
            <text:p>-0.001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8" calcext:value-type="float">
            <text:p>-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70166015625" calcext:value-type="float">
            <text:p>-0.170166015625</text:p>
          </table:table-cell>
          <table:table-cell office:value-type="float" office:value="0.064208984375" calcext:value-type="float">
            <text:p>0.064208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11669921875" calcext:value-type="float">
            <text:p>-0.11669921875</text:p>
          </table:table-cell>
          <table:table-cell office:value-type="float" office:value="-0.000732421875" calcext:value-type="float">
            <text:p>-0.000732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175048828125" calcext:value-type="float">
            <text:p>-0.175048828125</text:p>
          </table:table-cell>
          <table:table-cell office:value-type="float" office:value="0.070068359375" calcext:value-type="float">
            <text:p>0.070068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222412109375" calcext:value-type="float">
            <text:p>-0.222412109375</text:p>
          </table:table-cell>
          <table:table-cell office:value-type="float" office:value="0.101806640625" calcext:value-type="float">
            <text:p>0.101806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97265625" calcext:value-type="float">
            <text:p>-0.197265625</text:p>
          </table:table-cell>
          <table:table-cell office:value-type="float" office:value="-0.00146484375" calcext:value-type="float">
            <text:p>-0.00146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04345703125" calcext:value-type="float">
            <text:p>-0.204345703125</text:p>
          </table:table-cell>
          <table:table-cell office:value-type="float" office:value="-0.012451171875" calcext:value-type="float">
            <text:p>-0.012451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0791015625" calcext:value-type="float">
            <text:p>-0.0791015625</text:p>
          </table:table-cell>
          <table:table-cell office:value-type="float" office:value="0.1376953125" calcext:value-type="float">
            <text:p>0.1376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7" calcext:value-type="float">
            <text:p>-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60791015625" calcext:value-type="float">
            <text:p>0.060791015625</text:p>
          </table:table-cell>
          <table:table-cell office:value-type="float" office:value="0.0322265625" calcext:value-type="float">
            <text:p>0.0322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0" calcext:value-type="float">
            <text:p>30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0.149658203125" calcext:value-type="float">
            <text:p>-0.149658203125</text:p>
          </table:table-cell>
          <table:table-cell office:value-type="float" office:value="-0.071533203125" calcext:value-type="float">
            <text:p>-0.071533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7" calcext:value-type="float">
            <text:p>-17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26123046875" calcext:value-type="float">
            <text:p>-0.26123046875</text:p>
          </table:table-cell>
          <table:table-cell office:value-type="float" office:value="0.042236328125" calcext:value-type="float">
            <text:p>0.042236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14697265625" calcext:value-type="float">
            <text:p>-0.14697265625</text:p>
          </table:table-cell>
          <table:table-cell office:value-type="float" office:value="0.0048828125" calcext:value-type="float">
            <text:p>0.0048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8984375" calcext:value-type="float">
            <text:p>-0.08984375</text:p>
          </table:table-cell>
          <table:table-cell office:value-type="float" office:value="0.083251953125" calcext:value-type="float">
            <text:p>0.083251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97265625" calcext:value-type="float">
            <text:p>-0.197265625</text:p>
          </table:table-cell>
          <table:table-cell office:value-type="float" office:value="-0.06787109375" calcext:value-type="float">
            <text:p>-0.06787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064453125" calcext:value-type="float">
            <text:p>-0.064453125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07958984375" calcext:value-type="float">
            <text:p>-0.07958984375</text:p>
          </table:table-cell>
          <table:table-cell office:value-type="float" office:value="-0.0361328125" calcext:value-type="float">
            <text:p>-0.0361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0.133056640625" calcext:value-type="float">
            <text:p>-0.133056640625</text:p>
          </table:table-cell>
          <table:table-cell office:value-type="float" office:value="0.1953125" calcext:value-type="float">
            <text:p>0.1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11083984375" calcext:value-type="float">
            <text:p>-0.111083984375</text:p>
          </table:table-cell>
          <table:table-cell office:value-type="float" office:value="0.00537109375" calcext:value-type="float">
            <text:p>0.00537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63232421875" calcext:value-type="float">
            <text:p>0.063232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78369140625" calcext:value-type="float">
            <text:p>-0.078369140625</text:p>
          </table:table-cell>
          <table:table-cell office:value-type="float" office:value="0.0380859375" calcext:value-type="float">
            <text:p>0.0380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3681640625" calcext:value-type="float">
            <text:p>-0.23681640625</text:p>
          </table:table-cell>
          <table:table-cell office:value-type="float" office:value="-0.007080078125" calcext:value-type="float">
            <text:p>-0.007080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119873046875" calcext:value-type="float">
            <text:p>-0.119873046875</text:p>
          </table:table-cell>
          <table:table-cell office:value-type="float" office:value="-0.005615234375" calcext:value-type="float">
            <text:p>-0.0056152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189697265625" calcext:value-type="float">
            <text:p>-0.189697265625</text:p>
          </table:table-cell>
          <table:table-cell office:value-type="float" office:value="-0.075439453125" calcext:value-type="float">
            <text:p>-0.075439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0.189697265625" calcext:value-type="float">
            <text:p>-0.189697265625</text:p>
          </table:table-cell>
          <table:table-cell office:value-type="float" office:value="0.086181640625" calcext:value-type="float">
            <text:p>0.086181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0.18310546875" calcext:value-type="float">
            <text:p>-0.18310546875</text:p>
          </table:table-cell>
          <table:table-cell office:value-type="float" office:value="0.01953125" calcext:value-type="float">
            <text:p>0.01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072509765625" calcext:value-type="float">
            <text:p>-0.072509765625</text:p>
          </table:table-cell>
          <table:table-cell office:value-type="float" office:value="0.018798828125" calcext:value-type="float">
            <text:p>0.018798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04736328125" calcext:value-type="float">
            <text:p>-0.104736328125</text:p>
          </table:table-cell>
          <table:table-cell office:value-type="float" office:value="-0.056640625" calcext:value-type="float">
            <text:p>-0.056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7" calcext:value-type="float">
            <text:p>-7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0.2041015625" calcext:value-type="float">
            <text:p>-0.2041015625</text:p>
          </table:table-cell>
          <table:table-cell office:value-type="float" office:value="0.11962890625" calcext:value-type="float">
            <text:p>0.11962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0.228271484375" calcext:value-type="float">
            <text:p>-0.228271484375</text:p>
          </table:table-cell>
          <table:table-cell office:value-type="float" office:value="0.02685546875" calcext:value-type="float">
            <text:p>0.02685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0.27294921875" calcext:value-type="float">
            <text:p>-0.27294921875</text:p>
          </table:table-cell>
          <table:table-cell office:value-type="float" office:value="0.04443359375" calcext:value-type="float">
            <text:p>0.04443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" calcext:value-type="float">
            <text:p>-2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040283203125" calcext:value-type="float">
            <text:p>-0.040283203125</text:p>
          </table:table-cell>
          <table:table-cell office:value-type="float" office:value="0.13232421875" calcext:value-type="float">
            <text:p>0.13232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0.11669921875" calcext:value-type="float">
            <text:p>-0.11669921875</text:p>
          </table:table-cell>
          <table:table-cell office:value-type="float" office:value="-0.080322265625" calcext:value-type="float">
            <text:p>-0.080322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139892578125" calcext:value-type="float">
            <text:p>-0.139892578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8" calcext:value-type="float">
            <text:p>-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027587890625" calcext:value-type="float">
            <text:p>-0.027587890625</text:p>
          </table:table-cell>
          <table:table-cell office:value-type="float" office:value="-0.033447265625" calcext:value-type="float">
            <text:p>-0.033447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986328125" calcext:value-type="float">
            <text:p>-0.0986328125</text:p>
          </table:table-cell>
          <table:table-cell office:value-type="float" office:value="0.006103515625" calcext:value-type="float">
            <text:p>0.006103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81787109375" calcext:value-type="float">
            <text:p>0.081787109375</text:p>
          </table:table-cell>
          <table:table-cell office:value-type="float" office:value="-0.29541015625" calcext:value-type="float">
            <text:p>-0.29541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57" calcext:value-type="float">
            <text:p>-57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4990234375" calcext:value-type="float">
            <text:p>-0.14990234375</text:p>
          </table:table-cell>
          <table:table-cell office:value-type="float" office:value="0.22802734375" calcext:value-type="float">
            <text:p>0.22802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7" calcext:value-type="float">
            <text:p>-17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128662109375" calcext:value-type="float">
            <text:p>-0.128662109375</text:p>
          </table:table-cell>
          <table:table-cell office:value-type="float" office:value="0.14013671875" calcext:value-type="float">
            <text:p>0.14013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0.10302734375" calcext:value-type="float">
            <text:p>-0.10302734375</text:p>
          </table:table-cell>
          <table:table-cell office:value-type="float" office:value="-0.026123046875" calcext:value-type="float">
            <text:p>-0.026123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0.046142578125" calcext:value-type="float">
            <text:p>-0.046142578125</text:p>
          </table:table-cell>
          <table:table-cell office:value-type="float" office:value="-0.025390625" calcext:value-type="float">
            <text:p>-0.025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4" calcext:value-type="float">
            <text:p>-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0.095947265625" calcext:value-type="float">
            <text:p>-0.095947265625</text:p>
          </table:table-cell>
          <table:table-cell office:value-type="float" office:value="0.0087890625" calcext:value-type="float">
            <text:p>0.0087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" calcext:value-type="float">
            <text:p>-2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5869140625" calcext:value-type="float">
            <text:p>-0.15869140625</text:p>
          </table:table-cell>
          <table:table-cell office:value-type="float" office:value="0.109619140625" calcext:value-type="float">
            <text:p>0.109619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6" calcext:value-type="float">
            <text:p>-6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30615234375" calcext:value-type="float">
            <text:p>-0.130615234375</text:p>
          </table:table-cell>
          <table:table-cell office:value-type="float" office:value="0.075927734375" calcext:value-type="float">
            <text:p>0.075927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4" calcext:value-type="float">
            <text:p>-24</text:p>
          </table:table-cell>
          <table:table-cell office:value-type="float" office:value="-11" calcext:value-type="float">
            <text:p>-1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235107421875" calcext:value-type="float">
            <text:p>-0.235107421875</text:p>
          </table:table-cell>
          <table:table-cell office:value-type="float" office:value="0.077392578125" calcext:value-type="float">
            <text:p>0.077392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138671875" calcext:value-type="float">
            <text:p>-0.138671875</text:p>
          </table:table-cell>
          <table:table-cell office:value-type="float" office:value="0.034912109375" calcext:value-type="float">
            <text:p>0.034912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209228515625" calcext:value-type="float">
            <text:p>-0.209228515625</text:p>
          </table:table-cell>
          <table:table-cell office:value-type="float" office:value="0.01123046875" calcext:value-type="float">
            <text:p>0.01123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03564453125" calcext:value-type="float">
            <text:p>-0.03564453125</text:p>
          </table:table-cell>
          <table:table-cell office:value-type="float" office:value="-0.105224609375" calcext:value-type="float">
            <text:p>-0.105224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6" calcext:value-type="float">
            <text:p>-6</text:p>
          </table:table-cell>
          <table:table-cell office:value-type="float" office:value="-11" calcext:value-type="float">
            <text:p>-1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043212890625" calcext:value-type="float">
            <text:p>-0.043212890625</text:p>
          </table:table-cell>
          <table:table-cell office:value-type="float" office:value="0.0048828125" calcext:value-type="float">
            <text:p>0.0048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9" calcext:value-type="float">
            <text:p>-9</text:p>
          </table:table-cell>
          <table:table-cell office:value-type="float" office:value="-11" calcext:value-type="float">
            <text:p>-1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1279296875" calcext:value-type="float">
            <text:p>-0.1279296875</text:p>
          </table:table-cell>
          <table:table-cell office:value-type="float" office:value="0.0322265625" calcext:value-type="float">
            <text:p>0.0322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138427734375" calcext:value-type="float">
            <text:p>-0.138427734375</text:p>
          </table:table-cell>
          <table:table-cell office:value-type="float" office:value="0.002197265625" calcext:value-type="float">
            <text:p>0.002197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0.135009765625" calcext:value-type="float">
            <text:p>-0.135009765625</text:p>
          </table:table-cell>
          <table:table-cell office:value-type="float" office:value="0.100341796875" calcext:value-type="float">
            <text:p>0.100341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089111328125" calcext:value-type="float">
            <text:p>-0.089111328125</text:p>
          </table:table-cell>
          <table:table-cell office:value-type="float" office:value="0.16064453125" calcext:value-type="float">
            <text:p>0.16064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6" calcext:value-type="float">
            <text:p>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03271484375" calcext:value-type="float">
            <text:p>-0.103271484375</text:p>
          </table:table-cell>
          <table:table-cell office:value-type="float" office:value="0.0966796875" calcext:value-type="float">
            <text:p>0.0966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08251953125" calcext:value-type="float">
            <text:p>-0.08251953125</text:p>
          </table:table-cell>
          <table:table-cell office:value-type="float" office:value="0.03857421875" calcext:value-type="float">
            <text:p>0.03857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26171875" calcext:value-type="float">
            <text:p>-0.26171875</text:p>
          </table:table-cell>
          <table:table-cell office:value-type="float" office:value="0.048095703125" calcext:value-type="float">
            <text:p>0.048095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99951171875" calcext:value-type="float">
            <text:p>-0.199951171875</text:p>
          </table:table-cell>
          <table:table-cell office:value-type="float" office:value="-0.0126953125" calcext:value-type="float">
            <text:p>-0.0126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72021484375" calcext:value-type="float">
            <text:p>-0.072021484375</text:p>
          </table:table-cell>
          <table:table-cell office:value-type="float" office:value="0.08642578125" calcext:value-type="float">
            <text:p>0.08642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005859375" calcext:value-type="float">
            <text:p>-0.1005859375</text:p>
          </table:table-cell>
          <table:table-cell office:value-type="float" office:value="-0.035888671875" calcext:value-type="float">
            <text:p>-0.035888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11083984375" calcext:value-type="float">
            <text:p>-0.11083984375</text:p>
          </table:table-cell>
          <table:table-cell office:value-type="float" office:value="0.096923828125" calcext:value-type="float">
            <text:p>0.096923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91064453125" calcext:value-type="float">
            <text:p>0.091064453125</text:p>
          </table:table-cell>
          <table:table-cell office:value-type="float" office:value="0.090576171875" calcext:value-type="float">
            <text:p>0.090576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7" calcext:value-type="float">
            <text:p>27</text:p>
          </table:table-cell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0.191162109375" calcext:value-type="float">
            <text:p>-0.191162109375</text:p>
          </table:table-cell>
          <table:table-cell office:value-type="float" office:value="-0.122314453125" calcext:value-type="float">
            <text:p>-0.122314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0" calcext:value-type="float">
            <text:p>-30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2197265625" calcext:value-type="float">
            <text:p>-0.2197265625</text:p>
          </table:table-cell>
          <table:table-cell office:value-type="float" office:value="0.040771484375" calcext:value-type="float">
            <text:p>0.040771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6" calcext:value-type="float">
            <text:p>-36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184326171875" calcext:value-type="float">
            <text:p>-0.184326171875</text:p>
          </table:table-cell>
          <table:table-cell office:value-type="float" office:value="-0.000732421875" calcext:value-type="float">
            <text:p>-0.000732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3" calcext:value-type="float">
            <text:p>-2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72998046875" calcext:value-type="float">
            <text:p>0.072998046875</text:p>
          </table:table-cell>
          <table:table-cell office:value-type="float" office:value="0.02783203125" calcext:value-type="float">
            <text:p>0.02783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5" calcext:value-type="float">
            <text:p>-15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123046875" calcext:value-type="float">
            <text:p>-0.1123046875</text:p>
          </table:table-cell>
          <table:table-cell office:value-type="float" office:value="-0.014404296875" calcext:value-type="float">
            <text:p>-0.0144042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923828125" calcext:value-type="float">
            <text:p>-0.1923828125</text:p>
          </table:table-cell>
          <table:table-cell office:value-type="float" office:value="0.064208984375" calcext:value-type="float">
            <text:p>0.064208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025634765625" calcext:value-type="float">
            <text:p>-0.025634765625</text:p>
          </table:table-cell>
          <table:table-cell office:value-type="float" office:value="0.05224609375" calcext:value-type="float">
            <text:p>0.05224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02880859375" calcext:value-type="float">
            <text:p>-0.202880859375</text:p>
          </table:table-cell>
          <table:table-cell office:value-type="float" office:value="0.07763671875" calcext:value-type="float">
            <text:p>0.07763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0888671875" calcext:value-type="float">
            <text:p>-0.10888671875</text:p>
          </table:table-cell>
          <table:table-cell office:value-type="float" office:value="-0.01904296875" calcext:value-type="float">
            <text:p>-0.019042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0.180419921875" calcext:value-type="float">
            <text:p>-0.180419921875</text:p>
          </table:table-cell>
          <table:table-cell office:value-type="float" office:value="0.019287109375" calcext:value-type="float">
            <text:p>0.019287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0.1494140625" calcext:value-type="float">
            <text:p>-0.1494140625</text:p>
          </table:table-cell>
          <table:table-cell office:value-type="float" office:value="0.152099609375" calcext:value-type="float">
            <text:p>0.152099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0.07568359375" calcext:value-type="float">
            <text:p>-0.07568359375</text:p>
          </table:table-cell>
          <table:table-cell office:value-type="float" office:value="-0.01025390625" calcext:value-type="float">
            <text:p>-0.01025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0" calcext:value-type="float">
            <text:p>-1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58935546875" calcext:value-type="float">
            <text:p>-0.158935546875</text:p>
          </table:table-cell>
          <table:table-cell office:value-type="float" office:value="0.195556640625" calcext:value-type="float">
            <text:p>0.195556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280029296875" calcext:value-type="float">
            <text:p>-0.280029296875</text:p>
          </table:table-cell>
          <table:table-cell office:value-type="float" office:value="0.777099609375" calcext:value-type="float">
            <text:p>0.777099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-0.386962890625" calcext:value-type="float">
            <text:p>-0.386962890625</text:p>
          </table:table-cell>
          <table:table-cell office:value-type="float" office:value="1.62426757812" calcext:value-type="float">
            <text:p>1.62426757812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3" calcext:value-type="float">
            <text:p>23</text:p>
          </table:table-cell>
          <table:table-cell office:value-type="float" office:value="-2" calcext:value-type="float">
            <text:p>-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-0.13623046875" calcext:value-type="float">
            <text:p>-0.13623046875</text:p>
          </table:table-cell>
          <table:table-cell office:value-type="float" office:value="0.162353515625" calcext:value-type="float">
            <text:p>0.162353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1" calcext:value-type="float">
            <text:p>41</text:p>
          </table:table-cell>
          <table:table-cell office:value-type="float" office:value="-12" calcext:value-type="float">
            <text:p>-1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-0.594970703125" calcext:value-type="float">
            <text:p>-0.594970703125</text:p>
          </table:table-cell>
          <table:table-cell office:value-type="float" office:value="0.438720703125" calcext:value-type="float">
            <text:p>0.438720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-0.364501953125" calcext:value-type="float">
            <text:p>-0.364501953125</text:p>
          </table:table-cell>
          <table:table-cell office:value-type="float" office:value="0.77783203125" calcext:value-type="float">
            <text:p>0.77783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-0.222900390625" calcext:value-type="float">
            <text:p>-0.222900390625</text:p>
          </table:table-cell>
          <table:table-cell office:value-type="float" office:value="-0.038330078125" calcext:value-type="float">
            <text:p>-0.038330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-0.250244140625" calcext:value-type="float">
            <text:p>-0.250244140625</text:p>
          </table:table-cell>
          <table:table-cell office:value-type="float" office:value="0.40966796875" calcext:value-type="float">
            <text:p>0.40966796875</text:p>
          </table:table-cell>
          <table:table-cell office:value-type="float" office:value="1.99993896484" calcext:value-type="float">
            <text:p>1.9999389648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-0.29736328125" calcext:value-type="float">
            <text:p>-0.29736328125</text:p>
          </table:table-cell>
          <table:table-cell office:value-type="float" office:value="0.56494140625" calcext:value-type="float">
            <text:p>0.56494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2" calcext:value-type="float">
            <text:p>32</text:p>
          </table:table-cell>
          <table:table-cell office:value-type="float" office:value="-11" calcext:value-type="float">
            <text:p>-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-0.179443359375" calcext:value-type="float">
            <text:p>-0.179443359375</text:p>
          </table:table-cell>
          <table:table-cell office:value-type="float" office:value="0.293212890625" calcext:value-type="float">
            <text:p>0.293212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4" calcext:value-type="float">
            <text:p>14</text:p>
          </table:table-cell>
          <table:table-cell office:value-type="float" office:value="-15" calcext:value-type="float">
            <text:p>-1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-0.288330078125" calcext:value-type="float">
            <text:p>-0.288330078125</text:p>
          </table:table-cell>
          <table:table-cell office:value-type="float" office:value="0.447021484375" calcext:value-type="float">
            <text:p>0.447021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-0.279052734375" calcext:value-type="float">
            <text:p>-0.279052734375</text:p>
          </table:table-cell>
          <table:table-cell office:value-type="float" office:value="0.38671875" calcext:value-type="float">
            <text:p>0.38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-0.30859375" calcext:value-type="float">
            <text:p>-0.30859375</text:p>
          </table:table-cell>
          <table:table-cell office:value-type="float" office:value="0.5673828125" calcext:value-type="float">
            <text:p>0.5673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-0.20361328125" calcext:value-type="float">
            <text:p>-0.20361328125</text:p>
          </table:table-cell>
          <table:table-cell office:value-type="float" office:value="0.189453125" calcext:value-type="float">
            <text:p>0.189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2" calcext:value-type="float">
            <text:p>42</text:p>
          </table:table-cell>
          <table:table-cell office:value-type="float" office:value="-12" calcext:value-type="float">
            <text:p>-1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-0.270263671875" calcext:value-type="float">
            <text:p>-0.270263671875</text:p>
          </table:table-cell>
          <table:table-cell office:value-type="float" office:value="0.55224609375" calcext:value-type="float">
            <text:p>0.55224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6" calcext:value-type="float">
            <text:p>36</text:p>
          </table:table-cell>
          <table:table-cell office:value-type="float" office:value="-15" calcext:value-type="float">
            <text:p>-15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-0.40380859375" calcext:value-type="float">
            <text:p>-0.40380859375</text:p>
          </table:table-cell>
          <table:table-cell office:value-type="float" office:value="0.374267578125" calcext:value-type="float">
            <text:p>0.374267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0" calcext:value-type="float">
            <text:p>30</text:p>
          </table:table-cell>
          <table:table-cell office:value-type="float" office:value="-13" calcext:value-type="float">
            <text:p>-1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-0.398681640625" calcext:value-type="float">
            <text:p>-0.398681640625</text:p>
          </table:table-cell>
          <table:table-cell office:value-type="float" office:value="0.593994140625" calcext:value-type="float">
            <text:p>0.593994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-0.357421875" calcext:value-type="float">
            <text:p>-0.357421875</text:p>
          </table:table-cell>
          <table:table-cell office:value-type="float" office:value="0.608642578125" calcext:value-type="float">
            <text:p>0.608642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6" calcext:value-type="float">
            <text:p>46</text:p>
          </table:table-cell>
          <table:table-cell office:value-type="float" office:value="-9" calcext:value-type="float">
            <text:p>-9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-0.25048828125" calcext:value-type="float">
            <text:p>-0.25048828125</text:p>
          </table:table-cell>
          <table:table-cell office:value-type="float" office:value="-0.11474609375" calcext:value-type="float">
            <text:p>-0.11474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-0.241455078125" calcext:value-type="float">
            <text:p>-0.241455078125</text:p>
          </table:table-cell>
          <table:table-cell office:value-type="float" office:value="0.76123046875" calcext:value-type="float">
            <text:p>0.76123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6" calcext:value-type="float">
            <text:p>36</text:p>
          </table:table-cell>
          <table:table-cell office:value-type="float" office:value="-9" calcext:value-type="float">
            <text:p>-9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-0.292236328125" calcext:value-type="float">
            <text:p>-0.292236328125</text:p>
          </table:table-cell>
          <table:table-cell office:value-type="float" office:value="0.420654296875" calcext:value-type="float">
            <text:p>0.4206542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7" calcext:value-type="float">
            <text:p>27</text:p>
          </table:table-cell>
          <table:table-cell office:value-type="float" office:value="-9" calcext:value-type="float">
            <text:p>-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-0.422607421875" calcext:value-type="float">
            <text:p>-0.422607421875</text:p>
          </table:table-cell>
          <table:table-cell office:value-type="float" office:value="0.360595703125" calcext:value-type="float">
            <text:p>0.360595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-0.287109375" calcext:value-type="float">
            <text:p>-0.287109375</text:p>
          </table:table-cell>
          <table:table-cell office:value-type="float" office:value="0.32080078125" calcext:value-type="float">
            <text:p>0.32080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-0.30615234375" calcext:value-type="float">
            <text:p>-0.30615234375</text:p>
          </table:table-cell>
          <table:table-cell office:value-type="float" office:value="0.58642578125" calcext:value-type="float">
            <text:p>0.58642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-0.225341796875" calcext:value-type="float">
            <text:p>-0.225341796875</text:p>
          </table:table-cell>
          <table:table-cell office:value-type="float" office:value="0.524658203125" calcext:value-type="float">
            <text:p>0.524658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-0.308349609375" calcext:value-type="float">
            <text:p>-0.308349609375</text:p>
          </table:table-cell>
          <table:table-cell office:value-type="float" office:value="-0.011474609375" calcext:value-type="float">
            <text:p>-0.011474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-0.22900390625" calcext:value-type="float">
            <text:p>-0.22900390625</text:p>
          </table:table-cell>
          <table:table-cell office:value-type="float" office:value="0.114501953125" calcext:value-type="float">
            <text:p>0.114501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-0.203369140625" calcext:value-type="float">
            <text:p>-0.203369140625</text:p>
          </table:table-cell>
          <table:table-cell office:value-type="float" office:value="0.7197265625" calcext:value-type="float">
            <text:p>0.7197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-0.288818359375" calcext:value-type="float">
            <text:p>-0.288818359375</text:p>
          </table:table-cell>
          <table:table-cell office:value-type="float" office:value="0.459716796875" calcext:value-type="float">
            <text:p>0.459716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4" calcext:value-type="float">
            <text:p>34</text:p>
          </table:table-cell>
          <table:table-cell office:value-type="float" office:value="-3" calcext:value-type="float">
            <text:p>-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-0.32861328125" calcext:value-type="float">
            <text:p>-0.32861328125</text:p>
          </table:table-cell>
          <table:table-cell office:value-type="float" office:value="0.080322265625" calcext:value-type="float">
            <text:p>0.080322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-0.16259765625" calcext:value-type="float">
            <text:p>-0.16259765625</text:p>
          </table:table-cell>
          <table:table-cell office:value-type="float" office:value="0.559814453125" calcext:value-type="float">
            <text:p>0.559814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-0.2705078125" calcext:value-type="float">
            <text:p>-0.2705078125</text:p>
          </table:table-cell>
          <table:table-cell office:value-type="float" office:value="0.25048828125" calcext:value-type="float">
            <text:p>0.25048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-0.179443359375" calcext:value-type="float">
            <text:p>-0.179443359375</text:p>
          </table:table-cell>
          <table:table-cell office:value-type="float" office:value="0.2275390625" calcext:value-type="float">
            <text:p>0.2275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-0.143310546875" calcext:value-type="float">
            <text:p>-0.143310546875</text:p>
          </table:table-cell>
          <table:table-cell office:value-type="float" office:value="0.4052734375" calcext:value-type="float">
            <text:p>0.4052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-0.28564453125" calcext:value-type="float">
            <text:p>-0.28564453125</text:p>
          </table:table-cell>
          <table:table-cell office:value-type="float" office:value="0.285400390625" calcext:value-type="float">
            <text:p>0.285400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-0.2998046875" calcext:value-type="float">
            <text:p>-0.2998046875</text:p>
          </table:table-cell>
          <table:table-cell office:value-type="float" office:value="0.4501953125" calcext:value-type="float">
            <text:p>0.4501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7" calcext:value-type="float">
            <text:p>47</text:p>
          </table:table-cell>
          <table:table-cell office:value-type="float" office:value="-8" calcext:value-type="float">
            <text:p>-8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-0.196044921875" calcext:value-type="float">
            <text:p>-0.196044921875</text:p>
          </table:table-cell>
          <table:table-cell office:value-type="float" office:value="0.185546875" calcext:value-type="float">
            <text:p>0.185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-0.21728515625" calcext:value-type="float">
            <text:p>-0.21728515625</text:p>
          </table:table-cell>
          <table:table-cell office:value-type="float" office:value="0.50927734375" calcext:value-type="float">
            <text:p>0.50927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1" calcext:value-type="float">
            <text:p>11</text:p>
          </table:table-cell>
          <table:table-cell office:value-type="float" office:value="-4" calcext:value-type="float">
            <text:p>-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-0.254150390625" calcext:value-type="float">
            <text:p>-0.254150390625</text:p>
          </table:table-cell>
          <table:table-cell office:value-type="float" office:value="0.322998046875" calcext:value-type="float">
            <text:p>0.322998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-0.206298828125" calcext:value-type="float">
            <text:p>-0.206298828125</text:p>
          </table:table-cell>
          <table:table-cell office:value-type="float" office:value="0.539306640625" calcext:value-type="float">
            <text:p>0.539306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-0.259765625" calcext:value-type="float">
            <text:p>-0.259765625</text:p>
          </table:table-cell>
          <table:table-cell office:value-type="float" office:value="0.384765625" calcext:value-type="float">
            <text:p>0.384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-0.252197265625" calcext:value-type="float">
            <text:p>-0.252197265625</text:p>
          </table:table-cell>
          <table:table-cell office:value-type="float" office:value="0.197509765625" calcext:value-type="float">
            <text:p>0.197509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2" calcext:value-type="float">
            <text:p>22</text:p>
          </table:table-cell>
          <table:table-cell office:value-type="float" office:value="-3" calcext:value-type="float">
            <text:p>-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-0.126220703125" calcext:value-type="float">
            <text:p>-0.126220703125</text:p>
          </table:table-cell>
          <table:table-cell office:value-type="float" office:value="0.466796875" calcext:value-type="float">
            <text:p>0.466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1" calcext:value-type="float">
            <text:p>21</text:p>
          </table:table-cell>
          <table:table-cell office:value-type="float" office:value="-12" calcext:value-type="float">
            <text:p>-1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-0.169921875" calcext:value-type="float">
            <text:p>-0.169921875</text:p>
          </table:table-cell>
          <table:table-cell office:value-type="float" office:value="0.205810546875" calcext:value-type="float">
            <text:p>0.205810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8" calcext:value-type="float">
            <text:p>28</text:p>
          </table:table-cell>
          <table:table-cell office:value-type="float" office:value="-11" calcext:value-type="float">
            <text:p>-1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-0.37646484375" calcext:value-type="float">
            <text:p>-0.37646484375</text:p>
          </table:table-cell>
          <table:table-cell office:value-type="float" office:value="0.284423828125" calcext:value-type="float">
            <text:p>0.284423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-0.273681640625" calcext:value-type="float">
            <text:p>-0.273681640625</text:p>
          </table:table-cell>
          <table:table-cell office:value-type="float" office:value="0.254150390625" calcext:value-type="float">
            <text:p>0.254150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7" calcext:value-type="float">
            <text:p>27</text:p>
          </table:table-cell>
          <table:table-cell office:value-type="float" office:value="-6" calcext:value-type="float">
            <text:p>-6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-0.2890625" calcext:value-type="float">
            <text:p>-0.2890625</text:p>
          </table:table-cell>
          <table:table-cell office:value-type="float" office:value="0.195556640625" calcext:value-type="float">
            <text:p>0.195556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-0.199462890625" calcext:value-type="float">
            <text:p>-0.199462890625</text:p>
          </table:table-cell>
          <table:table-cell office:value-type="float" office:value="0.208984375" calcext:value-type="float">
            <text:p>0.208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-0.15478515625" calcext:value-type="float">
            <text:p>-0.15478515625</text:p>
          </table:table-cell>
          <table:table-cell office:value-type="float" office:value="0.201904296875" calcext:value-type="float">
            <text:p>0.2019042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1" calcext:value-type="float">
            <text:p>21</text:p>
          </table:table-cell>
          <table:table-cell office:value-type="float" office:value="-10" calcext:value-type="float">
            <text:p>-1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-0.365478515625" calcext:value-type="float">
            <text:p>-0.365478515625</text:p>
          </table:table-cell>
          <table:table-cell office:value-type="float" office:value="0.444580078125" calcext:value-type="float">
            <text:p>0.444580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-0.21728515625" calcext:value-type="float">
            <text:p>-0.21728515625</text:p>
          </table:table-cell>
          <table:table-cell office:value-type="float" office:value="0.220458984375" calcext:value-type="float">
            <text:p>0.220458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6" calcext:value-type="float">
            <text:p>36</text:p>
          </table:table-cell>
          <table:table-cell office:value-type="float" office:value="-14" calcext:value-type="float">
            <text:p>-1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-0.146484375" calcext:value-type="float">
            <text:p>-0.146484375</text:p>
          </table:table-cell>
          <table:table-cell office:value-type="float" office:value="0.281005859375" calcext:value-type="float">
            <text:p>0.281005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4" calcext:value-type="float">
            <text:p>14</text:p>
          </table:table-cell>
          <table:table-cell office:value-type="float" office:value="-8" calcext:value-type="float">
            <text:p>-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-0.349853515625" calcext:value-type="float">
            <text:p>-0.349853515625</text:p>
          </table:table-cell>
          <table:table-cell office:value-type="float" office:value="0.207763671875" calcext:value-type="float">
            <text:p>0.207763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-0.2265625" calcext:value-type="float">
            <text:p>-0.2265625</text:p>
          </table:table-cell>
          <table:table-cell office:value-type="float" office:value="0.380859375" calcext:value-type="float">
            <text:p>0.380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3" calcext:value-type="float">
            <text:p>23</text:p>
          </table:table-cell>
          <table:table-cell office:value-type="float" office:value="-3" calcext:value-type="float">
            <text:p>-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-0.22607421875" calcext:value-type="float">
            <text:p>-0.22607421875</text:p>
          </table:table-cell>
          <table:table-cell office:value-type="float" office:value="0.19482421875" calcext:value-type="float">
            <text:p>0.19482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-0.227294921875" calcext:value-type="float">
            <text:p>-0.227294921875</text:p>
          </table:table-cell>
          <table:table-cell office:value-type="float" office:value="0.502197265625" calcext:value-type="float">
            <text:p>0.502197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-0.158203125" calcext:value-type="float">
            <text:p>-0.158203125</text:p>
          </table:table-cell>
          <table:table-cell office:value-type="float" office:value="0.04931640625" calcext:value-type="float">
            <text:p>0.04931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-0.285888671875" calcext:value-type="float">
            <text:p>-0.285888671875</text:p>
          </table:table-cell>
          <table:table-cell office:value-type="float" office:value="0.327880859375" calcext:value-type="float">
            <text:p>0.327880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-0.17626953125" calcext:value-type="float">
            <text:p>-0.17626953125</text:p>
          </table:table-cell>
          <table:table-cell office:value-type="float" office:value="0.0478515625" calcext:value-type="float">
            <text:p>0.0478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3" calcext:value-type="float">
            <text:p>23</text:p>
          </table:table-cell>
          <table:table-cell office:value-type="float" office:value="-16" calcext:value-type="float">
            <text:p>-1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-0.329345703125" calcext:value-type="float">
            <text:p>-0.329345703125</text:p>
          </table:table-cell>
          <table:table-cell office:value-type="float" office:value="0.636474609375" calcext:value-type="float">
            <text:p>0.636474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-0.431396484375" calcext:value-type="float">
            <text:p>-0.431396484375</text:p>
          </table:table-cell>
          <table:table-cell office:value-type="float" office:value="0.350341796875" calcext:value-type="float">
            <text:p>0.350341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-0.0869140625" calcext:value-type="float">
            <text:p>-0.0869140625</text:p>
          </table:table-cell>
          <table:table-cell office:value-type="float" office:value="0.233154296875" calcext:value-type="float">
            <text:p>0.2331542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5" calcext:value-type="float">
            <text:p>15</text:p>
          </table:table-cell>
          <table:table-cell office:value-type="float" office:value="-6" calcext:value-type="float">
            <text:p>-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-0.23583984375" calcext:value-type="float">
            <text:p>-0.23583984375</text:p>
          </table:table-cell>
          <table:table-cell office:value-type="float" office:value="0.38037109375" calcext:value-type="float">
            <text:p>0.38037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7" calcext:value-type="float">
            <text:p>37</text:p>
          </table:table-cell>
          <table:table-cell office:value-type="float" office:value="-7" calcext:value-type="float">
            <text:p>-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-0.29345703125" calcext:value-type="float">
            <text:p>-0.29345703125</text:p>
          </table:table-cell>
          <table:table-cell office:value-type="float" office:value="0.1494140625" calcext:value-type="float">
            <text:p>0.1494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-0.343994140625" calcext:value-type="float">
            <text:p>-0.343994140625</text:p>
          </table:table-cell>
          <table:table-cell office:value-type="float" office:value="0.398681640625" calcext:value-type="float">
            <text:p>0.398681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-0.19873046875" calcext:value-type="float">
            <text:p>-0.19873046875</text:p>
          </table:table-cell>
          <table:table-cell office:value-type="float" office:value="0.17626953125" calcext:value-type="float">
            <text:p>0.17626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-0.299560546875" calcext:value-type="float">
            <text:p>-0.299560546875</text:p>
          </table:table-cell>
          <table:table-cell office:value-type="float" office:value="0.138427734375" calcext:value-type="float">
            <text:p>0.138427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-0.162353515625" calcext:value-type="float">
            <text:p>-0.162353515625</text:p>
          </table:table-cell>
          <table:table-cell office:value-type="float" office:value="0.23681640625" calcext:value-type="float">
            <text:p>0.23681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-0.204345703125" calcext:value-type="float">
            <text:p>-0.204345703125</text:p>
          </table:table-cell>
          <table:table-cell office:value-type="float" office:value="0.06591796875" calcext:value-type="float">
            <text:p>0.06591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-0.351806640625" calcext:value-type="float">
            <text:p>-0.351806640625</text:p>
          </table:table-cell>
          <table:table-cell office:value-type="float" office:value="0.471435546875" calcext:value-type="float">
            <text:p>0.471435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-0.234619140625" calcext:value-type="float">
            <text:p>-0.234619140625</text:p>
          </table:table-cell>
          <table:table-cell office:value-type="float" office:value="-0.02001953125" calcext:value-type="float">
            <text:p>-0.02001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2" calcext:value-type="float">
            <text:p>22</text:p>
          </table:table-cell>
          <table:table-cell office:value-type="float" office:value="-5" calcext:value-type="float">
            <text:p>-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-0.249267578125" calcext:value-type="float">
            <text:p>-0.249267578125</text:p>
          </table:table-cell>
          <table:table-cell office:value-type="float" office:value="0.35693359375" calcext:value-type="float">
            <text:p>0.35693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-0.1328125" calcext:value-type="float">
            <text:p>-0.1328125</text:p>
          </table:table-cell>
          <table:table-cell office:value-type="float" office:value="0.0048828125" calcext:value-type="float">
            <text:p>0.0048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6" calcext:value-type="float">
            <text:p>26</text:p>
          </table:table-cell>
          <table:table-cell office:value-type="float" office:value="-9" calcext:value-type="float">
            <text:p>-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-0.1904296875" calcext:value-type="float">
            <text:p>-0.1904296875</text:p>
          </table:table-cell>
          <table:table-cell office:value-type="float" office:value="0.367919921875" calcext:value-type="float">
            <text:p>0.367919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-0.2041015625" calcext:value-type="float">
            <text:p>-0.2041015625</text:p>
          </table:table-cell>
          <table:table-cell office:value-type="float" office:value="0.192138671875" calcext:value-type="float">
            <text:p>0.192138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-0.231201171875" calcext:value-type="float">
            <text:p>-0.231201171875</text:p>
          </table:table-cell>
          <table:table-cell office:value-type="float" office:value="0.192626953125" calcext:value-type="float">
            <text:p>0.192626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9" calcext:value-type="float">
            <text:p>19</text:p>
          </table:table-cell>
          <table:table-cell office:value-type="float" office:value="-7" calcext:value-type="float">
            <text:p>-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-0.23779296875" calcext:value-type="float">
            <text:p>-0.23779296875</text:p>
          </table:table-cell>
          <table:table-cell office:value-type="float" office:value="0.32080078125" calcext:value-type="float">
            <text:p>0.32080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4" calcext:value-type="float">
            <text:p>24</text:p>
          </table:table-cell>
          <table:table-cell office:value-type="float" office:value="-7" calcext:value-type="float">
            <text:p>-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-0.221435546875" calcext:value-type="float">
            <text:p>-0.221435546875</text:p>
          </table:table-cell>
          <table:table-cell office:value-type="float" office:value="0.220458984375" calcext:value-type="float">
            <text:p>0.220458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-0.332275390625" calcext:value-type="float">
            <text:p>-0.332275390625</text:p>
          </table:table-cell>
          <table:table-cell office:value-type="float" office:value="0.308837890625" calcext:value-type="float">
            <text:p>0.308837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-0.301025390625" calcext:value-type="float">
            <text:p>-0.301025390625</text:p>
          </table:table-cell>
          <table:table-cell office:value-type="float" office:value="0.089111328125" calcext:value-type="float">
            <text:p>0.089111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-0.27490234375" calcext:value-type="float">
            <text:p>-0.27490234375</text:p>
          </table:table-cell>
          <table:table-cell office:value-type="float" office:value="0.369140625" calcext:value-type="float">
            <text:p>0.369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-0.233154296875" calcext:value-type="float">
            <text:p>-0.233154296875</text:p>
          </table:table-cell>
          <table:table-cell office:value-type="float" office:value="0.233154296875" calcext:value-type="float">
            <text:p>0.2331542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1" calcext:value-type="float">
            <text:p>31</text:p>
          </table:table-cell>
          <table:table-cell office:value-type="float" office:value="-8" calcext:value-type="float">
            <text:p>-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-0.222900390625" calcext:value-type="float">
            <text:p>-0.222900390625</text:p>
          </table:table-cell>
          <table:table-cell office:value-type="float" office:value="0.250244140625" calcext:value-type="float">
            <text:p>0.250244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7" calcext:value-type="float">
            <text:p>17</text:p>
          </table:table-cell>
          <table:table-cell office:value-type="float" office:value="-4" calcext:value-type="float">
            <text:p>-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-0.1865234375" calcext:value-type="float">
            <text:p>-0.1865234375</text:p>
          </table:table-cell>
          <table:table-cell office:value-type="float" office:value="0.11376953125" calcext:value-type="float">
            <text:p>0.11376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6" calcext:value-type="float">
            <text:p>16</text:p>
          </table:table-cell>
          <table:table-cell office:value-type="float" office:value="-8" calcext:value-type="float">
            <text:p>-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-0.173583984375" calcext:value-type="float">
            <text:p>-0.173583984375</text:p>
          </table:table-cell>
          <table:table-cell office:value-type="float" office:value="0.3505859375" calcext:value-type="float">
            <text:p>0.3505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-0.216064453125" calcext:value-type="float">
            <text:p>-0.216064453125</text:p>
          </table:table-cell>
          <table:table-cell office:value-type="float" office:value="0.022705078125" calcext:value-type="float">
            <text:p>0.022705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-0.1787109375" calcext:value-type="float">
            <text:p>-0.1787109375</text:p>
          </table:table-cell>
          <table:table-cell office:value-type="float" office:value="0.493896484375" calcext:value-type="float">
            <text:p>0.493896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-0.137939453125" calcext:value-type="float">
            <text:p>-0.137939453125</text:p>
          </table:table-cell>
          <table:table-cell office:value-type="float" office:value="0.23583984375" calcext:value-type="float">
            <text:p>0.23583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-0.318603515625" calcext:value-type="float">
            <text:p>-0.318603515625</text:p>
          </table:table-cell>
          <table:table-cell office:value-type="float" office:value="0.51123046875" calcext:value-type="float">
            <text:p>0.51123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3" calcext:value-type="float">
            <text:p>23</text:p>
          </table:table-cell>
          <table:table-cell office:value-type="float" office:value="-4" calcext:value-type="float">
            <text:p>-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-0.229248046875" calcext:value-type="float">
            <text:p>-0.229248046875</text:p>
          </table:table-cell>
          <table:table-cell office:value-type="float" office:value="0.2626953125" calcext:value-type="float">
            <text:p>0.2626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7" calcext:value-type="float">
            <text:p>27</text:p>
          </table:table-cell>
          <table:table-cell office:value-type="float" office:value="-4" calcext:value-type="float">
            <text:p>-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-0.1953125" calcext:value-type="float">
            <text:p>-0.1953125</text:p>
          </table:table-cell>
          <table:table-cell office:value-type="float" office:value="0.024169921875" calcext:value-type="float">
            <text:p>0.024169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6" calcext:value-type="float">
            <text:p>16</text:p>
          </table:table-cell>
          <table:table-cell office:value-type="float" office:value="-5" calcext:value-type="float">
            <text:p>-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-0.31982421875" calcext:value-type="float">
            <text:p>-0.31982421875</text:p>
          </table:table-cell>
          <table:table-cell office:value-type="float" office:value="-0.10107421875" calcext:value-type="float">
            <text:p>-0.10107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-0.1884765625" calcext:value-type="float">
            <text:p>-0.1884765625</text:p>
          </table:table-cell>
          <table:table-cell office:value-type="float" office:value="0.448974609375" calcext:value-type="float">
            <text:p>0.448974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-0.2275390625" calcext:value-type="float">
            <text:p>-0.2275390625</text:p>
          </table:table-cell>
          <table:table-cell office:value-type="float" office:value="0.109130859375" calcext:value-type="float">
            <text:p>0.109130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-0.106201171875" calcext:value-type="float">
            <text:p>-0.106201171875</text:p>
          </table:table-cell>
          <table:table-cell office:value-type="float" office:value="0.083251953125" calcext:value-type="float">
            <text:p>0.083251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-0.20166015625" calcext:value-type="float">
            <text:p>-0.20166015625</text:p>
          </table:table-cell>
          <table:table-cell office:value-type="float" office:value="0.08740234375" calcext:value-type="float">
            <text:p>0.087402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-0.142822265625" calcext:value-type="float">
            <text:p>-0.142822265625</text:p>
          </table:table-cell>
          <table:table-cell office:value-type="float" office:value="0.053466796875" calcext:value-type="float">
            <text:p>0.053466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-0.1689453125" calcext:value-type="float">
            <text:p>-0.1689453125</text:p>
          </table:table-cell>
          <table:table-cell office:value-type="float" office:value="-0.181396484375" calcext:value-type="float">
            <text:p>-0.181396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0.10888671875" calcext:value-type="float">
            <text:p>-0.10888671875</text:p>
          </table:table-cell>
          <table:table-cell office:value-type="float" office:value="0.13427734375" calcext:value-type="float">
            <text:p>0.13427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-0.235595703125" calcext:value-type="float">
            <text:p>-0.235595703125</text:p>
          </table:table-cell>
          <table:table-cell office:value-type="float" office:value="0.031005859375" calcext:value-type="float">
            <text:p>0.031005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0.2451171875" calcext:value-type="float">
            <text:p>-0.2451171875</text:p>
          </table:table-cell>
          <table:table-cell office:value-type="float" office:value="0.018310546875" calcext:value-type="float">
            <text:p>0.018310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-0.185546875" calcext:value-type="float">
            <text:p>-0.185546875</text:p>
          </table:table-cell>
          <table:table-cell office:value-type="float" office:value="0.09033203125" calcext:value-type="float">
            <text:p>0.09033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-0.163818359375" calcext:value-type="float">
            <text:p>-0.163818359375</text:p>
          </table:table-cell>
          <table:table-cell office:value-type="float" office:value="-0.26953125" calcext:value-type="float">
            <text:p>-0.26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6" calcext:value-type="float">
            <text:p>36</text:p>
          </table:table-cell>
          <table:table-cell office:value-type="float" office:value="-5" calcext:value-type="float">
            <text:p>-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0.070556640625" calcext:value-type="float">
            <text:p>-0.070556640625</text:p>
          </table:table-cell>
          <table:table-cell office:value-type="float" office:value="0.083984375" calcext:value-type="float">
            <text:p>0.083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-0.078125" calcext:value-type="float">
            <text:p>-0.078125</text:p>
          </table:table-cell>
          <table:table-cell office:value-type="float" office:value="-0.0830078125" calcext:value-type="float">
            <text:p>-0.0830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7" calcext:value-type="float">
            <text:p>7</text:p>
          </table:table-cell>
          <table:table-cell office:value-type="float" office:value="-11" calcext:value-type="float">
            <text:p>-1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-0.040771484375" calcext:value-type="float">
            <text:p>-0.040771484375</text:p>
          </table:table-cell>
          <table:table-cell office:value-type="float" office:value="-0.02294921875" calcext:value-type="float">
            <text:p>-0.02294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-0.1455078125" calcext:value-type="float">
            <text:p>-0.1455078125</text:p>
          </table:table-cell>
          <table:table-cell office:value-type="float" office:value="0.073486328125" calcext:value-type="float">
            <text:p>0.073486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0.116943359375" calcext:value-type="float">
            <text:p>-0.116943359375</text:p>
          </table:table-cell>
          <table:table-cell office:value-type="float" office:value="0.040283203125" calcext:value-type="float">
            <text:p>0.040283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-0.1162109375" calcext:value-type="float">
            <text:p>-0.1162109375</text:p>
          </table:table-cell>
          <table:table-cell office:value-type="float" office:value="-0.060302734375" calcext:value-type="float">
            <text:p>-0.060302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0" calcext:value-type="float">
            <text:p>-20</text:p>
          </table:table-cell>
          <table:table-cell office:value-type="float" office:value="-7" calcext:value-type="float">
            <text:p>-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0.185546875" calcext:value-type="float">
            <text:p>-0.185546875</text:p>
          </table:table-cell>
          <table:table-cell office:value-type="float" office:value="0.17431640625" calcext:value-type="float">
            <text:p>0.17431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0.125244140625" calcext:value-type="float">
            <text:p>-0.125244140625</text:p>
          </table:table-cell>
          <table:table-cell office:value-type="float" office:value="0.1064453125" calcext:value-type="float">
            <text:p>0.1064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8" calcext:value-type="float">
            <text:p>-18</text:p>
          </table:table-cell>
          <table:table-cell office:value-type="float" office:value="-6" calcext:value-type="float">
            <text:p>-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0.063720703125" calcext:value-type="float">
            <text:p>-0.063720703125</text:p>
          </table:table-cell>
          <table:table-cell office:value-type="float" office:value="0.025390625" calcext:value-type="float">
            <text:p>0.025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0.168701171875" calcext:value-type="float">
            <text:p>-0.168701171875</text:p>
          </table:table-cell>
          <table:table-cell office:value-type="float" office:value="0.15673828125" calcext:value-type="float">
            <text:p>0.15673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0.114990234375" calcext:value-type="float">
            <text:p>-0.114990234375</text:p>
          </table:table-cell>
          <table:table-cell office:value-type="float" office:value="0.129150390625" calcext:value-type="float">
            <text:p>0.129150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0.17578125" calcext:value-type="float">
            <text:p>-0.17578125</text:p>
          </table:table-cell>
          <table:table-cell office:value-type="float" office:value="0.118896484375" calcext:value-type="float">
            <text:p>0.118896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0.16650390625" calcext:value-type="float">
            <text:p>-0.16650390625</text:p>
          </table:table-cell>
          <table:table-cell office:value-type="float" office:value="0.15576171875" calcext:value-type="float">
            <text:p>0.15576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1" calcext:value-type="float">
            <text:p>11</text:p>
          </table:table-cell>
          <table:table-cell office:value-type="float" office:value="-4" calcext:value-type="float">
            <text:p>-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0.138916015625" calcext:value-type="float">
            <text:p>-0.138916015625</text:p>
          </table:table-cell>
          <table:table-cell office:value-type="float" office:value="0.017333984375" calcext:value-type="float">
            <text:p>0.017333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0.131591796875" calcext:value-type="float">
            <text:p>-0.131591796875</text:p>
          </table:table-cell>
          <table:table-cell office:value-type="float" office:value="-0.117431640625" calcext:value-type="float">
            <text:p>-0.117431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5" calcext:value-type="float">
            <text:p>-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0.091064453125" calcext:value-type="float">
            <text:p>-0.091064453125</text:p>
          </table:table-cell>
          <table:table-cell office:value-type="float" office:value="0.121826171875" calcext:value-type="float">
            <text:p>0.121826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0.191162109375" calcext:value-type="float">
            <text:p>-0.191162109375</text:p>
          </table:table-cell>
          <table:table-cell office:value-type="float" office:value="0.013671875" calcext:value-type="float">
            <text:p>0.013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18603515625" calcext:value-type="float">
            <text:p>-0.18603515625</text:p>
          </table:table-cell>
          <table:table-cell office:value-type="float" office:value="0.139892578125" calcext:value-type="float">
            <text:p>0.139892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0.125244140625" calcext:value-type="float">
            <text:p>-0.125244140625</text:p>
          </table:table-cell>
          <table:table-cell office:value-type="float" office:value="-0.181640625" calcext:value-type="float">
            <text:p>-0.181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0.05712890625" calcext:value-type="float">
            <text:p>-0.05712890625</text:p>
          </table:table-cell>
          <table:table-cell office:value-type="float" office:value="0.048828125" calcext:value-type="float">
            <text:p>0.048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0.14892578125" calcext:value-type="float">
            <text:p>-0.14892578125</text:p>
          </table:table-cell>
          <table:table-cell office:value-type="float" office:value="0.05517578125" calcext:value-type="float">
            <text:p>0.05517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0.06982421875" calcext:value-type="float">
            <text:p>-0.06982421875</text:p>
          </table:table-cell>
          <table:table-cell office:value-type="float" office:value="-0.065673828125" calcext:value-type="float">
            <text:p>-0.065673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7431640625" calcext:value-type="float">
            <text:p>-0.17431640625</text:p>
          </table:table-cell>
          <table:table-cell office:value-type="float" office:value="-0.02783203125" calcext:value-type="float">
            <text:p>-0.02783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9" calcext:value-type="float">
            <text:p>-1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0.231201171875" calcext:value-type="float">
            <text:p>-0.231201171875</text:p>
          </table:table-cell>
          <table:table-cell office:value-type="float" office:value="-0.045166015625" calcext:value-type="float">
            <text:p>-0.045166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155517578125" calcext:value-type="float">
            <text:p>-0.155517578125</text:p>
          </table:table-cell>
          <table:table-cell office:value-type="float" office:value="0.132080078125" calcext:value-type="float">
            <text:p>0.132080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215087890625" calcext:value-type="float">
            <text:p>-0.215087890625</text:p>
          </table:table-cell>
          <table:table-cell office:value-type="float" office:value="0.133056640625" calcext:value-type="float">
            <text:p>0.133056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0.162353515625" calcext:value-type="float">
            <text:p>-0.162353515625</text:p>
          </table:table-cell>
          <table:table-cell office:value-type="float" office:value="-0.080078125" calcext:value-type="float">
            <text:p>-0.080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0.10107421875" calcext:value-type="float">
            <text:p>-0.10107421875</text:p>
          </table:table-cell>
          <table:table-cell office:value-type="float" office:value="0.054931640625" calcext:value-type="float">
            <text:p>0.054931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078125" calcext:value-type="float">
            <text:p>-0.078125</text:p>
          </table:table-cell>
          <table:table-cell office:value-type="float" office:value="0.16015625" calcext:value-type="float">
            <text:p>0.16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0.097900390625" calcext:value-type="float">
            <text:p>-0.097900390625</text:p>
          </table:table-cell>
          <table:table-cell office:value-type="float" office:value="-0.04736328125" calcext:value-type="float">
            <text:p>-0.04736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7" calcext:value-type="float">
            <text:p>-37</text:p>
          </table:table-cell>
          <table:table-cell office:value-type="float" office:value="-6" calcext:value-type="float">
            <text:p>-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0.02197265625" calcext:value-type="float">
            <text:p>-0.02197265625</text:p>
          </table:table-cell>
          <table:table-cell office:value-type="float" office:value="0.053466796875" calcext:value-type="float">
            <text:p>0.053466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0.159423828125" calcext:value-type="float">
            <text:p>-0.159423828125</text:p>
          </table:table-cell>
          <table:table-cell office:value-type="float" office:value="0.0498046875" calcext:value-type="float">
            <text:p>0.0498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123046875" calcext:value-type="float">
            <text:p>-0.123046875</text:p>
          </table:table-cell>
          <table:table-cell office:value-type="float" office:value="0.009765625" calcext:value-type="float">
            <text:p>0.009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2" calcext:value-type="float">
            <text:p>-22</text:p>
          </table:table-cell>
          <table:table-cell office:value-type="float" office:value="-12" calcext:value-type="float">
            <text:p>-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0.220458984375" calcext:value-type="float">
            <text:p>-0.220458984375</text:p>
          </table:table-cell>
          <table:table-cell office:value-type="float" office:value="0.120849609375" calcext:value-type="float">
            <text:p>0.120849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4" calcext:value-type="float">
            <text:p>-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137939453125" calcext:value-type="float">
            <text:p>-0.137939453125</text:p>
          </table:table-cell>
          <table:table-cell office:value-type="float" office:value="0.18017578125" calcext:value-type="float">
            <text:p>0.18017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140625" calcext:value-type="float">
            <text:p>-0.140625</text:p>
          </table:table-cell>
          <table:table-cell office:value-type="float" office:value="0.00244140625" calcext:value-type="float">
            <text:p>0.00244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00390625" calcext:value-type="float">
            <text:p>-0.00390625</text:p>
          </table:table-cell>
          <table:table-cell office:value-type="float" office:value="-0.0146484375" calcext:value-type="float">
            <text:p>-0.0146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5" calcext:value-type="float">
            <text:p>-15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5029296875" calcext:value-type="float">
            <text:p>-0.05029296875</text:p>
          </table:table-cell>
          <table:table-cell office:value-type="float" office:value="-0.024658203125" calcext:value-type="float">
            <text:p>-0.024658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36376953125" calcext:value-type="float">
            <text:p>-0.036376953125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99609375" calcext:value-type="float">
            <text:p>-0.099609375</text:p>
          </table:table-cell>
          <table:table-cell office:value-type="float" office:value="0.098876953125" calcext:value-type="float">
            <text:p>0.098876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099365234375" calcext:value-type="float">
            <text:p>-0.099365234375</text:p>
          </table:table-cell>
          <table:table-cell office:value-type="float" office:value="0.03076171875" calcext:value-type="float">
            <text:p>0.03076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011962890625" calcext:value-type="float">
            <text:p>0.011962890625</text:p>
          </table:table-cell>
          <table:table-cell office:value-type="float" office:value="-0.0185546875" calcext:value-type="float">
            <text:p>-0.0185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7" calcext:value-type="float">
            <text:p>-17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131591796875" calcext:value-type="float">
            <text:p>-0.131591796875</text:p>
          </table:table-cell>
          <table:table-cell office:value-type="float" office:value="0.072998046875" calcext:value-type="float">
            <text:p>0.072998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07763671875" calcext:value-type="float">
            <text:p>-0.207763671875</text:p>
          </table:table-cell>
          <table:table-cell office:value-type="float" office:value="0.044677734375" calcext:value-type="float">
            <text:p>0.044677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19921875" calcext:value-type="float">
            <text:p>-0.19921875</text:p>
          </table:table-cell>
          <table:table-cell office:value-type="float" office:value="-0.01318359375" calcext:value-type="float">
            <text:p>-0.01318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091064453125" calcext:value-type="float">
            <text:p>-0.091064453125</text:p>
          </table:table-cell>
          <table:table-cell office:value-type="float" office:value="0.006103515625" calcext:value-type="float">
            <text:p>0.006103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4" calcext:value-type="float">
            <text:p>-4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046142578125" calcext:value-type="float">
            <text:p>-0.046142578125</text:p>
          </table:table-cell>
          <table:table-cell office:value-type="float" office:value="-0.047607421875" calcext:value-type="float">
            <text:p>-0.047607421875</text:p>
          </table:table-cell>
          <table:table-cell office:value-type="float" office:value="1.99993896484" calcext:value-type="float">
            <text:p>1.999938964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0.0908203125" calcext:value-type="float">
            <text:p>0.0908203125</text:p>
          </table:table-cell>
          <table:table-cell office:value-type="float" office:value="0.060302734375" calcext:value-type="float">
            <text:p>0.060302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01904296875" calcext:value-type="float">
            <text:p>-0.01904296875</text:p>
          </table:table-cell>
          <table:table-cell office:value-type="float" office:value="0.008544921875" calcext:value-type="float">
            <text:p>0.008544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4" calcext:value-type="float">
            <text:p>24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0.13720703125" calcext:value-type="float">
            <text:p>-0.13720703125</text:p>
          </table:table-cell>
          <table:table-cell office:value-type="float" office:value="0.02685546875" calcext:value-type="float">
            <text:p>0.02685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0.151611328125" calcext:value-type="float">
            <text:p>-0.151611328125</text:p>
          </table:table-cell>
          <table:table-cell office:value-type="float" office:value="0.08837890625" calcext:value-type="float">
            <text:p>0.08837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0.11083984375" calcext:value-type="float">
            <text:p>-0.11083984375</text:p>
          </table:table-cell>
          <table:table-cell office:value-type="float" office:value="0.052978515625" calcext:value-type="float">
            <text:p>0.052978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0.197998046875" calcext:value-type="float">
            <text:p>-0.197998046875</text:p>
          </table:table-cell>
          <table:table-cell office:value-type="float" office:value="0.133544921875" calcext:value-type="float">
            <text:p>0.133544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0.29248046875" calcext:value-type="float">
            <text:p>-0.29248046875</text:p>
          </table:table-cell>
          <table:table-cell office:value-type="float" office:value="-0.02490234375" calcext:value-type="float">
            <text:p>-0.024902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028076171875" calcext:value-type="float">
            <text:p>-0.028076171875</text:p>
          </table:table-cell>
          <table:table-cell office:value-type="float" office:value="-0.044677734375" calcext:value-type="float">
            <text:p>-0.044677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" calcext:value-type="float">
            <text:p>-1</text:p>
          </table:table-cell>
          <table:table-cell office:value-type="float" office:value="-11" calcext:value-type="float">
            <text:p>-1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264404296875" calcext:value-type="float">
            <text:p>-0.264404296875</text:p>
          </table:table-cell>
          <table:table-cell office:value-type="float" office:value="0.061279296875" calcext:value-type="float">
            <text:p>0.0612792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5" calcext:value-type="float">
            <text:p>5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90625" calcext:value-type="float">
            <text:p>0.00390625</text:p>
          </table:table-cell>
          <table:table-cell office:value-type="float" office:value="-0.103271484375" calcext:value-type="float">
            <text:p>-0.103271484375</text:p>
          </table:table-cell>
          <table:table-cell office:value-type="float" office:value="1.99993896484" calcext:value-type="float">
            <text:p>1.99993896484</text:p>
          </table:table-cell>
          <table:table-cell table:number-columns-repeated="2"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787109375" calcext:value-type="float">
            <text:p>-0.06787109375</text:p>
          </table:table-cell>
          <table:table-cell office:value-type="float" office:value="0.076904296875" calcext:value-type="float">
            <text:p>0.0769042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55908203125" calcext:value-type="float">
            <text:p>-0.055908203125</text:p>
          </table:table-cell>
          <table:table-cell office:value-type="float" office:value="-0.06787109375" calcext:value-type="float">
            <text:p>-0.06787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04638671875" calcext:value-type="float">
            <text:p>0.04638671875</text:p>
          </table:table-cell>
          <table:table-cell office:value-type="float" office:value="-0.122314453125" calcext:value-type="float">
            <text:p>-0.122314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9" calcext:value-type="float">
            <text:p>-19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1708984375" calcext:value-type="float">
            <text:p>-0.01708984375</text:p>
          </table:table-cell>
          <table:table-cell office:value-type="float" office:value="0.030517578125" calcext:value-type="float">
            <text:p>0.030517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6" calcext:value-type="float">
            <text:p>6</text:p>
          </table:table-cell>
          <table:table-cell office:value-type="float" office:value="-11" calcext:value-type="float">
            <text:p>-1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133056640625" calcext:value-type="float">
            <text:p>-0.133056640625</text:p>
          </table:table-cell>
          <table:table-cell office:value-type="float" office:value="-0.03759765625" calcext:value-type="float">
            <text:p>-0.03759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0" calcext:value-type="float">
            <text:p>-20</text:p>
          </table:table-cell>
          <table:table-cell office:value-type="float" office:value="-16" calcext:value-type="float">
            <text:p>-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02880859375" calcext:value-type="float">
            <text:p>-0.202880859375</text:p>
          </table:table-cell>
          <table:table-cell office:value-type="float" office:value="0.091796875" calcext:value-type="float">
            <text:p>0.091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7" calcext:value-type="float">
            <text:p>7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4609375" calcext:value-type="float">
            <text:p>-0.24609375</text:p>
          </table:table-cell>
          <table:table-cell office:value-type="float" office:value="-0.132568359375" calcext:value-type="float">
            <text:p>-0.132568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9" calcext:value-type="float">
            <text:p>-29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1513671875" calcext:value-type="float">
            <text:p>-0.1513671875</text:p>
          </table:table-cell>
          <table:table-cell office:value-type="float" office:value="0.0546875" calcext:value-type="float">
            <text:p>0.0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7" calcext:value-type="float">
            <text:p>7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3037109375" calcext:value-type="float">
            <text:p>-0.13037109375</text:p>
          </table:table-cell>
          <table:table-cell office:value-type="float" office:value="-0.05419921875" calcext:value-type="float">
            <text:p>-0.05419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12646484375" calcext:value-type="float">
            <text:p>-0.12646484375</text:p>
          </table:table-cell>
          <table:table-cell office:value-type="float" office:value="0.08740234375" calcext:value-type="float">
            <text:p>0.087402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26953125" calcext:value-type="float">
            <text:p>-0.126953125</text:p>
          </table:table-cell>
          <table:table-cell office:value-type="float" office:value="-0.050048828125" calcext:value-type="float">
            <text:p>-0.050048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7" calcext:value-type="float">
            <text:p>-27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90087890625" calcext:value-type="float">
            <text:p>-0.090087890625</text:p>
          </table:table-cell>
          <table:table-cell office:value-type="float" office:value="0.044189453125" calcext:value-type="float">
            <text:p>0.044189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0" calcext:value-type="float">
            <text:p>10</text:p>
          </table:table-cell>
          <table:table-cell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611328125" calcext:value-type="float">
            <text:p>-0.1611328125</text:p>
          </table:table-cell>
          <table:table-cell office:value-type="float" office:value="0.134765625" calcext:value-type="float">
            <text:p>0.134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63330078125" calcext:value-type="float">
            <text:p>-0.163330078125</text:p>
          </table:table-cell>
          <table:table-cell office:value-type="float" office:value="-0.123046875" calcext:value-type="float">
            <text:p>-0.123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2" calcext:value-type="float">
            <text:p>-12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21923828125" calcext:value-type="float">
            <text:p>-0.21923828125</text:p>
          </table:table-cell>
          <table:table-cell office:value-type="float" office:value="-0.043701171875" calcext:value-type="float">
            <text:p>-0.043701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4" calcext:value-type="float">
            <text:p>-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2060546875" calcext:value-type="float">
            <text:p>-0.2060546875</text:p>
          </table:table-cell>
          <table:table-cell office:value-type="float" office:value="-0.081298828125" calcext:value-type="float">
            <text:p>-0.081298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2373046875" calcext:value-type="float">
            <text:p>-0.2373046875</text:p>
          </table:table-cell>
          <table:table-cell office:value-type="float" office:value="0.017333984375" calcext:value-type="float">
            <text:p>0.017333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591796875" calcext:value-type="float">
            <text:p>-0.1591796875</text:p>
          </table:table-cell>
          <table:table-cell office:value-type="float" office:value="0.03662109375" calcext:value-type="float">
            <text:p>0.03662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3955078125" calcext:value-type="float">
            <text:p>-0.03955078125</text:p>
          </table:table-cell>
          <table:table-cell office:value-type="float" office:value="-0.0380859375" calcext:value-type="float">
            <text:p>-0.0380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168701171875" calcext:value-type="float">
            <text:p>-0.168701171875</text:p>
          </table:table-cell>
          <table:table-cell office:value-type="float" office:value="0.066162109375" calcext:value-type="float">
            <text:p>0.066162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224365234375" calcext:value-type="float">
            <text:p>-0.224365234375</text:p>
          </table:table-cell>
          <table:table-cell office:value-type="float" office:value="0.0263671875" calcext:value-type="float">
            <text:p>0.0263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5" calcext:value-type="float">
            <text:p>-5</text:p>
          </table:table-cell>
          <table:table-cell office:value-type="float" office:value="19" calcext:value-type="float">
            <text:p>1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269287109375" calcext:value-type="float">
            <text:p>-0.269287109375</text:p>
          </table:table-cell>
          <table:table-cell office:value-type="float" office:value="0.12353515625" calcext:value-type="float">
            <text:p>0.12353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0.19482421875" calcext:value-type="float">
            <text:p>-0.19482421875</text:p>
          </table:table-cell>
          <table:table-cell office:value-type="float" office:value="0.0302734375" calcext:value-type="float">
            <text:p>0.0302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17333984375" calcext:value-type="float">
            <text:p>-0.17333984375</text:p>
          </table:table-cell>
          <table:table-cell office:value-type="float" office:value="0.021240234375" calcext:value-type="float">
            <text:p>0.0212402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034423828125" calcext:value-type="float">
            <text:p>-0.034423828125</text:p>
          </table:table-cell>
          <table:table-cell office:value-type="float" office:value="0.022705078125" calcext:value-type="float">
            <text:p>0.022705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2" calcext:value-type="float">
            <text:p>-1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056640625" calcext:value-type="float">
            <text:p>-0.056640625</text:p>
          </table:table-cell>
          <table:table-cell office:value-type="float" office:value="0.058837890625" calcext:value-type="float">
            <text:p>0.058837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49560546875" calcext:value-type="float">
            <text:p>-0.049560546875</text:p>
          </table:table-cell>
          <table:table-cell office:value-type="float" office:value="0.032470703125" calcext:value-type="float">
            <text:p>0.032470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4" calcext:value-type="float">
            <text:p>-4</text:p>
          </table:table-cell>
          <table:table-cell office:value-type="float" office:value="-12" calcext:value-type="float">
            <text:p>-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1904296875" calcext:value-type="float">
            <text:p>-0.1904296875</text:p>
          </table:table-cell>
          <table:table-cell office:value-type="float" office:value="-0.205078125" calcext:value-type="float">
            <text:p>-0.205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3" calcext:value-type="float">
            <text:p>-33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64794921875" calcext:value-type="float">
            <text:p>-0.164794921875</text:p>
          </table:table-cell>
          <table:table-cell office:value-type="float" office:value="0.1220703125" calcext:value-type="float">
            <text:p>0.1220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625" calcext:value-type="float">
            <text:p>-0.0625</text:p>
          </table:table-cell>
          <table:table-cell office:value-type="float" office:value="0.048828125" calcext:value-type="float">
            <text:p>0.048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1455078125" calcext:value-type="float">
            <text:p>-0.1455078125</text:p>
          </table:table-cell>
          <table:table-cell office:value-type="float" office:value="0.1650390625" calcext:value-type="float">
            <text:p>0.1650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072509765625" calcext:value-type="float">
            <text:p>-0.072509765625</text:p>
          </table:table-cell>
          <table:table-cell office:value-type="float" office:value="0.10595703125" calcext:value-type="float">
            <text:p>0.10595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267822265625" calcext:value-type="float">
            <text:p>-0.267822265625</text:p>
          </table:table-cell>
          <table:table-cell office:value-type="float" office:value="0.0234375" calcext:value-type="float">
            <text:p>0.02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14794921875" calcext:value-type="float">
            <text:p>-0.14794921875</text:p>
          </table:table-cell>
          <table:table-cell office:value-type="float" office:value="0.011474609375" calcext:value-type="float">
            <text:p>0.011474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" calcext:value-type="float">
            <text:p>-2</text:p>
          </table:table-cell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0.14306640625" calcext:value-type="float">
            <text:p>-0.14306640625</text:p>
          </table:table-cell>
          <table:table-cell office:value-type="float" office:value="0.037841796875" calcext:value-type="float">
            <text:p>0.037841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21728515625" calcext:value-type="float">
            <text:p>-0.21728515625</text:p>
          </table:table-cell>
          <table:table-cell office:value-type="float" office:value="0.043212890625" calcext:value-type="float">
            <text:p>0.043212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45751953125" calcext:value-type="float">
            <text:p>-0.145751953125</text:p>
          </table:table-cell>
          <table:table-cell office:value-type="float" office:value="0.07177734375" calcext:value-type="float">
            <text:p>0.07177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787109375" calcext:value-type="float">
            <text:p>-0.1787109375</text:p>
          </table:table-cell>
          <table:table-cell office:value-type="float" office:value="-0.04296875" calcext:value-type="float">
            <text:p>-0.042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2109375" calcext:value-type="float">
            <text:p>-0.12109375</text:p>
          </table:table-cell>
          <table:table-cell office:value-type="float" office:value="0.036865234375" calcext:value-type="float">
            <text:p>0.0368652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11083984375" calcext:value-type="float">
            <text:p>-0.11083984375</text:p>
          </table:table-cell>
          <table:table-cell office:value-type="float" office:value="0.009033203125" calcext:value-type="float">
            <text:p>0.009033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095458984375" calcext:value-type="float">
            <text:p>-0.095458984375</text:p>
          </table:table-cell>
          <table:table-cell office:value-type="float" office:value="0.087158203125" calcext:value-type="float">
            <text:p>0.087158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072265625" calcext:value-type="float">
            <text:p>-0.072265625</text:p>
          </table:table-cell>
          <table:table-cell office:value-type="float" office:value="0.116943359375" calcext:value-type="float">
            <text:p>0.116943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55029296875" calcext:value-type="float">
            <text:p>-0.155029296875</text:p>
          </table:table-cell>
          <table:table-cell office:value-type="float" office:value="0.02880859375" calcext:value-type="float">
            <text:p>0.02880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21484375" calcext:value-type="float">
            <text:p>-0.21484375</text:p>
          </table:table-cell>
          <table:table-cell office:value-type="float" office:value="0.20556640625" calcext:value-type="float">
            <text:p>0.20556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19384765625" calcext:value-type="float">
            <text:p>-0.19384765625</text:p>
          </table:table-cell>
          <table:table-cell office:value-type="float" office:value="0.1416015625" calcext:value-type="float">
            <text:p>0.1416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1" calcext:value-type="float">
            <text:p>2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322998046875" calcext:value-type="float">
            <text:p>-0.322998046875</text:p>
          </table:table-cell>
          <table:table-cell office:value-type="float" office:value="-0.00390625" calcext:value-type="float">
            <text:p>-0.00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0.1669921875" calcext:value-type="float">
            <text:p>-0.1669921875</text:p>
          </table:table-cell>
          <table:table-cell office:value-type="float" office:value="0.045166015625" calcext:value-type="float">
            <text:p>0.045166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0.110595703125" calcext:value-type="float">
            <text:p>-0.110595703125</text:p>
          </table:table-cell>
          <table:table-cell office:value-type="float" office:value="0.115234375" calcext:value-type="float">
            <text:p>0.1152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079833984375" calcext:value-type="float">
            <text:p>-0.079833984375</text:p>
          </table:table-cell>
          <table:table-cell office:value-type="float" office:value="0.025146484375" calcext:value-type="float">
            <text:p>0.025146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1337890625" calcext:value-type="float">
            <text:p>-0.1337890625</text:p>
          </table:table-cell>
          <table:table-cell office:value-type="float" office:value="-0.005126953125" calcext:value-type="float">
            <text:p>-0.005126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86181640625" calcext:value-type="float">
            <text:p>-0.086181640625</text:p>
          </table:table-cell>
          <table:table-cell office:value-type="float" office:value="-0.08642578125" calcext:value-type="float">
            <text:p>-0.08642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5" calcext:value-type="float">
            <text:p>-15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80419921875" calcext:value-type="float">
            <text:p>-0.180419921875</text:p>
          </table:table-cell>
          <table:table-cell office:value-type="float" office:value="-0.0751953125" calcext:value-type="float">
            <text:p>-0.0751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7" calcext:value-type="float">
            <text:p>-17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296630859375" calcext:value-type="float">
            <text:p>-0.296630859375</text:p>
          </table:table-cell>
          <table:table-cell office:value-type="float" office:value="-0.029541015625" calcext:value-type="float">
            <text:p>-0.029541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2" calcext:value-type="float">
            <text:p>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1767578125" calcext:value-type="float">
            <text:p>-0.061767578125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1.99993896484" calcext:value-type="float">
            <text:p>1.99993896484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175048828125" calcext:value-type="float">
            <text:p>-0.175048828125</text:p>
          </table:table-cell>
          <table:table-cell office:value-type="float" office:value="0.009521484375" calcext:value-type="float">
            <text:p>0.009521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22021484375" calcext:value-type="float">
            <text:p>-0.22021484375</text:p>
          </table:table-cell>
          <table:table-cell office:value-type="float" office:value="0.132568359375" calcext:value-type="float">
            <text:p>0.132568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255859375" calcext:value-type="float">
            <text:p>-0.2255859375</text:p>
          </table:table-cell>
          <table:table-cell office:value-type="float" office:value="0.033935546875" calcext:value-type="float">
            <text:p>0.033935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039306640625" calcext:value-type="float">
            <text:p>-0.0393066406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08935546875" calcext:value-type="float">
            <text:p>-0.08935546875</text:p>
          </table:table-cell>
          <table:table-cell office:value-type="float" office:value="0.052490234375" calcext:value-type="float">
            <text:p>0.0524902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4" calcext:value-type="float">
            <text:p>-14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552734375" calcext:value-type="float">
            <text:p>-0.1552734375</text:p>
          </table:table-cell>
          <table:table-cell office:value-type="float" office:value="0.01806640625" calcext:value-type="float">
            <text:p>0.01806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31689453125" calcext:value-type="float">
            <text:p>-0.31689453125</text:p>
          </table:table-cell>
          <table:table-cell office:value-type="float" office:value="0.025146484375" calcext:value-type="float">
            <text:p>0.025146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47607421875" calcext:value-type="float">
            <text:p>-0.47607421875</text:p>
          </table:table-cell>
          <table:table-cell office:value-type="float" office:value="0.881591796875" calcext:value-type="float">
            <text:p>0.881591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0.225830078125" calcext:value-type="float">
            <text:p>-0.225830078125</text:p>
          </table:table-cell>
          <table:table-cell office:value-type="float" office:value="0.231689453125" calcext:value-type="float">
            <text:p>0.231689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-0.1689453125" calcext:value-type="float">
            <text:p>-0.1689453125</text:p>
          </table:table-cell>
          <table:table-cell office:value-type="float" office:value="0.16015625" calcext:value-type="float">
            <text:p>0.16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-0.209716796875" calcext:value-type="float">
            <text:p>-0.209716796875</text:p>
          </table:table-cell>
          <table:table-cell office:value-type="float" office:value="0.419677734375" calcext:value-type="float">
            <text:p>0.419677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-0.162109375" calcext:value-type="float">
            <text:p>-0.162109375</text:p>
          </table:table-cell>
          <table:table-cell office:value-type="float" office:value="0.459716796875" calcext:value-type="float">
            <text:p>0.459716796875</text:p>
          </table:table-cell>
          <table:table-cell office:value-type="float" office:value="1.99993896484" calcext:value-type="float">
            <text:p>1.9999389648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-0.13818359375" calcext:value-type="float">
            <text:p>-0.13818359375</text:p>
          </table:table-cell>
          <table:table-cell office:value-type="float" office:value="0.311767578125" calcext:value-type="float">
            <text:p>0.311767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-0.27294921875" calcext:value-type="float">
            <text:p>-0.27294921875</text:p>
          </table:table-cell>
          <table:table-cell office:value-type="float" office:value="0.3212890625" calcext:value-type="float">
            <text:p>0.3212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-0.268798828125" calcext:value-type="float">
            <text:p>-0.268798828125</text:p>
          </table:table-cell>
          <table:table-cell office:value-type="float" office:value="0.3984375" calcext:value-type="float">
            <text:p>0.3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-0.179931640625" calcext:value-type="float">
            <text:p>-0.179931640625</text:p>
          </table:table-cell>
          <table:table-cell office:value-type="float" office:value="0.34521484375" calcext:value-type="float">
            <text:p>0.34521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3" calcext:value-type="float">
            <text:p>23</text:p>
          </table:table-cell>
          <table:table-cell office:value-type="float" office:value="-17" calcext:value-type="float">
            <text:p>-17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-0.24755859375" calcext:value-type="float">
            <text:p>-0.24755859375</text:p>
          </table:table-cell>
          <table:table-cell office:value-type="float" office:value="0.28662109375" calcext:value-type="float">
            <text:p>0.28662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-0.354736328125" calcext:value-type="float">
            <text:p>-0.354736328125</text:p>
          </table:table-cell>
          <table:table-cell office:value-type="float" office:value="0.544677734375" calcext:value-type="float">
            <text:p>0.544677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-0.302734375" calcext:value-type="float">
            <text:p>-0.302734375</text:p>
          </table:table-cell>
          <table:table-cell office:value-type="float" office:value="0.25244140625" calcext:value-type="float">
            <text:p>0.25244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4" calcext:value-type="float">
            <text:p>24</text:p>
          </table:table-cell>
          <table:table-cell office:value-type="float" office:value="-2" calcext:value-type="float">
            <text:p>-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-0.1806640625" calcext:value-type="float">
            <text:p>-0.1806640625</text:p>
          </table:table-cell>
          <table:table-cell office:value-type="float" office:value="0.266357421875" calcext:value-type="float">
            <text:p>0.266357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-0.168212890625" calcext:value-type="float">
            <text:p>-0.168212890625</text:p>
          </table:table-cell>
          <table:table-cell office:value-type="float" office:value="0.43310546875" calcext:value-type="float">
            <text:p>0.43310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-0.348876953125" calcext:value-type="float">
            <text:p>-0.348876953125</text:p>
          </table:table-cell>
          <table:table-cell office:value-type="float" office:value="0.524658203125" calcext:value-type="float">
            <text:p>0.524658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6" calcext:value-type="float">
            <text:p>36</text:p>
          </table:table-cell>
          <table:table-cell office:value-type="float" office:value="-11" calcext:value-type="float">
            <text:p>-1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-0.38037109375" calcext:value-type="float">
            <text:p>-0.38037109375</text:p>
          </table:table-cell>
          <table:table-cell office:value-type="float" office:value="0.210693359375" calcext:value-type="float">
            <text:p>0.210693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4" calcext:value-type="float">
            <text:p>24</text:p>
          </table:table-cell>
          <table:table-cell office:value-type="float" office:value="-6" calcext:value-type="float">
            <text:p>-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-0.2919921875" calcext:value-type="float">
            <text:p>-0.2919921875</text:p>
          </table:table-cell>
          <table:table-cell office:value-type="float" office:value="0.54345703125" calcext:value-type="float">
            <text:p>0.54345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2" calcext:value-type="float">
            <text:p>32</text:p>
          </table:table-cell>
          <table:table-cell office:value-type="float" office:value="-12" calcext:value-type="float">
            <text:p>-1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-0.273681640625" calcext:value-type="float">
            <text:p>-0.273681640625</text:p>
          </table:table-cell>
          <table:table-cell office:value-type="float" office:value="0.1220703125" calcext:value-type="float">
            <text:p>0.1220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-0.2568359375" calcext:value-type="float">
            <text:p>-0.2568359375</text:p>
          </table:table-cell>
          <table:table-cell office:value-type="float" office:value="0.2294921875" calcext:value-type="float">
            <text:p>0.2294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-0.20166015625" calcext:value-type="float">
            <text:p>-0.20166015625</text:p>
          </table:table-cell>
          <table:table-cell office:value-type="float" office:value="0.356689453125" calcext:value-type="float">
            <text:p>0.356689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-0.27001953125" calcext:value-type="float">
            <text:p>-0.27001953125</text:p>
          </table:table-cell>
          <table:table-cell office:value-type="float" office:value="0.09619140625" calcext:value-type="float">
            <text:p>0.09619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8" calcext:value-type="float">
            <text:p>28</text:p>
          </table:table-cell>
          <table:table-cell office:value-type="float" office:value="-8" calcext:value-type="float">
            <text:p>-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-0.34521484375" calcext:value-type="float">
            <text:p>-0.34521484375</text:p>
          </table:table-cell>
          <table:table-cell office:value-type="float" office:value="0.708984375" calcext:value-type="float">
            <text:p>0.708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6" calcext:value-type="float">
            <text:p>26</text:p>
          </table:table-cell>
          <table:table-cell office:value-type="float" office:value="-6" calcext:value-type="float">
            <text:p>-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-0.37890625" calcext:value-type="float">
            <text:p>-0.37890625</text:p>
          </table:table-cell>
          <table:table-cell office:value-type="float" office:value="0.827392578125" calcext:value-type="float">
            <text:p>0.827392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7" calcext:value-type="float">
            <text:p>37</text:p>
          </table:table-cell>
          <table:table-cell office:value-type="float" office:value="-8" calcext:value-type="float">
            <text:p>-8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-0.202880859375" calcext:value-type="float">
            <text:p>-0.202880859375</text:p>
          </table:table-cell>
          <table:table-cell office:value-type="float" office:value="-0.04052734375" calcext:value-type="float">
            <text:p>-0.04052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0" calcext:value-type="float">
            <text:p>40</text:p>
          </table:table-cell>
          <table:table-cell office:value-type="float" office:value="-7" calcext:value-type="float">
            <text:p>-7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-0.185302734375" calcext:value-type="float">
            <text:p>-0.185302734375</text:p>
          </table:table-cell>
          <table:table-cell office:value-type="float" office:value="0.1611328125" calcext:value-type="float">
            <text:p>0.1611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-0.26025390625" calcext:value-type="float">
            <text:p>-0.26025390625</text:p>
          </table:table-cell>
          <table:table-cell office:value-type="float" office:value="0.690185546875" calcext:value-type="float">
            <text:p>0.690185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-0.15576171875" calcext:value-type="float">
            <text:p>-0.15576171875</text:p>
          </table:table-cell>
          <table:table-cell office:value-type="float" office:value="0.29345703125" calcext:value-type="float">
            <text:p>0.29345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4" calcext:value-type="float">
            <text:p>44</text:p>
          </table:table-cell>
          <table:table-cell office:value-type="float" office:value="-2" calcext:value-type="float">
            <text:p>-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-0.152099609375" calcext:value-type="float">
            <text:p>-0.152099609375</text:p>
          </table:table-cell>
          <table:table-cell office:value-type="float" office:value="0.20263671875" calcext:value-type="float">
            <text:p>0.20263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0" calcext:value-type="float">
            <text:p>30</text:p>
          </table:table-cell>
          <table:table-cell office:value-type="float" office:value="-3" calcext:value-type="float">
            <text:p>-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-0.2373046875" calcext:value-type="float">
            <text:p>-0.2373046875</text:p>
          </table:table-cell>
          <table:table-cell office:value-type="float" office:value="0.531494140625" calcext:value-type="float">
            <text:p>0.531494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-0.203125" calcext:value-type="float">
            <text:p>-0.203125</text:p>
          </table:table-cell>
          <table:table-cell office:value-type="float" office:value="0.1669921875" calcext:value-type="float">
            <text:p>0.1669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9" calcext:value-type="float">
            <text:p>29</text:p>
          </table:table-cell>
          <table:table-cell office:value-type="float" office:value="-7" calcext:value-type="float">
            <text:p>-7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-0.346923828125" calcext:value-type="float">
            <text:p>-0.346923828125</text:p>
          </table:table-cell>
          <table:table-cell office:value-type="float" office:value="0.355224609375" calcext:value-type="float">
            <text:p>0.355224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8" calcext:value-type="float">
            <text:p>38</text:p>
          </table:table-cell>
          <table:table-cell office:value-type="float" office:value="-2" calcext:value-type="float">
            <text:p>-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-0.2158203125" calcext:value-type="float">
            <text:p>-0.2158203125</text:p>
          </table:table-cell>
          <table:table-cell office:value-type="float" office:value="0.154541015625" calcext:value-type="float">
            <text:p>0.154541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0" calcext:value-type="float">
            <text:p>30</text:p>
          </table:table-cell>
          <table:table-cell office:value-type="float" office:value="-2" calcext:value-type="float">
            <text:p>-2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-0.301025390625" calcext:value-type="float">
            <text:p>-0.301025390625</text:p>
          </table:table-cell>
          <table:table-cell office:value-type="float" office:value="0.181884765625" calcext:value-type="float">
            <text:p>0.181884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-0.239013671875" calcext:value-type="float">
            <text:p>-0.239013671875</text:p>
          </table:table-cell>
          <table:table-cell office:value-type="float" office:value="0.383544921875" calcext:value-type="float">
            <text:p>0.383544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0" calcext:value-type="float">
            <text:p>30</text:p>
          </table:table-cell>
          <table:table-cell office:value-type="float" office:value="-7" calcext:value-type="float">
            <text:p>-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-0.255615234375" calcext:value-type="float">
            <text:p>-0.255615234375</text:p>
          </table:table-cell>
          <table:table-cell office:value-type="float" office:value="0.2978515625" calcext:value-type="float">
            <text:p>0.2978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-0.224365234375" calcext:value-type="float">
            <text:p>-0.224365234375</text:p>
          </table:table-cell>
          <table:table-cell office:value-type="float" office:value="0.341552734375" calcext:value-type="float">
            <text:p>0.341552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9" calcext:value-type="float">
            <text:p>19</text:p>
          </table:table-cell>
          <table:table-cell office:value-type="float" office:value="-7" calcext:value-type="float">
            <text:p>-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-0.166015625" calcext:value-type="float">
            <text:p>-0.166015625</text:p>
          </table:table-cell>
          <table:table-cell office:value-type="float" office:value="0.36669921875" calcext:value-type="float">
            <text:p>0.36669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-0.19384765625" calcext:value-type="float">
            <text:p>-0.19384765625</text:p>
          </table:table-cell>
          <table:table-cell office:value-type="float" office:value="0.48974609375" calcext:value-type="float">
            <text:p>0.48974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3" calcext:value-type="float">
            <text:p>23</text:p>
          </table:table-cell>
          <table:table-cell office:value-type="float" office:value="-11" calcext:value-type="float">
            <text:p>-1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-0.212890625" calcext:value-type="float">
            <text:p>-0.212890625</text:p>
          </table:table-cell>
          <table:table-cell office:value-type="float" office:value="0.16748046875" calcext:value-type="float">
            <text:p>0.16748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0.29833984375" calcext:value-type="float">
            <text:p>0.29833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-0.1474609375" calcext:value-type="float">
            <text:p>-0.1474609375</text:p>
          </table:table-cell>
          <table:table-cell office:value-type="float" office:value="0.34130859375" calcext:value-type="float">
            <text:p>0.34130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-0.255126953125" calcext:value-type="float">
            <text:p>-0.255126953125</text:p>
          </table:table-cell>
          <table:table-cell office:value-type="float" office:value="0.279296875" calcext:value-type="float">
            <text:p>0.2792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2" calcext:value-type="float">
            <text:p>42</text:p>
          </table:table-cell>
          <table:table-cell office:value-type="float" office:value="-6" calcext:value-type="float">
            <text:p>-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-0.21630859375" calcext:value-type="float">
            <text:p>-0.21630859375</text:p>
          </table:table-cell>
          <table:table-cell office:value-type="float" office:value="0.221435546875" calcext:value-type="float">
            <text:p>0.221435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3" calcext:value-type="float">
            <text:p>23</text:p>
          </table:table-cell>
          <table:table-cell office:value-type="float" office:value="-10" calcext:value-type="float">
            <text:p>-1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-0.219970703125" calcext:value-type="float">
            <text:p>-0.219970703125</text:p>
          </table:table-cell>
          <table:table-cell office:value-type="float" office:value="0.286376953125" calcext:value-type="float">
            <text:p>0.286376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0" calcext:value-type="float">
            <text:p>20</text:p>
          </table:table-cell>
          <table:table-cell office:value-type="float" office:value="-10" calcext:value-type="float">
            <text:p>-1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-0.2158203125" calcext:value-type="float">
            <text:p>-0.2158203125</text:p>
          </table:table-cell>
          <table:table-cell office:value-type="float" office:value="0.417724609375" calcext:value-type="float">
            <text:p>0.417724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3" calcext:value-type="float">
            <text:p>33</text:p>
          </table:table-cell>
          <table:table-cell office:value-type="float" office:value="-4" calcext:value-type="float">
            <text:p>-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-0.1533203125" calcext:value-type="float">
            <text:p>-0.1533203125</text:p>
          </table:table-cell>
          <table:table-cell office:value-type="float" office:value="0.306640625" calcext:value-type="float">
            <text:p>0.306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-0.345947265625" calcext:value-type="float">
            <text:p>-0.345947265625</text:p>
          </table:table-cell>
          <table:table-cell office:value-type="float" office:value="0.27880859375" calcext:value-type="float">
            <text:p>0.27880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-0.232666015625" calcext:value-type="float">
            <text:p>-0.232666015625</text:p>
          </table:table-cell>
          <table:table-cell office:value-type="float" office:value="-0.001220703125" calcext:value-type="float">
            <text:p>-0.001220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9" calcext:value-type="float">
            <text:p>29</text:p>
          </table:table-cell>
          <table:table-cell office:value-type="float" office:value="-2" calcext:value-type="float">
            <text:p>-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-0.218994140625" calcext:value-type="float">
            <text:p>-0.218994140625</text:p>
          </table:table-cell>
          <table:table-cell office:value-type="float" office:value="0.29345703125" calcext:value-type="float">
            <text:p>0.29345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-0.324951171875" calcext:value-type="float">
            <text:p>-0.324951171875</text:p>
          </table:table-cell>
          <table:table-cell office:value-type="float" office:value="0.415771484375" calcext:value-type="float">
            <text:p>0.415771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-0.248291015625" calcext:value-type="float">
            <text:p>-0.248291015625</text:p>
          </table:table-cell>
          <table:table-cell office:value-type="float" office:value="0.14111328125" calcext:value-type="float">
            <text:p>0.14111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-0.25439453125" calcext:value-type="float">
            <text:p>-0.25439453125</text:p>
          </table:table-cell>
          <table:table-cell office:value-type="float" office:value="0.43310546875" calcext:value-type="float">
            <text:p>0.43310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7" calcext:value-type="float">
            <text:p>27</text:p>
          </table:table-cell>
          <table:table-cell office:value-type="float" office:value="-6" calcext:value-type="float">
            <text:p>-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-0.319091796875" calcext:value-type="float">
            <text:p>-0.319091796875</text:p>
          </table:table-cell>
          <table:table-cell office:value-type="float" office:value="0.212646484375" calcext:value-type="float">
            <text:p>0.212646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2" calcext:value-type="float">
            <text:p>32</text:p>
          </table:table-cell>
          <table:table-cell office:value-type="float" office:value="-7" calcext:value-type="float">
            <text:p>-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-0.25830078125" calcext:value-type="float">
            <text:p>-0.25830078125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0" calcext:value-type="float">
            <text:p>20</text:p>
          </table:table-cell>
          <table:table-cell office:value-type="float" office:value="-7" calcext:value-type="float">
            <text:p>-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-0.3369140625" calcext:value-type="float">
            <text:p>-0.3369140625</text:p>
          </table:table-cell>
          <table:table-cell office:value-type="float" office:value="0.357421875" calcext:value-type="float">
            <text:p>0.357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-0.27734375" calcext:value-type="float">
            <text:p>-0.27734375</text:p>
          </table:table-cell>
          <table:table-cell office:value-type="float" office:value="-0.05029296875" calcext:value-type="float">
            <text:p>-0.050292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-0.257080078125" calcext:value-type="float">
            <text:p>-0.257080078125</text:p>
          </table:table-cell>
          <table:table-cell office:value-type="float" office:value="0.579833984375" calcext:value-type="float">
            <text:p>0.579833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-0.374267578125" calcext:value-type="float">
            <text:p>-0.374267578125</text:p>
          </table:table-cell>
          <table:table-cell office:value-type="float" office:value="0.51904296875" calcext:value-type="float">
            <text:p>0.519042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-0.277587890625" calcext:value-type="float">
            <text:p>-0.277587890625</text:p>
          </table:table-cell>
          <table:table-cell office:value-type="float" office:value="-0.00341796875" calcext:value-type="float">
            <text:p>-0.00341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-0.044189453125" calcext:value-type="float">
            <text:p>-0.044189453125</text:p>
          </table:table-cell>
          <table:table-cell office:value-type="float" office:value="0.38037109375" calcext:value-type="float">
            <text:p>0.38037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7" calcext:value-type="float">
            <text:p>7</text:p>
          </table:table-cell>
          <table:table-cell office:value-type="float" office:value="-8" calcext:value-type="float">
            <text:p>-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-0.346923828125" calcext:value-type="float">
            <text:p>-0.346923828125</text:p>
          </table:table-cell>
          <table:table-cell office:value-type="float" office:value="0.39111328125" calcext:value-type="float">
            <text:p>0.39111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-0.27587890625" calcext:value-type="float">
            <text:p>-0.27587890625</text:p>
          </table:table-cell>
          <table:table-cell office:value-type="float" office:value="0.15234375" calcext:value-type="float">
            <text:p>0.152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7" calcext:value-type="float">
            <text:p>27</text:p>
          </table:table-cell>
          <table:table-cell office:value-type="float" office:value="-5" calcext:value-type="float">
            <text:p>-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-0.36962890625" calcext:value-type="float">
            <text:p>-0.36962890625</text:p>
          </table:table-cell>
          <table:table-cell office:value-type="float" office:value="0.39599609375" calcext:value-type="float">
            <text:p>0.39599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-0.22509765625" calcext:value-type="float">
            <text:p>-0.22509765625</text:p>
          </table:table-cell>
          <table:table-cell office:value-type="float" office:value="0.107421875" calcext:value-type="float">
            <text:p>0.107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-0.26123046875" calcext:value-type="float">
            <text:p>-0.26123046875</text:p>
          </table:table-cell>
          <table:table-cell office:value-type="float" office:value="0.269775390625" calcext:value-type="float">
            <text:p>0.269775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-0.288330078125" calcext:value-type="float">
            <text:p>-0.288330078125</text:p>
          </table:table-cell>
          <table:table-cell office:value-type="float" office:value="0.19482421875" calcext:value-type="float">
            <text:p>0.19482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-0.20166015625" calcext:value-type="float">
            <text:p>-0.20166015625</text:p>
          </table:table-cell>
          <table:table-cell office:value-type="float" office:value="0.21533203125" calcext:value-type="float">
            <text:p>0.21533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-0.15576171875" calcext:value-type="float">
            <text:p>-0.15576171875</text:p>
          </table:table-cell>
          <table:table-cell office:value-type="float" office:value="0.16162109375" calcext:value-type="float">
            <text:p>0.16162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9" calcext:value-type="float">
            <text:p>29</text:p>
          </table:table-cell>
          <table:table-cell office:value-type="float" office:value="-3" calcext:value-type="float">
            <text:p>-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-0.208251953125" calcext:value-type="float">
            <text:p>-0.208251953125</text:p>
          </table:table-cell>
          <table:table-cell office:value-type="float" office:value="0.05859375" calcext:value-type="float">
            <text:p>0.05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0" calcext:value-type="float">
            <text:p>20</text:p>
          </table:table-cell>
          <table:table-cell office:value-type="float" office:value="-7" calcext:value-type="float">
            <text:p>-7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-0.195068359375" calcext:value-type="float">
            <text:p>-0.195068359375</text:p>
          </table:table-cell>
          <table:table-cell office:value-type="float" office:value="0.472412109375" calcext:value-type="float">
            <text:p>0.472412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-0.14208984375" calcext:value-type="float">
            <text:p>-0.14208984375</text:p>
          </table:table-cell>
          <table:table-cell office:value-type="float" office:value="0.1015625" calcext:value-type="float">
            <text:p>0.1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4" calcext:value-type="float">
            <text:p>24</text:p>
          </table:table-cell>
          <table:table-cell office:value-type="float" office:value="-15" calcext:value-type="float">
            <text:p>-1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-0.29638671875" calcext:value-type="float">
            <text:p>-0.29638671875</text:p>
          </table:table-cell>
          <table:table-cell office:value-type="float" office:value="0.52734375" calcext:value-type="float">
            <text:p>0.52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-0.1982421875" calcext:value-type="float">
            <text:p>-0.1982421875</text:p>
          </table:table-cell>
          <table:table-cell office:value-type="float" office:value="0.072998046875" calcext:value-type="float">
            <text:p>0.072998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-0.2734375" calcext:value-type="float">
            <text:p>-0.2734375</text:p>
          </table:table-cell>
          <table:table-cell office:value-type="float" office:value="0.44287109375" calcext:value-type="float">
            <text:p>0.44287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-0.158447265625" calcext:value-type="float">
            <text:p>-0.158447265625</text:p>
          </table:table-cell>
          <table:table-cell office:value-type="float" office:value="0.19775390625" calcext:value-type="float">
            <text:p>0.19775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0" calcext:value-type="float">
            <text:p>30</text:p>
          </table:table-cell>
          <table:table-cell office:value-type="float" office:value="-5" calcext:value-type="float">
            <text:p>-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-0.185302734375" calcext:value-type="float">
            <text:p>-0.185302734375</text:p>
          </table:table-cell>
          <table:table-cell office:value-type="float" office:value="0.326904296875" calcext:value-type="float">
            <text:p>0.3269042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9" calcext:value-type="float">
            <text:p>19</text:p>
          </table:table-cell>
          <table:table-cell office:value-type="float" office:value="-14" calcext:value-type="float">
            <text:p>-1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-0.24755859375" calcext:value-type="float">
            <text:p>-0.24755859375</text:p>
          </table:table-cell>
          <table:table-cell office:value-type="float" office:value="0.159423828125" calcext:value-type="float">
            <text:p>0.159423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-0.242919921875" calcext:value-type="float">
            <text:p>-0.242919921875</text:p>
          </table:table-cell>
          <table:table-cell office:value-type="float" office:value="-0.086669921875" calcext:value-type="float">
            <text:p>-0.086669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-0.16796875" calcext:value-type="float">
            <text:p>-0.16796875</text:p>
          </table:table-cell>
          <table:table-cell office:value-type="float" office:value="0.103271484375" calcext:value-type="float">
            <text:p>0.103271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-0.263916015625" calcext:value-type="float">
            <text:p>-0.263916015625</text:p>
          </table:table-cell>
          <table:table-cell office:value-type="float" office:value="0.19580078125" calcext:value-type="float">
            <text:p>0.19580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-0.277099609375" calcext:value-type="float">
            <text:p>-0.277099609375</text:p>
          </table:table-cell>
          <table:table-cell office:value-type="float" office:value="0.089599609375" calcext:value-type="float">
            <text:p>0.089599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0" calcext:value-type="float">
            <text:p>20</text:p>
          </table:table-cell>
          <table:table-cell office:value-type="float" office:value="-2" calcext:value-type="float">
            <text:p>-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-0.237548828125" calcext:value-type="float">
            <text:p>-0.237548828125</text:p>
          </table:table-cell>
          <table:table-cell office:value-type="float" office:value="0.00732421875" calcext:value-type="float">
            <text:p>0.00732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6" calcext:value-type="float">
            <text:p>26</text:p>
          </table:table-cell>
          <table:table-cell office:value-type="float" office:value="-7" calcext:value-type="float">
            <text:p>-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-0.274169921875" calcext:value-type="float">
            <text:p>-0.274169921875</text:p>
          </table:table-cell>
          <table:table-cell office:value-type="float" office:value="0.232421875" calcext:value-type="float">
            <text:p>0.232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-0.2275390625" calcext:value-type="float">
            <text:p>-0.2275390625</text:p>
          </table:table-cell>
          <table:table-cell office:value-type="float" office:value="0.298095703125" calcext:value-type="float">
            <text:p>0.298095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4" calcext:value-type="float">
            <text:p>34</text:p>
          </table:table-cell>
          <table:table-cell office:value-type="float" office:value="-2" calcext:value-type="float">
            <text:p>-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-0.271484375" calcext:value-type="float">
            <text:p>-0.271484375</text:p>
          </table:table-cell>
          <table:table-cell office:value-type="float" office:value="0.1396484375" calcext:value-type="float">
            <text:p>0.1396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-0.184326171875" calcext:value-type="float">
            <text:p>-0.184326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-0.06982421875" calcext:value-type="float">
            <text:p>-0.06982421875</text:p>
          </table:table-cell>
          <table:table-cell office:value-type="float" office:value="0.009765625" calcext:value-type="float">
            <text:p>0.009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-0.099853515625" calcext:value-type="float">
            <text:p>-0.099853515625</text:p>
          </table:table-cell>
          <table:table-cell office:value-type="float" office:value="0.3076171875" calcext:value-type="float">
            <text:p>0.3076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-0.06396484375" calcext:value-type="float">
            <text:p>-0.06396484375</text:p>
          </table:table-cell>
          <table:table-cell office:value-type="float" office:value="0.10693359375" calcext:value-type="float">
            <text:p>0.10693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-0.080322265625" calcext:value-type="float">
            <text:p>-0.080322265625</text:p>
          </table:table-cell>
          <table:table-cell office:value-type="float" office:value="-0.054443359375" calcext:value-type="float">
            <text:p>-0.054443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-0.17724609375" calcext:value-type="float">
            <text:p>-0.17724609375</text:p>
          </table:table-cell>
          <table:table-cell office:value-type="float" office:value="0.0380859375" calcext:value-type="float">
            <text:p>0.0380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-0.251953125" calcext:value-type="float">
            <text:p>-0.251953125</text:p>
          </table:table-cell>
          <table:table-cell office:value-type="float" office:value="-0.06640625" calcext:value-type="float">
            <text:p>-0.06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0.066650390625" calcext:value-type="float">
            <text:p>-0.066650390625</text:p>
          </table:table-cell>
          <table:table-cell office:value-type="float" office:value="0.142333984375" calcext:value-type="float">
            <text:p>0.142333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0.186767578125" calcext:value-type="float">
            <text:p>-0.186767578125</text:p>
          </table:table-cell>
          <table:table-cell office:value-type="float" office:value="0.095703125" calcext:value-type="float">
            <text:p>0.095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-0.179931640625" calcext:value-type="float">
            <text:p>-0.179931640625</text:p>
          </table:table-cell>
          <table:table-cell office:value-type="float" office:value="0.058349609375" calcext:value-type="float">
            <text:p>0.058349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-0.101318359375" calcext:value-type="float">
            <text:p>-0.101318359375</text:p>
          </table:table-cell>
          <table:table-cell office:value-type="float" office:value="0.12939453125" calcext:value-type="float">
            <text:p>0.12939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-0.05419921875" calcext:value-type="float">
            <text:p>-0.05419921875</text:p>
          </table:table-cell>
          <table:table-cell office:value-type="float" office:value="0.023193359375" calcext:value-type="float">
            <text:p>0.023193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-0.108642578125" calcext:value-type="float">
            <text:p>-0.108642578125</text:p>
          </table:table-cell>
          <table:table-cell office:value-type="float" office:value="0.08349609375" calcext:value-type="float">
            <text:p>0.08349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0.216064453125" calcext:value-type="float">
            <text:p>-0.216064453125</text:p>
          </table:table-cell>
          <table:table-cell office:value-type="float" office:value="0.02880859375" calcext:value-type="float">
            <text:p>0.02880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-0.06787109375" calcext:value-type="float">
            <text:p>-0.06787109375</text:p>
          </table:table-cell>
          <table:table-cell office:value-type="float" office:value="0.077392578125" calcext:value-type="float">
            <text:p>0.077392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" calcext:value-type="float">
            <text:p>-2</text:p>
          </table:table-cell>
          <table:table-cell office:value-type="float" office:value="-12" calcext:value-type="float">
            <text:p>-1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-0.156494140625" calcext:value-type="float">
            <text:p>-0.156494140625</text:p>
          </table:table-cell>
          <table:table-cell office:value-type="float" office:value="-0.16943359375" calcext:value-type="float">
            <text:p>-0.16943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7" calcext:value-type="float">
            <text:p>-17</text:p>
          </table:table-cell>
          <table:table-cell office:value-type="float" office:value="-7" calcext:value-type="float">
            <text:p>-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-0.11181640625" calcext:value-type="float">
            <text:p>-0.11181640625</text:p>
          </table:table-cell>
          <table:table-cell office:value-type="float" office:value="-0.219482421875" calcext:value-type="float">
            <text:p>-0.219482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0.116455078125" calcext:value-type="float">
            <text:p>-0.116455078125</text:p>
          </table:table-cell>
          <table:table-cell office:value-type="float" office:value="0.20849609375" calcext:value-type="float">
            <text:p>0.20849609375</text:p>
          </table:table-cell>
          <table:table-cell office:value-type="float" office:value="1.99993896484" calcext:value-type="float">
            <text:p>1.99993896484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0.0810546875" calcext:value-type="float">
            <text:p>-0.0810546875</text:p>
          </table:table-cell>
          <table:table-cell office:value-type="float" office:value="-0.00634765625" calcext:value-type="float">
            <text:p>-0.00634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0" calcext:value-type="float">
            <text:p>20</text:p>
          </table:table-cell>
          <table:table-cell office:value-type="float" office:value="-4" calcext:value-type="float">
            <text:p>-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0.05419921875" calcext:value-type="float">
            <text:p>-0.05419921875</text:p>
          </table:table-cell>
          <table:table-cell office:value-type="float" office:value="0.089599609375" calcext:value-type="float">
            <text:p>0.089599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0.0791015625" calcext:value-type="float">
            <text:p>-0.0791015625</text:p>
          </table:table-cell>
          <table:table-cell office:value-type="float" office:value="-0.07373046875" calcext:value-type="float">
            <text:p>-0.07373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0.141845703125" calcext:value-type="float">
            <text:p>-0.141845703125</text:p>
          </table:table-cell>
          <table:table-cell office:value-type="float" office:value="0.265869140625" calcext:value-type="float">
            <text:p>0.265869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0.11767578125" calcext:value-type="float">
            <text:p>-0.11767578125</text:p>
          </table:table-cell>
          <table:table-cell office:value-type="float" office:value="-0.022705078125" calcext:value-type="float">
            <text:p>-0.022705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5" calcext:value-type="float">
            <text:p>15</text:p>
          </table:table-cell>
          <table:table-cell office:value-type="float" office:value="-10" calcext:value-type="float">
            <text:p>-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0.10546875" calcext:value-type="float">
            <text:p>-0.10546875</text:p>
          </table:table-cell>
          <table:table-cell office:value-type="float" office:value="0.15576171875" calcext:value-type="float">
            <text:p>0.15576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4" calcext:value-type="float">
            <text:p>-14</text:p>
          </table:table-cell>
          <table:table-cell office:value-type="float" office:value="-5" calcext:value-type="float">
            <text:p>-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0.2060546875" calcext:value-type="float">
            <text:p>-0.2060546875</text:p>
          </table:table-cell>
          <table:table-cell office:value-type="float" office:value="-0.14892578125" calcext:value-type="float">
            <text:p>-0.14892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4" calcext:value-type="float">
            <text:p>-4</text:p>
          </table:table-cell>
          <table:table-cell office:value-type="float" office:value="-7" calcext:value-type="float">
            <text:p>-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0.197021484375" calcext:value-type="float">
            <text:p>-0.197021484375</text:p>
          </table:table-cell>
          <table:table-cell office:value-type="float" office:value="0.08642578125" calcext:value-type="float">
            <text:p>0.08642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0.158447265625" calcext:value-type="float">
            <text:p>-0.158447265625</text:p>
          </table:table-cell>
          <table:table-cell office:value-type="float" office:value="-0.068115234375" calcext:value-type="float">
            <text:p>-0.0681152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-0.1201171875" calcext:value-type="float">
            <text:p>-0.1201171875</text:p>
          </table:table-cell>
          <table:table-cell office:value-type="float" office:value="0.044189453125" calcext:value-type="float">
            <text:p>0.044189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0.19384765625" calcext:value-type="float">
            <text:p>-0.19384765625</text:p>
          </table:table-cell>
          <table:table-cell office:value-type="float" office:value="0.036376953125" calcext:value-type="float">
            <text:p>0.036376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0.117431640625" calcext:value-type="float">
            <text:p>-0.117431640625</text:p>
          </table:table-cell>
          <table:table-cell office:value-type="float" office:value="0.104248046875" calcext:value-type="float">
            <text:p>0.104248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0.18115234375" calcext:value-type="float">
            <text:p>-0.18115234375</text:p>
          </table:table-cell>
          <table:table-cell office:value-type="float" office:value="0.070556640625" calcext:value-type="float">
            <text:p>0.070556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142333984375" calcext:value-type="float">
            <text:p>-0.142333984375</text:p>
          </table:table-cell>
          <table:table-cell office:value-type="float" office:value="-0.02783203125" calcext:value-type="float">
            <text:p>-0.02783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2" calcext:value-type="float">
            <text:p>-12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0.0654296875" calcext:value-type="float">
            <text:p>-0.0654296875</text:p>
          </table:table-cell>
          <table:table-cell office:value-type="float" office:value="0.04638671875" calcext:value-type="float">
            <text:p>0.04638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1572265625" calcext:value-type="float">
            <text:p>-0.1572265625</text:p>
          </table:table-cell>
          <table:table-cell office:value-type="float" office:value="0.0126953125" calcext:value-type="float">
            <text:p>0.0126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8" calcext:value-type="float">
            <text:p>-1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05224609375" calcext:value-type="float">
            <text:p>-0.105224609375</text:p>
          </table:table-cell>
          <table:table-cell office:value-type="float" office:value="0.24072265625" calcext:value-type="float">
            <text:p>0.24072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" calcext:value-type="float">
            <text:p>-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0.0673828125" calcext:value-type="float">
            <text:p>-0.0673828125</text:p>
          </table:table-cell>
          <table:table-cell office:value-type="float" office:value="0.040771484375" calcext:value-type="float">
            <text:p>0.040771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0.09033203125" calcext:value-type="float">
            <text:p>-0.09033203125</text:p>
          </table:table-cell>
          <table:table-cell office:value-type="float" office:value="-0.022705078125" calcext:value-type="float">
            <text:p>-0.022705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0.093017578125" calcext:value-type="float">
            <text:p>-0.093017578125</text:p>
          </table:table-cell>
          <table:table-cell office:value-type="float" office:value="-0.000732421875" calcext:value-type="float">
            <text:p>-0.000732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0.084716796875" calcext:value-type="float">
            <text:p>-0.084716796875</text:p>
          </table:table-cell>
          <table:table-cell office:value-type="float" office:value="0.078369140625" calcext:value-type="float">
            <text:p>0.078369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0.30322265625" calcext:value-type="float">
            <text:p>-0.30322265625</text:p>
          </table:table-cell>
          <table:table-cell office:value-type="float" office:value="-0.064208984375" calcext:value-type="float">
            <text:p>-0.064208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0" calcext:value-type="float">
            <text:p>-2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0.134033203125" calcext:value-type="float">
            <text:p>-0.134033203125</text:p>
          </table:table-cell>
          <table:table-cell office:value-type="float" office:value="-0.098388671875" calcext:value-type="float">
            <text:p>-0.098388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3" calcext:value-type="float">
            <text:p>-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037109375" calcext:value-type="float">
            <text:p>-0.037109375</text:p>
          </table:table-cell>
          <table:table-cell office:value-type="float" office:value="-0.086181640625" calcext:value-type="float">
            <text:p>-0.086181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5" calcext:value-type="float">
            <text:p>-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23291015625" calcext:value-type="float">
            <text:p>-0.23291015625</text:p>
          </table:table-cell>
          <table:table-cell office:value-type="float" office:value="0.066162109375" calcext:value-type="float">
            <text:p>0.066162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2" calcext:value-type="float">
            <text:p>-1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11572265625" calcext:value-type="float">
            <text:p>-0.11572265625</text:p>
          </table:table-cell>
          <table:table-cell office:value-type="float" office:value="-0.05712890625" calcext:value-type="float">
            <text:p>-0.05712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0.11181640625" calcext:value-type="float">
            <text:p>-0.11181640625</text:p>
          </table:table-cell>
          <table:table-cell office:value-type="float" office:value="0.067626953125" calcext:value-type="float">
            <text:p>0.067626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0.114501953125" calcext:value-type="float">
            <text:p>-0.114501953125</text:p>
          </table:table-cell>
          <table:table-cell office:value-type="float" office:value="0.09130859375" calcext:value-type="float">
            <text:p>0.09130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0.09033203125" calcext:value-type="float">
            <text:p>-0.09033203125</text:p>
          </table:table-cell>
          <table:table-cell office:value-type="float" office:value="0.004150390625" calcext:value-type="float">
            <text:p>0.004150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0.092529296875" calcext:value-type="float">
            <text:p>-0.092529296875</text:p>
          </table:table-cell>
          <table:table-cell office:value-type="float" office:value="0.107421875" calcext:value-type="float">
            <text:p>0.107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9" calcext:value-type="float">
            <text:p>-9</text:p>
          </table:table-cell>
          <table:table-cell office:value-type="float" office:value="-12" calcext:value-type="float">
            <text:p>-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0.135498046875" calcext:value-type="float">
            <text:p>-0.135498046875</text:p>
          </table:table-cell>
          <table:table-cell office:value-type="float" office:value="-0.054443359375" calcext:value-type="float">
            <text:p>-0.054443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040771484375" calcext:value-type="float">
            <text:p>-0.040771484375</text:p>
          </table:table-cell>
          <table:table-cell office:value-type="float" office:value="0.088623046875" calcext:value-type="float">
            <text:p>0.088623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221923828125" calcext:value-type="float">
            <text:p>-0.221923828125</text:p>
          </table:table-cell>
          <table:table-cell office:value-type="float" office:value="0.096923828125" calcext:value-type="float">
            <text:p>0.096923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0.059326171875" calcext:value-type="float">
            <text:p>0.059326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09619140625" calcext:value-type="float">
            <text:p>-0.109619140625</text:p>
          </table:table-cell>
          <table:table-cell office:value-type="float" office:value="0.0966796875" calcext:value-type="float">
            <text:p>0.0966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2" calcext:value-type="float">
            <text:p>12</text:p>
          </table:table-cell>
          <table:table-cell office:value-type="float" office:value="-16" calcext:value-type="float">
            <text:p>-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190673828125" calcext:value-type="float">
            <text:p>-0.190673828125</text:p>
          </table:table-cell>
          <table:table-cell office:value-type="float" office:value="0.032470703125" calcext:value-type="float">
            <text:p>0.032470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6" calcext:value-type="float">
            <text:p>16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203125" calcext:value-type="float">
            <text:p>-0.3203125</text:p>
          </table:table-cell>
          <table:table-cell office:value-type="float" office:value="0.080322265625" calcext:value-type="float">
            <text:p>0.080322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302734375" calcext:value-type="float">
            <text:p>-0.0302734375</text:p>
          </table:table-cell>
          <table:table-cell office:value-type="float" office:value="-0.033203125" calcext:value-type="float">
            <text:p>-0.033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3" calcext:value-type="float">
            <text:p>-1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094482421875" calcext:value-type="float">
            <text:p>-0.094482421875</text:p>
          </table:table-cell>
          <table:table-cell office:value-type="float" office:value="0.004638671875" calcext:value-type="float">
            <text:p>0.004638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4" calcext:value-type="float">
            <text:p>-14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0498046875" calcext:value-type="float">
            <text:p>-0.0498046875</text:p>
          </table:table-cell>
          <table:table-cell office:value-type="float" office:value="0.0498046875" calcext:value-type="float">
            <text:p>0.0498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059814453125" calcext:value-type="float">
            <text:p>-0.059814453125</text:p>
          </table:table-cell>
          <table:table-cell office:value-type="float" office:value="0.11767578125" calcext:value-type="float">
            <text:p>0.11767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037109375" calcext:value-type="float">
            <text:p>-0.037109375</text:p>
          </table:table-cell>
          <table:table-cell office:value-type="float" office:value="-0.025634765625" calcext:value-type="float">
            <text:p>-0.025634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5" calcext:value-type="float">
            <text:p>-15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322265625" calcext:value-type="float">
            <text:p>-0.0322265625</text:p>
          </table:table-cell>
          <table:table-cell office:value-type="float" office:value="-0.000244140625" calcext:value-type="float">
            <text:p>-0.000244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31201171875" calcext:value-type="float">
            <text:p>-0.231201171875</text:p>
          </table:table-cell>
          <table:table-cell office:value-type="float" office:value="-0.22216796875" calcext:value-type="float">
            <text:p>-0.22216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9" calcext:value-type="float">
            <text:p>-9</text:p>
          </table:table-cell>
          <table:table-cell office:value-type="float" office:value="21" calcext:value-type="float">
            <text:p>2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0.1689453125" calcext:value-type="float">
            <text:p>-0.1689453125</text:p>
          </table:table-cell>
          <table:table-cell office:value-type="float" office:value="0.03173828125" calcext:value-type="float">
            <text:p>0.03173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20849609375" calcext:value-type="float">
            <text:p>-0.120849609375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224609375" calcext:value-type="float">
            <text:p>-0.224609375</text:p>
          </table:table-cell>
          <table:table-cell office:value-type="float" office:value="-0.01416015625" calcext:value-type="float">
            <text:p>-0.01416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009521484375" calcext:value-type="float">
            <text:p>-0.009521484375</text:p>
          </table:table-cell>
          <table:table-cell office:value-type="float" office:value="-0.013427734375" calcext:value-type="float">
            <text:p>-0.013427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08349609375" calcext:value-type="float">
            <text:p>-0.08349609375</text:p>
          </table:table-cell>
          <table:table-cell office:value-type="float" office:value="0.000244140625" calcext:value-type="float">
            <text:p>0.000244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4" calcext:value-type="float">
            <text:p>-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029541015625" calcext:value-type="float">
            <text:p>-0.029541015625</text:p>
          </table:table-cell>
          <table:table-cell office:value-type="float" office:value="0.027099609375" calcext:value-type="float">
            <text:p>0.027099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76904296875" calcext:value-type="float">
            <text:p>-0.076904296875</text:p>
          </table:table-cell>
          <table:table-cell office:value-type="float" office:value="-0.12646484375" calcext:value-type="float">
            <text:p>-0.12646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0" calcext:value-type="float">
            <text:p>40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0.0673828125" calcext:value-type="float">
            <text:p>-0.0673828125</text:p>
          </table:table-cell>
          <table:table-cell office:value-type="float" office:value="0.0966796875" calcext:value-type="float">
            <text:p>0.0966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" calcext:value-type="float">
            <text:p>-1</text:p>
          </table:table-cell>
          <table:table-cell office:value-type="float" office:value="-14" calcext:value-type="float">
            <text:p>-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0.13134765625" calcext:value-type="float">
            <text:p>-0.13134765625</text:p>
          </table:table-cell>
          <table:table-cell office:value-type="float" office:value="0.08056640625" calcext:value-type="float">
            <text:p>0.08056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213623046875" calcext:value-type="float">
            <text:p>-0.213623046875</text:p>
          </table:table-cell>
          <table:table-cell office:value-type="float" office:value="-0.055419921875" calcext:value-type="float">
            <text:p>-0.055419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5" calcext:value-type="float">
            <text:p>-15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111328125" calcext:value-type="float">
            <text:p>-0.111328125</text:p>
          </table:table-cell>
          <table:table-cell office:value-type="float" office:value="0.08935546875" calcext:value-type="float">
            <text:p>0.08935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4794921875" calcext:value-type="float">
            <text:p>-0.14794921875</text:p>
          </table:table-cell>
          <table:table-cell office:value-type="float" office:value="-0.1806640625" calcext:value-type="float">
            <text:p>-0.1806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2" calcext:value-type="float">
            <text:p>-22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0.064453125" calcext:value-type="float">
            <text:p>-0.064453125</text:p>
          </table:table-cell>
          <table:table-cell office:value-type="float" office:value="0.135498046875" calcext:value-type="float">
            <text:p>0.135498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0.114501953125" calcext:value-type="float">
            <text:p>-0.114501953125</text:p>
          </table:table-cell>
          <table:table-cell office:value-type="float" office:value="0.121337890625" calcext:value-type="float">
            <text:p>0.121337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9" calcext:value-type="float">
            <text:p>-9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00439453125" calcext:value-type="float">
            <text:p>-0.200439453125</text:p>
          </table:table-cell>
          <table:table-cell office:value-type="float" office:value="0.05419921875" calcext:value-type="float">
            <text:p>0.05419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84326171875" calcext:value-type="float">
            <text:p>-0.184326171875</text:p>
          </table:table-cell>
          <table:table-cell office:value-type="float" office:value="-0.05517578125" calcext:value-type="float">
            <text:p>-0.05517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6" calcext:value-type="float">
            <text:p>6</text:p>
          </table:table-cell>
          <table:table-cell office:value-type="float" office:value="-12" calcext:value-type="float">
            <text:p>-12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0.148193359375" calcext:value-type="float">
            <text:p>-0.148193359375</text:p>
          </table:table-cell>
          <table:table-cell office:value-type="float" office:value="0.09765625" calcext:value-type="float">
            <text:p>0.09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2236328125" calcext:value-type="float">
            <text:p>-0.2236328125</text:p>
          </table:table-cell>
          <table:table-cell office:value-type="float" office:value="-0.17333984375" calcext:value-type="float">
            <text:p>-0.17333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" calcext:value-type="float">
            <text:p>-3</text:p>
          </table:table-cell>
          <table:table-cell office:value-type="float" office:value="11" calcext:value-type="float">
            <text:p>1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1015625" calcext:value-type="float">
            <text:p>-0.1015625</text:p>
          </table:table-cell>
          <table:table-cell office:value-type="float" office:value="0.0029296875" calcext:value-type="float">
            <text:p>0.00292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0.1337890625" calcext:value-type="float">
            <text:p>-0.1337890625</text:p>
          </table:table-cell>
          <table:table-cell office:value-type="float" office:value="0.0947265625" calcext:value-type="float">
            <text:p>0.0947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0.001220703125" calcext:value-type="float">
            <text:p>-0.001220703125</text:p>
          </table:table-cell>
          <table:table-cell office:value-type="float" office:value="-0.059326171875" calcext:value-type="float">
            <text:p>-0.059326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05224609375" calcext:value-type="float">
            <text:p>-0.105224609375</text:p>
          </table:table-cell>
          <table:table-cell office:value-type="float" office:value="0.037841796875" calcext:value-type="float">
            <text:p>0.037841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4" calcext:value-type="float">
            <text:p>14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3095703125" calcext:value-type="float">
            <text:p>-0.3095703125</text:p>
          </table:table-cell>
          <table:table-cell office:value-type="float" office:value="-0.152099609375" calcext:value-type="float">
            <text:p>-0.152099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4" calcext:value-type="float">
            <text:p>-24</text:p>
          </table:table-cell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0.299560546875" calcext:value-type="float">
            <text:p>-0.299560546875</text:p>
          </table:table-cell>
          <table:table-cell office:value-type="float" office:value="0.14990234375" calcext:value-type="float">
            <text:p>0.149902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0.187255859375" calcext:value-type="float">
            <text:p>-0.187255859375</text:p>
          </table:table-cell>
          <table:table-cell office:value-type="float" office:value="-0.0048828125" calcext:value-type="float">
            <text:p>-0.0048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162109375" calcext:value-type="float">
            <text:p>-0.162109375</text:p>
          </table:table-cell>
          <table:table-cell office:value-type="float" office:value="0.055908203125" calcext:value-type="float">
            <text:p>0.055908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049072265625" calcext:value-type="float">
            <text:p>0.049072265625</text:p>
          </table:table-cell>
          <table:table-cell office:value-type="float" office:value="0.1103515625" calcext:value-type="float">
            <text:p>0.1103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114990234375" calcext:value-type="float">
            <text:p>-0.114990234375</text:p>
          </table:table-cell>
          <table:table-cell office:value-type="float" office:value="0.051513671875" calcext:value-type="float">
            <text:p>0.051513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9" calcext:value-type="float">
            <text:p>-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8076171875" calcext:value-type="float">
            <text:p>-0.28076171875</text:p>
          </table:table-cell>
          <table:table-cell office:value-type="float" office:value="0.064697265625" calcext:value-type="float">
            <text:p>0.064697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" calcext:value-type="float">
            <text:p>-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0.144287109375" calcext:value-type="float">
            <text:p>-0.144287109375</text:p>
          </table:table-cell>
          <table:table-cell office:value-type="float" office:value="-0.055419921875" calcext:value-type="float">
            <text:p>-0.055419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025634765625" calcext:value-type="float">
            <text:p>-0.025634765625</text:p>
          </table:table-cell>
          <table:table-cell office:value-type="float" office:value="-0.047119140625" calcext:value-type="float">
            <text:p>-0.047119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34619140625" calcext:value-type="float">
            <text:p>-0.234619140625</text:p>
          </table:table-cell>
          <table:table-cell office:value-type="float" office:value="-0.28955078125" calcext:value-type="float">
            <text:p>-0.28955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76" calcext:value-type="float">
            <text:p>-76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008544921875" calcext:value-type="float">
            <text:p>-0.008544921875</text:p>
          </table:table-cell>
          <table:table-cell office:value-type="float" office:value="0.1044921875" calcext:value-type="float">
            <text:p>0.1044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240966796875" calcext:value-type="float">
            <text:p>-0.240966796875</text:p>
          </table:table-cell>
          <table:table-cell office:value-type="float" office:value="0.24072265625" calcext:value-type="float">
            <text:p>0.24072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123046875" calcext:value-type="float">
            <text:p>0.123046875</text:p>
          </table:table-cell>
          <table:table-cell office:value-type="float" office:value="0.068115234375" calcext:value-type="float">
            <text:p>0.0681152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0.206787109375" calcext:value-type="float">
            <text:p>-0.206787109375</text:p>
          </table:table-cell>
          <table:table-cell office:value-type="float" office:value="0.0341796875" calcext:value-type="float">
            <text:p>0.0341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5" calcext:value-type="float">
            <text:p>-15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030517578125" calcext:value-type="float">
            <text:p>0.030517578125</text:p>
          </table:table-cell>
          <table:table-cell office:value-type="float" office:value="-0.044189453125" calcext:value-type="float">
            <text:p>-0.044189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2" calcext:value-type="float">
            <text:p>-12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067138671875" calcext:value-type="float">
            <text:p>-0.067138671875</text:p>
          </table:table-cell>
          <table:table-cell office:value-type="float" office:value="0.10009765625" calcext:value-type="float">
            <text:p>0.10009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39404296875" calcext:value-type="float">
            <text:p>-0.139404296875</text:p>
          </table:table-cell>
          <table:table-cell office:value-type="float" office:value="0.022216796875" calcext:value-type="float">
            <text:p>0.022216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058837890625" calcext:value-type="float">
            <text:p>-0.058837890625</text:p>
          </table:table-cell>
          <table:table-cell office:value-type="float" office:value="0.006103515625" calcext:value-type="float">
            <text:p>0.006103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0.192138671875" calcext:value-type="float">
            <text:p>-0.192138671875</text:p>
          </table:table-cell>
          <table:table-cell office:value-type="float" office:value="-0.011474609375" calcext:value-type="float">
            <text:p>-0.011474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0.197265625" calcext:value-type="float">
            <text:p>-0.197265625</text:p>
          </table:table-cell>
          <table:table-cell office:value-type="float" office:value="0.024658203125" calcext:value-type="float">
            <text:p>0.024658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0.0546875" calcext:value-type="float">
            <text:p>-0.0546875</text:p>
          </table:table-cell>
          <table:table-cell office:value-type="float" office:value="-0.0771484375" calcext:value-type="float">
            <text:p>-0.0771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5" calcext:value-type="float">
            <text:p>-25</text:p>
          </table:table-cell>
          <table:table-cell office:value-type="float" office:value="-14" calcext:value-type="float">
            <text:p>-1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139404296875" calcext:value-type="float">
            <text:p>-0.139404296875</text:p>
          </table:table-cell>
          <table:table-cell office:value-type="float" office:value="0.07666015625" calcext:value-type="float">
            <text:p>0.07666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117919921875" calcext:value-type="float">
            <text:p>-0.117919921875</text:p>
          </table:table-cell>
          <table:table-cell office:value-type="float" office:value="0.055908203125" calcext:value-type="float">
            <text:p>0.055908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05712890625" calcext:value-type="float">
            <text:p>-0.05712890625</text:p>
          </table:table-cell>
          <table:table-cell office:value-type="float" office:value="-0.013427734375" calcext:value-type="float">
            <text:p>-0.013427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89306640625" calcext:value-type="float">
            <text:p>-0.289306640625</text:p>
          </table:table-cell>
          <table:table-cell office:value-type="float" office:value="0.099853515625" calcext:value-type="float">
            <text:p>0.099853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8017578125" calcext:value-type="float">
            <text:p>-0.18017578125</text:p>
          </table:table-cell>
          <table:table-cell office:value-type="float" office:value="0.086181640625" calcext:value-type="float">
            <text:p>0.086181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1279296875" calcext:value-type="float">
            <text:p>-0.1279296875</text:p>
          </table:table-cell>
          <table:table-cell office:value-type="float" office:value="0.006103515625" calcext:value-type="float">
            <text:p>0.006103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8" calcext:value-type="float">
            <text:p>-18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14013671875" calcext:value-type="float">
            <text:p>-0.114013671875</text:p>
          </table:table-cell>
          <table:table-cell office:value-type="float" office:value="-0.046142578125" calcext:value-type="float">
            <text:p>-0.046142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1" calcext:value-type="float">
            <text:p>-2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145263671875" calcext:value-type="float">
            <text:p>-0.145263671875</text:p>
          </table:table-cell>
          <table:table-cell office:value-type="float" office:value="0.097900390625" calcext:value-type="float">
            <text:p>0.097900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20654296875" calcext:value-type="float">
            <text:p>-0.20654296875</text:p>
          </table:table-cell>
          <table:table-cell office:value-type="float" office:value="0.06787109375" calcext:value-type="float">
            <text:p>0.06787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927734375" calcext:value-type="float">
            <text:p>-0.0927734375</text:p>
          </table:table-cell>
          <table:table-cell office:value-type="float" office:value="-0.015869140625" calcext:value-type="float">
            <text:p>-0.015869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148681640625" calcext:value-type="float">
            <text:p>-0.148681640625</text:p>
          </table:table-cell>
          <table:table-cell office:value-type="float" office:value="-0.024658203125" calcext:value-type="float">
            <text:p>-0.024658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186767578125" calcext:value-type="float">
            <text:p>-0.186767578125</text:p>
          </table:table-cell>
          <table:table-cell office:value-type="float" office:value="0.031982421875" calcext:value-type="float">
            <text:p>0.031982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0.033447265625" calcext:value-type="float">
            <text:p>-0.033447265625</text:p>
          </table:table-cell>
          <table:table-cell office:value-type="float" office:value="0.027587890625" calcext:value-type="float">
            <text:p>0.027587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002685546875" calcext:value-type="float">
            <text:p>0.002685546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0888671875" calcext:value-type="float">
            <text:p>-0.0888671875</text:p>
          </table:table-cell>
          <table:table-cell office:value-type="float" office:value="-0.1474609375" calcext:value-type="float">
            <text:p>-0.1474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9" calcext:value-type="float">
            <text:p>-29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214111328125" calcext:value-type="float">
            <text:p>-0.214111328125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9" calcext:value-type="float">
            <text:p>-39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244140625" calcext:value-type="float">
            <text:p>0.0244140625</text:p>
          </table:table-cell>
          <table:table-cell office:value-type="float" office:value="0.16796875" calcext:value-type="float">
            <text:p>0.16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7" calcext:value-type="float">
            <text:p>7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052001953125" calcext:value-type="float">
            <text:p>-0.052001953125</text:p>
          </table:table-cell>
          <table:table-cell office:value-type="float" office:value="0.006591796875" calcext:value-type="float">
            <text:p>0.006591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3" calcext:value-type="float">
            <text:p>13</text:p>
          </table:table-cell>
          <table:table-cell office:value-type="float" office:value="-11" calcext:value-type="float">
            <text:p>-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0.17724609375" calcext:value-type="float">
            <text:p>-0.17724609375</text:p>
          </table:table-cell>
          <table:table-cell office:value-type="float" office:value="-0.02685546875" calcext:value-type="float">
            <text:p>-0.02685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6" calcext:value-type="float">
            <text:p>-26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224609375" calcext:value-type="float">
            <text:p>-0.224609375</text:p>
          </table:table-cell>
          <table:table-cell office:value-type="float" office:value="0.057373046875" calcext:value-type="float">
            <text:p>0.057373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7" calcext:value-type="float">
            <text:p>7</text:p>
          </table:table-cell>
          <table:table-cell office:value-type="float" office:value="-13" calcext:value-type="float">
            <text:p>-1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238037109375" calcext:value-type="float">
            <text:p>-0.238037109375</text:p>
          </table:table-cell>
          <table:table-cell office:value-type="float" office:value="0.0341796875" calcext:value-type="float">
            <text:p>0.0341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48828125" calcext:value-type="float">
            <text:p>-0.0048828125</text:p>
          </table:table-cell>
          <table:table-cell office:value-type="float" office:value="0.05322265625" calcext:value-type="float">
            <text:p>0.05322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191162109375" calcext:value-type="float">
            <text:p>-0.191162109375</text:p>
          </table:table-cell>
          <table:table-cell office:value-type="float" office:value="-0.01025390625" calcext:value-type="float">
            <text:p>-0.01025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1" calcext:value-type="float">
            <text:p>-11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06787109375" calcext:value-type="float">
            <text:p>-0.06787109375</text:p>
          </table:table-cell>
          <table:table-cell office:value-type="float" office:value="0.18603515625" calcext:value-type="float">
            <text:p>0.18603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10498046875" calcext:value-type="float">
            <text:p>-0.10498046875</text:p>
          </table:table-cell>
          <table:table-cell office:value-type="float" office:value="0.004638671875" calcext:value-type="float">
            <text:p>0.004638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0.0888671875" calcext:value-type="float">
            <text:p>-0.0888671875</text:p>
          </table:table-cell>
          <table:table-cell office:value-type="float" office:value="0.11865234375" calcext:value-type="float">
            <text:p>0.118652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123046875" calcext:value-type="float">
            <text:p>-0.1123046875</text:p>
          </table:table-cell>
          <table:table-cell office:value-type="float" office:value="0.0546875" calcext:value-type="float">
            <text:p>0.0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193603515625" calcext:value-type="float">
            <text:p>-0.193603515625</text:p>
          </table:table-cell>
          <table:table-cell office:value-type="float" office:value="-0.069580078125" calcext:value-type="float">
            <text:p>-0.069580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8" calcext:value-type="float">
            <text:p>-1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2939453125" calcext:value-type="float">
            <text:p>-0.12939453125</text:p>
          </table:table-cell>
          <table:table-cell office:value-type="float" office:value="0.135986328125" calcext:value-type="float">
            <text:p>0.135986328125</text:p>
          </table:table-cell>
          <table:table-cell office:value-type="float" office:value="1.99993896484" calcext:value-type="float">
            <text:p>1.9999389648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0.0400390625" calcext:value-type="float">
            <text:p>0.0400390625</text:p>
          </table:table-cell>
          <table:table-cell office:value-type="float" office:value="0.03173828125" calcext:value-type="float">
            <text:p>0.03173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4" calcext:value-type="float">
            <text:p>-2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72607421875" calcext:value-type="float">
            <text:p>-0.172607421875</text:p>
          </table:table-cell>
          <table:table-cell office:value-type="float" office:value="1.15502929688" calcext:value-type="float">
            <text:p>1.15502929688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0.4736328125" calcext:value-type="float">
            <text:p>-0.4736328125</text:p>
          </table:table-cell>
          <table:table-cell office:value-type="float" office:value="1.53002929688" calcext:value-type="float">
            <text:p>1.53002929688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4" calcext:value-type="float">
            <text:p>44</text:p>
          </table:table-cell>
          <table:table-cell office:value-type="float" office:value="-2" calcext:value-type="float">
            <text:p>-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-0.115478515625" calcext:value-type="float">
            <text:p>-0.115478515625</text:p>
          </table:table-cell>
          <table:table-cell office:value-type="float" office:value="0.12646484375" calcext:value-type="float">
            <text:p>0.12646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63" calcext:value-type="float">
            <text:p>63</text:p>
          </table:table-cell>
          <table:table-cell office:value-type="float" office:value="-2" calcext:value-type="float">
            <text:p>-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-0.3701171875" calcext:value-type="float">
            <text:p>-0.3701171875</text:p>
          </table:table-cell>
          <table:table-cell office:value-type="float" office:value="0.580078125" calcext:value-type="float">
            <text:p>0.580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-0.129638671875" calcext:value-type="float">
            <text:p>-0.129638671875</text:p>
          </table:table-cell>
          <table:table-cell office:value-type="float" office:value="0.317138671875" calcext:value-type="float">
            <text:p>0.317138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-0.32958984375" calcext:value-type="float">
            <text:p>-0.32958984375</text:p>
          </table:table-cell>
          <table:table-cell office:value-type="float" office:value="0.551513671875" calcext:value-type="float">
            <text:p>0.551513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4" calcext:value-type="float">
            <text:p>-14</text:p>
          </table:table-cell>
          <table:table-cell office:value-type="float" office:value="-2" calcext:value-type="float">
            <text:p>-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-0.339111328125" calcext:value-type="float">
            <text:p>-0.339111328125</text:p>
          </table:table-cell>
          <table:table-cell office:value-type="float" office:value="0.48046875" calcext:value-type="float">
            <text:p>0.48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3" calcext:value-type="float">
            <text:p>33</text:p>
          </table:table-cell>
          <table:table-cell office:value-type="float" office:value="-15" calcext:value-type="float">
            <text:p>-1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-0.21435546875" calcext:value-type="float">
            <text:p>-0.21435546875</text:p>
          </table:table-cell>
          <table:table-cell office:value-type="float" office:value="0.421630859375" calcext:value-type="float">
            <text:p>0.421630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-0.303466796875" calcext:value-type="float">
            <text:p>-0.303466796875</text:p>
          </table:table-cell>
          <table:table-cell office:value-type="float" office:value="0.489013671875" calcext:value-type="float">
            <text:p>0.489013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-0.394287109375" calcext:value-type="float">
            <text:p>-0.394287109375</text:p>
          </table:table-cell>
          <table:table-cell office:value-type="float" office:value="0.43603515625" calcext:value-type="float">
            <text:p>0.43603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5" calcext:value-type="float">
            <text:p>35</text:p>
          </table:table-cell>
          <table:table-cell office:value-type="float" office:value="-4" calcext:value-type="float">
            <text:p>-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-0.251220703125" calcext:value-type="float">
            <text:p>-0.251220703125</text:p>
          </table:table-cell>
          <table:table-cell office:value-type="float" office:value="0.272705078125" calcext:value-type="float">
            <text:p>0.272705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3" calcext:value-type="float">
            <text:p>43</text:p>
          </table:table-cell>
          <table:table-cell office:value-type="float" office:value="-11" calcext:value-type="float">
            <text:p>-1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-0.226318359375" calcext:value-type="float">
            <text:p>-0.226318359375</text:p>
          </table:table-cell>
          <table:table-cell office:value-type="float" office:value="0.37060546875" calcext:value-type="float">
            <text:p>0.37060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0" calcext:value-type="float">
            <text:p>40</text:p>
          </table:table-cell>
          <table:table-cell office:value-type="float" office:value="-3" calcext:value-type="float">
            <text:p>-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-0.30078125" calcext:value-type="float">
            <text:p>-0.30078125</text:p>
          </table:table-cell>
          <table:table-cell office:value-type="float" office:value="0.412353515625" calcext:value-type="float">
            <text:p>0.412353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-0.43310546875" calcext:value-type="float">
            <text:p>-0.43310546875</text:p>
          </table:table-cell>
          <table:table-cell office:value-type="float" office:value="0.439208984375" calcext:value-type="float">
            <text:p>0.439208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-0.312744140625" calcext:value-type="float">
            <text:p>-0.312744140625</text:p>
          </table:table-cell>
          <table:table-cell office:value-type="float" office:value="0.60791015625" calcext:value-type="float">
            <text:p>0.60791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9" calcext:value-type="float">
            <text:p>29</text:p>
          </table:table-cell>
          <table:table-cell office:value-type="float" office:value="-4" calcext:value-type="float">
            <text:p>-4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-0.33203125" calcext:value-type="float">
            <text:p>-0.33203125</text:p>
          </table:table-cell>
          <table:table-cell office:value-type="float" office:value="0.525634765625" calcext:value-type="float">
            <text:p>0.525634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4" calcext:value-type="float">
            <text:p>34</text:p>
          </table:table-cell>
          <table:table-cell office:value-type="float" office:value="-3" calcext:value-type="float">
            <text:p>-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-0.191162109375" calcext:value-type="float">
            <text:p>-0.191162109375</text:p>
          </table:table-cell>
          <table:table-cell office:value-type="float" office:value="0.39990234375" calcext:value-type="float">
            <text:p>0.399902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8" calcext:value-type="float">
            <text:p>38</text:p>
          </table:table-cell>
          <table:table-cell office:value-type="float" office:value="-4" calcext:value-type="float">
            <text:p>-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-0.288330078125" calcext:value-type="float">
            <text:p>-0.288330078125</text:p>
          </table:table-cell>
          <table:table-cell office:value-type="float" office:value="0.26806640625" calcext:value-type="float">
            <text:p>0.26806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-0.34033203125" calcext:value-type="float">
            <text:p>-0.34033203125</text:p>
          </table:table-cell>
          <table:table-cell office:value-type="float" office:value="0.453369140625" calcext:value-type="float">
            <text:p>0.453369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-0.09423828125" calcext:value-type="float">
            <text:p>-0.09423828125</text:p>
          </table:table-cell>
          <table:table-cell office:value-type="float" office:value="0.241455078125" calcext:value-type="float">
            <text:p>0.241455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6" calcext:value-type="float">
            <text:p>36</text:p>
          </table:table-cell>
          <table:table-cell office:value-type="float" office:value="-6" calcext:value-type="float">
            <text:p>-6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-0.34814453125" calcext:value-type="float">
            <text:p>-0.34814453125</text:p>
          </table:table-cell>
          <table:table-cell office:value-type="float" office:value="0.60302734375" calcext:value-type="float">
            <text:p>0.60302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-0.354248046875" calcext:value-type="float">
            <text:p>-0.354248046875</text:p>
          </table:table-cell>
          <table:table-cell office:value-type="float" office:value="0.48193359375" calcext:value-type="float">
            <text:p>0.48193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6" calcext:value-type="float">
            <text:p>26</text:p>
          </table:table-cell>
          <table:table-cell office:value-type="float" office:value="-2" calcext:value-type="float">
            <text:p>-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-0.363037109375" calcext:value-type="float">
            <text:p>-0.363037109375</text:p>
          </table:table-cell>
          <table:table-cell office:value-type="float" office:value="0.363525390625" calcext:value-type="float">
            <text:p>0.363525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-0.242431640625" calcext:value-type="float">
            <text:p>-0.242431640625</text:p>
          </table:table-cell>
          <table:table-cell office:value-type="float" office:value="0.3671875" calcext:value-type="float">
            <text:p>0.3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-0.236328125" calcext:value-type="float">
            <text:p>-0.236328125</text:p>
          </table:table-cell>
          <table:table-cell office:value-type="float" office:value="0.416015625" calcext:value-type="float">
            <text:p>0.416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-0.243896484375" calcext:value-type="float">
            <text:p>-0.243896484375</text:p>
          </table:table-cell>
          <table:table-cell office:value-type="float" office:value="0.2841796875" calcext:value-type="float">
            <text:p>0.2841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-0.262451171875" calcext:value-type="float">
            <text:p>-0.262451171875</text:p>
          </table:table-cell>
          <table:table-cell office:value-type="float" office:value="0.4765625" calcext:value-type="float">
            <text:p>0.4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-0.205322265625" calcext:value-type="float">
            <text:p>-0.205322265625</text:p>
          </table:table-cell>
          <table:table-cell office:value-type="float" office:value="0.185546875" calcext:value-type="float">
            <text:p>0.185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-0.26416015625" calcext:value-type="float">
            <text:p>-0.26416015625</text:p>
          </table:table-cell>
          <table:table-cell office:value-type="float" office:value="0.201416015625" calcext:value-type="float">
            <text:p>0.201416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-0.258056640625" calcext:value-type="float">
            <text:p>-0.258056640625</text:p>
          </table:table-cell>
          <table:table-cell office:value-type="float" office:value="0.42041015625" calcext:value-type="float">
            <text:p>0.42041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1" calcext:value-type="float">
            <text:p>21</text:p>
          </table:table-cell>
          <table:table-cell office:value-type="float" office:value="-9" calcext:value-type="float">
            <text:p>-9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-0.218017578125" calcext:value-type="float">
            <text:p>-0.218017578125</text:p>
          </table:table-cell>
          <table:table-cell office:value-type="float" office:value="0.35888671875" calcext:value-type="float">
            <text:p>0.35888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5" calcext:value-type="float">
            <text:p>25</text:p>
          </table:table-cell>
          <table:table-cell office:value-type="float" office:value="-9" calcext:value-type="float">
            <text:p>-9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-0.245361328125" calcext:value-type="float">
            <text:p>-0.245361328125</text:p>
          </table:table-cell>
          <table:table-cell office:value-type="float" office:value="0.362060546875" calcext:value-type="float">
            <text:p>0.362060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-0.2392578125" calcext:value-type="float">
            <text:p>-0.2392578125</text:p>
          </table:table-cell>
          <table:table-cell office:value-type="float" office:value="0.384765625" calcext:value-type="float">
            <text:p>0.384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-0.25146484375" calcext:value-type="float">
            <text:p>-0.25146484375</text:p>
          </table:table-cell>
          <table:table-cell office:value-type="float" office:value="0.337158203125" calcext:value-type="float">
            <text:p>0.337158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1" calcext:value-type="float">
            <text:p>31</text:p>
          </table:table-cell>
          <table:table-cell office:value-type="float" office:value="-5" calcext:value-type="float">
            <text:p>-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-0.135986328125" calcext:value-type="float">
            <text:p>-0.135986328125</text:p>
          </table:table-cell>
          <table:table-cell office:value-type="float" office:value="0.51318359375" calcext:value-type="float">
            <text:p>0.51318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6" calcext:value-type="float">
            <text:p>26</text:p>
          </table:table-cell>
          <table:table-cell office:value-type="float" office:value="-3" calcext:value-type="float">
            <text:p>-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-0.033935546875" calcext:value-type="float">
            <text:p>-0.033935546875</text:p>
          </table:table-cell>
          <table:table-cell office:value-type="float" office:value="0.125732421875" calcext:value-type="float">
            <text:p>0.125732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9" calcext:value-type="float">
            <text:p>9</text:p>
          </table:table-cell>
          <table:table-cell office:value-type="float" office:value="-14" calcext:value-type="float">
            <text:p>-1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-0.145263671875" calcext:value-type="float">
            <text:p>-0.145263671875</text:p>
          </table:table-cell>
          <table:table-cell office:value-type="float" office:value="0.55712890625" calcext:value-type="float">
            <text:p>0.55712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5" calcext:value-type="float">
            <text:p>15</text:p>
          </table:table-cell>
          <table:table-cell office:value-type="float" office:value="-8" calcext:value-type="float">
            <text:p>-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-0.245361328125" calcext:value-type="float">
            <text:p>-0.245361328125</text:p>
          </table:table-cell>
          <table:table-cell office:value-type="float" office:value="0.41015625" calcext:value-type="float">
            <text:p>0.41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-0.261474609375" calcext:value-type="float">
            <text:p>-0.261474609375</text:p>
          </table:table-cell>
          <table:table-cell office:value-type="float" office:value="0.169921875" calcext:value-type="float">
            <text:p>0.169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-0.26953125" calcext:value-type="float">
            <text:p>-0.26953125</text:p>
          </table:table-cell>
          <table:table-cell office:value-type="float" office:value="0.195068359375" calcext:value-type="float">
            <text:p>0.195068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-0.25244140625" calcext:value-type="float">
            <text:p>-0.25244140625</text:p>
          </table:table-cell>
          <table:table-cell office:value-type="float" office:value="0.41015625" calcext:value-type="float">
            <text:p>0.41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3" calcext:value-type="float">
            <text:p>13</text:p>
          </table:table-cell>
          <table:table-cell office:value-type="float" office:value="-4" calcext:value-type="float">
            <text:p>-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-0.2763671875" calcext:value-type="float">
            <text:p>-0.2763671875</text:p>
          </table:table-cell>
          <table:table-cell office:value-type="float" office:value="0.513427734375" calcext:value-type="float">
            <text:p>0.513427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-0.302978515625" calcext:value-type="float">
            <text:p>-0.302978515625</text:p>
          </table:table-cell>
          <table:table-cell office:value-type="float" office:value="0.06103515625" calcext:value-type="float">
            <text:p>0.06103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-0.22900390625" calcext:value-type="float">
            <text:p>-0.22900390625</text:p>
          </table:table-cell>
          <table:table-cell office:value-type="float" office:value="0.61474609375" calcext:value-type="float">
            <text:p>0.61474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-0.180908203125" calcext:value-type="float">
            <text:p>-0.180908203125</text:p>
          </table:table-cell>
          <table:table-cell office:value-type="float" office:value="0.311767578125" calcext:value-type="float">
            <text:p>0.311767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1" calcext:value-type="float">
            <text:p>11</text:p>
          </table:table-cell>
          <table:table-cell office:value-type="float" office:value="-12" calcext:value-type="float">
            <text:p>-1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-0.430908203125" calcext:value-type="float">
            <text:p>-0.430908203125</text:p>
          </table:table-cell>
          <table:table-cell office:value-type="float" office:value="0.222900390625" calcext:value-type="float">
            <text:p>0.222900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-0.26904296875" calcext:value-type="float">
            <text:p>-0.26904296875</text:p>
          </table:table-cell>
          <table:table-cell office:value-type="float" office:value="0.4462890625" calcext:value-type="float">
            <text:p>0.4462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9" calcext:value-type="float">
            <text:p>39</text:p>
          </table:table-cell>
          <table:table-cell office:value-type="float" office:value="-2" calcext:value-type="float">
            <text:p>-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-0.25537109375" calcext:value-type="float">
            <text:p>-0.25537109375</text:p>
          </table:table-cell>
          <table:table-cell office:value-type="float" office:value="0.24658203125" calcext:value-type="float">
            <text:p>0.24658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-0.18798828125" calcext:value-type="float">
            <text:p>-0.18798828125</text:p>
          </table:table-cell>
          <table:table-cell office:value-type="float" office:value="0.176513671875" calcext:value-type="float">
            <text:p>0.176513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3" calcext:value-type="float">
            <text:p>23</text:p>
          </table:table-cell>
          <table:table-cell office:value-type="float" office:value="-3" calcext:value-type="float">
            <text:p>-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-0.186767578125" calcext:value-type="float">
            <text:p>-0.186767578125</text:p>
          </table:table-cell>
          <table:table-cell office:value-type="float" office:value="0.098388671875" calcext:value-type="float">
            <text:p>0.098388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-0.22119140625" calcext:value-type="float">
            <text:p>-0.22119140625</text:p>
          </table:table-cell>
          <table:table-cell office:value-type="float" office:value="0.051025390625" calcext:value-type="float">
            <text:p>0.051025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-0.2861328125" calcext:value-type="float">
            <text:p>-0.2861328125</text:p>
          </table:table-cell>
          <table:table-cell office:value-type="float" office:value="0.278564453125" calcext:value-type="float">
            <text:p>0.278564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-0.330322265625" calcext:value-type="float">
            <text:p>-0.330322265625</text:p>
          </table:table-cell>
          <table:table-cell office:value-type="float" office:value="0.38037109375" calcext:value-type="float">
            <text:p>0.38037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-0.27197265625" calcext:value-type="float">
            <text:p>-0.27197265625</text:p>
          </table:table-cell>
          <table:table-cell office:value-type="float" office:value="0.37548828125" calcext:value-type="float">
            <text:p>0.37548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9" calcext:value-type="float">
            <text:p>39</text:p>
          </table:table-cell>
          <table:table-cell office:value-type="float" office:value="-3" calcext:value-type="float">
            <text:p>-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-0.13427734375" calcext:value-type="float">
            <text:p>-0.13427734375</text:p>
          </table:table-cell>
          <table:table-cell office:value-type="float" office:value="-0.10302734375" calcext:value-type="float">
            <text:p>-0.10302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7" calcext:value-type="float">
            <text:p>7</text:p>
          </table:table-cell>
          <table:table-cell office:value-type="float" office:value="-9" calcext:value-type="float">
            <text:p>-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-0.2490234375" calcext:value-type="float">
            <text:p>-0.2490234375</text:p>
          </table:table-cell>
          <table:table-cell office:value-type="float" office:value="0.396728515625" calcext:value-type="float">
            <text:p>0.396728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5" calcext:value-type="float">
            <text:p>15</text:p>
          </table:table-cell>
          <table:table-cell office:value-type="float" office:value="-6" calcext:value-type="float">
            <text:p>-6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-0.29736328125" calcext:value-type="float">
            <text:p>-0.29736328125</text:p>
          </table:table-cell>
          <table:table-cell office:value-type="float" office:value="0.27099609375" calcext:value-type="float">
            <text:p>0.27099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-0.21142578125" calcext:value-type="float">
            <text:p>-0.21142578125</text:p>
          </table:table-cell>
          <table:table-cell office:value-type="float" office:value="0.3955078125" calcext:value-type="float">
            <text:p>0.3955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-0.121826171875" calcext:value-type="float">
            <text:p>-0.121826171875</text:p>
          </table:table-cell>
          <table:table-cell office:value-type="float" office:value="0.0810546875" calcext:value-type="float">
            <text:p>0.0810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-0.334716796875" calcext:value-type="float">
            <text:p>-0.334716796875</text:p>
          </table:table-cell>
          <table:table-cell office:value-type="float" office:value="0.5283203125" calcext:value-type="float">
            <text:p>0.5283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-0.220703125" calcext:value-type="float">
            <text:p>-0.220703125</text:p>
          </table:table-cell>
          <table:table-cell office:value-type="float" office:value="0.11962890625" calcext:value-type="float">
            <text:p>0.11962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-0.30078125" calcext:value-type="float">
            <text:p>-0.30078125</text:p>
          </table:table-cell>
          <table:table-cell office:value-type="float" office:value="0.385986328125" calcext:value-type="float">
            <text:p>0.385986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7" calcext:value-type="float">
            <text:p>17</text:p>
          </table:table-cell>
          <table:table-cell office:value-type="float" office:value="-6" calcext:value-type="float">
            <text:p>-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-0.123291015625" calcext:value-type="float">
            <text:p>-0.123291015625</text:p>
          </table:table-cell>
          <table:table-cell office:value-type="float" office:value="0.07958984375" calcext:value-type="float">
            <text:p>0.07958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9" calcext:value-type="float">
            <text:p>29</text:p>
          </table:table-cell>
          <table:table-cell office:value-type="float" office:value="-12" calcext:value-type="float">
            <text:p>-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-0.254150390625" calcext:value-type="float">
            <text:p>-0.254150390625</text:p>
          </table:table-cell>
          <table:table-cell office:value-type="float" office:value="0.42041015625" calcext:value-type="float">
            <text:p>0.42041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-0.267333984375" calcext:value-type="float">
            <text:p>-0.267333984375</text:p>
          </table:table-cell>
          <table:table-cell office:value-type="float" office:value="0.140380859375" calcext:value-type="float">
            <text:p>0.140380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5" calcext:value-type="float">
            <text:p>25</text:p>
          </table:table-cell>
          <table:table-cell office:value-type="float" office:value="-2" calcext:value-type="float">
            <text:p>-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-0.2578125" calcext:value-type="float">
            <text:p>-0.2578125</text:p>
          </table:table-cell>
          <table:table-cell office:value-type="float" office:value="0.293701171875" calcext:value-type="float">
            <text:p>0.293701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-0.2490234375" calcext:value-type="float">
            <text:p>-0.2490234375</text:p>
          </table:table-cell>
          <table:table-cell office:value-type="float" office:value="0.095458984375" calcext:value-type="float">
            <text:p>0.095458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-0.36474609375" calcext:value-type="float">
            <text:p>-0.36474609375</text:p>
          </table:table-cell>
          <table:table-cell office:value-type="float" office:value="0.507080078125" calcext:value-type="float">
            <text:p>0.507080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-0.060546875" calcext:value-type="float">
            <text:p>-0.060546875</text:p>
          </table:table-cell>
          <table:table-cell office:value-type="float" office:value="0.1279296875" calcext:value-type="float">
            <text:p>0.12792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0" calcext:value-type="float">
            <text:p>20</text:p>
          </table:table-cell>
          <table:table-cell office:value-type="float" office:value="-7" calcext:value-type="float">
            <text:p>-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-0.212158203125" calcext:value-type="float">
            <text:p>-0.212158203125</text:p>
          </table:table-cell>
          <table:table-cell office:value-type="float" office:value="0.54248046875" calcext:value-type="float">
            <text:p>0.54248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2" calcext:value-type="float">
            <text:p>22</text:p>
          </table:table-cell>
          <table:table-cell office:value-type="float" office:value="-5" calcext:value-type="float">
            <text:p>-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-0.23193359375" calcext:value-type="float">
            <text:p>-0.23193359375</text:p>
          </table:table-cell>
          <table:table-cell office:value-type="float" office:value="0.096923828125" calcext:value-type="float">
            <text:p>0.096923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2" calcext:value-type="float">
            <text:p>22</text:p>
          </table:table-cell>
          <table:table-cell office:value-type="float" office:value="-8" calcext:value-type="float">
            <text:p>-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-0.264404296875" calcext:value-type="float">
            <text:p>-0.264404296875</text:p>
          </table:table-cell>
          <table:table-cell office:value-type="float" office:value="-0.1015625" calcext:value-type="float">
            <text:p>-0.1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1" calcext:value-type="float">
            <text:p>31</text:p>
          </table:table-cell>
          <table:table-cell office:value-type="float" office:value="-6" calcext:value-type="float">
            <text:p>-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-0.341796875" calcext:value-type="float">
            <text:p>-0.341796875</text:p>
          </table:table-cell>
          <table:table-cell office:value-type="float" office:value="-0.06591796875" calcext:value-type="float">
            <text:p>-0.06591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8" calcext:value-type="float">
            <text:p>-8</text:p>
          </table:table-cell>
          <table:table-cell office:value-type="float" office:value="15" calcext:value-type="float">
            <text:p>1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-0.2080078125" calcext:value-type="float">
            <text:p>-0.2080078125</text:p>
          </table:table-cell>
          <table:table-cell office:value-type="float" office:value="0.489990234375" calcext:value-type="float">
            <text:p>0.4899902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-0.205078125" calcext:value-type="float">
            <text:p>-0.205078125</text:p>
          </table:table-cell>
          <table:table-cell office:value-type="float" office:value="0.110107421875" calcext:value-type="float">
            <text:p>0.110107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-0.048095703125" calcext:value-type="float">
            <text:p>-0.048095703125</text:p>
          </table:table-cell>
          <table:table-cell office:value-type="float" office:value="-0.0048828125" calcext:value-type="float">
            <text:p>-0.0048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-0.062744140625" calcext:value-type="float">
            <text:p>-0.062744140625</text:p>
          </table:table-cell>
          <table:table-cell office:value-type="float" office:value="0.00244140625" calcext:value-type="float">
            <text:p>0.00244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-0.19482421875" calcext:value-type="float">
            <text:p>-0.19482421875</text:p>
          </table:table-cell>
          <table:table-cell office:value-type="float" office:value="-0.0537109375" calcext:value-type="float">
            <text:p>-0.0537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0.101806640625" calcext:value-type="float">
            <text:p>-0.101806640625</text:p>
          </table:table-cell>
          <table:table-cell office:value-type="float" office:value="0.1669921875" calcext:value-type="float">
            <text:p>0.1669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0.097412109375" calcext:value-type="float">
            <text:p>-0.097412109375</text:p>
          </table:table-cell>
          <table:table-cell office:value-type="float" office:value="0.046142578125" calcext:value-type="float">
            <text:p>0.046142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-0.094970703125" calcext:value-type="float">
            <text:p>-0.094970703125</text:p>
          </table:table-cell>
          <table:table-cell office:value-type="float" office:value="-0.09619140625" calcext:value-type="float">
            <text:p>-0.09619140625</text:p>
          </table:table-cell>
          <table:table-cell office:value-type="float" office:value="1.99993896484" calcext:value-type="float">
            <text:p>1.9999389648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0.20947265625" calcext:value-type="float">
            <text:p>-0.20947265625</text:p>
          </table:table-cell>
          <table:table-cell office:value-type="float" office:value="0.07177734375" calcext:value-type="float">
            <text:p>0.07177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-0.2109375" calcext:value-type="float">
            <text:p>-0.2109375</text:p>
          </table:table-cell>
          <table:table-cell office:value-type="float" office:value="-0.027587890625" calcext:value-type="float">
            <text:p>-0.027587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-0.14697265625" calcext:value-type="float">
            <text:p>-0.14697265625</text:p>
          </table:table-cell>
          <table:table-cell office:value-type="float" office:value="-0.11767578125" calcext:value-type="float">
            <text:p>-0.11767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7" calcext:value-type="float">
            <text:p>37</text:p>
          </table:table-cell>
          <table:table-cell office:value-type="float" office:value="-13" calcext:value-type="float">
            <text:p>-1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0.12353515625" calcext:value-type="float">
            <text:p>-0.12353515625</text:p>
          </table:table-cell>
          <table:table-cell office:value-type="float" office:value="0.3623046875" calcext:value-type="float">
            <text:p>0.3623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0.142333984375" calcext:value-type="float">
            <text:p>-0.142333984375</text:p>
          </table:table-cell>
          <table:table-cell office:value-type="float" office:value="-0.26025390625" calcext:value-type="float">
            <text:p>-0.26025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8" calcext:value-type="float">
            <text:p>-18</text:p>
          </table:table-cell>
          <table:table-cell office:value-type="float" office:value="-5" calcext:value-type="float">
            <text:p>-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0.0029296875" calcext:value-type="float">
            <text:p>0.0029296875</text:p>
          </table:table-cell>
          <table:table-cell office:value-type="float" office:value="-0.12353515625" calcext:value-type="float">
            <text:p>-0.12353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0.081787109375" calcext:value-type="float">
            <text:p>-0.081787109375</text:p>
          </table:table-cell>
          <table:table-cell office:value-type="float" office:value="0.1806640625" calcext:value-type="float">
            <text:p>0.1806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0.091796875" calcext:value-type="float">
            <text:p>-0.091796875</text:p>
          </table:table-cell>
          <table:table-cell office:value-type="float" office:value="0.053466796875" calcext:value-type="float">
            <text:p>0.053466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0.1669921875" calcext:value-type="float">
            <text:p>-0.1669921875</text:p>
          </table:table-cell>
          <table:table-cell office:value-type="float" office:value="0.088623046875" calcext:value-type="float">
            <text:p>0.088623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8" calcext:value-type="float">
            <text:p>-18</text:p>
          </table:table-cell>
          <table:table-cell office:value-type="float" office:value="-7" calcext:value-type="float">
            <text:p>-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-0.11865234375" calcext:value-type="float">
            <text:p>-0.11865234375</text:p>
          </table:table-cell>
          <table:table-cell office:value-type="float" office:value="-0.067626953125" calcext:value-type="float">
            <text:p>-0.067626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.005859375" calcext:value-type="float">
            <text:p>0.005859375</text:p>
          </table:table-cell>
          <table:table-cell office:value-type="float" office:value="0.15185546875" calcext:value-type="float">
            <text:p>0.15185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0.02197265625" calcext:value-type="float">
            <text:p>-0.02197265625</text:p>
          </table:table-cell>
          <table:table-cell office:value-type="float" office:value="0.057861328125" calcext:value-type="float">
            <text:p>0.057861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0.197021484375" calcext:value-type="float">
            <text:p>-0.197021484375</text:p>
          </table:table-cell>
          <table:table-cell office:value-type="float" office:value="0.251953125" calcext:value-type="float">
            <text:p>0.251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0.159423828125" calcext:value-type="float">
            <text:p>-0.159423828125</text:p>
          </table:table-cell>
          <table:table-cell office:value-type="float" office:value="-0.077880859375" calcext:value-type="float">
            <text:p>-0.077880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5" calcext:value-type="float">
            <text:p>15</text:p>
          </table:table-cell>
          <table:table-cell office:value-type="float" office:value="-7" calcext:value-type="float">
            <text:p>-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0.18017578125" calcext:value-type="float">
            <text:p>-0.18017578125</text:p>
          </table:table-cell>
          <table:table-cell office:value-type="float" office:value="0.06103515625" calcext:value-type="float">
            <text:p>0.06103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0.203125" calcext:value-type="float">
            <text:p>-0.203125</text:p>
          </table:table-cell>
          <table:table-cell office:value-type="float" office:value="-0.058349609375" calcext:value-type="float">
            <text:p>-0.058349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0.076171875" calcext:value-type="float">
            <text:p>-0.076171875</text:p>
          </table:table-cell>
          <table:table-cell office:value-type="float" office:value="-0.10302734375" calcext:value-type="float">
            <text:p>-0.10302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0.1357421875" calcext:value-type="float">
            <text:p>-0.1357421875</text:p>
          </table:table-cell>
          <table:table-cell office:value-type="float" office:value="0.068603515625" calcext:value-type="float">
            <text:p>0.068603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0.02978515625" calcext:value-type="float">
            <text:p>-0.02978515625</text:p>
          </table:table-cell>
          <table:table-cell office:value-type="float" office:value="0.066162109375" calcext:value-type="float">
            <text:p>0.066162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0.1220703125" calcext:value-type="float">
            <text:p>-0.1220703125</text:p>
          </table:table-cell>
          <table:table-cell office:value-type="float" office:value="0.10205078125" calcext:value-type="float">
            <text:p>0.10205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5" calcext:value-type="float">
            <text:p>-1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0.152099609375" calcext:value-type="float">
            <text:p>-0.152099609375</text:p>
          </table:table-cell>
          <table:table-cell office:value-type="float" office:value="0.0126953125" calcext:value-type="float">
            <text:p>0.0126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0.113525390625" calcext:value-type="float">
            <text:p>-0.113525390625</text:p>
          </table:table-cell>
          <table:table-cell office:value-type="float" office:value="0.251708984375" calcext:value-type="float">
            <text:p>0.251708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0.128662109375" calcext:value-type="float">
            <text:p>-0.128662109375</text:p>
          </table:table-cell>
          <table:table-cell office:value-type="float" office:value="-0.11962890625" calcext:value-type="float">
            <text:p>-0.11962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7" calcext:value-type="float">
            <text:p>17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100830078125" calcext:value-type="float">
            <text:p>-0.100830078125</text:p>
          </table:table-cell>
          <table:table-cell office:value-type="float" office:value="0.01806640625" calcext:value-type="float">
            <text:p>0.01806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0.124267578125" calcext:value-type="float">
            <text:p>-0.124267578125</text:p>
          </table:table-cell>
          <table:table-cell office:value-type="float" office:value="0.126708984375" calcext:value-type="float">
            <text:p>0.126708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6" calcext:value-type="float">
            <text:p>-6</text:p>
          </table:table-cell>
          <table:table-cell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243408203125" calcext:value-type="float">
            <text:p>-0.243408203125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52490234375" calcext:value-type="float">
            <text:p>0.052490234375</text:p>
          </table:table-cell>
          <table:table-cell office:value-type="float" office:value="0.009521484375" calcext:value-type="float">
            <text:p>0.009521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0.2275390625" calcext:value-type="float">
            <text:p>-0.2275390625</text:p>
          </table:table-cell>
          <table:table-cell office:value-type="float" office:value="0.002685546875" calcext:value-type="float">
            <text:p>0.002685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119140625" calcext:value-type="float">
            <text:p>-0.119140625</text:p>
          </table:table-cell>
          <table:table-cell office:value-type="float" office:value="0.04541015625" calcext:value-type="float">
            <text:p>0.04541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2216796875" calcext:value-type="float">
            <text:p>-0.2216796875</text:p>
          </table:table-cell>
          <table:table-cell office:value-type="float" office:value="0.06103515625" calcext:value-type="float">
            <text:p>0.06103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0.234130859375" calcext:value-type="float">
            <text:p>-0.234130859375</text:p>
          </table:table-cell>
          <table:table-cell office:value-type="float" office:value="-0.1123046875" calcext:value-type="float">
            <text:p>-0.1123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75439453125" calcext:value-type="float">
            <text:p>-0.075439453125</text:p>
          </table:table-cell>
          <table:table-cell office:value-type="float" office:value="0.04052734375" calcext:value-type="float">
            <text:p>0.04052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0.0419921875" calcext:value-type="float">
            <text:p>-0.0419921875</text:p>
          </table:table-cell>
          <table:table-cell office:value-type="float" office:value="-0.033447265625" calcext:value-type="float">
            <text:p>-0.033447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072265625" calcext:value-type="float">
            <text:p>-0.072265625</text:p>
          </table:table-cell>
          <table:table-cell office:value-type="float" office:value="-0.107177734375" calcext:value-type="float">
            <text:p>-0.107177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0.09521484375" calcext:value-type="float">
            <text:p>-0.09521484375</text:p>
          </table:table-cell>
          <table:table-cell office:value-type="float" office:value="-0.052001953125" calcext:value-type="float">
            <text:p>-0.052001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8" calcext:value-type="float">
            <text:p>-2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-0.054931640625" calcext:value-type="float">
            <text:p>-0.054931640625</text:p>
          </table:table-cell>
          <table:table-cell office:value-type="float" office:value="-0.100830078125" calcext:value-type="float">
            <text:p>-0.100830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8" calcext:value-type="float">
            <text:p>-18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0.178955078125" calcext:value-type="float">
            <text:p>-0.178955078125</text:p>
          </table:table-cell>
          <table:table-cell office:value-type="float" office:value="0.1044921875" calcext:value-type="float">
            <text:p>0.1044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2001953125" calcext:value-type="float">
            <text:p>-0.02001953125</text:p>
          </table:table-cell>
          <table:table-cell office:value-type="float" office:value="-0.03564453125" calcext:value-type="float">
            <text:p>-0.03564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9" calcext:value-type="float">
            <text:p>-9</text:p>
          </table:table-cell>
          <table:table-cell office:value-type="float" office:value="-13" calcext:value-type="float">
            <text:p>-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0.1416015625" calcext:value-type="float">
            <text:p>-0.1416015625</text:p>
          </table:table-cell>
          <table:table-cell office:value-type="float" office:value="0.093017578125" calcext:value-type="float">
            <text:p>0.093017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0.081298828125" calcext:value-type="float">
            <text:p>-0.081298828125</text:p>
          </table:table-cell>
          <table:table-cell office:value-type="float" office:value="-0.024169921875" calcext:value-type="float">
            <text:p>-0.024169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0" calcext:value-type="float">
            <text:p>-20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0.15087890625" calcext:value-type="float">
            <text:p>-0.15087890625</text:p>
          </table:table-cell>
          <table:table-cell office:value-type="float" office:value="0.04052734375" calcext:value-type="float">
            <text:p>0.04052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4" calcext:value-type="float">
            <text:p>-14</text:p>
          </table:table-cell>
          <table:table-cell office:value-type="float" office:value="-15" calcext:value-type="float">
            <text:p>-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1767578125" calcext:value-type="float">
            <text:p>-0.1767578125</text:p>
          </table:table-cell>
          <table:table-cell office:value-type="float" office:value="0.052978515625" calcext:value-type="float">
            <text:p>0.052978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06982421875" calcext:value-type="float">
            <text:p>-0.06982421875</text:p>
          </table:table-cell>
          <table:table-cell office:value-type="float" office:value="0.047607421875" calcext:value-type="float">
            <text:p>0.047607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009033203125" calcext:value-type="float">
            <text:p>-0.009033203125</text:p>
          </table:table-cell>
          <table:table-cell office:value-type="float" office:value="0.03857421875" calcext:value-type="float">
            <text:p>0.03857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064453125" calcext:value-type="float">
            <text:p>-0.064453125</text:p>
          </table:table-cell>
          <table:table-cell office:value-type="float" office:value="-0.044189453125" calcext:value-type="float">
            <text:p>-0.044189453125</text:p>
          </table:table-cell>
          <table:table-cell office:value-type="float" office:value="1.99993896484" calcext:value-type="float">
            <text:p>1.9999389648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12548828125" calcext:value-type="float">
            <text:p>-0.112548828125</text:p>
          </table:table-cell>
          <table:table-cell office:value-type="float" office:value="0.0048828125" calcext:value-type="float">
            <text:p>0.0048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06396484375" calcext:value-type="float">
            <text:p>-0.06396484375</text:p>
          </table:table-cell>
          <table:table-cell office:value-type="float" office:value="0.06640625" calcext:value-type="float">
            <text:p>0.06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16064453125" calcext:value-type="float">
            <text:p>-0.216064453125</text:p>
          </table:table-cell>
          <table:table-cell office:value-type="float" office:value="0.072998046875" calcext:value-type="float">
            <text:p>0.072998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376953125" calcext:value-type="float">
            <text:p>-0.1376953125</text:p>
          </table:table-cell>
          <table:table-cell office:value-type="float" office:value="0.02099609375" calcext:value-type="float">
            <text:p>0.02099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3" calcext:value-type="float">
            <text:p>-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6259765625" calcext:value-type="float">
            <text:p>-0.16259765625</text:p>
          </table:table-cell>
          <table:table-cell office:value-type="float" office:value="0.052734375" calcext:value-type="float">
            <text:p>0.052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12060546875" calcext:value-type="float">
            <text:p>-0.112060546875</text:p>
          </table:table-cell>
          <table:table-cell office:value-type="float" office:value="0.053955078125" calcext:value-type="float">
            <text:p>0.053955078125</text:p>
          </table:table-cell>
          <table:table-cell office:value-type="float" office:value="1.99993896484" calcext:value-type="float">
            <text:p>1.9999389648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27197265625" calcext:value-type="float">
            <text:p>-0.127197265625</text:p>
          </table:table-cell>
          <table:table-cell office:value-type="float" office:value="0.025390625" calcext:value-type="float">
            <text:p>0.025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074462890625" calcext:value-type="float">
            <text:p>-0.074462890625</text:p>
          </table:table-cell>
          <table:table-cell office:value-type="float" office:value="-0.017333984375" calcext:value-type="float">
            <text:p>-0.017333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35009765625" calcext:value-type="float">
            <text:p>-0.135009765625</text:p>
          </table:table-cell>
          <table:table-cell office:value-type="float" office:value="0.052490234375" calcext:value-type="float">
            <text:p>0.0524902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023681640625" calcext:value-type="float">
            <text:p>-0.023681640625</text:p>
          </table:table-cell>
          <table:table-cell office:value-type="float" office:value="-0.0234375" calcext:value-type="float">
            <text:p>-0.02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796875" calcext:value-type="float">
            <text:p>-0.1796875</text:p>
          </table:table-cell>
          <table:table-cell office:value-type="float" office:value="-0.086669921875" calcext:value-type="float">
            <text:p>-0.086669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0.008056640625" calcext:value-type="float">
            <text:p>0.008056640625</text:p>
          </table:table-cell>
          <table:table-cell office:value-type="float" office:value="0.018310546875" calcext:value-type="float">
            <text:p>0.018310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0.05859375" calcext:value-type="float">
            <text:p>-0.05859375</text:p>
          </table:table-cell>
          <table:table-cell office:value-type="float" office:value="0.04345703125" calcext:value-type="float">
            <text:p>0.04345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0.142822265625" calcext:value-type="float">
            <text:p>-0.142822265625</text:p>
          </table:table-cell>
          <table:table-cell office:value-type="float" office:value="0.094482421875" calcext:value-type="float">
            <text:p>0.094482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16259765625" calcext:value-type="float">
            <text:p>-0.16259765625</text:p>
          </table:table-cell>
          <table:table-cell office:value-type="float" office:value="-0.21630859375" calcext:value-type="float">
            <text:p>-0.21630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5" calcext:value-type="float">
            <text:p>-1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05908203125" calcext:value-type="float">
            <text:p>-0.05908203125</text:p>
          </table:table-cell>
          <table:table-cell office:value-type="float" office:value="0.058349609375" calcext:value-type="float">
            <text:p>0.058349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0400390625" calcext:value-type="float">
            <text:p>-0.0400390625</text:p>
          </table:table-cell>
          <table:table-cell office:value-type="float" office:value="0.048828125" calcext:value-type="float">
            <text:p>0.048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3" calcext:value-type="float">
            <text:p>23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8115234375" calcext:value-type="float">
            <text:p>-0.18115234375</text:p>
          </table:table-cell>
          <table:table-cell office:value-type="float" office:value="-0.095703125" calcext:value-type="float">
            <text:p>-0.095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5" calcext:value-type="float">
            <text:p>-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28173828125" calcext:value-type="float">
            <text:p>-0.128173828125</text:p>
          </table:table-cell>
          <table:table-cell office:value-type="float" office:value="0.039794921875" calcext:value-type="float">
            <text:p>0.039794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office:value-type="float" office:value="-11" calcext:value-type="float">
            <text:p>-1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229248046875" calcext:value-type="float">
            <text:p>-0.229248046875</text:p>
          </table:table-cell>
          <table:table-cell office:value-type="float" office:value="-0.011474609375" calcext:value-type="float">
            <text:p>-0.011474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203369140625" calcext:value-type="float">
            <text:p>-0.203369140625</text:p>
          </table:table-cell>
          <table:table-cell office:value-type="float" office:value="0.084228515625" calcext:value-type="float">
            <text:p>0.084228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10986328125" calcext:value-type="float">
            <text:p>-0.10986328125</text:p>
          </table:table-cell>
          <table:table-cell office:value-type="float" office:value="-0.11083984375" calcext:value-type="float">
            <text:p>-0.11083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1" calcext:value-type="float">
            <text:p>-21</text:p>
          </table:table-cell>
          <table:table-cell office:value-type="float" office:value="-19" calcext:value-type="float">
            <text:p>-1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135498046875" calcext:value-type="float">
            <text:p>-0.135498046875</text:p>
          </table:table-cell>
          <table:table-cell office:value-type="float" office:value="0.14013671875" calcext:value-type="float">
            <text:p>0.14013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75537109375" calcext:value-type="float">
            <text:p>-0.175537109375</text:p>
          </table:table-cell>
          <table:table-cell office:value-type="float" office:value="0.07080078125" calcext:value-type="float">
            <text:p>0.07080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2197265625" calcext:value-type="float">
            <text:p>-0.2197265625</text:p>
          </table:table-cell>
          <table:table-cell office:value-type="float" office:value="0.02783203125" calcext:value-type="float">
            <text:p>0.02783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2" calcext:value-type="float">
            <text:p>-32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60546875" calcext:value-type="float">
            <text:p>-0.060546875</text:p>
          </table:table-cell>
          <table:table-cell office:value-type="float" office:value="0.07861328125" calcext:value-type="float">
            <text:p>0.07861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9" calcext:value-type="float">
            <text:p>19</text:p>
          </table:table-cell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14794921875" calcext:value-type="float">
            <text:p>-0.14794921875</text:p>
          </table:table-cell>
          <table:table-cell office:value-type="float" office:value="-0.009033203125" calcext:value-type="float">
            <text:p>-0.009033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1" calcext:value-type="float">
            <text:p>-2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1806640625" calcext:value-type="float">
            <text:p>-0.01806640625</text:p>
          </table:table-cell>
          <table:table-cell office:value-type="float" office:value="0.100341796875" calcext:value-type="float">
            <text:p>0.100341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122314453125" calcext:value-type="float">
            <text:p>-0.122314453125</text:p>
          </table:table-cell>
          <table:table-cell office:value-type="float" office:value="-0.05908203125" calcext:value-type="float">
            <text:p>-0.05908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3" calcext:value-type="float">
            <text:p>-33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26953125" calcext:value-type="float">
            <text:p>-0.26953125</text:p>
          </table:table-cell>
          <table:table-cell office:value-type="float" office:value="0.08642578125" calcext:value-type="float">
            <text:p>0.08642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153076171875" calcext:value-type="float">
            <text:p>-0.153076171875</text:p>
          </table:table-cell>
          <table:table-cell office:value-type="float" office:value="0.02197265625" calcext:value-type="float">
            <text:p>0.02197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1" calcext:value-type="float">
            <text:p>-21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21044921875" calcext:value-type="float">
            <text:p>-0.21044921875</text:p>
          </table:table-cell>
          <table:table-cell office:value-type="float" office:value="0.026611328125" calcext:value-type="float">
            <text:p>0.026611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238525390625" calcext:value-type="float">
            <text:p>-0.238525390625</text:p>
          </table:table-cell>
          <table:table-cell office:value-type="float" office:value="-0.09521484375" calcext:value-type="float">
            <text:p>-0.09521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1259765625" calcext:value-type="float">
            <text:p>-0.1259765625</text:p>
          </table:table-cell>
          <table:table-cell office:value-type="float" office:value="-0.0380859375" calcext:value-type="float">
            <text:p>-0.0380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90185546875" calcext:value-type="float">
            <text:p>-0.190185546875</text:p>
          </table:table-cell>
          <table:table-cell office:value-type="float" office:value="-0.064453125" calcext:value-type="float">
            <text:p>-0.064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7" calcext:value-type="float">
            <text:p>-17</text:p>
          </table:table-cell>
          <table:table-cell office:value-type="float" office:value="25" calcext:value-type="float">
            <text:p>2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126708984375" calcext:value-type="float">
            <text:p>-0.126708984375</text:p>
          </table:table-cell>
          <table:table-cell office:value-type="float" office:value="0.18017578125" calcext:value-type="float">
            <text:p>0.18017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0.114990234375" calcext:value-type="float">
            <text:p>-0.114990234375</text:p>
          </table:table-cell>
          <table:table-cell office:value-type="float" office:value="-0.01953125" calcext:value-type="float">
            <text:p>-0.01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3" calcext:value-type="float">
            <text:p>-13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04931640625" calcext:value-type="float">
            <text:p>-0.04931640625</text:p>
          </table:table-cell>
          <table:table-cell office:value-type="float" office:value="0.0791015625" calcext:value-type="float">
            <text:p>0.0791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123779296875" calcext:value-type="float">
            <text:p>-0.123779296875</text:p>
          </table:table-cell>
          <table:table-cell office:value-type="float" office:value="0.113037109375" calcext:value-type="float">
            <text:p>0.113037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33837890625" calcext:value-type="float">
            <text:p>-0.33837890625</text:p>
          </table:table-cell>
          <table:table-cell office:value-type="float" office:value="-0.10888671875" calcext:value-type="float">
            <text:p>-0.10888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8359375" calcext:value-type="float">
            <text:p>-0.18359375</text:p>
          </table:table-cell>
          <table:table-cell office:value-type="float" office:value="0.052978515625" calcext:value-type="float">
            <text:p>0.052978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" calcext:value-type="float">
            <text:p>-3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0185546875" calcext:value-type="float">
            <text:p>0.0185546875</text:p>
          </table:table-cell>
          <table:table-cell office:value-type="float" office:value="0.1337890625" calcext:value-type="float">
            <text:p>0.1337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58935546875" calcext:value-type="float">
            <text:p>-0.158935546875</text:p>
          </table:table-cell>
          <table:table-cell office:value-type="float" office:value="0.0517578125" calcext:value-type="float">
            <text:p>0.0517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" calcext:value-type="float">
            <text:p>-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2548828125" calcext:value-type="float">
            <text:p>-0.2548828125</text:p>
          </table:table-cell>
          <table:table-cell office:value-type="float" office:value="-0.179443359375" calcext:value-type="float">
            <text:p>-0.179443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5" calcext:value-type="float">
            <text:p>-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1337890625" calcext:value-type="float">
            <text:p>-0.21337890625</text:p>
          </table:table-cell>
          <table:table-cell office:value-type="float" office:value="0.126953125" calcext:value-type="float">
            <text:p>0.126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17431640625" calcext:value-type="float">
            <text:p>-0.117431640625</text:p>
          </table:table-cell>
          <table:table-cell office:value-type="float" office:value="0.00537109375" calcext:value-type="float">
            <text:p>0.00537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10595703125" calcext:value-type="float">
            <text:p>-0.110595703125</text:p>
          </table:table-cell>
          <table:table-cell office:value-type="float" office:value="0.02978515625" calcext:value-type="float">
            <text:p>0.02978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4" calcext:value-type="float">
            <text:p>-4</text:p>
          </table:table-cell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134521484375" calcext:value-type="float">
            <text:p>-0.134521484375</text:p>
          </table:table-cell>
          <table:table-cell office:value-type="float" office:value="-0.0048828125" calcext:value-type="float">
            <text:p>-0.0048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9" calcext:value-type="float">
            <text:p>-2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16357421875" calcext:value-type="float">
            <text:p>-0.16357421875</text:p>
          </table:table-cell>
          <table:table-cell office:value-type="float" office:value="0.119140625" calcext:value-type="float">
            <text:p>0.119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091552734375" calcext:value-type="float">
            <text:p>-0.091552734375</text:p>
          </table:table-cell>
          <table:table-cell office:value-type="float" office:value="-0.027587890625" calcext:value-type="float">
            <text:p>-0.027587890625</text:p>
          </table:table-cell>
          <table:table-cell office:value-type="float" office:value="1.99993896484" calcext:value-type="float">
            <text:p>1.99993896484</text:p>
          </table:table-cell>
          <table:table-cell table:number-columns-repeated="2" office:value-type="float" office:value="-16" calcext:value-type="float">
            <text:p>-1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0.122314453125" calcext:value-type="float">
            <text:p>-0.122314453125</text:p>
          </table:table-cell>
          <table:table-cell office:value-type="float" office:value="0.0888671875" calcext:value-type="float">
            <text:p>0.0888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74560546875" calcext:value-type="float">
            <text:p>-0.174560546875</text:p>
          </table:table-cell>
          <table:table-cell office:value-type="float" office:value="0.075439453125" calcext:value-type="float">
            <text:p>0.075439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16796875" calcext:value-type="float">
            <text:p>-0.16796875</text:p>
          </table:table-cell>
          <table:table-cell office:value-type="float" office:value="-0.03076171875" calcext:value-type="float">
            <text:p>-0.03076171875</text:p>
          </table:table-cell>
          <table:table-cell office:value-type="float" office:value="1.99993896484" calcext:value-type="float">
            <text:p>1.99993896484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46728515625" calcext:value-type="float">
            <text:p>-0.146728515625</text:p>
          </table:table-cell>
          <table:table-cell office:value-type="float" office:value="0.1005859375" calcext:value-type="float">
            <text:p>0.1005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06689453125" calcext:value-type="float">
            <text:p>-0.06689453125</text:p>
          </table:table-cell>
          <table:table-cell office:value-type="float" office:value="-0.083740234375" calcext:value-type="float">
            <text:p>-0.0837402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9" calcext:value-type="float">
            <text:p>-19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0.1025390625" calcext:value-type="float">
            <text:p>-0.1025390625</text:p>
          </table:table-cell>
          <table:table-cell office:value-type="float" office:value="0.05810546875" calcext:value-type="float">
            <text:p>0.05810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062744140625" calcext:value-type="float">
            <text:p>-0.062744140625</text:p>
          </table:table-cell>
          <table:table-cell office:value-type="float" office:value="0.001220703125" calcext:value-type="float">
            <text:p>0.001220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0.07861328125" calcext:value-type="float">
            <text:p>-0.07861328125</text:p>
          </table:table-cell>
          <table:table-cell office:value-type="float" office:value="-0.01171875" calcext:value-type="float">
            <text:p>-0.01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114013671875" calcext:value-type="float">
            <text:p>-0.114013671875</text:p>
          </table:table-cell>
          <table:table-cell office:value-type="float" office:value="0.13525390625" calcext:value-type="float">
            <text:p>0.13525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3486328125" calcext:value-type="float">
            <text:p>-0.23486328125</text:p>
          </table:table-cell>
          <table:table-cell office:value-type="float" office:value="-0.02587890625" calcext:value-type="float">
            <text:p>-0.02587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174072265625" calcext:value-type="float">
            <text:p>-0.174072265625</text:p>
          </table:table-cell>
          <table:table-cell office:value-type="float" office:value="0.058349609375" calcext:value-type="float">
            <text:p>0.058349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4111328125" calcext:value-type="float">
            <text:p>-0.14111328125</text:p>
          </table:table-cell>
          <table:table-cell office:value-type="float" office:value="0.038330078125" calcext:value-type="float">
            <text:p>0.038330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08935546875" calcext:value-type="float">
            <text:p>-0.08935546875</text:p>
          </table:table-cell>
          <table:table-cell office:value-type="float" office:value="0.018310546875" calcext:value-type="float">
            <text:p>0.018310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0.008544921875" calcext:value-type="float">
            <text:p>-0.008544921875</text:p>
          </table:table-cell>
          <table:table-cell office:value-type="float" office:value="-0.009033203125" calcext:value-type="float">
            <text:p>-0.009033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011962890625" calcext:value-type="float">
            <text:p>-0.011962890625</text:p>
          </table:table-cell>
          <table:table-cell office:value-type="float" office:value="-0.03515625" calcext:value-type="float">
            <text:p>-0.03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9140625" calcext:value-type="float">
            <text:p>-0.19140625</text:p>
          </table:table-cell>
          <table:table-cell office:value-type="float" office:value="-0.010986328125" calcext:value-type="float">
            <text:p>-0.010986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050537109375" calcext:value-type="float">
            <text:p>-0.050537109375</text:p>
          </table:table-cell>
          <table:table-cell office:value-type="float" office:value="-0.011474609375" calcext:value-type="float">
            <text:p>-0.011474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0185546875" calcext:value-type="float">
            <text:p>-0.0185546875</text:p>
          </table:table-cell>
          <table:table-cell office:value-type="float" office:value="0.04150390625" calcext:value-type="float">
            <text:p>0.04150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8701171875" calcext:value-type="float">
            <text:p>-0.18701171875</text:p>
          </table:table-cell>
          <table:table-cell office:value-type="float" office:value="0.11083984375" calcext:value-type="float">
            <text:p>0.11083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4" calcext:value-type="float">
            <text:p>24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2421875" calcext:value-type="float">
            <text:p>-0.2421875</text:p>
          </table:table-cell>
          <table:table-cell office:value-type="float" office:value="-0.0654296875" calcext:value-type="float">
            <text:p>-0.06542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4697265625" calcext:value-type="float">
            <text:p>-0.14697265625</text:p>
          </table:table-cell>
          <table:table-cell office:value-type="float" office:value="-0.0546875" calcext:value-type="float">
            <text:p>-0.0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7" calcext:value-type="float">
            <text:p>-27</text:p>
          </table:table-cell>
          <table:table-cell office:value-type="float" office:value="-12" calcext:value-type="float">
            <text:p>-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3076171875" calcext:value-type="float">
            <text:p>0.03076171875</text:p>
          </table:table-cell>
          <table:table-cell office:value-type="float" office:value="0.11962890625" calcext:value-type="float">
            <text:p>0.11962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3" calcext:value-type="float">
            <text:p>23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2060546875" calcext:value-type="float">
            <text:p>-0.2060546875</text:p>
          </table:table-cell>
          <table:table-cell office:value-type="float" office:value="-0.037841796875" calcext:value-type="float">
            <text:p>-0.037841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5" calcext:value-type="float">
            <text:p>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082763671875" calcext:value-type="float">
            <text:p>-0.082763671875</text:p>
          </table:table-cell>
          <table:table-cell office:value-type="float" office:value="0.0322265625" calcext:value-type="float">
            <text:p>0.0322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08251953125" calcext:value-type="float">
            <text:p>-0.208251953125</text:p>
          </table:table-cell>
          <table:table-cell office:value-type="float" office:value="-0.0048828125" calcext:value-type="float">
            <text:p>-0.0048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03173828125" calcext:value-type="float">
            <text:p>-0.03173828125</text:p>
          </table:table-cell>
          <table:table-cell office:value-type="float" office:value="0.080810546875" calcext:value-type="float">
            <text:p>0.080810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7" calcext:value-type="float">
            <text:p>17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783203125" calcext:value-type="float">
            <text:p>-0.2783203125</text:p>
          </table:table-cell>
          <table:table-cell office:value-type="float" office:value="0.09033203125" calcext:value-type="float">
            <text:p>0.09033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16943359375" calcext:value-type="float">
            <text:p>-0.116943359375</text:p>
          </table:table-cell>
          <table:table-cell office:value-type="float" office:value="0.082763671875" calcext:value-type="float">
            <text:p>0.082763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6" calcext:value-type="float">
            <text:p>-16</text:p>
          </table:table-cell>
          <table:table-cell office:value-type="float" office:value="-11" calcext:value-type="float">
            <text:p>-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0.1416015625" calcext:value-type="float">
            <text:p>-0.1416015625</text:p>
          </table:table-cell>
          <table:table-cell office:value-type="float" office:value="0.060546875" calcext:value-type="float">
            <text:p>0.060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6845703125" calcext:value-type="float">
            <text:p>-0.16845703125</text:p>
          </table:table-cell>
          <table:table-cell office:value-type="float" office:value="-0.064697265625" calcext:value-type="float">
            <text:p>-0.064697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0" calcext:value-type="float">
            <text:p>-10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041259765625" calcext:value-type="float">
            <text:p>-0.041259765625</text:p>
          </table:table-cell>
          <table:table-cell office:value-type="float" office:value="-0.016845703125" calcext:value-type="float">
            <text:p>-0.016845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190185546875" calcext:value-type="float">
            <text:p>-0.190185546875</text:p>
          </table:table-cell>
          <table:table-cell office:value-type="float" office:value="0.0146484375" calcext:value-type="float">
            <text:p>0.0146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0.15185546875" calcext:value-type="float">
            <text:p>-0.15185546875</text:p>
          </table:table-cell>
          <table:table-cell office:value-type="float" office:value="0.101806640625" calcext:value-type="float">
            <text:p>0.101806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3017578125" calcext:value-type="float">
            <text:p>-0.3017578125</text:p>
          </table:table-cell>
          <table:table-cell office:value-type="float" office:value="0.212890625" calcext:value-type="float">
            <text:p>0.212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24951171875" calcext:value-type="float">
            <text:p>-0.24951171875</text:p>
          </table:table-cell>
          <table:table-cell office:value-type="float" office:value="0.09228515625" calcext:value-type="float">
            <text:p>0.09228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1" calcext:value-type="float">
            <text:p>-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0.2744140625" calcext:value-type="float">
            <text:p>-0.2744140625</text:p>
          </table:table-cell>
          <table:table-cell office:value-type="float" office:value="0.718994140625" calcext:value-type="float">
            <text:p>0.718994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-0.447265625" calcext:value-type="float">
            <text:p>-0.447265625</text:p>
          </table:table-cell>
          <table:table-cell office:value-type="float" office:value="1.20556640625" calcext:value-type="float">
            <text:p>1.20556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-0.20654296875" calcext:value-type="float">
            <text:p>-0.20654296875</text:p>
          </table:table-cell>
          <table:table-cell office:value-type="float" office:value="0.2607421875" calcext:value-type="float">
            <text:p>0.2607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-0.21484375" calcext:value-type="float">
            <text:p>-0.21484375</text:p>
          </table:table-cell>
          <table:table-cell office:value-type="float" office:value="0.40869140625" calcext:value-type="float">
            <text:p>0.40869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-0.248046875" calcext:value-type="float">
            <text:p>-0.248046875</text:p>
          </table:table-cell>
          <table:table-cell office:value-type="float" office:value="0.5634765625" calcext:value-type="float">
            <text:p>0.5634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-0.31494140625" calcext:value-type="float">
            <text:p>-0.31494140625</text:p>
          </table:table-cell>
          <table:table-cell office:value-type="float" office:value="0.39599609375" calcext:value-type="float">
            <text:p>0.39599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-0.32861328125" calcext:value-type="float">
            <text:p>-0.32861328125</text:p>
          </table:table-cell>
          <table:table-cell office:value-type="float" office:value="0.3759765625" calcext:value-type="float">
            <text:p>0.3759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-0.230224609375" calcext:value-type="float">
            <text:p>-0.230224609375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0" calcext:value-type="float">
            <text:p>30</text:p>
          </table:table-cell>
          <table:table-cell office:value-type="float" office:value="-17" calcext:value-type="float">
            <text:p>-1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-0.361328125" calcext:value-type="float">
            <text:p>-0.361328125</text:p>
          </table:table-cell>
          <table:table-cell office:value-type="float" office:value="0.40673828125" calcext:value-type="float">
            <text:p>0.40673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-0.190673828125" calcext:value-type="float">
            <text:p>-0.190673828125</text:p>
          </table:table-cell>
          <table:table-cell office:value-type="float" office:value="0.226318359375" calcext:value-type="float">
            <text:p>0.226318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5" calcext:value-type="float">
            <text:p>15</text:p>
          </table:table-cell>
          <table:table-cell office:value-type="float" office:value="-4" calcext:value-type="float">
            <text:p>-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-0.37939453125" calcext:value-type="float">
            <text:p>-0.37939453125</text:p>
          </table:table-cell>
          <table:table-cell office:value-type="float" office:value="0.571044921875" calcext:value-type="float">
            <text:p>0.571044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4" calcext:value-type="float">
            <text:p>34</text:p>
          </table:table-cell>
          <table:table-cell office:value-type="float" office:value="-6" calcext:value-type="float">
            <text:p>-6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-0.31884765625" calcext:value-type="float">
            <text:p>-0.31884765625</text:p>
          </table:table-cell>
          <table:table-cell office:value-type="float" office:value="0.314208984375" calcext:value-type="float">
            <text:p>0.314208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2" calcext:value-type="float">
            <text:p>32</text:p>
          </table:table-cell>
          <table:table-cell office:value-type="float" office:value="-4" calcext:value-type="float">
            <text:p>-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-0.211669921875" calcext:value-type="float">
            <text:p>-0.211669921875</text:p>
          </table:table-cell>
          <table:table-cell office:value-type="float" office:value="0.403564453125" calcext:value-type="float">
            <text:p>0.403564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-0.260009765625" calcext:value-type="float">
            <text:p>-0.260009765625</text:p>
          </table:table-cell>
          <table:table-cell office:value-type="float" office:value="0.377197265625" calcext:value-type="float">
            <text:p>0.377197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-0.252685546875" calcext:value-type="float">
            <text:p>-0.252685546875</text:p>
          </table:table-cell>
          <table:table-cell office:value-type="float" office:value="0.366455078125" calcext:value-type="float">
            <text:p>0.366455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5" calcext:value-type="float">
            <text:p>25</text:p>
          </table:table-cell>
          <table:table-cell office:value-type="float" office:value="-3" calcext:value-type="float">
            <text:p>-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-0.232177734375" calcext:value-type="float">
            <text:p>-0.232177734375</text:p>
          </table:table-cell>
          <table:table-cell office:value-type="float" office:value="0.32568359375" calcext:value-type="float">
            <text:p>0.32568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2" calcext:value-type="float">
            <text:p>32</text:p>
          </table:table-cell>
          <table:table-cell office:value-type="float" office:value="-10" calcext:value-type="float">
            <text:p>-1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-0.22900390625" calcext:value-type="float">
            <text:p>-0.22900390625</text:p>
          </table:table-cell>
          <table:table-cell office:value-type="float" office:value="0.257080078125" calcext:value-type="float">
            <text:p>0.257080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4" calcext:value-type="float">
            <text:p>34</text:p>
          </table:table-cell>
          <table:table-cell office:value-type="float" office:value="-3" calcext:value-type="float">
            <text:p>-3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-0.281494140625" calcext:value-type="float">
            <text:p>-0.281494140625</text:p>
          </table:table-cell>
          <table:table-cell office:value-type="float" office:value="0.4462890625" calcext:value-type="float">
            <text:p>0.4462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1" calcext:value-type="float">
            <text:p>21</text:p>
          </table:table-cell>
          <table:table-cell office:value-type="float" office:value="-3" calcext:value-type="float">
            <text:p>-3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-0.2099609375" calcext:value-type="float">
            <text:p>-0.2099609375</text:p>
          </table:table-cell>
          <table:table-cell office:value-type="float" office:value="0.131103515625" calcext:value-type="float">
            <text:p>0.131103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9" calcext:value-type="float">
            <text:p>49</text:p>
          </table:table-cell>
          <table:table-cell office:value-type="float" office:value="-7" calcext:value-type="float">
            <text:p>-7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-0.256103515625" calcext:value-type="float">
            <text:p>-0.256103515625</text:p>
          </table:table-cell>
          <table:table-cell office:value-type="float" office:value="0.4287109375" calcext:value-type="float">
            <text:p>0.4287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1" calcext:value-type="float">
            <text:p>21</text:p>
          </table:table-cell>
          <table:table-cell office:value-type="float" office:value="-4" calcext:value-type="float">
            <text:p>-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-0.37158203125" calcext:value-type="float">
            <text:p>-0.37158203125</text:p>
          </table:table-cell>
          <table:table-cell office:value-type="float" office:value="0.480224609375" calcext:value-type="float">
            <text:p>0.480224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-0.254638671875" calcext:value-type="float">
            <text:p>-0.254638671875</text:p>
          </table:table-cell>
          <table:table-cell office:value-type="float" office:value="0.338623046875" calcext:value-type="float">
            <text:p>0.338623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7" calcext:value-type="float">
            <text:p>37</text:p>
          </table:table-cell>
          <table:table-cell office:value-type="float" office:value="-6" calcext:value-type="float">
            <text:p>-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-0.24853515625" calcext:value-type="float">
            <text:p>-0.24853515625</text:p>
          </table:table-cell>
          <table:table-cell office:value-type="float" office:value="0.298095703125" calcext:value-type="float">
            <text:p>0.298095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-0.280029296875" calcext:value-type="float">
            <text:p>-0.280029296875</text:p>
          </table:table-cell>
          <table:table-cell office:value-type="float" office:value="0.34912109375" calcext:value-type="float">
            <text:p>0.34912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4" calcext:value-type="float">
            <text:p>24</text:p>
          </table:table-cell>
          <table:table-cell office:value-type="float" office:value="-7" calcext:value-type="float">
            <text:p>-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-0.382080078125" calcext:value-type="float">
            <text:p>-0.382080078125</text:p>
          </table:table-cell>
          <table:table-cell office:value-type="float" office:value="0.54541015625" calcext:value-type="float">
            <text:p>0.54541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-0.26025390625" calcext:value-type="float">
            <text:p>-0.26025390625</text:p>
          </table:table-cell>
          <table:table-cell office:value-type="float" office:value="0.4072265625" calcext:value-type="float">
            <text:p>0.4072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1" calcext:value-type="float">
            <text:p>41</text:p>
          </table:table-cell>
          <table:table-cell office:value-type="float" office:value="-2" calcext:value-type="float">
            <text:p>-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-0.11181640625" calcext:value-type="float">
            <text:p>-0.11181640625</text:p>
          </table:table-cell>
          <table:table-cell office:value-type="float" office:value="0.136962890625" calcext:value-type="float">
            <text:p>0.136962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6" calcext:value-type="float">
            <text:p>36</text:p>
          </table:table-cell>
          <table:table-cell office:value-type="float" office:value="-7" calcext:value-type="float">
            <text:p>-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-0.265869140625" calcext:value-type="float">
            <text:p>-0.265869140625</text:p>
          </table:table-cell>
          <table:table-cell office:value-type="float" office:value="0.0419921875" calcext:value-type="float">
            <text:p>0.0419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-0.333251953125" calcext:value-type="float">
            <text:p>-0.333251953125</text:p>
          </table:table-cell>
          <table:table-cell office:value-type="float" office:value="0.57666015625" calcext:value-type="float">
            <text:p>0.57666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-0.26416015625" calcext:value-type="float">
            <text:p>-0.26416015625</text:p>
          </table:table-cell>
          <table:table-cell office:value-type="float" office:value="0.356201171875" calcext:value-type="float">
            <text:p>0.356201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-0.261962890625" calcext:value-type="float">
            <text:p>-0.261962890625</text:p>
          </table:table-cell>
          <table:table-cell office:value-type="float" office:value="0.363525390625" calcext:value-type="float">
            <text:p>0.363525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8" calcext:value-type="float">
            <text:p>38</text:p>
          </table:table-cell>
          <table:table-cell office:value-type="float" office:value="-8" calcext:value-type="float">
            <text:p>-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-0.186279296875" calcext:value-type="float">
            <text:p>-0.186279296875</text:p>
          </table:table-cell>
          <table:table-cell office:value-type="float" office:value="0.32080078125" calcext:value-type="float">
            <text:p>0.32080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-0.23779296875" calcext:value-type="float">
            <text:p>-0.23779296875</text:p>
          </table:table-cell>
          <table:table-cell office:value-type="float" office:value="0.358642578125" calcext:value-type="float">
            <text:p>0.358642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2" calcext:value-type="float">
            <text:p>42</text:p>
          </table:table-cell>
          <table:table-cell office:value-type="float" office:value="-2" calcext:value-type="float">
            <text:p>-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-0.176513671875" calcext:value-type="float">
            <text:p>-0.176513671875</text:p>
          </table:table-cell>
          <table:table-cell office:value-type="float" office:value="0.17041015625" calcext:value-type="float">
            <text:p>0.17041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-0.19140625" calcext:value-type="float">
            <text:p>-0.19140625</text:p>
          </table:table-cell>
          <table:table-cell office:value-type="float" office:value="0.511962890625" calcext:value-type="float">
            <text:p>0.511962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-0.19140625" calcext:value-type="float">
            <text:p>-0.19140625</text:p>
          </table:table-cell>
          <table:table-cell office:value-type="float" office:value="0.197998046875" calcext:value-type="float">
            <text:p>0.197998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-0.3798828125" calcext:value-type="float">
            <text:p>-0.3798828125</text:p>
          </table:table-cell>
          <table:table-cell office:value-type="float" office:value="0.307373046875" calcext:value-type="float">
            <text:p>0.307373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-0.163330078125" calcext:value-type="float">
            <text:p>-0.163330078125</text:p>
          </table:table-cell>
          <table:table-cell office:value-type="float" office:value="0.234619140625" calcext:value-type="float">
            <text:p>0.234619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-0.38623046875" calcext:value-type="float">
            <text:p>-0.38623046875</text:p>
          </table:table-cell>
          <table:table-cell office:value-type="float" office:value="0.365966796875" calcext:value-type="float">
            <text:p>0.365966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-0.304443359375" calcext:value-type="float">
            <text:p>-0.304443359375</text:p>
          </table:table-cell>
          <table:table-cell office:value-type="float" office:value="0.11767578125" calcext:value-type="float">
            <text:p>0.11767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3" calcext:value-type="float">
            <text:p>33</text:p>
          </table:table-cell>
          <table:table-cell office:value-type="float" office:value="-3" calcext:value-type="float">
            <text:p>-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-0.17626953125" calcext:value-type="float">
            <text:p>-0.17626953125</text:p>
          </table:table-cell>
          <table:table-cell office:value-type="float" office:value="0.382568359375" calcext:value-type="float">
            <text:p>0.382568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-0.28759765625" calcext:value-type="float">
            <text:p>-0.28759765625</text:p>
          </table:table-cell>
          <table:table-cell office:value-type="float" office:value="0.113525390625" calcext:value-type="float">
            <text:p>0.113525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-0.36083984375" calcext:value-type="float">
            <text:p>-0.36083984375</text:p>
          </table:table-cell>
          <table:table-cell office:value-type="float" office:value="0.4248046875" calcext:value-type="float">
            <text:p>0.4248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-0.052001953125" calcext:value-type="float">
            <text:p>-0.052001953125</text:p>
          </table:table-cell>
          <table:table-cell office:value-type="float" office:value="0.298095703125" calcext:value-type="float">
            <text:p>0.298095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2" calcext:value-type="float">
            <text:p>22</text:p>
          </table:table-cell>
          <table:table-cell office:value-type="float" office:value="-3" calcext:value-type="float">
            <text:p>-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-0.3310546875" calcext:value-type="float">
            <text:p>-0.3310546875</text:p>
          </table:table-cell>
          <table:table-cell office:value-type="float" office:value="0.454833984375" calcext:value-type="float">
            <text:p>0.454833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0" calcext:value-type="float">
            <text:p>30</text:p>
          </table:table-cell>
          <table:table-cell office:value-type="float" office:value="-13" calcext:value-type="float">
            <text:p>-1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-0.146240234375" calcext:value-type="float">
            <text:p>-0.146240234375</text:p>
          </table:table-cell>
          <table:table-cell office:value-type="float" office:value="0.234619140625" calcext:value-type="float">
            <text:p>0.234619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-0.28173828125" calcext:value-type="float">
            <text:p>-0.28173828125</text:p>
          </table:table-cell>
          <table:table-cell office:value-type="float" office:value="0.3935546875" calcext:value-type="float">
            <text:p>0.3935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6" calcext:value-type="float">
            <text:p>26</text:p>
          </table:table-cell>
          <table:table-cell office:value-type="float" office:value="-2" calcext:value-type="float">
            <text:p>-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-0.19921875" calcext:value-type="float">
            <text:p>-0.19921875</text:p>
          </table:table-cell>
          <table:table-cell office:value-type="float" office:value="0.01025390625" calcext:value-type="float">
            <text:p>0.01025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-0.267578125" calcext:value-type="float">
            <text:p>-0.267578125</text:p>
          </table:table-cell>
          <table:table-cell office:value-type="float" office:value="0.47119140625" calcext:value-type="float">
            <text:p>0.47119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8" calcext:value-type="float">
            <text:p>28</text:p>
          </table:table-cell>
          <table:table-cell office:value-type="float" office:value="-11" calcext:value-type="float">
            <text:p>-1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-0.2236328125" calcext:value-type="float">
            <text:p>-0.2236328125</text:p>
          </table:table-cell>
          <table:table-cell office:value-type="float" office:value="0.366455078125" calcext:value-type="float">
            <text:p>0.366455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-0.19091796875" calcext:value-type="float">
            <text:p>-0.19091796875</text:p>
          </table:table-cell>
          <table:table-cell office:value-type="float" office:value="0.454833984375" calcext:value-type="float">
            <text:p>0.454833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8" calcext:value-type="float">
            <text:p>28</text:p>
          </table:table-cell>
          <table:table-cell office:value-type="float" office:value="-6" calcext:value-type="float">
            <text:p>-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-0.159423828125" calcext:value-type="float">
            <text:p>-0.159423828125</text:p>
          </table:table-cell>
          <table:table-cell office:value-type="float" office:value="0.506103515625" calcext:value-type="float">
            <text:p>0.506103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9" calcext:value-type="float">
            <text:p>29</text:p>
          </table:table-cell>
          <table:table-cell office:value-type="float" office:value="-7" calcext:value-type="float">
            <text:p>-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-0.2333984375" calcext:value-type="float">
            <text:p>-0.2333984375</text:p>
          </table:table-cell>
          <table:table-cell office:value-type="float" office:value="0.326904296875" calcext:value-type="float">
            <text:p>0.3269042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3" calcext:value-type="float">
            <text:p>23</text:p>
          </table:table-cell>
          <table:table-cell office:value-type="float" office:value="-3" calcext:value-type="float">
            <text:p>-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-0.281005859375" calcext:value-type="float">
            <text:p>-0.281005859375</text:p>
          </table:table-cell>
          <table:table-cell office:value-type="float" office:value="0.093505859375" calcext:value-type="float">
            <text:p>0.093505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-0.232666015625" calcext:value-type="float">
            <text:p>-0.232666015625</text:p>
          </table:table-cell>
          <table:table-cell office:value-type="float" office:value="0.052734375" calcext:value-type="float">
            <text:p>0.052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0" calcext:value-type="float">
            <text:p>20</text:p>
          </table:table-cell>
          <table:table-cell office:value-type="float" office:value="-6" calcext:value-type="float">
            <text:p>-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-0.280517578125" calcext:value-type="float">
            <text:p>-0.280517578125</text:p>
          </table:table-cell>
          <table:table-cell office:value-type="float" office:value="0.178955078125" calcext:value-type="float">
            <text:p>0.178955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" calcext:value-type="float">
            <text:p>-3</text:p>
          </table:table-cell>
          <table:table-cell office:value-type="float" office:value="-11" calcext:value-type="float">
            <text:p>-1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-0.222900390625" calcext:value-type="float">
            <text:p>-0.222900390625</text:p>
          </table:table-cell>
          <table:table-cell office:value-type="float" office:value="0.383056640625" calcext:value-type="float">
            <text:p>0.383056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-0.26708984375" calcext:value-type="float">
            <text:p>-0.26708984375</text:p>
          </table:table-cell>
          <table:table-cell office:value-type="float" office:value="0.2314453125" calcext:value-type="float">
            <text:p>0.2314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5" calcext:value-type="float">
            <text:p>45</text:p>
          </table:table-cell>
          <table:table-cell office:value-type="float" office:value="-2" calcext:value-type="float">
            <text:p>-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-0.405517578125" calcext:value-type="float">
            <text:p>-0.405517578125</text:p>
          </table:table-cell>
          <table:table-cell office:value-type="float" office:value="0.248291015625" calcext:value-type="float">
            <text:p>0.248291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-0.239501953125" calcext:value-type="float">
            <text:p>-0.239501953125</text:p>
          </table:table-cell>
          <table:table-cell office:value-type="float" office:value="0.16015625" calcext:value-type="float">
            <text:p>0.16015625</text:p>
          </table:table-cell>
          <table:table-cell office:value-type="float" office:value="1.99993896484" calcext:value-type="float">
            <text:p>1.9999389648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-0.223876953125" calcext:value-type="float">
            <text:p>-0.223876953125</text:p>
          </table:table-cell>
          <table:table-cell office:value-type="float" office:value="0.304931640625" calcext:value-type="float">
            <text:p>0.304931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-0.298583984375" calcext:value-type="float">
            <text:p>-0.298583984375</text:p>
          </table:table-cell>
          <table:table-cell office:value-type="float" office:value="0.2392578125" calcext:value-type="float">
            <text:p>0.2392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-0.208740234375" calcext:value-type="float">
            <text:p>-0.208740234375</text:p>
          </table:table-cell>
          <table:table-cell office:value-type="float" office:value="0.15185546875" calcext:value-type="float">
            <text:p>0.15185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-0.06640625" calcext:value-type="float">
            <text:p>-0.06640625</text:p>
          </table:table-cell>
          <table:table-cell office:value-type="float" office:value="0.184326171875" calcext:value-type="float">
            <text:p>0.184326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office:value-type="float" office:value="-22" calcext:value-type="float">
            <text:p>-2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-0.224853515625" calcext:value-type="float">
            <text:p>-0.224853515625</text:p>
          </table:table-cell>
          <table:table-cell office:value-type="float" office:value="0.344970703125" calcext:value-type="float">
            <text:p>0.344970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-0.270751953125" calcext:value-type="float">
            <text:p>-0.270751953125</text:p>
          </table:table-cell>
          <table:table-cell office:value-type="float" office:value="0.381591796875" calcext:value-type="float">
            <text:p>0.381591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7" calcext:value-type="float">
            <text:p>27</text:p>
          </table:table-cell>
          <table:table-cell office:value-type="float" office:value="-2" calcext:value-type="float">
            <text:p>-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-0.319580078125" calcext:value-type="float">
            <text:p>-0.319580078125</text:p>
          </table:table-cell>
          <table:table-cell office:value-type="float" office:value="0.416015625" calcext:value-type="float">
            <text:p>0.416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-0.2197265625" calcext:value-type="float">
            <text:p>-0.2197265625</text:p>
          </table:table-cell>
          <table:table-cell office:value-type="float" office:value="-0.039794921875" calcext:value-type="float">
            <text:p>-0.039794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-0.249267578125" calcext:value-type="float">
            <text:p>-0.249267578125</text:p>
          </table:table-cell>
          <table:table-cell office:value-type="float" office:value="0.548583984375" calcext:value-type="float">
            <text:p>0.548583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-0.142578125" calcext:value-type="float">
            <text:p>-0.142578125</text:p>
          </table:table-cell>
          <table:table-cell office:value-type="float" office:value="0.07763671875" calcext:value-type="float">
            <text:p>0.07763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2" calcext:value-type="float">
            <text:p>12</text:p>
          </table:table-cell>
          <table:table-cell office:value-type="float" office:value="-15" calcext:value-type="float">
            <text:p>-1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-0.22119140625" calcext:value-type="float">
            <text:p>-0.22119140625</text:p>
          </table:table-cell>
          <table:table-cell office:value-type="float" office:value="0.18212890625" calcext:value-type="float">
            <text:p>0.18212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4" calcext:value-type="float">
            <text:p>34</text:p>
          </table:table-cell>
          <table:table-cell office:value-type="float" office:value="-10" calcext:value-type="float">
            <text:p>-1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-0.1591796875" calcext:value-type="float">
            <text:p>-0.1591796875</text:p>
          </table:table-cell>
          <table:table-cell office:value-type="float" office:value="0.3681640625" calcext:value-type="float">
            <text:p>0.3681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-0.15576171875" calcext:value-type="float">
            <text:p>-0.15576171875</text:p>
          </table:table-cell>
          <table:table-cell office:value-type="float" office:value="0.14794921875" calcext:value-type="float">
            <text:p>0.14794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-0.1435546875" calcext:value-type="float">
            <text:p>-0.1435546875</text:p>
          </table:table-cell>
          <table:table-cell office:value-type="float" office:value="0.1494140625" calcext:value-type="float">
            <text:p>0.1494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-0.1650390625" calcext:value-type="float">
            <text:p>-0.1650390625</text:p>
          </table:table-cell>
          <table:table-cell office:value-type="float" office:value="0.19189453125" calcext:value-type="float">
            <text:p>0.19189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2" calcext:value-type="float">
            <text:p>22</text:p>
          </table:table-cell>
          <table:table-cell office:value-type="float" office:value="-3" calcext:value-type="float">
            <text:p>-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-0.16259765625" calcext:value-type="float">
            <text:p>-0.16259765625</text:p>
          </table:table-cell>
          <table:table-cell office:value-type="float" office:value="0.095947265625" calcext:value-type="float">
            <text:p>0.095947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-0.33056640625" calcext:value-type="float">
            <text:p>-0.33056640625</text:p>
          </table:table-cell>
          <table:table-cell office:value-type="float" office:value="0.342041015625" calcext:value-type="float">
            <text:p>0.342041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1" calcext:value-type="float">
            <text:p>21</text:p>
          </table:table-cell>
          <table:table-cell office:value-type="float" office:value="-2" calcext:value-type="float">
            <text:p>-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-0.10693359375" calcext:value-type="float">
            <text:p>-0.10693359375</text:p>
          </table:table-cell>
          <table:table-cell office:value-type="float" office:value="0.182373046875" calcext:value-type="float">
            <text:p>0.182373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-0.341796875" calcext:value-type="float">
            <text:p>-0.341796875</text:p>
          </table:table-cell>
          <table:table-cell office:value-type="float" office:value="0.467041015625" calcext:value-type="float">
            <text:p>0.467041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-0.221435546875" calcext:value-type="float">
            <text:p>-0.221435546875</text:p>
          </table:table-cell>
          <table:table-cell office:value-type="float" office:value="0.119873046875" calcext:value-type="float">
            <text:p>0.119873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2" calcext:value-type="float">
            <text:p>22</text:p>
          </table:table-cell>
          <table:table-cell office:value-type="float" office:value="-4" calcext:value-type="float">
            <text:p>-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-0.183837890625" calcext:value-type="float">
            <text:p>-0.183837890625</text:p>
          </table:table-cell>
          <table:table-cell office:value-type="float" office:value="0.32080078125" calcext:value-type="float">
            <text:p>0.32080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0" calcext:value-type="float">
            <text:p>30</text:p>
          </table:table-cell>
          <table:table-cell office:value-type="float" office:value="-2" calcext:value-type="float">
            <text:p>-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-0.27685546875" calcext:value-type="float">
            <text:p>-0.27685546875</text:p>
          </table:table-cell>
          <table:table-cell office:value-type="float" office:value="0.198486328125" calcext:value-type="float">
            <text:p>0.198486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-0.174560546875" calcext:value-type="float">
            <text:p>-0.174560546875</text:p>
          </table:table-cell>
          <table:table-cell office:value-type="float" office:value="0.23095703125" calcext:value-type="float">
            <text:p>0.23095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-0.192626953125" calcext:value-type="float">
            <text:p>-0.192626953125</text:p>
          </table:table-cell>
          <table:table-cell office:value-type="float" office:value="0.1474609375" calcext:value-type="float">
            <text:p>0.1474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-0.173583984375" calcext:value-type="float">
            <text:p>-0.173583984375</text:p>
          </table:table-cell>
          <table:table-cell office:value-type="float" office:value="0.094970703125" calcext:value-type="float">
            <text:p>0.094970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2" calcext:value-type="float">
            <text:p>22</text:p>
          </table:table-cell>
          <table:table-cell office:value-type="float" office:value="-2" calcext:value-type="float">
            <text:p>-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-0.16748046875" calcext:value-type="float">
            <text:p>-0.16748046875</text:p>
          </table:table-cell>
          <table:table-cell office:value-type="float" office:value="-0.01416015625" calcext:value-type="float">
            <text:p>-0.01416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-0.20361328125" calcext:value-type="float">
            <text:p>-0.20361328125</text:p>
          </table:table-cell>
          <table:table-cell office:value-type="float" office:value="0.301025390625" calcext:value-type="float">
            <text:p>0.301025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-0.1298828125" calcext:value-type="float">
            <text:p>-0.1298828125</text:p>
          </table:table-cell>
          <table:table-cell office:value-type="float" office:value="-0.0107421875" calcext:value-type="float">
            <text:p>-0.0107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-0.11962890625" calcext:value-type="float">
            <text:p>-0.11962890625</text:p>
          </table:table-cell>
          <table:table-cell office:value-type="float" office:value="0.060302734375" calcext:value-type="float">
            <text:p>0.060302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2" calcext:value-type="float">
            <text:p>22</text:p>
          </table:table-cell>
          <table:table-cell office:value-type="float" office:value="-2" calcext:value-type="float">
            <text:p>-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-0.2353515625" calcext:value-type="float">
            <text:p>-0.2353515625</text:p>
          </table:table-cell>
          <table:table-cell office:value-type="float" office:value="0.0048828125" calcext:value-type="float">
            <text:p>0.0048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0.07177734375" calcext:value-type="float">
            <text:p>-0.07177734375</text:p>
          </table:table-cell>
          <table:table-cell office:value-type="float" office:value="0.149658203125" calcext:value-type="float">
            <text:p>0.149658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0.10107421875" calcext:value-type="float">
            <text:p>-0.10107421875</text:p>
          </table:table-cell>
          <table:table-cell office:value-type="float" office:value="0.07568359375" calcext:value-type="float">
            <text:p>0.07568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0.09033203125" calcext:value-type="float">
            <text:p>-0.09033203125</text:p>
          </table:table-cell>
          <table:table-cell office:value-type="float" office:value="-0.079833984375" calcext:value-type="float">
            <text:p>-0.079833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-0.04541015625" calcext:value-type="float">
            <text:p>-0.04541015625</text:p>
          </table:table-cell>
          <table:table-cell office:value-type="float" office:value="-0.061767578125" calcext:value-type="float">
            <text:p>-0.061767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0.135498046875" calcext:value-type="float">
            <text:p>-0.135498046875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0.183349609375" calcext:value-type="float">
            <text:p>-0.183349609375</text:p>
          </table:table-cell>
          <table:table-cell office:value-type="float" office:value="0.106689453125" calcext:value-type="float">
            <text:p>0.106689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0.09619140625" calcext:value-type="float">
            <text:p>-0.09619140625</text:p>
          </table:table-cell>
          <table:table-cell office:value-type="float" office:value="0.285888671875" calcext:value-type="float">
            <text:p>0.285888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2" calcext:value-type="float">
            <text:p>22</text:p>
          </table:table-cell>
          <table:table-cell office:value-type="float" office:value="-6" calcext:value-type="float">
            <text:p>-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0.2080078125" calcext:value-type="float">
            <text:p>0.2080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-0.2060546875" calcext:value-type="float">
            <text:p>-0.2060546875</text:p>
          </table:table-cell>
          <table:table-cell office:value-type="float" office:value="-0.13037109375" calcext:value-type="float">
            <text:p>-0.13037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9" calcext:value-type="float">
            <text:p>-29</text:p>
          </table:table-cell>
          <table:table-cell office:value-type="float" office:value="-9" calcext:value-type="float">
            <text:p>-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0.1103515625" calcext:value-type="float">
            <text:p>-0.1103515625</text:p>
          </table:table-cell>
          <table:table-cell office:value-type="float" office:value="-0.171875" calcext:value-type="float">
            <text:p>-0.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7" calcext:value-type="float">
            <text:p>7</text:p>
          </table:table-cell>
          <table:table-cell office:value-type="float" office:value="-12" calcext:value-type="float">
            <text:p>-1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-0.1552734375" calcext:value-type="float">
            <text:p>-0.1552734375</text:p>
          </table:table-cell>
          <table:table-cell office:value-type="float" office:value="0.251953125" calcext:value-type="float">
            <text:p>0.251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-0.11962890625" calcext:value-type="float">
            <text:p>-0.11962890625</text:p>
          </table:table-cell>
          <table:table-cell office:value-type="float" office:value="-0.044677734375" calcext:value-type="float">
            <text:p>-0.044677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3" calcext:value-type="float">
            <text:p>-13</text:p>
          </table:table-cell>
          <table:table-cell office:value-type="float" office:value="-6" calcext:value-type="float">
            <text:p>-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-0.00732421875" calcext:value-type="float">
            <text:p>-0.00732421875</text:p>
          </table:table-cell>
          <table:table-cell office:value-type="float" office:value="-0.082763671875" calcext:value-type="float">
            <text:p>-0.082763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0.173828125" calcext:value-type="float">
            <text:p>-0.173828125</text:p>
          </table:table-cell>
          <table:table-cell office:value-type="float" office:value="0.11669921875" calcext:value-type="float">
            <text:p>0.11669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0.126220703125" calcext:value-type="float">
            <text:p>-0.126220703125</text:p>
          </table:table-cell>
          <table:table-cell office:value-type="float" office:value="-0.023681640625" calcext:value-type="float">
            <text:p>-0.023681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0.08349609375" calcext:value-type="float">
            <text:p>-0.08349609375</text:p>
          </table:table-cell>
          <table:table-cell office:value-type="float" office:value="0.186767578125" calcext:value-type="float">
            <text:p>0.186767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5" calcext:value-type="float">
            <text:p>5</text:p>
          </table:table-cell>
          <table:table-cell office:value-type="float" office:value="-12" calcext:value-type="float">
            <text:p>-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0.2890625" calcext:value-type="float">
            <text:p>-0.2890625</text:p>
          </table:table-cell>
          <table:table-cell office:value-type="float" office:value="-0.091064453125" calcext:value-type="float">
            <text:p>-0.091064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0.000732421875" calcext:value-type="float">
            <text:p>-0.000732421875</text:p>
          </table:table-cell>
          <table:table-cell office:value-type="float" office:value="0.1083984375" calcext:value-type="float">
            <text:p>0.1083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0.205322265625" calcext:value-type="float">
            <text:p>-0.205322265625</text:p>
          </table:table-cell>
          <table:table-cell office:value-type="float" office:value="0.225830078125" calcext:value-type="float">
            <text:p>0.225830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0.08984375" calcext:value-type="float">
            <text:p>-0.08984375</text:p>
          </table:table-cell>
          <table:table-cell office:value-type="float" office:value="-0.045166015625" calcext:value-type="float">
            <text:p>-0.045166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0.15380859375" calcext:value-type="float">
            <text:p>-0.15380859375</text:p>
          </table:table-cell>
          <table:table-cell office:value-type="float" office:value="-0.042236328125" calcext:value-type="float">
            <text:p>-0.042236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0.001220703125" calcext:value-type="float">
            <text:p>-0.001220703125</text:p>
          </table:table-cell>
          <table:table-cell office:value-type="float" office:value="0.085693359375" calcext:value-type="float">
            <text:p>0.085693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0.26904296875" calcext:value-type="float">
            <text:p>-0.26904296875</text:p>
          </table:table-cell>
          <table:table-cell office:value-type="float" office:value="-0.018310546875" calcext:value-type="float">
            <text:p>-0.018310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0.08544921875" calcext:value-type="float">
            <text:p>-0.08544921875</text:p>
          </table:table-cell>
          <table:table-cell office:value-type="float" office:value="-0.030517578125" calcext:value-type="float">
            <text:p>-0.030517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077880859375" calcext:value-type="float">
            <text:p>-0.077880859375</text:p>
          </table:table-cell>
          <table:table-cell office:value-type="float" office:value="-0.03662109375" calcext:value-type="float">
            <text:p>-0.03662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1" calcext:value-type="float">
            <text:p>-2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0.03466796875" calcext:value-type="float">
            <text:p>-0.03466796875</text:p>
          </table:table-cell>
          <table:table-cell office:value-type="float" office:value="0.0048828125" calcext:value-type="float">
            <text:p>0.0048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0.083740234375" calcext:value-type="float">
            <text:p>-0.083740234375</text:p>
          </table:table-cell>
          <table:table-cell office:value-type="float" office:value="-0.03662109375" calcext:value-type="float">
            <text:p>-0.03662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3" calcext:value-type="float">
            <text:p>-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0.110595703125" calcext:value-type="float">
            <text:p>-0.110595703125</text:p>
          </table:table-cell>
          <table:table-cell office:value-type="float" office:value="0.05712890625" calcext:value-type="float">
            <text:p>0.05712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023681640625" calcext:value-type="float">
            <text:p>-0.023681640625</text:p>
          </table:table-cell>
          <table:table-cell office:value-type="float" office:value="0.179931640625" calcext:value-type="float">
            <text:p>0.179931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0.2705078125" calcext:value-type="float">
            <text:p>-0.2705078125</text:p>
          </table:table-cell>
          <table:table-cell office:value-type="float" office:value="-0.000732421875" calcext:value-type="float">
            <text:p>-0.000732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0.167724609375" calcext:value-type="float">
            <text:p>-0.167724609375</text:p>
          </table:table-cell>
          <table:table-cell office:value-type="float" office:value="0.050048828125" calcext:value-type="float">
            <text:p>0.050048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0.074462890625" calcext:value-type="float">
            <text:p>-0.074462890625</text:p>
          </table:table-cell>
          <table:table-cell office:value-type="float" office:value="0.1748046875" calcext:value-type="float">
            <text:p>0.1748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0.090576171875" calcext:value-type="float">
            <text:p>-0.09057617187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07958984375" calcext:value-type="float">
            <text:p>0.07958984375</text:p>
          </table:table-cell>
          <table:table-cell office:value-type="float" office:value="0.106201171875" calcext:value-type="float">
            <text:p>0.106201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013916015625" calcext:value-type="float">
            <text:p>-0.013916015625</text:p>
          </table:table-cell>
          <table:table-cell office:value-type="float" office:value="-0.045654296875" calcext:value-type="float">
            <text:p>-0.0456542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6" calcext:value-type="float">
            <text:p>-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0.172119140625" calcext:value-type="float">
            <text:p>-0.172119140625</text:p>
          </table:table-cell>
          <table:table-cell office:value-type="float" office:value="0.01953125" calcext:value-type="float">
            <text:p>0.01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3" calcext:value-type="float">
            <text:p>-1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0.0908203125" calcext:value-type="float">
            <text:p>-0.0908203125</text:p>
          </table:table-cell>
          <table:table-cell office:value-type="float" office:value="0.0029296875" calcext:value-type="float">
            <text:p>0.00292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0.032470703125" calcext:value-type="float">
            <text:p>-0.032470703125</text:p>
          </table:table-cell>
          <table:table-cell office:value-type="float" office:value="-0.002197265625" calcext:value-type="float">
            <text:p>-0.002197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0.10595703125" calcext:value-type="float">
            <text:p>-0.10595703125</text:p>
          </table:table-cell>
          <table:table-cell office:value-type="float" office:value="0.063232421875" calcext:value-type="float">
            <text:p>0.063232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5" calcext:value-type="float">
            <text:p>15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35498046875" calcext:value-type="float">
            <text:p>-0.135498046875</text:p>
          </table:table-cell>
          <table:table-cell office:value-type="float" office:value="0.048583984375" calcext:value-type="float">
            <text:p>0.048583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7" calcext:value-type="float">
            <text:p>-17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257080078125" calcext:value-type="float">
            <text:p>-0.257080078125</text:p>
          </table:table-cell>
          <table:table-cell office:value-type="float" office:value="0.06201171875" calcext:value-type="float">
            <text:p>0.06201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13623046875" calcext:value-type="float">
            <text:p>-0.13623046875</text:p>
          </table:table-cell>
          <table:table-cell office:value-type="float" office:value="0.009521484375" calcext:value-type="float">
            <text:p>0.009521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947265625" calcext:value-type="float">
            <text:p>-0.0947265625</text:p>
          </table:table-cell>
          <table:table-cell office:value-type="float" office:value="0.0419921875" calcext:value-type="float">
            <text:p>0.0419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118896484375" calcext:value-type="float">
            <text:p>-0.118896484375</text:p>
          </table:table-cell>
          <table:table-cell office:value-type="float" office:value="-0.02880859375" calcext:value-type="float">
            <text:p>-0.02880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7" calcext:value-type="float">
            <text:p>-17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10986328125" calcext:value-type="float">
            <text:p>-0.10986328125</text:p>
          </table:table-cell>
          <table:table-cell office:value-type="float" office:value="-0.026611328125" calcext:value-type="float">
            <text:p>-0.026611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630859375" calcext:value-type="float">
            <text:p>-0.1630859375</text:p>
          </table:table-cell>
          <table:table-cell office:value-type="float" office:value="0.053466796875" calcext:value-type="float">
            <text:p>0.053466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23779296875" calcext:value-type="float">
            <text:p>-0.23779296875</text:p>
          </table:table-cell>
          <table:table-cell office:value-type="float" office:value="0.002197265625" calcext:value-type="float">
            <text:p>0.002197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166748046875" calcext:value-type="float">
            <text:p>-0.166748046875</text:p>
          </table:table-cell>
          <table:table-cell office:value-type="float" office:value="0.0400390625" calcext:value-type="float">
            <text:p>0.0400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102294921875" calcext:value-type="float">
            <text:p>-0.102294921875</text:p>
          </table:table-cell>
          <table:table-cell office:value-type="float" office:value="0.026611328125" calcext:value-type="float">
            <text:p>0.026611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88232421875" calcext:value-type="float">
            <text:p>-0.188232421875</text:p>
          </table:table-cell>
          <table:table-cell office:value-type="float" office:value="-0.10693359375" calcext:value-type="float">
            <text:p>-0.10693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1" calcext:value-type="float">
            <text:p>-1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60888671875" calcext:value-type="float">
            <text:p>-0.160888671875</text:p>
          </table:table-cell>
          <table:table-cell office:value-type="float" office:value="0.098388671875" calcext:value-type="float">
            <text:p>0.098388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7666015625" calcext:value-type="float">
            <text:p>-0.07666015625</text:p>
          </table:table-cell>
          <table:table-cell office:value-type="float" office:value="0.088623046875" calcext:value-type="float">
            <text:p>0.088623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72021484375" calcext:value-type="float">
            <text:p>-0.072021484375</text:p>
          </table:table-cell>
          <table:table-cell office:value-type="float" office:value="0.101806640625" calcext:value-type="float">
            <text:p>0.101806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2783203125" calcext:value-type="float">
            <text:p>-0.2783203125</text:p>
          </table:table-cell>
          <table:table-cell office:value-type="float" office:value="0.0029296875" calcext:value-type="float">
            <text:p>0.00292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2578125" calcext:value-type="float">
            <text:p>-0.2578125</text:p>
          </table:table-cell>
          <table:table-cell office:value-type="float" office:value="0.06494140625" calcext:value-type="float">
            <text:p>0.06494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9033203125" calcext:value-type="float">
            <text:p>-0.09033203125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2158203125" calcext:value-type="float">
            <text:p>-0.12158203125</text:p>
          </table:table-cell>
          <table:table-cell office:value-type="float" office:value="-0.080810546875" calcext:value-type="float">
            <text:p>-0.080810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4" calcext:value-type="float">
            <text:p>-2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7958984375" calcext:value-type="float">
            <text:p>-0.07958984375</text:p>
          </table:table-cell>
          <table:table-cell office:value-type="float" office:value="-0.016845703125" calcext:value-type="float">
            <text:p>-0.016845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073974609375" calcext:value-type="float">
            <text:p>-0.073974609375</text:p>
          </table:table-cell>
          <table:table-cell office:value-type="float" office:value="0.04150390625" calcext:value-type="float">
            <text:p>0.04150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2" calcext:value-type="float">
            <text:p>-22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0.165771484375" calcext:value-type="float">
            <text:p>-0.165771484375</text:p>
          </table:table-cell>
          <table:table-cell office:value-type="float" office:value="0.165771484375" calcext:value-type="float">
            <text:p>0.165771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072998046875" calcext:value-type="float">
            <text:p>-0.072998046875</text:p>
          </table:table-cell>
          <table:table-cell office:value-type="float" office:value="0.159912109375" calcext:value-type="float">
            <text:p>0.159912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0.13134765625" calcext:value-type="float">
            <text:p>-0.13134765625</text:p>
          </table:table-cell>
          <table:table-cell office:value-type="float" office:value="-0.10400390625" calcext:value-type="float">
            <text:p>-0.10400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3" calcext:value-type="float">
            <text:p>-13</text:p>
          </table:table-cell>
          <table:table-cell office:value-type="float" office:value="-11" calcext:value-type="float">
            <text:p>-1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277587890625" calcext:value-type="float">
            <text:p>-0.277587890625</text:p>
          </table:table-cell>
          <table:table-cell office:value-type="float" office:value="0.098388671875" calcext:value-type="float">
            <text:p>0.098388671875</text:p>
          </table:table-cell>
          <table:table-cell office:value-type="float" office:value="1.99993896484" calcext:value-type="float">
            <text:p>1.9999389648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-0.006103515625" calcext:value-type="float">
            <text:p>-0.006103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7" calcext:value-type="float">
            <text:p>-7</text:p>
          </table:table-cell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318359375" calcext:value-type="float">
            <text:p>0.01318359375</text:p>
          </table:table-cell>
          <table:table-cell office:value-type="float" office:value="0.097900390625" calcext:value-type="float">
            <text:p>0.097900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108154296875" calcext:value-type="float">
            <text:p>-0.108154296875</text:p>
          </table:table-cell>
          <table:table-cell office:value-type="float" office:value="-0.052734375" calcext:value-type="float">
            <text:p>-0.052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2" calcext:value-type="float">
            <text:p>-2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0.15576171875" calcext:value-type="float">
            <text:p>-0.15576171875</text:p>
          </table:table-cell>
          <table:table-cell office:value-type="float" office:value="0.02294921875" calcext:value-type="float">
            <text:p>0.02294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0.1572265625" calcext:value-type="float">
            <text:p>-0.1572265625</text:p>
          </table:table-cell>
          <table:table-cell office:value-type="float" office:value="0.112548828125" calcext:value-type="float">
            <text:p>0.112548828125</text:p>
          </table:table-cell>
          <table:table-cell office:value-type="float" office:value="1.99993896484" calcext:value-type="float">
            <text:p>1.99993896484</text:p>
          </table:table-cell>
          <table:table-cell table:number-columns-repeated="2" office:value-type="float" office:value="-13" calcext:value-type="float">
            <text:p>-1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171630859375" calcext:value-type="float">
            <text:p>-0.171630859375</text:p>
          </table:table-cell>
          <table:table-cell office:value-type="float" office:value="0.013671875" calcext:value-type="float">
            <text:p>0.013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23291015625" calcext:value-type="float">
            <text:p>-0.123291015625</text:p>
          </table:table-cell>
          <table:table-cell office:value-type="float" office:value="0.0419921875" calcext:value-type="float">
            <text:p>0.0419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024658203125" calcext:value-type="float">
            <text:p>0.024658203125</text:p>
          </table:table-cell>
          <table:table-cell office:value-type="float" office:value="0.0107421875" calcext:value-type="float">
            <text:p>0.0107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12060546875" calcext:value-type="float">
            <text:p>-0.112060546875</text:p>
          </table:table-cell>
          <table:table-cell office:value-type="float" office:value="-0.013916015625" calcext:value-type="float">
            <text:p>-0.013916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07470703125" calcext:value-type="float">
            <text:p>-0.07470703125</text:p>
          </table:table-cell>
          <table:table-cell office:value-type="float" office:value="0.018798828125" calcext:value-type="float">
            <text:p>0.018798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059814453125" calcext:value-type="float">
            <text:p>-0.059814453125</text:p>
          </table:table-cell>
          <table:table-cell office:value-type="float" office:value="-0.05810546875" calcext:value-type="float">
            <text:p>-0.05810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0.006591796875" calcext:value-type="float">
            <text:p>-0.006591796875</text:p>
          </table:table-cell>
          <table:table-cell office:value-type="float" office:value="0.04541015625" calcext:value-type="float">
            <text:p>0.04541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5" calcext:value-type="float">
            <text:p>5</text:p>
          </table:table-cell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176513671875" calcext:value-type="float">
            <text:p>-0.176513671875</text:p>
          </table:table-cell>
          <table:table-cell office:value-type="float" office:value="0.074462890625" calcext:value-type="float">
            <text:p>0.074462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1962890625" calcext:value-type="float">
            <text:p>-0.1962890625</text:p>
          </table:table-cell>
          <table:table-cell office:value-type="float" office:value="-0.0537109375" calcext:value-type="float">
            <text:p>-0.0537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9677734375" calcext:value-type="float">
            <text:p>-0.19677734375</text:p>
          </table:table-cell>
          <table:table-cell office:value-type="float" office:value="-0.14794921875" calcext:value-type="float">
            <text:p>-0.14794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0.29833984375" calcext:value-type="float">
            <text:p>-0.29833984375</text:p>
          </table:table-cell>
          <table:table-cell office:value-type="float" office:value="-0.005859375" calcext:value-type="float">
            <text:p>-0.005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131591796875" calcext:value-type="float">
            <text:p>-0.131591796875</text:p>
          </table:table-cell>
          <table:table-cell office:value-type="float" office:value="-0.083251953125" calcext:value-type="float">
            <text:p>-0.083251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118896484375" calcext:value-type="float">
            <text:p>-0.118896484375</text:p>
          </table:table-cell>
          <table:table-cell office:value-type="float" office:value="-0.044921875" calcext:value-type="float">
            <text:p>-0.044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0.13720703125" calcext:value-type="float">
            <text:p>-0.13720703125</text:p>
          </table:table-cell>
          <table:table-cell office:value-type="float" office:value="0.0146484375" calcext:value-type="float">
            <text:p>0.0146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06591796875" calcext:value-type="float">
            <text:p>-0.06591796875</text:p>
          </table:table-cell>
          <table:table-cell office:value-type="float" office:value="-0.069580078125" calcext:value-type="float">
            <text:p>-0.069580078125</text:p>
          </table:table-cell>
          <table:table-cell office:value-type="float" office:value="1.99993896484" calcext:value-type="float">
            <text:p>1.9999389648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070556640625" calcext:value-type="float">
            <text:p>-0.070556640625</text:p>
          </table:table-cell>
          <table:table-cell office:value-type="float" office:value="-0.02734375" calcext:value-type="float">
            <text:p>-0.02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29296875" calcext:value-type="float">
            <text:p>-0.029296875</text:p>
          </table:table-cell>
          <table:table-cell office:value-type="float" office:value="-0.015380859375" calcext:value-type="float">
            <text:p>-0.015380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51611328125" calcext:value-type="float">
            <text:p>-0.151611328125</text:p>
          </table:table-cell>
          <table:table-cell office:value-type="float" office:value="-0.102294921875" calcext:value-type="float">
            <text:p>-0.102294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9" calcext:value-type="float">
            <text:p>-3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0.057373046875" calcext:value-type="float">
            <text:p>-0.057373046875</text:p>
          </table:table-cell>
          <table:table-cell office:value-type="float" office:value="-0.005859375" calcext:value-type="float">
            <text:p>-0.005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2" calcext:value-type="float">
            <text:p>-32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13134765625" calcext:value-type="float">
            <text:p>-0.13134765625</text:p>
          </table:table-cell>
          <table:table-cell office:value-type="float" office:value="0.146484375" calcext:value-type="float">
            <text:p>0.146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265625" calcext:value-type="float">
            <text:p>-0.265625</text:p>
          </table:table-cell>
          <table:table-cell office:value-type="float" office:value="0.13671875" calcext:value-type="float">
            <text:p>0.13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6" calcext:value-type="float">
            <text:p>-1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0.018310546875" calcext:value-type="float">
            <text:p>-0.018310546875</text:p>
          </table:table-cell>
          <table:table-cell office:value-type="float" office:value="-0.014892578125" calcext:value-type="float">
            <text:p>-0.014892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5" calcext:value-type="float">
            <text:p>5</text:p>
          </table:table-cell>
          <table:table-cell office:value-type="float" office:value="-18" calcext:value-type="float">
            <text:p>-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0.229248046875" calcext:value-type="float">
            <text:p>-0.229248046875</text:p>
          </table:table-cell>
          <table:table-cell office:value-type="float" office:value="-0.065185546875" calcext:value-type="float">
            <text:p>-0.065185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6" calcext:value-type="float">
            <text:p>-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0.031982421875" calcext:value-type="float">
            <text:p>-0.031982421875</text:p>
          </table:table-cell>
          <table:table-cell office:value-type="float" office:value="-0.014892578125" calcext:value-type="float">
            <text:p>-0.014892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63720703125" calcext:value-type="float">
            <text:p>-0.063720703125</text:p>
          </table:table-cell>
          <table:table-cell office:value-type="float" office:value="0.083984375" calcext:value-type="float">
            <text:p>0.083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5" calcext:value-type="float">
            <text:p>-5</text:p>
          </table:table-cell>
          <table:table-cell office:value-type="float" office:value="-13" calcext:value-type="float">
            <text:p>-1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21142578125" calcext:value-type="float">
            <text:p>-0.21142578125</text:p>
          </table:table-cell>
          <table:table-cell office:value-type="float" office:value="-0.007568359375" calcext:value-type="float">
            <text:p>-0.007568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031494140625" calcext:value-type="float">
            <text:p>-0.031494140625</text:p>
          </table:table-cell>
          <table:table-cell office:value-type="float" office:value="-0.038818359375" calcext:value-type="float">
            <text:p>-0.038818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0.064453125" calcext:value-type="float">
            <text:p>-0.064453125</text:p>
          </table:table-cell>
          <table:table-cell office:value-type="float" office:value="0.06005859375" calcext:value-type="float">
            <text:p>0.06005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0.1083984375" calcext:value-type="float">
            <text:p>-0.1083984375</text:p>
          </table:table-cell>
          <table:table-cell office:value-type="float" office:value="0.113037109375" calcext:value-type="float">
            <text:p>0.113037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224365234375" calcext:value-type="float">
            <text:p>-0.224365234375</text:p>
          </table:table-cell>
          <table:table-cell office:value-type="float" office:value="0.0712890625" calcext:value-type="float">
            <text:p>0.0712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206298828125" calcext:value-type="float">
            <text:p>-0.206298828125</text:p>
          </table:table-cell>
          <table:table-cell office:value-type="float" office:value="0.10400390625" calcext:value-type="float">
            <text:p>0.10400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0" calcext:value-type="float">
            <text:p>10</text:p>
          </table:table-cell>
          <table:table-cell office:value-type="float" office:value="-12" calcext:value-type="float">
            <text:p>-1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134765625" calcext:value-type="float">
            <text:p>-0.134765625</text:p>
          </table:table-cell>
          <table:table-cell office:value-type="float" office:value="-0.02099609375" calcext:value-type="float">
            <text:p>-0.02099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7" calcext:value-type="float">
            <text:p>7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15087890625" calcext:value-type="float">
            <text:p>-0.215087890625</text:p>
          </table:table-cell>
          <table:table-cell office:value-type="float" office:value="-0.00244140625" calcext:value-type="float">
            <text:p>-0.00244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133056640625" calcext:value-type="float">
            <text:p>-0.133056640625</text:p>
          </table:table-cell>
          <table:table-cell office:value-type="float" office:value="-0.14111328125" calcext:value-type="float">
            <text:p>-0.14111328125</text:p>
          </table:table-cell>
          <table:table-cell office:value-type="float" office:value="1.99993896484" calcext:value-type="float">
            <text:p>1.9999389648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0.0771484375" calcext:value-type="float">
            <text:p>-0.0771484375</text:p>
          </table:table-cell>
          <table:table-cell office:value-type="float" office:value="-0.026611328125" calcext:value-type="float">
            <text:p>-0.026611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0.093505859375" calcext:value-type="float">
            <text:p>-0.093505859375</text:p>
          </table:table-cell>
          <table:table-cell office:value-type="float" office:value="0.085693359375" calcext:value-type="float">
            <text:p>0.085693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0498046875" calcext:value-type="float">
            <text:p>-0.10498046875</text:p>
          </table:table-cell>
          <table:table-cell office:value-type="float" office:value="0.078369140625" calcext:value-type="float">
            <text:p>0.078369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1337890625" calcext:value-type="float">
            <text:p>-0.1337890625</text:p>
          </table:table-cell>
          <table:table-cell office:value-type="float" office:value="-0.014404296875" calcext:value-type="float">
            <text:p>-0.0144042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630859375" calcext:value-type="float">
            <text:p>-0.1630859375</text:p>
          </table:table-cell>
          <table:table-cell office:value-type="float" office:value="0.063720703125" calcext:value-type="float">
            <text:p>0.063720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1630859375" calcext:value-type="float">
            <text:p>-0.1630859375</text:p>
          </table:table-cell>
          <table:table-cell office:value-type="float" office:value="0.0751953125" calcext:value-type="float">
            <text:p>0.0751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192138671875" calcext:value-type="float">
            <text:p>-0.192138671875</text:p>
          </table:table-cell>
          <table:table-cell office:value-type="float" office:value="0.043212890625" calcext:value-type="float">
            <text:p>0.043212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13623046875" calcext:value-type="float">
            <text:p>-0.13623046875</text:p>
          </table:table-cell>
          <table:table-cell office:value-type="float" office:value="0.0947265625" calcext:value-type="float">
            <text:p>0.0947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1259765625" calcext:value-type="float">
            <text:p>0.041259765625</text:p>
          </table:table-cell>
          <table:table-cell office:value-type="float" office:value="-0.03955078125" calcext:value-type="float">
            <text:p>-0.03955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9" calcext:value-type="float">
            <text:p>-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0.1708984375" calcext:value-type="float">
            <text:p>-0.1708984375</text:p>
          </table:table-cell>
          <table:table-cell office:value-type="float" office:value="-0.088623046875" calcext:value-type="float">
            <text:p>-0.088623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" calcext:value-type="float">
            <text:p>-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0.167236328125" calcext:value-type="float">
            <text:p>-0.167236328125</text:p>
          </table:table-cell>
          <table:table-cell office:value-type="float" office:value="-0.00634765625" calcext:value-type="float">
            <text:p>-0.00634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8" calcext:value-type="float">
            <text:p>-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0.037353515625" calcext:value-type="float">
            <text:p>-0.037353515625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0" calcext:value-type="float">
            <text:p>-20</text:p>
          </table:table-cell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0.09375" calcext:value-type="float">
            <text:p>-0.09375</text:p>
          </table:table-cell>
          <table:table-cell office:value-type="float" office:value="-0.010009765625" calcext:value-type="float">
            <text:p>-0.010009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1" calcext:value-type="float">
            <text:p>-11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0.041259765625" calcext:value-type="float">
            <text:p>-0.041259765625</text:p>
          </table:table-cell>
          <table:table-cell office:value-type="float" office:value="0.025390625" calcext:value-type="float">
            <text:p>0.025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2" calcext:value-type="float">
            <text:p>-12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0.04638671875" calcext:value-type="float">
            <text:p>-0.04638671875</text:p>
          </table:table-cell>
          <table:table-cell office:value-type="float" office:value="0.06591796875" calcext:value-type="float">
            <text:p>0.06591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0" calcext:value-type="float">
            <text:p>-20</text:p>
          </table:table-cell>
          <table:table-cell office:value-type="float" office:value="-21" calcext:value-type="float">
            <text:p>-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04541015625" calcext:value-type="float">
            <text:p>-0.04541015625</text:p>
          </table:table-cell>
          <table:table-cell office:value-type="float" office:value="0.05029296875" calcext:value-type="float">
            <text:p>0.050292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" calcext:value-type="float">
            <text:p>3</text:p>
          </table:table-cell>
          <table:table-cell office:value-type="float" office:value="-13" calcext:value-type="float">
            <text:p>-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134765625" calcext:value-type="float">
            <text:p>-0.134765625</text:p>
          </table:table-cell>
          <table:table-cell office:value-type="float" office:value="0.051025390625" calcext:value-type="float">
            <text:p>0.051025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7" calcext:value-type="float">
            <text:p>7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171875" calcext:value-type="float">
            <text:p>-0.1171875</text:p>
          </table:table-cell>
          <table:table-cell office:value-type="float" office:value="-0.041259765625" calcext:value-type="float">
            <text:p>-0.041259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4" calcext:value-type="float">
            <text:p>-14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16455078125" calcext:value-type="float">
            <text:p>-0.16455078125</text:p>
          </table:table-cell>
          <table:table-cell office:value-type="float" office:value="0.0224609375" calcext:value-type="float">
            <text:p>0.0224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54541015625" calcext:value-type="float">
            <text:p>-0.154541015625</text:p>
          </table:table-cell>
          <table:table-cell office:value-type="float" office:value="0.0517578125" calcext:value-type="float">
            <text:p>0.0517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44384765625" calcext:value-type="float">
            <text:p>-0.244384765625</text:p>
          </table:table-cell>
          <table:table-cell office:value-type="float" office:value="-0.031982421875" calcext:value-type="float">
            <text:p>-0.031982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1806640625" calcext:value-type="float">
            <text:p>-0.1806640625</text:p>
          </table:table-cell>
          <table:table-cell office:value-type="float" office:value="-0.138427734375" calcext:value-type="float">
            <text:p>-0.138427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0.1044921875" calcext:value-type="float">
            <text:p>-0.1044921875</text:p>
          </table:table-cell>
          <table:table-cell office:value-type="float" office:value="0.023681640625" calcext:value-type="float">
            <text:p>0.023681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6" calcext:value-type="float">
            <text:p>-6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212646484375" calcext:value-type="float">
            <text:p>-0.212646484375</text:p>
          </table:table-cell>
          <table:table-cell office:value-type="float" office:value="0.1953125" calcext:value-type="float">
            <text:p>0.1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-0.282470703125" calcext:value-type="float">
            <text:p>-0.282470703125</text:p>
          </table:table-cell>
          <table:table-cell office:value-type="float" office:value="0.642333984375" calcext:value-type="float">
            <text:p>0.642333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0.355224609375" calcext:value-type="float">
            <text:p>-0.355224609375</text:p>
          </table:table-cell>
          <table:table-cell office:value-type="float" office:value="0.574951171875" calcext:value-type="float">
            <text:p>0.574951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62" calcext:value-type="float">
            <text:p>62</text:p>
          </table:table-cell>
          <table:table-cell office:value-type="float" office:value="-8" calcext:value-type="float">
            <text:p>-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-0.177978515625" calcext:value-type="float">
            <text:p>-0.177978515625</text:p>
          </table:table-cell>
          <table:table-cell office:value-type="float" office:value="0.235595703125" calcext:value-type="float">
            <text:p>0.235595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0" calcext:value-type="float">
            <text:p>40</text:p>
          </table:table-cell>
          <table:table-cell office:value-type="float" office:value="-17" calcext:value-type="float">
            <text:p>-1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-0.27587890625" calcext:value-type="float">
            <text:p>-0.27587890625</text:p>
          </table:table-cell>
          <table:table-cell office:value-type="float" office:value="0.37841796875" calcext:value-type="float">
            <text:p>0.37841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6" calcext:value-type="float">
            <text:p>-6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-0.344970703125" calcext:value-type="float">
            <text:p>-0.344970703125</text:p>
          </table:table-cell>
          <table:table-cell office:value-type="float" office:value="0.733642578125" calcext:value-type="float">
            <text:p>0.733642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-0.39501953125" calcext:value-type="float">
            <text:p>-0.39501953125</text:p>
          </table:table-cell>
          <table:table-cell office:value-type="float" office:value="0.274658203125" calcext:value-type="float">
            <text:p>0.274658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-0.4345703125" calcext:value-type="float">
            <text:p>-0.4345703125</text:p>
          </table:table-cell>
          <table:table-cell office:value-type="float" office:value="0.386474609375" calcext:value-type="float">
            <text:p>0.386474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-0.179931640625" calcext:value-type="float">
            <text:p>-0.179931640625</text:p>
          </table:table-cell>
          <table:table-cell office:value-type="float" office:value="0.0849609375" calcext:value-type="float">
            <text:p>0.0849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-0.340576171875" calcext:value-type="float">
            <text:p>-0.340576171875</text:p>
          </table:table-cell>
          <table:table-cell office:value-type="float" office:value="0.475830078125" calcext:value-type="float">
            <text:p>0.475830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-0.416259765625" calcext:value-type="float">
            <text:p>-0.416259765625</text:p>
          </table:table-cell>
          <table:table-cell office:value-type="float" office:value="0.52197265625" calcext:value-type="float">
            <text:p>0.52197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7" calcext:value-type="float">
            <text:p>37</text:p>
          </table:table-cell>
          <table:table-cell office:value-type="float" office:value="-4" calcext:value-type="float">
            <text:p>-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-0.289306640625" calcext:value-type="float">
            <text:p>-0.289306640625</text:p>
          </table:table-cell>
          <table:table-cell office:value-type="float" office:value="0.337158203125" calcext:value-type="float">
            <text:p>0.337158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-0.2861328125" calcext:value-type="float">
            <text:p>-0.2861328125</text:p>
          </table:table-cell>
          <table:table-cell office:value-type="float" office:value="0.412109375" calcext:value-type="float">
            <text:p>0.412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8" calcext:value-type="float">
            <text:p>28</text:p>
          </table:table-cell>
          <table:table-cell office:value-type="float" office:value="-2" calcext:value-type="float">
            <text:p>-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-0.248779296875" calcext:value-type="float">
            <text:p>-0.248779296875</text:p>
          </table:table-cell>
          <table:table-cell office:value-type="float" office:value="0.474365234375" calcext:value-type="float">
            <text:p>0.4743652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-0.355712890625" calcext:value-type="float">
            <text:p>-0.355712890625</text:p>
          </table:table-cell>
          <table:table-cell office:value-type="float" office:value="0.564208984375" calcext:value-type="float">
            <text:p>0.564208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4" calcext:value-type="float">
            <text:p>34</text:p>
          </table:table-cell>
          <table:table-cell office:value-type="float" office:value="-3" calcext:value-type="float">
            <text:p>-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-0.33056640625" calcext:value-type="float">
            <text:p>-0.33056640625</text:p>
          </table:table-cell>
          <table:table-cell office:value-type="float" office:value="0.3427734375" calcext:value-type="float">
            <text:p>0.3427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56" calcext:value-type="float">
            <text:p>56</text:p>
          </table:table-cell>
          <table:table-cell office:value-type="float" office:value="-14" calcext:value-type="float">
            <text:p>-1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-0.316162109375" calcext:value-type="float">
            <text:p>-0.316162109375</text:p>
          </table:table-cell>
          <table:table-cell office:value-type="float" office:value="0.3203125" calcext:value-type="float">
            <text:p>0.3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0" calcext:value-type="float">
            <text:p>30</text:p>
          </table:table-cell>
          <table:table-cell office:value-type="float" office:value="-7" calcext:value-type="float">
            <text:p>-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-0.462646484375" calcext:value-type="float">
            <text:p>-0.462646484375</text:p>
          </table:table-cell>
          <table:table-cell office:value-type="float" office:value="0.519775390625" calcext:value-type="float">
            <text:p>0.519775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-0.4345703125" calcext:value-type="float">
            <text:p>-0.4345703125</text:p>
          </table:table-cell>
          <table:table-cell office:value-type="float" office:value="0.230712890625" calcext:value-type="float">
            <text:p>0.230712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-0.25537109375" calcext:value-type="float">
            <text:p>-0.25537109375</text:p>
          </table:table-cell>
          <table:table-cell office:value-type="float" office:value="0.547607421875" calcext:value-type="float">
            <text:p>0.547607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50" calcext:value-type="float">
            <text:p>50</text:p>
          </table:table-cell>
          <table:table-cell office:value-type="float" office:value="-7" calcext:value-type="float">
            <text:p>-7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-0.380615234375" calcext:value-type="float">
            <text:p>-0.380615234375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-0.22509765625" calcext:value-type="float">
            <text:p>-0.22509765625</text:p>
          </table:table-cell>
          <table:table-cell office:value-type="float" office:value="0.423583984375" calcext:value-type="float">
            <text:p>0.423583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9" calcext:value-type="float">
            <text:p>39</text:p>
          </table:table-cell>
          <table:table-cell office:value-type="float" office:value="-9" calcext:value-type="float">
            <text:p>-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-0.213623046875" calcext:value-type="float">
            <text:p>-0.213623046875</text:p>
          </table:table-cell>
          <table:table-cell office:value-type="float" office:value="0.4091796875" calcext:value-type="float">
            <text:p>0.4091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5" calcext:value-type="float">
            <text:p>25</text:p>
          </table:table-cell>
          <table:table-cell office:value-type="float" office:value="-3" calcext:value-type="float">
            <text:p>-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-0.388427734375" calcext:value-type="float">
            <text:p>-0.388427734375</text:p>
          </table:table-cell>
          <table:table-cell office:value-type="float" office:value="0.31640625" calcext:value-type="float">
            <text:p>0.31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7" calcext:value-type="float">
            <text:p>27</text:p>
          </table:table-cell>
          <table:table-cell office:value-type="float" office:value="-2" calcext:value-type="float">
            <text:p>-2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-0.337890625" calcext:value-type="float">
            <text:p>-0.337890625</text:p>
          </table:table-cell>
          <table:table-cell office:value-type="float" office:value="0.60400390625" calcext:value-type="float">
            <text:p>0.60400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-0.307861328125" calcext:value-type="float">
            <text:p>-0.307861328125</text:p>
          </table:table-cell>
          <table:table-cell office:value-type="float" office:value="0.707763671875" calcext:value-type="float">
            <text:p>0.707763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0" calcext:value-type="float">
            <text:p>40</text:p>
          </table:table-cell>
          <table:table-cell office:value-type="float" office:value="-3" calcext:value-type="float">
            <text:p>-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-0.19775390625" calcext:value-type="float">
            <text:p>-0.19775390625</text:p>
          </table:table-cell>
          <table:table-cell office:value-type="float" office:value="0.110107421875" calcext:value-type="float">
            <text:p>0.110107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2" calcext:value-type="float">
            <text:p>22</text:p>
          </table:table-cell>
          <table:table-cell office:value-type="float" office:value="-6" calcext:value-type="float">
            <text:p>-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-0.465087890625" calcext:value-type="float">
            <text:p>-0.465087890625</text:p>
          </table:table-cell>
          <table:table-cell office:value-type="float" office:value="0.529052734375" calcext:value-type="float">
            <text:p>0.529052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-0.255615234375" calcext:value-type="float">
            <text:p>-0.255615234375</text:p>
          </table:table-cell>
          <table:table-cell office:value-type="float" office:value="0.449951171875" calcext:value-type="float">
            <text:p>0.449951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1" calcext:value-type="float">
            <text:p>31</text:p>
          </table:table-cell>
          <table:table-cell office:value-type="float" office:value="-5" calcext:value-type="float">
            <text:p>-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-0.13232421875" calcext:value-type="float">
            <text:p>-0.13232421875</text:p>
          </table:table-cell>
          <table:table-cell office:value-type="float" office:value="0.37939453125" calcext:value-type="float">
            <text:p>0.37939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-0.19970703125" calcext:value-type="float">
            <text:p>-0.19970703125</text:p>
          </table:table-cell>
          <table:table-cell office:value-type="float" office:value="0.438720703125" calcext:value-type="float">
            <text:p>0.438720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-0.285400390625" calcext:value-type="float">
            <text:p>-0.285400390625</text:p>
          </table:table-cell>
          <table:table-cell office:value-type="float" office:value="0.33544921875" calcext:value-type="float">
            <text:p>0.33544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-0.379638671875" calcext:value-type="float">
            <text:p>-0.379638671875</text:p>
          </table:table-cell>
          <table:table-cell office:value-type="float" office:value="0.489501953125" calcext:value-type="float">
            <text:p>0.489501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-0.2783203125" calcext:value-type="float">
            <text:p>-0.2783203125</text:p>
          </table:table-cell>
          <table:table-cell office:value-type="float" office:value="0.254638671875" calcext:value-type="float">
            <text:p>0.254638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-0.358642578125" calcext:value-type="float">
            <text:p>-0.358642578125</text:p>
          </table:table-cell>
          <table:table-cell office:value-type="float" office:value="0.407958984375" calcext:value-type="float">
            <text:p>0.407958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-0.158447265625" calcext:value-type="float">
            <text:p>-0.158447265625</text:p>
          </table:table-cell>
          <table:table-cell office:value-type="float" office:value="0.204345703125" calcext:value-type="float">
            <text:p>0.204345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4" calcext:value-type="float">
            <text:p>44</text:p>
          </table:table-cell>
          <table:table-cell office:value-type="float" office:value="-8" calcext:value-type="float">
            <text:p>-8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-0.24951171875" calcext:value-type="float">
            <text:p>-0.24951171875</text:p>
          </table:table-cell>
          <table:table-cell office:value-type="float" office:value="0.35693359375" calcext:value-type="float">
            <text:p>0.35693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-0.1298828125" calcext:value-type="float">
            <text:p>-0.1298828125</text:p>
          </table:table-cell>
          <table:table-cell office:value-type="float" office:value="0.2919921875" calcext:value-type="float">
            <text:p>0.2919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6" calcext:value-type="float">
            <text:p>26</text:p>
          </table:table-cell>
          <table:table-cell office:value-type="float" office:value="-6" calcext:value-type="float">
            <text:p>-6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-0.256591796875" calcext:value-type="float">
            <text:p>-0.256591796875</text:p>
          </table:table-cell>
          <table:table-cell office:value-type="float" office:value="0.400390625" calcext:value-type="float">
            <text:p>0.400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0" calcext:value-type="float">
            <text:p>20</text:p>
          </table:table-cell>
          <table:table-cell office:value-type="float" office:value="-2" calcext:value-type="float">
            <text:p>-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-0.108642578125" calcext:value-type="float">
            <text:p>-0.108642578125</text:p>
          </table:table-cell>
          <table:table-cell office:value-type="float" office:value="0.4189453125" calcext:value-type="float">
            <text:p>0.4189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7" calcext:value-type="float">
            <text:p>17</text:p>
          </table:table-cell>
          <table:table-cell office:value-type="float" office:value="-6" calcext:value-type="float">
            <text:p>-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-0.35546875" calcext:value-type="float">
            <text:p>-0.35546875</text:p>
          </table:table-cell>
          <table:table-cell office:value-type="float" office:value="0.55419921875" calcext:value-type="float">
            <text:p>0.55419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0" calcext:value-type="float">
            <text:p>30</text:p>
          </table:table-cell>
          <table:table-cell office:value-type="float" office:value="-3" calcext:value-type="float">
            <text:p>-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-0.2265625" calcext:value-type="float">
            <text:p>-0.2265625</text:p>
          </table:table-cell>
          <table:table-cell office:value-type="float" office:value="0.12890625" calcext:value-type="float">
            <text:p>0.12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-0.1728515625" calcext:value-type="float">
            <text:p>-0.1728515625</text:p>
          </table:table-cell>
          <table:table-cell office:value-type="float" office:value="0.467529296875" calcext:value-type="float">
            <text:p>0.4675292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7" calcext:value-type="float">
            <text:p>17</text:p>
          </table:table-cell>
          <table:table-cell office:value-type="float" office:value="-8" calcext:value-type="float">
            <text:p>-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-0.14990234375" calcext:value-type="float">
            <text:p>-0.14990234375</text:p>
          </table:table-cell>
          <table:table-cell office:value-type="float" office:value="0.33251953125" calcext:value-type="float">
            <text:p>0.33251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9" calcext:value-type="float">
            <text:p>29</text:p>
          </table:table-cell>
          <table:table-cell office:value-type="float" office:value="-8" calcext:value-type="float">
            <text:p>-8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-0.252685546875" calcext:value-type="float">
            <text:p>-0.252685546875</text:p>
          </table:table-cell>
          <table:table-cell office:value-type="float" office:value="0.348876953125" calcext:value-type="float">
            <text:p>0.348876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2" calcext:value-type="float">
            <text:p>22</text:p>
          </table:table-cell>
          <table:table-cell office:value-type="float" office:value="-3" calcext:value-type="float">
            <text:p>-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-0.305908203125" calcext:value-type="float">
            <text:p>-0.305908203125</text:p>
          </table:table-cell>
          <table:table-cell office:value-type="float" office:value="0.4443359375" calcext:value-type="float">
            <text:p>0.4443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6" calcext:value-type="float">
            <text:p>26</text:p>
          </table:table-cell>
          <table:table-cell office:value-type="float" office:value="-8" calcext:value-type="float">
            <text:p>-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-0.111572265625" calcext:value-type="float">
            <text:p>-0.111572265625</text:p>
          </table:table-cell>
          <table:table-cell office:value-type="float" office:value="0.298095703125" calcext:value-type="float">
            <text:p>0.298095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2" calcext:value-type="float">
            <text:p>22</text:p>
          </table:table-cell>
          <table:table-cell office:value-type="float" office:value="-10" calcext:value-type="float">
            <text:p>-1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-0.20263671875" calcext:value-type="float">
            <text:p>-0.20263671875</text:p>
          </table:table-cell>
          <table:table-cell office:value-type="float" office:value="0.268798828125" calcext:value-type="float">
            <text:p>0.268798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-0.207763671875" calcext:value-type="float">
            <text:p>-0.207763671875</text:p>
          </table:table-cell>
          <table:table-cell office:value-type="float" office:value="0.525146484375" calcext:value-type="float">
            <text:p>0.525146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-0.257568359375" calcext:value-type="float">
            <text:p>-0.257568359375</text:p>
          </table:table-cell>
          <table:table-cell office:value-type="float" office:value="0.185302734375" calcext:value-type="float">
            <text:p>0.185302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4" calcext:value-type="float">
            <text:p>24</text:p>
          </table:table-cell>
          <table:table-cell office:value-type="float" office:value="-11" calcext:value-type="float">
            <text:p>-1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-0.1279296875" calcext:value-type="float">
            <text:p>-0.1279296875</text:p>
          </table:table-cell>
          <table:table-cell office:value-type="float" office:value="0.19482421875" calcext:value-type="float">
            <text:p>0.19482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3" calcext:value-type="float">
            <text:p>23</text:p>
          </table:table-cell>
          <table:table-cell office:value-type="float" office:value="-4" calcext:value-type="float">
            <text:p>-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-0.276611328125" calcext:value-type="float">
            <text:p>-0.276611328125</text:p>
          </table:table-cell>
          <table:table-cell office:value-type="float" office:value="0.424560546875" calcext:value-type="float">
            <text:p>0.424560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-0.30419921875" calcext:value-type="float">
            <text:p>-0.30419921875</text:p>
          </table:table-cell>
          <table:table-cell office:value-type="float" office:value="0.236572265625" calcext:value-type="float">
            <text:p>0.236572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-0.20947265625" calcext:value-type="float">
            <text:p>-0.20947265625</text:p>
          </table:table-cell>
          <table:table-cell office:value-type="float" office:value="0.29248046875" calcext:value-type="float">
            <text:p>0.29248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2" calcext:value-type="float">
            <text:p>22</text:p>
          </table:table-cell>
          <table:table-cell office:value-type="float" office:value="-2" calcext:value-type="float">
            <text:p>-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-0.327880859375" calcext:value-type="float">
            <text:p>-0.327880859375</text:p>
          </table:table-cell>
          <table:table-cell office:value-type="float" office:value="0.56494140625" calcext:value-type="float">
            <text:p>0.56494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-0.201171875" calcext:value-type="float">
            <text:p>-0.201171875</text:p>
          </table:table-cell>
          <table:table-cell office:value-type="float" office:value="0.0224609375" calcext:value-type="float">
            <text:p>0.0224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9" calcext:value-type="float">
            <text:p>29</text:p>
          </table:table-cell>
          <table:table-cell office:value-type="float" office:value="-3" calcext:value-type="float">
            <text:p>-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-0.05419921875" calcext:value-type="float">
            <text:p>-0.05419921875</text:p>
          </table:table-cell>
          <table:table-cell office:value-type="float" office:value="0.124267578125" calcext:value-type="float">
            <text:p>0.124267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8" calcext:value-type="float">
            <text:p>28</text:p>
          </table:table-cell>
          <table:table-cell office:value-type="float" office:value="-4" calcext:value-type="float">
            <text:p>-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-0.16845703125" calcext:value-type="float">
            <text:p>-0.16845703125</text:p>
          </table:table-cell>
          <table:table-cell office:value-type="float" office:value="0.0244140625" calcext:value-type="float">
            <text:p>0.0244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8" calcext:value-type="float">
            <text:p>38</text:p>
          </table:table-cell>
          <table:table-cell office:value-type="float" office:value="-7" calcext:value-type="float">
            <text:p>-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-0.220458984375" calcext:value-type="float">
            <text:p>-0.220458984375</text:p>
          </table:table-cell>
          <table:table-cell office:value-type="float" office:value="0.540771484375" calcext:value-type="float">
            <text:p>0.540771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-0.42626953125" calcext:value-type="float">
            <text:p>-0.4262695312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-0.297607421875" calcext:value-type="float">
            <text:p>-0.297607421875</text:p>
          </table:table-cell>
          <table:table-cell office:value-type="float" office:value="0.135498046875" calcext:value-type="float">
            <text:p>0.135498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-0.26025390625" calcext:value-type="float">
            <text:p>-0.26025390625</text:p>
          </table:table-cell>
          <table:table-cell office:value-type="float" office:value="0.31005859375" calcext:value-type="float">
            <text:p>0.31005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4" calcext:value-type="float">
            <text:p>24</text:p>
          </table:table-cell>
          <table:table-cell office:value-type="float" office:value="-6" calcext:value-type="float">
            <text:p>-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-0.313232421875" calcext:value-type="float">
            <text:p>-0.313232421875</text:p>
          </table:table-cell>
          <table:table-cell office:value-type="float" office:value="0.247802734375" calcext:value-type="float">
            <text:p>0.247802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-0.1982421875" calcext:value-type="float">
            <text:p>-0.1982421875</text:p>
          </table:table-cell>
          <table:table-cell office:value-type="float" office:value="0.08154296875" calcext:value-type="float">
            <text:p>0.081542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3" calcext:value-type="float">
            <text:p>23</text:p>
          </table:table-cell>
          <table:table-cell office:value-type="float" office:value="-7" calcext:value-type="float">
            <text:p>-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-0.1728515625" calcext:value-type="float">
            <text:p>-0.1728515625</text:p>
          </table:table-cell>
          <table:table-cell office:value-type="float" office:value="0.504150390625" calcext:value-type="float">
            <text:p>0.504150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-0.265625" calcext:value-type="float">
            <text:p>-0.265625</text:p>
          </table:table-cell>
          <table:table-cell office:value-type="float" office:value="0.319091796875" calcext:value-type="float">
            <text:p>0.319091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-0.2216796875" calcext:value-type="float">
            <text:p>-0.2216796875</text:p>
          </table:table-cell>
          <table:table-cell office:value-type="float" office:value="-0.037109375" calcext:value-type="float">
            <text:p>-0.037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-0.26318359375" calcext:value-type="float">
            <text:p>-0.26318359375</text:p>
          </table:table-cell>
          <table:table-cell office:value-type="float" office:value="0.4130859375" calcext:value-type="float">
            <text:p>0.4130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-0.137451171875" calcext:value-type="float">
            <text:p>-0.137451171875</text:p>
          </table:table-cell>
          <table:table-cell office:value-type="float" office:value="0.23486328125" calcext:value-type="float">
            <text:p>0.23486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-0.2314453125" calcext:value-type="float">
            <text:p>-0.2314453125</text:p>
          </table:table-cell>
          <table:table-cell office:value-type="float" office:value="0.104248046875" calcext:value-type="float">
            <text:p>0.104248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0" calcext:value-type="float">
            <text:p>10</text:p>
          </table:table-cell>
          <table:table-cell office:value-type="float" office:value="-12" calcext:value-type="float">
            <text:p>-1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-0.257568359375" calcext:value-type="float">
            <text:p>-0.257568359375</text:p>
          </table:table-cell>
          <table:table-cell office:value-type="float" office:value="0.615478515625" calcext:value-type="float">
            <text:p>0.615478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9" calcext:value-type="float">
            <text:p>19</text:p>
          </table:table-cell>
          <table:table-cell office:value-type="float" office:value="-6" calcext:value-type="float">
            <text:p>-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-0.2099609375" calcext:value-type="float">
            <text:p>-0.2099609375</text:p>
          </table:table-cell>
          <table:table-cell office:value-type="float" office:value="0.1162109375" calcext:value-type="float">
            <text:p>0.1162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-0.25146484375" calcext:value-type="float">
            <text:p>-0.25146484375</text:p>
          </table:table-cell>
          <table:table-cell office:value-type="float" office:value="0.181640625" calcext:value-type="float">
            <text:p>0.181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-0.239013671875" calcext:value-type="float">
            <text:p>-0.239013671875</text:p>
          </table:table-cell>
          <table:table-cell office:value-type="float" office:value="0.368408203125" calcext:value-type="float">
            <text:p>0.368408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-0.2880859375" calcext:value-type="float">
            <text:p>-0.2880859375</text:p>
          </table:table-cell>
          <table:table-cell office:value-type="float" office:value="0.305419921875" calcext:value-type="float">
            <text:p>0.305419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7" calcext:value-type="float">
            <text:p>17</text:p>
          </table:table-cell>
          <table:table-cell office:value-type="float" office:value="-6" calcext:value-type="float">
            <text:p>-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-0.23046875" calcext:value-type="float">
            <text:p>-0.23046875</text:p>
          </table:table-cell>
          <table:table-cell office:value-type="float" office:value="0.110595703125" calcext:value-type="float">
            <text:p>0.110595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0" calcext:value-type="float">
            <text:p>30</text:p>
          </table:table-cell>
          <table:table-cell office:value-type="float" office:value="-3" calcext:value-type="float">
            <text:p>-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-0.31591796875" calcext:value-type="float">
            <text:p>-0.31591796875</text:p>
          </table:table-cell>
          <table:table-cell office:value-type="float" office:value="0.43017578125" calcext:value-type="float">
            <text:p>0.43017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5" calcext:value-type="float">
            <text:p>25</text:p>
          </table:table-cell>
          <table:table-cell office:value-type="float" office:value="-6" calcext:value-type="float">
            <text:p>-6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-0.243896484375" calcext:value-type="float">
            <text:p>-0.243896484375</text:p>
          </table:table-cell>
          <table:table-cell office:value-type="float" office:value="0.336181640625" calcext:value-type="float">
            <text:p>0.336181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1" calcext:value-type="float">
            <text:p>31</text:p>
          </table:table-cell>
          <table:table-cell office:value-type="float" office:value="-4" calcext:value-type="float">
            <text:p>-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-0.182861328125" calcext:value-type="float">
            <text:p>-0.182861328125</text:p>
          </table:table-cell>
          <table:table-cell office:value-type="float" office:value="0.139892578125" calcext:value-type="float">
            <text:p>0.139892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-0.248046875" calcext:value-type="float">
            <text:p>-0.248046875</text:p>
          </table:table-cell>
          <table:table-cell office:value-type="float" office:value="0.4833984375" calcext:value-type="float">
            <text:p>0.4833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2" calcext:value-type="float">
            <text:p>22</text:p>
          </table:table-cell>
          <table:table-cell office:value-type="float" office:value="-6" calcext:value-type="float">
            <text:p>-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-0.232421875" calcext:value-type="float">
            <text:p>-0.232421875</text:p>
          </table:table-cell>
          <table:table-cell office:value-type="float" office:value="0.1015625" calcext:value-type="float">
            <text:p>0.1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0087890625" calcext:value-type="float">
            <text:p>0.0087890625</text:p>
          </table:table-cell>
          <table:table-cell office:value-type="float" office:value="0.073486328125" calcext:value-type="float">
            <text:p>0.073486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-0.30712890625" calcext:value-type="float">
            <text:p>-0.30712890625</text:p>
          </table:table-cell>
          <table:table-cell office:value-type="float" office:value="0.48388671875" calcext:value-type="float">
            <text:p>0.48388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-0.319580078125" calcext:value-type="float">
            <text:p>-0.319580078125</text:p>
          </table:table-cell>
          <table:table-cell office:value-type="float" office:value="0.39111328125" calcext:value-type="float">
            <text:p>0.39111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1" calcext:value-type="float">
            <text:p>41</text:p>
          </table:table-cell>
          <table:table-cell office:value-type="float" office:value="-4" calcext:value-type="float">
            <text:p>-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-0.169921875" calcext:value-type="float">
            <text:p>-0.169921875</text:p>
          </table:table-cell>
          <table:table-cell office:value-type="float" office:value="-0.306640625" calcext:value-type="float">
            <text:p>-0.306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1" calcext:value-type="float">
            <text:p>21</text:p>
          </table:table-cell>
          <table:table-cell office:value-type="float" office:value="-3" calcext:value-type="float">
            <text:p>-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-0.255615234375" calcext:value-type="float">
            <text:p>-0.255615234375</text:p>
          </table:table-cell>
          <table:table-cell office:value-type="float" office:value="-0.04443359375" calcext:value-type="float">
            <text:p>-0.04443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-0.120849609375" calcext:value-type="float">
            <text:p>-0.120849609375</text:p>
          </table:table-cell>
          <table:table-cell office:value-type="float" office:value="0.46484375" calcext:value-type="float">
            <text:p>0.46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1" calcext:value-type="float">
            <text:p>-11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-0.145263671875" calcext:value-type="float">
            <text:p>-0.145263671875</text:p>
          </table:table-cell>
          <table:table-cell office:value-type="float" office:value="0.071044921875" calcext:value-type="float">
            <text:p>0.071044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-0.0791015625" calcext:value-type="float">
            <text:p>-0.0791015625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-0.0244140625" calcext:value-type="float">
            <text:p>-0.0244140625</text:p>
          </table:table-cell>
          <table:table-cell office:value-type="float" office:value="-0.1435546875" calcext:value-type="float">
            <text:p>-0.1435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-0.136474609375" calcext:value-type="float">
            <text:p>-0.136474609375</text:p>
          </table:table-cell>
          <table:table-cell office:value-type="float" office:value="-0.023681640625" calcext:value-type="float">
            <text:p>-0.023681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0.057373046875" calcext:value-type="float">
            <text:p>-0.057373046875</text:p>
          </table:table-cell>
          <table:table-cell office:value-type="float" office:value="0.085205078125" calcext:value-type="float">
            <text:p>0.085205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-0.221923828125" calcext:value-type="float">
            <text:p>-0.221923828125</text:p>
          </table:table-cell>
          <table:table-cell office:value-type="float" office:value="0.15478515625" calcext:value-type="float">
            <text:p>0.15478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-0.02734375" calcext:value-type="float">
            <text:p>-0.02734375</text:p>
          </table:table-cell>
          <table:table-cell office:value-type="float" office:value="1.99993896484" calcext:value-type="float">
            <text:p>1.9999389648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-0.129638671875" calcext:value-type="float">
            <text:p>-0.129638671875</text:p>
          </table:table-cell>
          <table:table-cell office:value-type="float" office:value="0.2255859375" calcext:value-type="float">
            <text:p>0.2255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-0.28076171875" calcext:value-type="float">
            <text:p>-0.28076171875</text:p>
          </table:table-cell>
          <table:table-cell office:value-type="float" office:value="-0.023193359375" calcext:value-type="float">
            <text:p>-0.023193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4" calcext:value-type="float">
            <text:p>-4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0.1474609375" calcext:value-type="float">
            <text:p>-0.1474609375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-0.242431640625" calcext:value-type="float">
            <text:p>-0.242431640625</text:p>
          </table:table-cell>
          <table:table-cell office:value-type="float" office:value="0.227783203125" calcext:value-type="float">
            <text:p>0.227783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5" calcext:value-type="float">
            <text:p>-1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-0.10595703125" calcext:value-type="float">
            <text:p>-0.10595703125</text:p>
          </table:table-cell>
          <table:table-cell office:value-type="float" office:value="0.018310546875" calcext:value-type="float">
            <text:p>0.018310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0.02099609375" calcext:value-type="float">
            <text:p>-0.02099609375</text:p>
          </table:table-cell>
          <table:table-cell office:value-type="float" office:value="0.106689453125" calcext:value-type="float">
            <text:p>0.106689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-0.07470703125" calcext:value-type="float">
            <text:p>-0.07470703125</text:p>
          </table:table-cell>
          <table:table-cell office:value-type="float" office:value="-0.1875" calcext:value-type="float">
            <text:p>-0.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" calcext:value-type="float">
            <text:p>-2</text:p>
          </table:table-cell>
          <table:table-cell office:value-type="float" office:value="-14" calcext:value-type="float">
            <text:p>-1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0.069091796875" calcext:value-type="float">
            <text:p>-0.069091796875</text:p>
          </table:table-cell>
          <table:table-cell office:value-type="float" office:value="-0.098876953125" calcext:value-type="float">
            <text:p>-0.098876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3" calcext:value-type="float">
            <text:p>-13</text:p>
          </table:table-cell>
          <table:table-cell office:value-type="float" office:value="-1" calcext:value-type="float">
            <text:p>-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0.107177734375" calcext:value-type="float">
            <text:p>-0.107177734375</text:p>
          </table:table-cell>
          <table:table-cell office:value-type="float" office:value="-0.03173828125" calcext:value-type="float">
            <text:p>-0.03173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.03466796875" calcext:value-type="float">
            <text:p>0.03466796875</text:p>
          </table:table-cell>
          <table:table-cell office:value-type="float" office:value="0.12841796875" calcext:value-type="float">
            <text:p>0.12841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3" calcext:value-type="float">
            <text:p>13</text:p>
          </table:table-cell>
          <table:table-cell office:value-type="float" office:value="-11" calcext:value-type="float">
            <text:p>-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0.15576171875" calcext:value-type="float">
            <text:p>-0.15576171875</text:p>
          </table:table-cell>
          <table:table-cell office:value-type="float" office:value="-0.126953125" calcext:value-type="float">
            <text:p>-0.126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3" calcext:value-type="float">
            <text:p>-13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0.086181640625" calcext:value-type="float">
            <text:p>-0.086181640625</text:p>
          </table:table-cell>
          <table:table-cell office:value-type="float" office:value="0.186279296875" calcext:value-type="float">
            <text:p>0.1862792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0.0986328125" calcext:value-type="float">
            <text:p>-0.0986328125</text:p>
          </table:table-cell>
          <table:table-cell office:value-type="float" office:value="0.074462890625" calcext:value-type="float">
            <text:p>0.074462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0.237548828125" calcext:value-type="float">
            <text:p>-0.237548828125</text:p>
          </table:table-cell>
          <table:table-cell office:value-type="float" office:value="-0.012451171875" calcext:value-type="float">
            <text:p>-0.012451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0.118408203125" calcext:value-type="float">
            <text:p>-0.118408203125</text:p>
          </table:table-cell>
          <table:table-cell office:value-type="float" office:value="0.218017578125" calcext:value-type="float">
            <text:p>0.218017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0.171630859375" calcext:value-type="float">
            <text:p>-0.171630859375</text:p>
          </table:table-cell>
          <table:table-cell office:value-type="float" office:value="-0.072509765625" calcext:value-type="float">
            <text:p>-0.072509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0.10205078125" calcext:value-type="float">
            <text:p>-0.10205078125</text:p>
          </table:table-cell>
          <table:table-cell office:value-type="float" office:value="-0.046630859375" calcext:value-type="float">
            <text:p>-0.046630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4" calcext:value-type="float">
            <text:p>-4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0.07958984375" calcext:value-type="float">
            <text:p>-0.07958984375</text:p>
          </table:table-cell>
          <table:table-cell office:value-type="float" office:value="0.0400390625" calcext:value-type="float">
            <text:p>0.0400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0.0810546875" calcext:value-type="float">
            <text:p>-0.0810546875</text:p>
          </table:table-cell>
          <table:table-cell office:value-type="float" office:value="-0.01318359375" calcext:value-type="float">
            <text:p>-0.01318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0.12353515625" calcext:value-type="float">
            <text:p>-0.12353515625</text:p>
          </table:table-cell>
          <table:table-cell office:value-type="float" office:value="0.047607421875" calcext:value-type="float">
            <text:p>0.047607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0.03515625" calcext:value-type="float">
            <text:p>-0.03515625</text:p>
          </table:table-cell>
          <table:table-cell office:value-type="float" office:value="-0.037109375" calcext:value-type="float">
            <text:p>-0.037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0.158447265625" calcext:value-type="float">
            <text:p>-0.158447265625</text:p>
          </table:table-cell>
          <table:table-cell office:value-type="float" office:value="0.001708984375" calcext:value-type="float">
            <text:p>0.001708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0.044189453125" calcext:value-type="float">
            <text:p>-0.044189453125</text:p>
          </table:table-cell>
          <table:table-cell office:value-type="float" office:value="0.028564453125" calcext:value-type="float">
            <text:p>0.028564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0.142578125" calcext:value-type="float">
            <text:p>-0.142578125</text:p>
          </table:table-cell>
          <table:table-cell office:value-type="float" office:value="-0.018310546875" calcext:value-type="float">
            <text:p>-0.018310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14990234375" calcext:value-type="float">
            <text:p>-0.14990234375</text:p>
          </table:table-cell>
          <table:table-cell office:value-type="float" office:value="0.104736328125" calcext:value-type="float">
            <text:p>0.104736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0.16064453125" calcext:value-type="float">
            <text:p>-0.16064453125</text:p>
          </table:table-cell>
          <table:table-cell office:value-type="float" office:value="0.0712890625" calcext:value-type="float">
            <text:p>0.0712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103759765625" calcext:value-type="float">
            <text:p>-0.103759765625</text:p>
          </table:table-cell>
          <table:table-cell office:value-type="float" office:value="0.029052734375" calcext:value-type="float">
            <text:p>0.029052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0.173095703125" calcext:value-type="float">
            <text:p>-0.173095703125</text:p>
          </table:table-cell>
          <table:table-cell office:value-type="float" office:value="-0.03369140625" calcext:value-type="float">
            <text:p>-0.03369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111328125" calcext:value-type="float">
            <text:p>-0.111328125</text:p>
          </table:table-cell>
          <table:table-cell office:value-type="float" office:value="-0.08056640625" calcext:value-type="float">
            <text:p>-0.08056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079833984375" calcext:value-type="float">
            <text:p>-0.079833984375</text:p>
          </table:table-cell>
          <table:table-cell office:value-type="float" office:value="0.18798828125" calcext:value-type="float">
            <text:p>0.18798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0.220458984375" calcext:value-type="float">
            <text:p>-0.220458984375</text:p>
          </table:table-cell>
          <table:table-cell office:value-type="float" office:value="-0.1142578125" calcext:value-type="float">
            <text:p>-0.1142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0.1240234375" calcext:value-type="float">
            <text:p>-0.1240234375</text:p>
          </table:table-cell>
          <table:table-cell office:value-type="float" office:value="0.077880859375" calcext:value-type="float">
            <text:p>0.077880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218994140625" calcext:value-type="float">
            <text:p>-0.218994140625</text:p>
          </table:table-cell>
          <table:table-cell office:value-type="float" office:value="-0.05908203125" calcext:value-type="float">
            <text:p>-0.05908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1552734375" calcext:value-type="float">
            <text:p>-0.1552734375</text:p>
          </table:table-cell>
          <table:table-cell office:value-type="float" office:value="-0.01708984375" calcext:value-type="float">
            <text:p>-0.01708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33935546875" calcext:value-type="float">
            <text:p>0.033935546875</text:p>
          </table:table-cell>
          <table:table-cell office:value-type="float" office:value="0.0361328125" calcext:value-type="float">
            <text:p>0.0361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office:value-type="float" office:value="-11" calcext:value-type="float">
            <text:p>-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0.091552734375" calcext:value-type="float">
            <text:p>-0.091552734375</text:p>
          </table:table-cell>
          <table:table-cell office:value-type="float" office:value="0.044677734375" calcext:value-type="float">
            <text:p>0.044677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6" calcext:value-type="float">
            <text:p>-16</text:p>
          </table:table-cell>
          <table:table-cell office:value-type="float" office:value="-10" calcext:value-type="float">
            <text:p>-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0.1513671875" calcext:value-type="float">
            <text:p>-0.1513671875</text:p>
          </table:table-cell>
          <table:table-cell office:value-type="float" office:value="0.119384765625" calcext:value-type="float">
            <text:p>0.119384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61279296875" calcext:value-type="float">
            <text:p>0.061279296875</text:p>
          </table:table-cell>
          <table:table-cell office:value-type="float" office:value="-0.008056640625" calcext:value-type="float">
            <text:p>-0.008056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6" calcext:value-type="float">
            <text:p>-16</text:p>
          </table:table-cell>
          <table:table-cell office:value-type="float" office:value="-10" calcext:value-type="float">
            <text:p>-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0.107666015625" calcext:value-type="float">
            <text:p>-0.107666015625</text:p>
          </table:table-cell>
          <table:table-cell office:value-type="float" office:value="0.053955078125" calcext:value-type="float">
            <text:p>0.053955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0" calcext:value-type="float">
            <text:p>-20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11279296875" calcext:value-type="float">
            <text:p>-0.11279296875</text:p>
          </table:table-cell>
          <table:table-cell office:value-type="float" office:value="-0.00048828125" calcext:value-type="float">
            <text:p>-0.00048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18408203125" calcext:value-type="float">
            <text:p>-0.118408203125</text:p>
          </table:table-cell>
          <table:table-cell office:value-type="float" office:value="0.091064453125" calcext:value-type="float">
            <text:p>0.091064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15380859375" calcext:value-type="float">
            <text:p>-0.15380859375</text:p>
          </table:table-cell>
          <table:table-cell office:value-type="float" office:value="-0.041259765625" calcext:value-type="float">
            <text:p>-0.041259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75927734375" calcext:value-type="float">
            <text:p>-0.075927734375</text:p>
          </table:table-cell>
          <table:table-cell office:value-type="float" office:value="-0.05908203125" calcext:value-type="float">
            <text:p>-0.05908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41259765625" calcext:value-type="float">
            <text:p>-0.041259765625</text:p>
          </table:table-cell>
          <table:table-cell office:value-type="float" office:value="-0.050048828125" calcext:value-type="float">
            <text:p>-0.050048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2" calcext:value-type="float">
            <text:p>-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5810546875" calcext:value-type="float">
            <text:p>-0.05810546875</text:p>
          </table:table-cell>
          <table:table-cell office:value-type="float" office:value="0.023681640625" calcext:value-type="float">
            <text:p>0.023681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158203125" calcext:value-type="float">
            <text:p>-0.158203125</text:p>
          </table:table-cell>
          <table:table-cell office:value-type="float" office:value="0.004150390625" calcext:value-type="float">
            <text:p>0.004150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76171875" calcext:value-type="float">
            <text:p>-0.076171875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052734375" calcext:value-type="float">
            <text:p>-0.0405273437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75048828125" calcext:value-type="float">
            <text:p>-0.175048828125</text:p>
          </table:table-cell>
          <table:table-cell office:value-type="float" office:value="0.068115234375" calcext:value-type="float">
            <text:p>0.0681152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4833984375" calcext:value-type="float">
            <text:p>-0.04833984375</text:p>
          </table:table-cell>
          <table:table-cell office:value-type="float" office:value="0.06787109375" calcext:value-type="float">
            <text:p>0.06787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151123046875" calcext:value-type="float">
            <text:p>-0.151123046875</text:p>
          </table:table-cell>
          <table:table-cell office:value-type="float" office:value="-0.0791015625" calcext:value-type="float">
            <text:p>-0.0791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09619140625" calcext:value-type="float">
            <text:p>-0.109619140625</text:p>
          </table:table-cell>
          <table:table-cell office:value-type="float" office:value="-0.0146484375" calcext:value-type="float">
            <text:p>-0.0146484375</text:p>
          </table:table-cell>
          <table:table-cell office:value-type="float" office:value="1.99993896484" calcext:value-type="float">
            <text:p>1.99993896484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0966796875" calcext:value-type="float">
            <text:p>-0.0966796875</text:p>
          </table:table-cell>
          <table:table-cell office:value-type="float" office:value="0.050537109375" calcext:value-type="float">
            <text:p>0.050537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06689453125" calcext:value-type="float">
            <text:p>-0.06689453125</text:p>
          </table:table-cell>
          <table:table-cell office:value-type="float" office:value="0.082763671875" calcext:value-type="float">
            <text:p>0.082763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12548828125" calcext:value-type="float">
            <text:p>-0.12548828125</text:p>
          </table:table-cell>
          <table:table-cell office:value-type="float" office:value="0.016357421875" calcext:value-type="float">
            <text:p>0.016357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117919921875" calcext:value-type="float">
            <text:p>-0.117919921875</text:p>
          </table:table-cell>
          <table:table-cell office:value-type="float" office:value="-0.04931640625" calcext:value-type="float">
            <text:p>-0.04931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049072265625" calcext:value-type="float">
            <text:p>-0.049072265625</text:p>
          </table:table-cell>
          <table:table-cell office:value-type="float" office:value="-0.002685546875" calcext:value-type="float">
            <text:p>-0.002685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0.017822265625" calcext:value-type="float">
            <text:p>-0.017822265625</text:p>
          </table:table-cell>
          <table:table-cell office:value-type="float" office:value="0.00048828125" calcext:value-type="float">
            <text:p>0.00048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0.0693359375" calcext:value-type="float">
            <text:p>-0.0693359375</text:p>
          </table:table-cell>
          <table:table-cell office:value-type="float" office:value="-0.030517578125" calcext:value-type="float">
            <text:p>-0.030517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108642578125" calcext:value-type="float">
            <text:p>-0.108642578125</text:p>
          </table:table-cell>
          <table:table-cell office:value-type="float" office:value="0.030029296875" calcext:value-type="float">
            <text:p>0.0300292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266357421875" calcext:value-type="float">
            <text:p>-0.266357421875</text:p>
          </table:table-cell>
          <table:table-cell office:value-type="float" office:value="0.1533203125" calcext:value-type="float">
            <text:p>0.1533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7" calcext:value-type="float">
            <text:p>7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052734375" calcext:value-type="float">
            <text:p>-0.04052734375</text:p>
          </table:table-cell>
          <table:table-cell office:value-type="float" office:value="-0.017822265625" calcext:value-type="float">
            <text:p>-0.017822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071533203125" calcext:value-type="float">
            <text:p>-0.071533203125</text:p>
          </table:table-cell>
          <table:table-cell office:value-type="float" office:value="0.01220703125" calcext:value-type="float">
            <text:p>0.01220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7" calcext:value-type="float">
            <text:p>-17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8837890625" calcext:value-type="float">
            <text:p>-0.08837890625</text:p>
          </table:table-cell>
          <table:table-cell office:value-type="float" office:value="0.08056640625" calcext:value-type="float">
            <text:p>0.08056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5" calcext:value-type="float">
            <text:p>5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6884765625" calcext:value-type="float">
            <text:p>-0.06884765625</text:p>
          </table:table-cell>
          <table:table-cell office:value-type="float" office:value="0.10791015625" calcext:value-type="float">
            <text:p>0.10791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1" calcext:value-type="float">
            <text:p>2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57958984375" calcext:value-type="float">
            <text:p>-0.157958984375</text:p>
          </table:table-cell>
          <table:table-cell office:value-type="float" office:value="-0.060302734375" calcext:value-type="float">
            <text:p>-0.060302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200927734375" calcext:value-type="float">
            <text:p>-0.200927734375</text:p>
          </table:table-cell>
          <table:table-cell office:value-type="float" office:value="0.002197265625" calcext:value-type="float">
            <text:p>0.002197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1" calcext:value-type="float">
            <text:p>-3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337890625" calcext:value-type="float">
            <text:p>-0.1337890625</text:p>
          </table:table-cell>
          <table:table-cell office:value-type="float" office:value="-0.012451171875" calcext:value-type="float">
            <text:p>-0.012451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5" calcext:value-type="float">
            <text:p>-5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29443359375" calcext:value-type="float">
            <text:p>-0.29443359375</text:p>
          </table:table-cell>
          <table:table-cell office:value-type="float" office:value="-0.06689453125" calcext:value-type="float">
            <text:p>-0.06689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0.1953125" calcext:value-type="float">
            <text:p>-0.1953125</text:p>
          </table:table-cell>
          <table:table-cell office:value-type="float" office:value="0.092041015625" calcext:value-type="float">
            <text:p>0.092041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0751953125" calcext:value-type="float">
            <text:p>-0.20751953125</text:p>
          </table:table-cell>
          <table:table-cell office:value-type="float" office:value="-0.046875" calcext:value-type="float">
            <text:p>-0.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2" calcext:value-type="float">
            <text:p>-2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77734375" calcext:value-type="float">
            <text:p>-0.177734375</text:p>
          </table:table-cell>
          <table:table-cell office:value-type="float" office:value="0.1259765625" calcext:value-type="float">
            <text:p>0.1259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271484375" calcext:value-type="float">
            <text:p>-0.3271484375</text:p>
          </table:table-cell>
          <table:table-cell office:value-type="float" office:value="0.106689453125" calcext:value-type="float">
            <text:p>0.106689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19677734375" calcext:value-type="float">
            <text:p>-0.19677734375</text:p>
          </table:table-cell>
          <table:table-cell office:value-type="float" office:value="-0.1708984375" calcext:value-type="float">
            <text:p>-0.1708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0.07421875" calcext:value-type="float">
            <text:p>-0.07421875</text:p>
          </table:table-cell>
          <table:table-cell office:value-type="float" office:value="-0.084716796875" calcext:value-type="float">
            <text:p>-0.084716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5" calcext:value-type="float">
            <text:p>-15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228759765625" calcext:value-type="float">
            <text:p>-0.228759765625</text:p>
          </table:table-cell>
          <table:table-cell office:value-type="float" office:value="0.072998046875" calcext:value-type="float">
            <text:p>0.072998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0" calcext:value-type="float">
            <text:p>-20</text:p>
          </table:table-cell>
          <table:table-cell office:value-type="float" office:value="29" calcext:value-type="float">
            <text:p>2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123046875" calcext:value-type="float">
            <text:p>-0.123046875</text:p>
          </table:table-cell>
          <table:table-cell office:value-type="float" office:value="-0.015625" calcext:value-type="float">
            <text:p>-0.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0.22705078125" calcext:value-type="float">
            <text:p>-0.22705078125</text:p>
          </table:table-cell>
          <table:table-cell office:value-type="float" office:value="0.066162109375" calcext:value-type="float">
            <text:p>0.066162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2" calcext:value-type="float">
            <text:p>-12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03271484375" calcext:value-type="float">
            <text:p>-0.103271484375</text:p>
          </table:table-cell>
          <table:table-cell office:value-type="float" office:value="0.125" calcext:value-type="float">
            <text:p>0.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62939453125" calcext:value-type="float">
            <text:p>-0.262939453125</text:p>
          </table:table-cell>
          <table:table-cell office:value-type="float" office:value="0.07666015625" calcext:value-type="float">
            <text:p>0.07666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18115234375" calcext:value-type="float">
            <text:p>-0.18115234375</text:p>
          </table:table-cell>
          <table:table-cell office:value-type="float" office:value="-0.027099609375" calcext:value-type="float">
            <text:p>-0.027099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4" calcext:value-type="float">
            <text:p>-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0751953125" calcext:value-type="float">
            <text:p>-0.20751953125</text:p>
          </table:table-cell>
          <table:table-cell office:value-type="float" office:value="0.028564453125" calcext:value-type="float">
            <text:p>0.028564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0.22216796875" calcext:value-type="float">
            <text:p>-0.22216796875</text:p>
          </table:table-cell>
          <table:table-cell office:value-type="float" office:value="-0.003173828125" calcext:value-type="float">
            <text:p>-0.003173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4" calcext:value-type="float">
            <text:p>-14</text:p>
          </table:table-cell>
          <table:table-cell office:value-type="float" office:value="23" calcext:value-type="float">
            <text:p>2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233154296875" calcext:value-type="float">
            <text:p>-0.233154296875</text:p>
          </table:table-cell>
          <table:table-cell office:value-type="float" office:value="0.0966796875" calcext:value-type="float">
            <text:p>0.0966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5" calcext:value-type="float">
            <text:p>-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5869140625" calcext:value-type="float">
            <text:p>-0.15869140625</text:p>
          </table:table-cell>
          <table:table-cell office:value-type="float" office:value="-0.106689453125" calcext:value-type="float">
            <text:p>-0.106689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40" calcext:value-type="float">
            <text:p>-4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90576171875" calcext:value-type="float">
            <text:p>-0.090576171875</text:p>
          </table:table-cell>
          <table:table-cell office:value-type="float" office:value="0.227294921875" calcext:value-type="float">
            <text:p>0.227294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51513671875" calcext:value-type="float">
            <text:p>-0.051513671875</text:p>
          </table:table-cell>
          <table:table-cell office:value-type="float" office:value="-0.020263671875" calcext:value-type="float">
            <text:p>-0.020263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16943359375" calcext:value-type="float">
            <text:p>-0.16943359375</text:p>
          </table:table-cell>
          <table:table-cell office:value-type="float" office:value="-0.138916015625" calcext:value-type="float">
            <text:p>-0.138916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47" calcext:value-type="float">
            <text:p>-47</text:p>
          </table:table-cell>
          <table:table-cell office:value-type="float" office:value="-11" calcext:value-type="float">
            <text:p>-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2470703125" calcext:value-type="float">
            <text:p>-0.2470703125</text:p>
          </table:table-cell>
          <table:table-cell office:value-type="float" office:value="0.007080078125" calcext:value-type="float">
            <text:p>0.007080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5" calcext:value-type="float">
            <text:p>-15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28125" calcext:value-type="float">
            <text:p>-0.28125</text:p>
          </table:table-cell>
          <table:table-cell office:value-type="float" office:value="-0.013671875" calcext:value-type="float">
            <text:p>-0.013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270263671875" calcext:value-type="float">
            <text:p>-0.270263671875</text:p>
          </table:table-cell>
          <table:table-cell office:value-type="float" office:value="0.13623046875" calcext:value-type="float">
            <text:p>0.13623046875</text:p>
          </table:table-cell>
          <table:table-cell office:value-type="float" office:value="1.99993896484" calcext:value-type="float">
            <text:p>1.99993896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123291015625" calcext:value-type="float">
            <text:p>-0.123291015625</text:p>
          </table:table-cell>
          <table:table-cell office:value-type="float" office:value="-0.113037109375" calcext:value-type="float">
            <text:p>-0.113037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69921875" calcext:value-type="float">
            <text:p>-0.169921875</text:p>
          </table:table-cell>
          <table:table-cell office:value-type="float" office:value="0.060546875" calcext:value-type="float">
            <text:p>0.060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168701171875" calcext:value-type="float">
            <text:p>-0.168701171875</text:p>
          </table:table-cell>
          <table:table-cell office:value-type="float" office:value="0.081298828125" calcext:value-type="float">
            <text:p>0.081298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182373046875" calcext:value-type="float">
            <text:p>-0.182373046875</text:p>
          </table:table-cell>
          <table:table-cell office:value-type="float" office:value="-0.104248046875" calcext:value-type="float">
            <text:p>-0.104248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6" calcext:value-type="float">
            <text:p>-16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0.115478515625" calcext:value-type="float">
            <text:p>-0.115478515625</text:p>
          </table:table-cell>
          <table:table-cell office:value-type="float" office:value="0.031494140625" calcext:value-type="float">
            <text:p>0.031494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6" calcext:value-type="float">
            <text:p>-16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107177734375" calcext:value-type="float">
            <text:p>-0.107177734375</text:p>
          </table:table-cell>
          <table:table-cell office:value-type="float" office:value="-0.012939453125" calcext:value-type="float">
            <text:p>-0.012939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0.00439453125" calcext:value-type="float">
            <text:p>0.00439453125</text:p>
          </table:table-cell>
          <table:table-cell office:value-type="float" office:value="0.01220703125" calcext:value-type="float">
            <text:p>0.01220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634765625" calcext:value-type="float">
            <text:p>0.00634765625</text:p>
          </table:table-cell>
          <table:table-cell office:value-type="float" office:value="0.097412109375" calcext:value-type="float">
            <text:p>0.097412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5" calcext:value-type="float">
            <text:p>25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3037109375" calcext:value-type="float">
            <text:p>-0.13037109375</text:p>
          </table:table-cell>
          <table:table-cell office:value-type="float" office:value="-0.10498046875" calcext:value-type="float">
            <text:p>-0.10498046875</text:p>
          </table:table-cell>
          <table:table-cell office:value-type="float" office:value="1.99993896484" calcext:value-type="float">
            <text:p>1.9999389648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194580078125" calcext:value-type="float">
            <text:p>-0.194580078125</text:p>
          </table:table-cell>
          <table:table-cell office:value-type="float" office:value="0.1005859375" calcext:value-type="float">
            <text:p>0.1005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30810546875" calcext:value-type="float">
            <text:p>-0.330810546875</text:p>
          </table:table-cell>
          <table:table-cell office:value-type="float" office:value="0.117431640625" calcext:value-type="float">
            <text:p>0.117431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234619140625" calcext:value-type="float">
            <text:p>-0.234619140625</text:p>
          </table:table-cell>
          <table:table-cell office:value-type="float" office:value="0.058837890625" calcext:value-type="float">
            <text:p>0.058837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266845703125" calcext:value-type="float">
            <text:p>-0.266845703125</text:p>
          </table:table-cell>
          <table:table-cell office:value-type="float" office:value="0.081787109375" calcext:value-type="float">
            <text:p>0.081787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0400390625" calcext:value-type="float">
            <text:p>-0.0400390625</text:p>
          </table:table-cell>
          <table:table-cell office:value-type="float" office:value="0.0068359375" calcext:value-type="float">
            <text:p>0.0068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08349609375" calcext:value-type="float">
            <text:p>-0.08349609375</text:p>
          </table:table-cell>
          <table:table-cell office:value-type="float" office:value="0.006103515625" calcext:value-type="float">
            <text:p>0.006103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244140625" calcext:value-type="float">
            <text:p>-0.244140625</text:p>
          </table:table-cell>
          <table:table-cell office:value-type="float" office:value="-0.0068359375" calcext:value-type="float">
            <text:p>-0.0068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150390625" calcext:value-type="float">
            <text:p>-0.150390625</text:p>
          </table:table-cell>
          <table:table-cell office:value-type="float" office:value="-0.084228515625" calcext:value-type="float">
            <text:p>-0.084228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08740234375" calcext:value-type="float">
            <text:p>-0.08740234375</text:p>
          </table:table-cell>
          <table:table-cell office:value-type="float" office:value="-0.006103515625" calcext:value-type="float">
            <text:p>-0.006103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052490234375" calcext:value-type="float">
            <text:p>-0.052490234375</text:p>
          </table:table-cell>
          <table:table-cell office:value-type="float" office:value="0.01416015625" calcext:value-type="float">
            <text:p>0.01416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24462890625" calcext:value-type="float">
            <text:p>-0.24462890625</text:p>
          </table:table-cell>
          <table:table-cell office:value-type="float" office:value="0.09423828125" calcext:value-type="float">
            <text:p>0.09423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172607421875" calcext:value-type="float">
            <text:p>-0.172607421875</text:p>
          </table:table-cell>
          <table:table-cell office:value-type="float" office:value="0.00732421875" calcext:value-type="float">
            <text:p>0.00732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070068359375" calcext:value-type="float">
            <text:p>-0.070068359375</text:p>
          </table:table-cell>
          <table:table-cell office:value-type="float" office:value="0.011474609375" calcext:value-type="float">
            <text:p>0.011474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8" calcext:value-type="float">
            <text:p>-18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22607421875" calcext:value-type="float">
            <text:p>-0.22607421875</text:p>
          </table:table-cell>
          <table:table-cell office:value-type="float" office:value="0.076416015625" calcext:value-type="float">
            <text:p>0.076416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2" calcext:value-type="float">
            <text:p>12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24951171875" calcext:value-type="float">
            <text:p>-0.24951171875</text:p>
          </table:table-cell>
          <table:table-cell office:value-type="float" office:value="-0.14013671875" calcext:value-type="float">
            <text:p>-0.14013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280517578125" calcext:value-type="float">
            <text:p>-0.280517578125</text:p>
          </table:table-cell>
          <table:table-cell office:value-type="float" office:value="0.00634765625" calcext:value-type="float">
            <text:p>0.00634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7" calcext:value-type="float">
            <text:p>-27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055419921875" calcext:value-type="float">
            <text:p>-0.055419921875</text:p>
          </table:table-cell>
          <table:table-cell office:value-type="float" office:value="0.12841796875" calcext:value-type="float">
            <text:p>0.12841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50537109375" calcext:value-type="float">
            <text:p>-0.050537109375</text:p>
          </table:table-cell>
          <table:table-cell office:value-type="float" office:value="0.0107421875" calcext:value-type="float">
            <text:p>0.0107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2451171875" calcext:value-type="float">
            <text:p>-0.2451171875</text:p>
          </table:table-cell>
          <table:table-cell office:value-type="float" office:value="0.14794921875" calcext:value-type="float">
            <text:p>0.14794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287109375" calcext:value-type="float">
            <text:p>-0.287109375</text:p>
          </table:table-cell>
          <table:table-cell office:value-type="float" office:value="-0.004150390625" calcext:value-type="float">
            <text:p>-0.004150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56982421875" calcext:value-type="float">
            <text:p>-0.156982421875</text:p>
          </table:table-cell>
          <table:table-cell office:value-type="float" office:value="-0.0126953125" calcext:value-type="float">
            <text:p>-0.0126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2" calcext:value-type="float">
            <text:p>-22</text:p>
          </table:table-cell>
          <table:table-cell office:value-type="float" office:value="-14" calcext:value-type="float">
            <text:p>-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17919921875" calcext:value-type="float">
            <text:p>-0.17919921875</text:p>
          </table:table-cell>
          <table:table-cell office:value-type="float" office:value="0.074951171875" calcext:value-type="float">
            <text:p>0.074951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149169921875" calcext:value-type="float">
            <text:p>-0.149169921875</text:p>
          </table:table-cell>
          <table:table-cell office:value-type="float" office:value="-0.002197265625" calcext:value-type="float">
            <text:p>-0.002197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1572265625" calcext:value-type="float">
            <text:p>-0.1572265625</text:p>
          </table:table-cell>
          <table:table-cell office:value-type="float" office:value="0.1416015625" calcext:value-type="float">
            <text:p>0.1416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138427734375" calcext:value-type="float">
            <text:p>-0.138427734375</text:p>
          </table:table-cell>
          <table:table-cell office:value-type="float" office:value="-0.052490234375" calcext:value-type="float">
            <text:p>-0.0524902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078369140625" calcext:value-type="float">
            <text:p>-0.078369140625</text:p>
          </table:table-cell>
          <table:table-cell office:value-type="float" office:value="0.065185546875" calcext:value-type="float">
            <text:p>0.065185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8203125" calcext:value-type="float">
            <text:p>-0.08203125</text:p>
          </table:table-cell>
          <table:table-cell office:value-type="float" office:value="0.0693359375" calcext:value-type="float">
            <text:p>0.0693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0" calcext:value-type="float">
            <text:p>-20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0.3154296875" calcext:value-type="float">
            <text:p>-0.3154296875</text:p>
          </table:table-cell>
          <table:table-cell office:value-type="float" office:value="0.802001953125" calcext:value-type="float">
            <text:p>0.802001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-0.31201171875" calcext:value-type="float">
            <text:p>-0.31201171875</text:p>
          </table:table-cell>
          <table:table-cell office:value-type="float" office:value="1.3701171875" calcext:value-type="float">
            <text:p>1.3701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-0.099609375" calcext:value-type="float">
            <text:p>-0.099609375</text:p>
          </table:table-cell>
          <table:table-cell office:value-type="float" office:value="0.350830078125" calcext:value-type="float">
            <text:p>0.350830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-0.3193359375" calcext:value-type="float">
            <text:p>-0.3193359375</text:p>
          </table:table-cell>
          <table:table-cell office:value-type="float" office:value="0.64453125" calcext:value-type="float">
            <text:p>0.64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-0.185546875" calcext:value-type="float">
            <text:p>-0.185546875</text:p>
          </table:table-cell>
          <table:table-cell office:value-type="float" office:value="0.373779296875" calcext:value-type="float">
            <text:p>0.3737792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-0.310302734375" calcext:value-type="float">
            <text:p>-0.310302734375</text:p>
          </table:table-cell>
          <table:table-cell office:value-type="float" office:value="0.1435546875" calcext:value-type="float">
            <text:p>0.1435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-0.135498046875" calcext:value-type="float">
            <text:p>-0.135498046875</text:p>
          </table:table-cell>
          <table:table-cell office:value-type="float" office:value="0.425537109375" calcext:value-type="float">
            <text:p>0.425537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-0.4404296875" calcext:value-type="float">
            <text:p>-0.4404296875</text:p>
          </table:table-cell>
          <table:table-cell office:value-type="float" office:value="0.509521484375" calcext:value-type="float">
            <text:p>0.509521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-0.156494140625" calcext:value-type="float">
            <text:p>-0.156494140625</text:p>
          </table:table-cell>
          <table:table-cell office:value-type="float" office:value="0.5068359375" calcext:value-type="float">
            <text:p>0.5068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-0.214599609375" calcext:value-type="float">
            <text:p>-0.214599609375</text:p>
          </table:table-cell>
          <table:table-cell office:value-type="float" office:value="0.22021484375" calcext:value-type="float">
            <text:p>0.22021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-0.392822265625" calcext:value-type="float">
            <text:p>-0.392822265625</text:p>
          </table:table-cell>
          <table:table-cell office:value-type="float" office:value="0.433837890625" calcext:value-type="float">
            <text:p>0.433837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-0.270751953125" calcext:value-type="float">
            <text:p>-0.270751953125</text:p>
          </table:table-cell>
          <table:table-cell office:value-type="float" office:value="0.448974609375" calcext:value-type="float">
            <text:p>0.448974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-0.3056640625" calcext:value-type="float">
            <text:p>-0.3056640625</text:p>
          </table:table-cell>
          <table:table-cell office:value-type="float" office:value="0.4267578125" calcext:value-type="float">
            <text:p>0.4267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5" calcext:value-type="float">
            <text:p>35</text:p>
          </table:table-cell>
          <table:table-cell office:value-type="float" office:value="-4" calcext:value-type="float">
            <text:p>-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-0.406494140625" calcext:value-type="float">
            <text:p>-0.406494140625</text:p>
          </table:table-cell>
          <table:table-cell office:value-type="float" office:value="0.34814453125" calcext:value-type="float">
            <text:p>0.34814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2" calcext:value-type="float">
            <text:p>42</text:p>
          </table:table-cell>
          <table:table-cell office:value-type="float" office:value="-6" calcext:value-type="float">
            <text:p>-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-0.315673828125" calcext:value-type="float">
            <text:p>-0.315673828125</text:p>
          </table:table-cell>
          <table:table-cell office:value-type="float" office:value="0.4169921875" calcext:value-type="float">
            <text:p>0.4169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5" calcext:value-type="float">
            <text:p>15</text:p>
          </table:table-cell>
          <table:table-cell office:value-type="float" office:value="-7" calcext:value-type="float">
            <text:p>-7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-0.34033203125" calcext:value-type="float">
            <text:p>-0.34033203125</text:p>
          </table:table-cell>
          <table:table-cell office:value-type="float" office:value="0.426025390625" calcext:value-type="float">
            <text:p>0.426025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7" calcext:value-type="float">
            <text:p>27</text:p>
          </table:table-cell>
          <table:table-cell office:value-type="float" office:value="-8" calcext:value-type="float">
            <text:p>-8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-0.46435546875" calcext:value-type="float">
            <text:p>-0.46435546875</text:p>
          </table:table-cell>
          <table:table-cell office:value-type="float" office:value="0.361572265625" calcext:value-type="float">
            <text:p>0.361572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-0.388427734375" calcext:value-type="float">
            <text:p>-0.388427734375</text:p>
          </table:table-cell>
          <table:table-cell office:value-type="float" office:value="0.620361328125" calcext:value-type="float">
            <text:p>0.620361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-0.22802734375" calcext:value-type="float">
            <text:p>-0.22802734375</text:p>
          </table:table-cell>
          <table:table-cell office:value-type="float" office:value="0.41015625" calcext:value-type="float">
            <text:p>0.41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-0.237060546875" calcext:value-type="float">
            <text:p>-0.237060546875</text:p>
          </table:table-cell>
          <table:table-cell office:value-type="float" office:value="0.3330078125" calcext:value-type="float">
            <text:p>0.3330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1" calcext:value-type="float">
            <text:p>31</text:p>
          </table:table-cell>
          <table:table-cell office:value-type="float" office:value="-4" calcext:value-type="float">
            <text:p>-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-0.19921875" calcext:value-type="float">
            <text:p>-0.19921875</text:p>
          </table:table-cell>
          <table:table-cell office:value-type="float" office:value="-0.054443359375" calcext:value-type="float">
            <text:p>-0.054443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6" calcext:value-type="float">
            <text:p>26</text:p>
          </table:table-cell>
          <table:table-cell office:value-type="float" office:value="-4" calcext:value-type="float">
            <text:p>-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-0.34375" calcext:value-type="float">
            <text:p>-0.34375</text:p>
          </table:table-cell>
          <table:table-cell office:value-type="float" office:value="0.62158203125" calcext:value-type="float">
            <text:p>0.62158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-0.2099609375" calcext:value-type="float">
            <text:p>-0.2099609375</text:p>
          </table:table-cell>
          <table:table-cell office:value-type="float" office:value="0.236572265625" calcext:value-type="float">
            <text:p>0.236572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56" calcext:value-type="float">
            <text:p>56</text:p>
          </table:table-cell>
          <table:table-cell office:value-type="float" office:value="-4" calcext:value-type="float">
            <text:p>-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-0.328125" calcext:value-type="float">
            <text:p>-0.328125</text:p>
          </table:table-cell>
          <table:table-cell office:value-type="float" office:value="0.349853515625" calcext:value-type="float">
            <text:p>0.349853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-0.2197265625" calcext:value-type="float">
            <text:p>-0.2197265625</text:p>
          </table:table-cell>
          <table:table-cell office:value-type="float" office:value="0.310791015625" calcext:value-type="float">
            <text:p>0.310791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7" calcext:value-type="float">
            <text:p>27</text:p>
          </table:table-cell>
          <table:table-cell office:value-type="float" office:value="-6" calcext:value-type="float">
            <text:p>-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-0.204345703125" calcext:value-type="float">
            <text:p>-0.204345703125</text:p>
          </table:table-cell>
          <table:table-cell office:value-type="float" office:value="0.412353515625" calcext:value-type="float">
            <text:p>0.412353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5" calcext:value-type="float">
            <text:p>25</text:p>
          </table:table-cell>
          <table:table-cell office:value-type="float" office:value="-4" calcext:value-type="float">
            <text:p>-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-0.0966796875" calcext:value-type="float">
            <text:p>-0.0966796875</text:p>
          </table:table-cell>
          <table:table-cell office:value-type="float" office:value="0.548095703125" calcext:value-type="float">
            <text:p>0.548095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5" calcext:value-type="float">
            <text:p>25</text:p>
          </table:table-cell>
          <table:table-cell office:value-type="float" office:value="-8" calcext:value-type="float">
            <text:p>-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-0.211669921875" calcext:value-type="float">
            <text:p>-0.211669921875</text:p>
          </table:table-cell>
          <table:table-cell office:value-type="float" office:value="0.10595703125" calcext:value-type="float">
            <text:p>0.10595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-0.3837890625" calcext:value-type="float">
            <text:p>-0.3837890625</text:p>
          </table:table-cell>
          <table:table-cell office:value-type="float" office:value="0.281494140625" calcext:value-type="float">
            <text:p>0.281494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-0.315185546875" calcext:value-type="float">
            <text:p>-0.315185546875</text:p>
          </table:table-cell>
          <table:table-cell office:value-type="float" office:value="0.44384765625" calcext:value-type="float">
            <text:p>0.44384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-0.259033203125" calcext:value-type="float">
            <text:p>-0.259033203125</text:p>
          </table:table-cell>
          <table:table-cell office:value-type="float" office:value="0.2255859375" calcext:value-type="float">
            <text:p>0.2255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5" calcext:value-type="float">
            <text:p>25</text:p>
          </table:table-cell>
          <table:table-cell office:value-type="float" office:value="-11" calcext:value-type="float">
            <text:p>-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-0.260498046875" calcext:value-type="float">
            <text:p>-0.260498046875</text:p>
          </table:table-cell>
          <table:table-cell office:value-type="float" office:value="0.2373046875" calcext:value-type="float">
            <text:p>0.2373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4" calcext:value-type="float">
            <text:p>14</text:p>
          </table:table-cell>
          <table:table-cell office:value-type="float" office:value="-9" calcext:value-type="float">
            <text:p>-9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-0.2548828125" calcext:value-type="float">
            <text:p>-0.2548828125</text:p>
          </table:table-cell>
          <table:table-cell office:value-type="float" office:value="0.293701171875" calcext:value-type="float">
            <text:p>0.293701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-0.259033203125" calcext:value-type="float">
            <text:p>-0.259033203125</text:p>
          </table:table-cell>
          <table:table-cell office:value-type="float" office:value="0.39404296875" calcext:value-type="float">
            <text:p>0.394042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6" calcext:value-type="float">
            <text:p>26</text:p>
          </table:table-cell>
          <table:table-cell office:value-type="float" office:value="-2" calcext:value-type="float">
            <text:p>-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-0.214111328125" calcext:value-type="float">
            <text:p>-0.214111328125</text:p>
          </table:table-cell>
          <table:table-cell office:value-type="float" office:value="0.333984375" calcext:value-type="float">
            <text:p>0.333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-0.32470703125" calcext:value-type="float">
            <text:p>-0.32470703125</text:p>
          </table:table-cell>
          <table:table-cell office:value-type="float" office:value="0.386474609375" calcext:value-type="float">
            <text:p>0.386474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9" calcext:value-type="float">
            <text:p>39</text:p>
          </table:table-cell>
          <table:table-cell office:value-type="float" office:value="-6" calcext:value-type="float">
            <text:p>-6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-0.239013671875" calcext:value-type="float">
            <text:p>-0.239013671875</text:p>
          </table:table-cell>
          <table:table-cell office:value-type="float" office:value="0.369384765625" calcext:value-type="float">
            <text:p>0.369384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3" calcext:value-type="float">
            <text:p>33</text:p>
          </table:table-cell>
          <table:table-cell office:value-type="float" office:value="-5" calcext:value-type="float">
            <text:p>-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-0.158447265625" calcext:value-type="float">
            <text:p>-0.158447265625</text:p>
          </table:table-cell>
          <table:table-cell office:value-type="float" office:value="0.206787109375" calcext:value-type="float">
            <text:p>0.206787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-0.2451171875" calcext:value-type="float">
            <text:p>-0.2451171875</text:p>
          </table:table-cell>
          <table:table-cell office:value-type="float" office:value="0.353759765625" calcext:value-type="float">
            <text:p>0.353759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5" calcext:value-type="float">
            <text:p>25</text:p>
          </table:table-cell>
          <table:table-cell office:value-type="float" office:value="-8" calcext:value-type="float">
            <text:p>-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-0.332275390625" calcext:value-type="float">
            <text:p>-0.332275390625</text:p>
          </table:table-cell>
          <table:table-cell office:value-type="float" office:value="0.5" calcext:value-type="float">
            <text:p>0.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-0.34130859375" calcext:value-type="float">
            <text:p>-0.34130859375</text:p>
          </table:table-cell>
          <table:table-cell office:value-type="float" office:value="0.36328125" calcext:value-type="float">
            <text:p>0.36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-0.306640625" calcext:value-type="float">
            <text:p>-0.306640625</text:p>
          </table:table-cell>
          <table:table-cell office:value-type="float" office:value="0.54443359375" calcext:value-type="float">
            <text:p>0.54443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-0.353515625" calcext:value-type="float">
            <text:p>-0.353515625</text:p>
          </table:table-cell>
          <table:table-cell office:value-type="float" office:value="0.542724609375" calcext:value-type="float">
            <text:p>0.542724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-0.1279296875" calcext:value-type="float">
            <text:p>-0.1279296875</text:p>
          </table:table-cell>
          <table:table-cell office:value-type="float" office:value="0.138427734375" calcext:value-type="float">
            <text:p>0.138427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-0.176025390625" calcext:value-type="float">
            <text:p>-0.176025390625</text:p>
          </table:table-cell>
          <table:table-cell office:value-type="float" office:value="0.205078125" calcext:value-type="float">
            <text:p>0.205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6" calcext:value-type="float">
            <text:p>16</text:p>
          </table:table-cell>
          <table:table-cell office:value-type="float" office:value="-9" calcext:value-type="float">
            <text:p>-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-0.2490234375" calcext:value-type="float">
            <text:p>-0.2490234375</text:p>
          </table:table-cell>
          <table:table-cell office:value-type="float" office:value="-0.02734375" calcext:value-type="float">
            <text:p>-0.02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-0.421142578125" calcext:value-type="float">
            <text:p>-0.421142578125</text:p>
          </table:table-cell>
          <table:table-cell office:value-type="float" office:value="0.748046875" calcext:value-type="float">
            <text:p>0.748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1" calcext:value-type="float">
            <text:p>41</text:p>
          </table:table-cell>
          <table:table-cell office:value-type="float" office:value="-3" calcext:value-type="float">
            <text:p>-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-0.169677734375" calcext:value-type="float">
            <text:p>-0.169677734375</text:p>
          </table:table-cell>
          <table:table-cell office:value-type="float" office:value="0.17529296875" calcext:value-type="float">
            <text:p>0.175292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-0.334228515625" calcext:value-type="float">
            <text:p>-0.334228515625</text:p>
          </table:table-cell>
          <table:table-cell office:value-type="float" office:value="0.303466796875" calcext:value-type="float">
            <text:p>0.303466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-0.272705078125" calcext:value-type="float">
            <text:p>-0.272705078125</text:p>
          </table:table-cell>
          <table:table-cell office:value-type="float" office:value="0.13134765625" calcext:value-type="float">
            <text:p>0.13134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-0.28173828125" calcext:value-type="float">
            <text:p>-0.28173828125</text:p>
          </table:table-cell>
          <table:table-cell office:value-type="float" office:value="0.073486328125" calcext:value-type="float">
            <text:p>0.073486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-0.252197265625" calcext:value-type="float">
            <text:p>-0.252197265625</text:p>
          </table:table-cell>
          <table:table-cell office:value-type="float" office:value="0.33154296875" calcext:value-type="float">
            <text:p>0.331542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-0.157470703125" calcext:value-type="float">
            <text:p>-0.157470703125</text:p>
          </table:table-cell>
          <table:table-cell office:value-type="float" office:value="-0.11181640625" calcext:value-type="float">
            <text:p>-0.11181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8" calcext:value-type="float">
            <text:p>28</text:p>
          </table:table-cell>
          <table:table-cell office:value-type="float" office:value="-2" calcext:value-type="float">
            <text:p>-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-0.2783203125" calcext:value-type="float">
            <text:p>-0.2783203125</text:p>
          </table:table-cell>
          <table:table-cell office:value-type="float" office:value="0.361572265625" calcext:value-type="float">
            <text:p>0.361572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8" calcext:value-type="float">
            <text:p>18</text:p>
          </table:table-cell>
          <table:table-cell office:value-type="float" office:value="-17" calcext:value-type="float">
            <text:p>-1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-0.418701171875" calcext:value-type="float">
            <text:p>-0.418701171875</text:p>
          </table:table-cell>
          <table:table-cell office:value-type="float" office:value="0.494873046875" calcext:value-type="float">
            <text:p>0.494873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-0.072509765625" calcext:value-type="float">
            <text:p>-0.072509765625</text:p>
          </table:table-cell>
          <table:table-cell office:value-type="float" office:value="-0.031005859375" calcext:value-type="float">
            <text:p>-0.031005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7" calcext:value-type="float">
            <text:p>7</text:p>
          </table:table-cell>
          <table:table-cell office:value-type="float" office:value="-14" calcext:value-type="float">
            <text:p>-14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-0.334716796875" calcext:value-type="float">
            <text:p>-0.334716796875</text:p>
          </table:table-cell>
          <table:table-cell office:value-type="float" office:value="0.525634765625" calcext:value-type="float">
            <text:p>0.525634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8" calcext:value-type="float">
            <text:p>28</text:p>
          </table:table-cell>
          <table:table-cell office:value-type="float" office:value="-4" calcext:value-type="float">
            <text:p>-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-0.114501953125" calcext:value-type="float">
            <text:p>-0.114501953125</text:p>
          </table:table-cell>
          <table:table-cell office:value-type="float" office:value="-0.01904296875" calcext:value-type="float">
            <text:p>-0.019042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-0.257080078125" calcext:value-type="float">
            <text:p>-0.257080078125</text:p>
          </table:table-cell>
          <table:table-cell office:value-type="float" office:value="0.464599609375" calcext:value-type="float">
            <text:p>0.464599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-0.083984375" calcext:value-type="float">
            <text:p>-0.083984375</text:p>
          </table:table-cell>
          <table:table-cell office:value-type="float" office:value="0.216552734375" calcext:value-type="float">
            <text:p>0.216552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-0.18212890625" calcext:value-type="float">
            <text:p>-0.18212890625</text:p>
          </table:table-cell>
          <table:table-cell office:value-type="float" office:value="0.173583984375" calcext:value-type="float">
            <text:p>0.173583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-0.06787109375" calcext:value-type="float">
            <text:p>-0.06787109375</text:p>
          </table:table-cell>
          <table:table-cell office:value-type="float" office:value="0.315185546875" calcext:value-type="float">
            <text:p>0.315185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6" calcext:value-type="float">
            <text:p>26</text:p>
          </table:table-cell>
          <table:table-cell office:value-type="float" office:value="-12" calcext:value-type="float">
            <text:p>-1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-0.189208984375" calcext:value-type="float">
            <text:p>-0.189208984375</text:p>
          </table:table-cell>
          <table:table-cell office:value-type="float" office:value="0.313720703125" calcext:value-type="float">
            <text:p>0.313720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-0.304443359375" calcext:value-type="float">
            <text:p>-0.304443359375</text:p>
          </table:table-cell>
          <table:table-cell office:value-type="float" office:value="0.103271484375" calcext:value-type="float">
            <text:p>0.103271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-0.09033203125" calcext:value-type="float">
            <text:p>-0.09033203125</text:p>
          </table:table-cell>
          <table:table-cell office:value-type="float" office:value="0.221923828125" calcext:value-type="float">
            <text:p>0.221923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7" calcext:value-type="float">
            <text:p>17</text:p>
          </table:table-cell>
          <table:table-cell office:value-type="float" office:value="-6" calcext:value-type="float">
            <text:p>-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-0.301025390625" calcext:value-type="float">
            <text:p>-0.301025390625</text:p>
          </table:table-cell>
          <table:table-cell office:value-type="float" office:value="0.21728515625" calcext:value-type="float">
            <text:p>0.21728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-0.268798828125" calcext:value-type="float">
            <text:p>-0.268798828125</text:p>
          </table:table-cell>
          <table:table-cell office:value-type="float" office:value="0.40673828125" calcext:value-type="float">
            <text:p>0.40673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8" calcext:value-type="float">
            <text:p>28</text:p>
          </table:table-cell>
          <table:table-cell office:value-type="float" office:value="-4" calcext:value-type="float">
            <text:p>-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-0.259765625" calcext:value-type="float">
            <text:p>-0.259765625</text:p>
          </table:table-cell>
          <table:table-cell office:value-type="float" office:value="0.28515625" calcext:value-type="float">
            <text:p>0.28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1" calcext:value-type="float">
            <text:p>21</text:p>
          </table:table-cell>
          <table:table-cell office:value-type="float" office:value="-4" calcext:value-type="float">
            <text:p>-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-0.201904296875" calcext:value-type="float">
            <text:p>-0.201904296875</text:p>
          </table:table-cell>
          <table:table-cell office:value-type="float" office:value="0.01513671875" calcext:value-type="float">
            <text:p>0.01513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-0.177001953125" calcext:value-type="float">
            <text:p>-0.177001953125</text:p>
          </table:table-cell>
          <table:table-cell office:value-type="float" office:value="0.324951171875" calcext:value-type="float">
            <text:p>0.324951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5" calcext:value-type="float">
            <text:p>25</text:p>
          </table:table-cell>
          <table:table-cell office:value-type="float" office:value="-6" calcext:value-type="float">
            <text:p>-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-0.247802734375" calcext:value-type="float">
            <text:p>-0.247802734375</text:p>
          </table:table-cell>
          <table:table-cell office:value-type="float" office:value="0.09912109375" calcext:value-type="float">
            <text:p>0.09912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-0.24462890625" calcext:value-type="float">
            <text:p>-0.24462890625</text:p>
          </table:table-cell>
          <table:table-cell office:value-type="float" office:value="0.259521484375" calcext:value-type="float">
            <text:p>0.259521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-0.320556640625" calcext:value-type="float">
            <text:p>-0.320556640625</text:p>
          </table:table-cell>
          <table:table-cell office:value-type="float" office:value="0.132568359375" calcext:value-type="float">
            <text:p>0.132568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-0.180908203125" calcext:value-type="float">
            <text:p>-0.180908203125</text:p>
          </table:table-cell>
          <table:table-cell office:value-type="float" office:value="0.08837890625" calcext:value-type="float">
            <text:p>0.08837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9" calcext:value-type="float">
            <text:p>29</text:p>
          </table:table-cell>
          <table:table-cell office:value-type="float" office:value="-3" calcext:value-type="float">
            <text:p>-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-0.15185546875" calcext:value-type="float">
            <text:p>-0.15185546875</text:p>
          </table:table-cell>
          <table:table-cell office:value-type="float" office:value="0.174560546875" calcext:value-type="float">
            <text:p>0.174560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-0.243896484375" calcext:value-type="float">
            <text:p>-0.243896484375</text:p>
          </table:table-cell>
          <table:table-cell office:value-type="float" office:value="0.038818359375" calcext:value-type="float">
            <text:p>0.038818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-0.3486328125" calcext:value-type="float">
            <text:p>-0.3486328125</text:p>
          </table:table-cell>
          <table:table-cell office:value-type="float" office:value="-0.0361328125" calcext:value-type="float">
            <text:p>-0.0361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1" calcext:value-type="float">
            <text:p>31</text:p>
          </table:table-cell>
          <table:table-cell office:value-type="float" office:value="-13" calcext:value-type="float">
            <text:p>-1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-0.1533203125" calcext:value-type="float">
            <text:p>-0.1533203125</text:p>
          </table:table-cell>
          <table:table-cell office:value-type="float" office:value="0.33642578125" calcext:value-type="float">
            <text:p>0.33642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-0.182373046875" calcext:value-type="float">
            <text:p>-0.182373046875</text:p>
          </table:table-cell>
          <table:table-cell office:value-type="float" office:value="-0.027099609375" calcext:value-type="float">
            <text:p>-0.027099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-0.182861328125" calcext:value-type="float">
            <text:p>-0.182861328125</text:p>
          </table:table-cell>
          <table:table-cell office:value-type="float" office:value="-0.084228515625" calcext:value-type="float">
            <text:p>-0.084228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1" calcext:value-type="float">
            <text:p>11</text:p>
          </table:table-cell>
          <table:table-cell office:value-type="float" office:value="-4" calcext:value-type="float">
            <text:p>-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-0.24072265625" calcext:value-type="float">
            <text:p>-0.24072265625</text:p>
          </table:table-cell>
          <table:table-cell office:value-type="float" office:value="-0.03759765625" calcext:value-type="float">
            <text:p>-0.03759765625</text:p>
          </table:table-cell>
          <table:table-cell office:value-type="float" office:value="1.99993896484" calcext:value-type="float">
            <text:p>1.9999389648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0.121826171875" calcext:value-type="float">
            <text:p>-0.121826171875</text:p>
          </table:table-cell>
          <table:table-cell office:value-type="float" office:value="0.06396484375" calcext:value-type="float">
            <text:p>0.06396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0.0732421875" calcext:value-type="float">
            <text:p>-0.0732421875</text:p>
          </table:table-cell>
          <table:table-cell office:value-type="float" office:value="-0.001953125" calcext:value-type="float">
            <text:p>-0.001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0.2470703125" calcext:value-type="float">
            <text:p>-0.2470703125</text:p>
          </table:table-cell>
          <table:table-cell office:value-type="float" office:value="-0.09619140625" calcext:value-type="float">
            <text:p>-0.09619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-0.1025390625" calcext:value-type="float">
            <text:p>-0.1025390625</text:p>
          </table:table-cell>
          <table:table-cell office:value-type="float" office:value="0.155517578125" calcext:value-type="float">
            <text:p>0.155517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-0.13720703125" calcext:value-type="float">
            <text:p>-0.13720703125</text:p>
          </table:table-cell>
          <table:table-cell office:value-type="float" office:value="0.19189453125" calcext:value-type="float">
            <text:p>0.19189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-0.1357421875" calcext:value-type="float">
            <text:p>-0.1357421875</text:p>
          </table:table-cell>
          <table:table-cell office:value-type="float" office:value="0.057373046875" calcext:value-type="float">
            <text:p>0.057373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-0.069091796875" calcext:value-type="float">
            <text:p>-0.069091796875</text:p>
          </table:table-cell>
          <table:table-cell office:value-type="float" office:value="0.302490234375" calcext:value-type="float">
            <text:p>0.3024902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-0.011474609375" calcext:value-type="float">
            <text:p>-0.011474609375</text:p>
          </table:table-cell>
          <table:table-cell office:value-type="float" office:value="0.11083984375" calcext:value-type="float">
            <text:p>0.11083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-0.099365234375" calcext:value-type="float">
            <text:p>-0.099365234375</text:p>
          </table:table-cell>
          <table:table-cell office:value-type="float" office:value="-0.000244140625" calcext:value-type="float">
            <text:p>-0.000244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4" calcext:value-type="float">
            <text:p>-14</text:p>
          </table:table-cell>
          <table:table-cell office:value-type="float" office:value="-21" calcext:value-type="float">
            <text:p>-2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-0.247802734375" calcext:value-type="float">
            <text:p>-0.247802734375</text:p>
          </table:table-cell>
          <table:table-cell office:value-type="float" office:value="-0.270751953125" calcext:value-type="float">
            <text:p>-0.270751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0.1259765625" calcext:value-type="float">
            <text:p>-0.1259765625</text:p>
          </table:table-cell>
          <table:table-cell office:value-type="float" office:value="0.16455078125" calcext:value-type="float">
            <text:p>0.16455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0.099853515625" calcext:value-type="float">
            <text:p>-0.099853515625</text:p>
          </table:table-cell>
          <table:table-cell office:value-type="float" office:value="-0.219482421875" calcext:value-type="float">
            <text:p>-0.219482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8" calcext:value-type="float">
            <text:p>-28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0.03173828125" calcext:value-type="float">
            <text:p>-0.03173828125</text:p>
          </table:table-cell>
          <table:table-cell office:value-type="float" office:value="-0.12548828125" calcext:value-type="float">
            <text:p>-0.12548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0.13623046875" calcext:value-type="float">
            <text:p>-0.13623046875</text:p>
          </table:table-cell>
          <table:table-cell office:value-type="float" office:value="0.130615234375" calcext:value-type="float">
            <text:p>0.1306152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0.158447265625" calcext:value-type="float">
            <text:p>-0.158447265625</text:p>
          </table:table-cell>
          <table:table-cell office:value-type="float" office:value="0.218994140625" calcext:value-type="float">
            <text:p>0.218994140625</text:p>
          </table:table-cell>
          <table:table-cell office:value-type="float" office:value="1.99993896484" calcext:value-type="float">
            <text:p>1.99993896484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0.126220703125" calcext:value-type="float">
            <text:p>-0.126220703125</text:p>
          </table:table-cell>
          <table:table-cell office:value-type="float" office:value="-0.046630859375" calcext:value-type="float">
            <text:p>-0.046630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0.096435546875" calcext:value-type="float">
            <text:p>-0.096435546875</text:p>
          </table:table-cell>
          <table:table-cell office:value-type="float" office:value="0.11083984375" calcext:value-type="float">
            <text:p>0.11083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office:value-type="float" office:value="-9" calcext:value-type="float">
            <text:p>-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0.05517578125" calcext:value-type="float">
            <text:p>-0.05517578125</text:p>
          </table:table-cell>
          <table:table-cell office:value-type="float" office:value="-0.095703125" calcext:value-type="float">
            <text:p>-0.095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0.03369140625" calcext:value-type="float">
            <text:p>-0.03369140625</text:p>
          </table:table-cell>
          <table:table-cell office:value-type="float" office:value="0.059814453125" calcext:value-type="float">
            <text:p>0.059814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2" calcext:value-type="float">
            <text:p>-12</text:p>
          </table:table-cell>
          <table:table-cell office:value-type="float" office:value="-6" calcext:value-type="float">
            <text:p>-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0.043701171875" calcext:value-type="float">
            <text:p>-0.043701171875</text:p>
          </table:table-cell>
          <table:table-cell office:value-type="float" office:value="0.063720703125" calcext:value-type="float">
            <text:p>0.063720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0.049072265625" calcext:value-type="float">
            <text:p>-0.049072265625</text:p>
          </table:table-cell>
          <table:table-cell office:value-type="float" office:value="0.1611328125" calcext:value-type="float">
            <text:p>0.1611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0.153076171875" calcext:value-type="float">
            <text:p>-0.153076171875</text:p>
          </table:table-cell>
          <table:table-cell office:value-type="float" office:value="-0.09619140625" calcext:value-type="float">
            <text:p>-0.09619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-0.1162109375" calcext:value-type="float">
            <text:p>-0.1162109375</text:p>
          </table:table-cell>
          <table:table-cell office:value-type="float" office:value="0.09912109375" calcext:value-type="float">
            <text:p>0.09912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0.147705078125" calcext:value-type="float">
            <text:p>-0.147705078125</text:p>
          </table:table-cell>
          <table:table-cell office:value-type="float" office:value="-0.01025390625" calcext:value-type="float">
            <text:p>-0.01025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0.13427734375" calcext:value-type="float">
            <text:p>-0.13427734375</text:p>
          </table:table-cell>
          <table:table-cell office:value-type="float" office:value="-0.074462890625" calcext:value-type="float">
            <text:p>-0.074462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0.1171875" calcext:value-type="float">
            <text:p>-0.1171875</text:p>
          </table:table-cell>
          <table:table-cell office:value-type="float" office:value="-0.181396484375" calcext:value-type="float">
            <text:p>-0.181396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048828125" calcext:value-type="float">
            <text:p>0.0048828125</text:p>
          </table:table-cell>
          <table:table-cell office:value-type="float" office:value="0.115234375" calcext:value-type="float">
            <text:p>0.1152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0.164306640625" calcext:value-type="float">
            <text:p>-0.164306640625</text:p>
          </table:table-cell>
          <table:table-cell office:value-type="float" office:value="0.0830078125" calcext:value-type="float">
            <text:p>0.0830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54296875" calcext:value-type="float">
            <text:p>-0.0654296875</text:p>
          </table:table-cell>
          <table:table-cell office:value-type="float" office:value="0.1318359375" calcext:value-type="float">
            <text:p>0.1318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123779296875" calcext:value-type="float">
            <text:p>-0.123779296875</text:p>
          </table:table-cell>
          <table:table-cell office:value-type="float" office:value="0.05615234375" calcext:value-type="float">
            <text:p>0.056152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0.01513671875" calcext:value-type="float">
            <text:p>-0.01513671875</text:p>
          </table:table-cell>
          <table:table-cell office:value-type="float" office:value="0.04638671875" calcext:value-type="float">
            <text:p>0.04638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0.28173828125" calcext:value-type="float">
            <text:p>-0.28173828125</text:p>
          </table:table-cell>
          <table:table-cell office:value-type="float" office:value="0.064208984375" calcext:value-type="float">
            <text:p>0.064208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100341796875" calcext:value-type="float">
            <text:p>-0.100341796875</text:p>
          </table:table-cell>
          <table:table-cell office:value-type="float" office:value="-0.040283203125" calcext:value-type="float">
            <text:p>-0.040283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203369140625" calcext:value-type="float">
            <text:p>-0.203369140625</text:p>
          </table:table-cell>
          <table:table-cell office:value-type="float" office:value="0.018798828125" calcext:value-type="float">
            <text:p>0.018798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199462890625" calcext:value-type="float">
            <text:p>-0.199462890625</text:p>
          </table:table-cell>
          <table:table-cell office:value-type="float" office:value="0.059326171875" calcext:value-type="float">
            <text:p>0.059326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16064453125" calcext:value-type="float">
            <text:p>-0.16064453125</text:p>
          </table:table-cell>
          <table:table-cell office:value-type="float" office:value="-0.033203125" calcext:value-type="float">
            <text:p>-0.033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8" calcext:value-type="float">
            <text:p>-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121337890625" calcext:value-type="float">
            <text:p>-0.121337890625</text:p>
          </table:table-cell>
          <table:table-cell office:value-type="float" office:value="-0.099365234375" calcext:value-type="float">
            <text:p>-0.0993652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00048828125" calcext:value-type="float">
            <text:p>-0.00048828125</text:p>
          </table:table-cell>
          <table:table-cell office:value-type="float" office:value="0.094482421875" calcext:value-type="float">
            <text:p>0.094482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48583984375" calcext:value-type="float">
            <text:p>0.048583984375</text:p>
          </table:table-cell>
          <table:table-cell office:value-type="float" office:value="0.017578125" calcext:value-type="float">
            <text:p>0.017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7" calcext:value-type="float">
            <text:p>17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0.036865234375" calcext:value-type="float">
            <text:p>-0.036865234375</text:p>
          </table:table-cell>
          <table:table-cell office:value-type="float" office:value="-0.04150390625" calcext:value-type="float">
            <text:p>-0.04150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8" calcext:value-type="float">
            <text:p>-28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0.15771484375" calcext:value-type="float">
            <text:p>-0.15771484375</text:p>
          </table:table-cell>
          <table:table-cell office:value-type="float" office:value="-0.020751953125" calcext:value-type="float">
            <text:p>-0.020751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09326171875" calcext:value-type="float">
            <text:p>-0.09326171875</text:p>
          </table:table-cell>
          <table:table-cell office:value-type="float" office:value="0.0595703125" calcext:value-type="float">
            <text:p>0.0595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0361328125" calcext:value-type="float">
            <text:p>0.120361328125</text:p>
          </table:table-cell>
          <table:table-cell office:value-type="float" office:value="0.024169921875" calcext:value-type="float">
            <text:p>0.024169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9" calcext:value-type="float">
            <text:p>-19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1435546875" calcext:value-type="float">
            <text:p>-0.1435546875</text:p>
          </table:table-cell>
          <table:table-cell office:value-type="float" office:value="-0.033203125" calcext:value-type="float">
            <text:p>-0.033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4697265625" calcext:value-type="float">
            <text:p>-0.14697265625</text:p>
          </table:table-cell>
          <table:table-cell office:value-type="float" office:value="0.106201171875" calcext:value-type="float">
            <text:p>0.106201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9" calcext:value-type="float">
            <text:p>9</text:p>
          </table:table-cell>
          <table:table-cell office:value-type="float" office:value="-12" calcext:value-type="float">
            <text:p>-1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029541015625" calcext:value-type="float">
            <text:p>-0.029541015625</text:p>
          </table:table-cell>
          <table:table-cell office:value-type="float" office:value="0.001708984375" calcext:value-type="float">
            <text:p>0.001708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09716796875" calcext:value-type="float">
            <text:p>-0.209716796875</text:p>
          </table:table-cell>
          <table:table-cell office:value-type="float" office:value="-0.068359375" calcext:value-type="float">
            <text:p>-0.068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4" calcext:value-type="float">
            <text:p>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26708984375" calcext:value-type="float">
            <text:p>-0.126708984375</text:p>
          </table:table-cell>
          <table:table-cell office:value-type="float" office:value="-0.02783203125" calcext:value-type="float">
            <text:p>-0.02783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085205078125" calcext:value-type="float">
            <text:p>-0.085205078125</text:p>
          </table:table-cell>
          <table:table-cell office:value-type="float" office:value="-0.01025390625" calcext:value-type="float">
            <text:p>-0.01025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080322265625" calcext:value-type="float">
            <text:p>-0.080322265625</text:p>
          </table:table-cell>
          <table:table-cell office:value-type="float" office:value="0.110107421875" calcext:value-type="float">
            <text:p>0.110107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044189453125" calcext:value-type="float">
            <text:p>-0.044189453125</text:p>
          </table:table-cell>
          <table:table-cell office:value-type="float" office:value="-0.06103515625" calcext:value-type="float">
            <text:p>-0.06103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099853515625" calcext:value-type="float">
            <text:p>-0.099853515625</text:p>
          </table:table-cell>
          <table:table-cell office:value-type="float" office:value="0.01708984375" calcext:value-type="float">
            <text:p>0.01708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11572265625" calcext:value-type="float">
            <text:p>-0.111572265625</text:p>
          </table:table-cell>
          <table:table-cell office:value-type="float" office:value="0.01025390625" calcext:value-type="float">
            <text:p>0.01025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666015625" calcext:value-type="float">
            <text:p>-0.2666015625</text:p>
          </table:table-cell>
          <table:table-cell office:value-type="float" office:value="-0.067626953125" calcext:value-type="float">
            <text:p>-0.067626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0" calcext:value-type="float">
            <text:p>-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36083984375" calcext:value-type="float">
            <text:p>-0.236083984375</text:p>
          </table:table-cell>
          <table:table-cell office:value-type="float" office:value="-0.15673828125" calcext:value-type="float">
            <text:p>-0.15673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5" calcext:value-type="float">
            <text:p>-5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0.249755859375" calcext:value-type="float">
            <text:p>-0.249755859375</text:p>
          </table:table-cell>
          <table:table-cell office:value-type="float" office:value="0.047607421875" calcext:value-type="float">
            <text:p>0.047607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4" calcext:value-type="float">
            <text:p>-4</text:p>
          </table:table-cell>
          <table:table-cell office:value-type="float" office:value="23" calcext:value-type="float">
            <text:p>2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154052734375" calcext:value-type="float">
            <text:p>-0.154052734375</text:p>
          </table:table-cell>
          <table:table-cell office:value-type="float" office:value="0.01025390625" calcext:value-type="float">
            <text:p>0.01025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06689453125" calcext:value-type="float">
            <text:p>-0.06689453125</text:p>
          </table:table-cell>
          <table:table-cell office:value-type="float" office:value="-0.01025390625" calcext:value-type="float">
            <text:p>-0.01025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14990234375" calcext:value-type="float">
            <text:p>-0.114990234375</text:p>
          </table:table-cell>
          <table:table-cell office:value-type="float" office:value="0.080810546875" calcext:value-type="float">
            <text:p>0.080810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24072265625" calcext:value-type="float">
            <text:p>-0.24072265625</text:p>
          </table:table-cell>
          <table:table-cell office:value-type="float" office:value="0.0224609375" calcext:value-type="float">
            <text:p>0.0224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237548828125" calcext:value-type="float">
            <text:p>-0.237548828125</text:p>
          </table:table-cell>
          <table:table-cell office:value-type="float" office:value="0.086181640625" calcext:value-type="float">
            <text:p>0.086181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142822265625" calcext:value-type="float">
            <text:p>-0.142822265625</text:p>
          </table:table-cell>
          <table:table-cell office:value-type="float" office:value="0.13623046875" calcext:value-type="float">
            <text:p>0.13623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58203125" calcext:value-type="float">
            <text:p>-0.158203125</text:p>
          </table:table-cell>
          <table:table-cell office:value-type="float" office:value="-0.0322265625" calcext:value-type="float">
            <text:p>-0.0322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9" calcext:value-type="float">
            <text:p>-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162353515625" calcext:value-type="float">
            <text:p>-0.162353515625</text:p>
          </table:table-cell>
          <table:table-cell office:value-type="float" office:value="0.223876953125" calcext:value-type="float">
            <text:p>0.223876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28662109375" calcext:value-type="float">
            <text:p>-0.128662109375</text:p>
          </table:table-cell>
          <table:table-cell office:value-type="float" office:value="-0.005615234375" calcext:value-type="float">
            <text:p>-0.0056152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9" calcext:value-type="float">
            <text:p>-9</text:p>
          </table:table-cell>
          <table:table-cell office:value-type="float" office:value="-14" calcext:value-type="float">
            <text:p>-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4248046875" calcext:value-type="float">
            <text:p>-0.04248046875</text:p>
          </table:table-cell>
          <table:table-cell office:value-type="float" office:value="-0.07470703125" calcext:value-type="float">
            <text:p>-0.07470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46875" calcext:value-type="float">
            <text:p>0.0546875</text:p>
          </table:table-cell>
          <table:table-cell office:value-type="float" office:value="0.039306640625" calcext:value-type="float">
            <text:p>0.039306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137451171875" calcext:value-type="float">
            <text:p>-0.137451171875</text:p>
          </table:table-cell>
          <table:table-cell office:value-type="float" office:value="-0.10205078125" calcext:value-type="float">
            <text:p>-0.10205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058349609375" calcext:value-type="float">
            <text:p>-0.058349609375</text:p>
          </table:table-cell>
          <table:table-cell office:value-type="float" office:value="-0.024658203125" calcext:value-type="float">
            <text:p>-0.024658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08544921875" calcext:value-type="float">
            <text:p>-0.08544921875</text:p>
          </table:table-cell>
          <table:table-cell office:value-type="float" office:value="-0.022216796875" calcext:value-type="float">
            <text:p>-0.022216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2" calcext:value-type="float">
            <text:p>-12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161376953125" calcext:value-type="float">
            <text:p>-0.161376953125</text:p>
          </table:table-cell>
          <table:table-cell office:value-type="float" office:value="0.184326171875" calcext:value-type="float">
            <text:p>0.184326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146240234375" calcext:value-type="float">
            <text:p>-0.146240234375</text:p>
          </table:table-cell>
          <table:table-cell office:value-type="float" office:value="0.0048828125" calcext:value-type="float">
            <text:p>0.0048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52587890625" calcext:value-type="float">
            <text:p>-0.152587890625</text:p>
          </table:table-cell>
          <table:table-cell office:value-type="float" office:value="0.078857421875" calcext:value-type="float">
            <text:p>0.078857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" calcext:value-type="float">
            <text:p>-2</text:p>
          </table:table-cell>
          <table:table-cell office:value-type="float" office:value="-12" calcext:value-type="float">
            <text:p>-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1533203125" calcext:value-type="float">
            <text:p>-0.1533203125</text:p>
          </table:table-cell>
          <table:table-cell office:value-type="float" office:value="0.066650390625" calcext:value-type="float">
            <text:p>0.066650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7" calcext:value-type="float">
            <text:p>17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219482421875" calcext:value-type="float">
            <text:p>-0.219482421875</text:p>
          </table:table-cell>
          <table:table-cell office:value-type="float" office:value="-0.018798828125" calcext:value-type="float">
            <text:p>-0.018798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14306640625" calcext:value-type="float">
            <text:p>-0.14306640625</text:p>
          </table:table-cell>
          <table:table-cell office:value-type="float" office:value="0.0400390625" calcext:value-type="float">
            <text:p>0.0400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0.086181640625" calcext:value-type="float">
            <text:p>-0.086181640625</text:p>
          </table:table-cell>
          <table:table-cell office:value-type="float" office:value="-0.042724609375" calcext:value-type="float">
            <text:p>-0.042724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0.077880859375" calcext:value-type="float">
            <text:p>-0.077880859375</text:p>
          </table:table-cell>
          <table:table-cell office:value-type="float" office:value="0.134033203125" calcext:value-type="float">
            <text:p>0.134033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0.04736328125" calcext:value-type="float">
            <text:p>-0.04736328125</text:p>
          </table:table-cell>
          <table:table-cell office:value-type="float" office:value="0.1240234375" calcext:value-type="float">
            <text:p>0.12402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5" calcext:value-type="float">
            <text:p>15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05615234375" calcext:value-type="float">
            <text:p>-0.05615234375</text:p>
          </table:table-cell>
          <table:table-cell office:value-type="float" office:value="0.122314453125" calcext:value-type="float">
            <text:p>0.122314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5" calcext:value-type="float">
            <text:p>5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7373046875" calcext:value-type="float">
            <text:p>-0.07373046875</text:p>
          </table:table-cell>
          <table:table-cell office:value-type="float" office:value="-0.13134765625" calcext:value-type="float">
            <text:p>-0.13134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34521484375" calcext:value-type="float">
            <text:p>-0.34521484375</text:p>
          </table:table-cell>
          <table:table-cell office:value-type="float" office:value="0.0703125" calcext:value-type="float">
            <text:p>0.0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0.194091796875" calcext:value-type="float">
            <text:p>-0.194091796875</text:p>
          </table:table-cell>
          <table:table-cell office:value-type="float" office:value="0.115966796875" calcext:value-type="float">
            <text:p>0.115966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0.199951171875" calcext:value-type="float">
            <text:p>-0.199951171875</text:p>
          </table:table-cell>
          <table:table-cell office:value-type="float" office:value="-0.0771484375" calcext:value-type="float">
            <text:p>-0.0771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7" calcext:value-type="float">
            <text:p>-7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19580078125" calcext:value-type="float">
            <text:p>-0.19580078125</text:p>
          </table:table-cell>
          <table:table-cell office:value-type="float" office:value="0.05126953125" calcext:value-type="float">
            <text:p>0.05126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09814453125" calcext:value-type="float">
            <text:p>-0.09814453125</text:p>
          </table:table-cell>
          <table:table-cell office:value-type="float" office:value="0.03271484375" calcext:value-type="float">
            <text:p>0.03271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0009765625" calcext:value-type="float">
            <text:p>-0.10009765625</text:p>
          </table:table-cell>
          <table:table-cell office:value-type="float" office:value="0.014892578125" calcext:value-type="float">
            <text:p>0.014892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5615234375" calcext:value-type="float">
            <text:p>0.05615234375</text:p>
          </table:table-cell>
          <table:table-cell office:value-type="float" office:value="0.059326171875" calcext:value-type="float">
            <text:p>0.059326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0.00048828125" calcext:value-type="float">
            <text:p>-0.00048828125</text:p>
          </table:table-cell>
          <table:table-cell office:value-type="float" office:value="-0.075439453125" calcext:value-type="float">
            <text:p>-0.075439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8" calcext:value-type="float">
            <text:p>-28</text:p>
          </table:table-cell>
          <table:table-cell office:value-type="float" office:value="-10" calcext:value-type="float">
            <text:p>-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01171875" calcext:value-type="float">
            <text:p>0.01171875</text:p>
          </table:table-cell>
          <table:table-cell office:value-type="float" office:value="-0.315673828125" calcext:value-type="float">
            <text:p>-0.315673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61" calcext:value-type="float">
            <text:p>-61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05322265625" calcext:value-type="float">
            <text:p>-0.05322265625</text:p>
          </table:table-cell>
          <table:table-cell office:value-type="float" office:value="0.1591796875" calcext:value-type="float">
            <text:p>0.1591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4" calcext:value-type="float">
            <text:p>-4</text:p>
          </table:table-cell>
          <table:table-cell office:value-type="float" office:value="-13" calcext:value-type="float">
            <text:p>-1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27197265625" calcext:value-type="float">
            <text:p>-0.127197265625</text:p>
          </table:table-cell>
          <table:table-cell office:value-type="float" office:value="0.097900390625" calcext:value-type="float">
            <text:p>0.097900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0.087158203125" calcext:value-type="float">
            <text:p>-0.087158203125</text:p>
          </table:table-cell>
          <table:table-cell office:value-type="float" office:value="0.039794921875" calcext:value-type="float">
            <text:p>0.039794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" calcext:value-type="float">
            <text:p>-3</text:p>
          </table:table-cell>
          <table:table-cell office:value-type="float" office:value="-10" calcext:value-type="float">
            <text:p>-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0.093017578125" calcext:value-type="float">
            <text:p>-0.093017578125</text:p>
          </table:table-cell>
          <table:table-cell office:value-type="float" office:value="-0.028076171875" calcext:value-type="float">
            <text:p>-0.028076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4" calcext:value-type="float">
            <text:p>-14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10107421875" calcext:value-type="float">
            <text:p>-0.10107421875</text:p>
          </table:table-cell>
          <table:table-cell office:value-type="float" office:value="-0.035400390625" calcext:value-type="float">
            <text:p>-0.035400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3" calcext:value-type="float">
            <text:p>-23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2685546875" calcext:value-type="float">
            <text:p>-0.02685546875</text:p>
          </table:table-cell>
          <table:table-cell office:value-type="float" office:value="0.096435546875" calcext:value-type="float">
            <text:p>0.096435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083984375" calcext:value-type="float">
            <text:p>-0.083984375</text:p>
          </table:table-cell>
          <table:table-cell office:value-type="float" office:value="0.023193359375" calcext:value-type="float">
            <text:p>0.023193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005126953125" calcext:value-type="float">
            <text:p>-0.005126953125</text:p>
          </table:table-cell>
          <table:table-cell office:value-type="float" office:value="0.08984375" calcext:value-type="float">
            <text:p>0.08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058837890625" calcext:value-type="float">
            <text:p>-0.058837890625</text:p>
          </table:table-cell>
          <table:table-cell office:value-type="float" office:value="-0.014404296875" calcext:value-type="float">
            <text:p>-0.0144042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200927734375" calcext:value-type="float">
            <text:p>-0.200927734375</text:p>
          </table:table-cell>
          <table:table-cell office:value-type="float" office:value="0.080322265625" calcext:value-type="float">
            <text:p>0.080322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119384765625" calcext:value-type="float">
            <text:p>-0.119384765625</text:p>
          </table:table-cell>
          <table:table-cell office:value-type="float" office:value="-0.022705078125" calcext:value-type="float">
            <text:p>-0.022705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0" calcext:value-type="float">
            <text:p>10</text:p>
          </table:table-cell>
          <table:table-cell office:value-type="float" office:value="-12" calcext:value-type="float">
            <text:p>-12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0.20751953125" calcext:value-type="float">
            <text:p>-0.20751953125</text:p>
          </table:table-cell>
          <table:table-cell office:value-type="float" office:value="0.04833984375" calcext:value-type="float">
            <text:p>0.04833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03173828125" calcext:value-type="float">
            <text:p>-0.03173828125</text:p>
          </table:table-cell>
          <table:table-cell office:value-type="float" office:value="0.12255859375" calcext:value-type="float">
            <text:p>0.12255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189453125" calcext:value-type="float">
            <text:p>-0.189453125</text:p>
          </table:table-cell>
          <table:table-cell office:value-type="float" office:value="0.034912109375" calcext:value-type="float">
            <text:p>0.034912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107421875" calcext:value-type="float">
            <text:p>-0.107421875</text:p>
          </table:table-cell>
          <table:table-cell office:value-type="float" office:value="-0.011474609375" calcext:value-type="float">
            <text:p>-0.011474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14794921875" calcext:value-type="float">
            <text:p>-0.14794921875</text:p>
          </table:table-cell>
          <table:table-cell office:value-type="float" office:value="0.089599609375" calcext:value-type="float">
            <text:p>0.089599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2" calcext:value-type="float">
            <text:p>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43310546875" calcext:value-type="float">
            <text:p>-0.143310546875</text:p>
          </table:table-cell>
          <table:table-cell office:value-type="float" office:value="0.016845703125" calcext:value-type="float">
            <text:p>0.016845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34619140625" calcext:value-type="float">
            <text:p>-0.234619140625</text:p>
          </table:table-cell>
          <table:table-cell office:value-type="float" office:value="0.00048828125" calcext:value-type="float">
            <text:p>0.00048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0" calcext:value-type="float">
            <text:p>-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201171875" calcext:value-type="float">
            <text:p>-0.1201171875</text:p>
          </table:table-cell>
          <table:table-cell office:value-type="float" office:value="-0.0205078125" calcext:value-type="float">
            <text:p>-0.0205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151123046875" calcext:value-type="float">
            <text:p>-0.151123046875</text:p>
          </table:table-cell>
          <table:table-cell office:value-type="float" office:value="0.04638671875" calcext:value-type="float">
            <text:p>0.04638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94482421875" calcext:value-type="float">
            <text:p>-0.094482421875</text:p>
          </table:table-cell>
          <table:table-cell office:value-type="float" office:value="0.1806640625" calcext:value-type="float">
            <text:p>0.1806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47607421875" calcext:value-type="float">
            <text:p>0.047607421875</text:p>
          </table:table-cell>
          <table:table-cell office:value-type="float" office:value="0.118896484375" calcext:value-type="float">
            <text:p>0.118896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2" calcext:value-type="float">
            <text:p>-1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0.20458984375" calcext:value-type="float">
            <text:p>-0.20458984375</text:p>
          </table:table-cell>
          <table:table-cell office:value-type="float" office:value="-0.1591796875" calcext:value-type="float">
            <text:p>-0.1591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8" calcext:value-type="float">
            <text:p>-38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156494140625" calcext:value-type="float">
            <text:p>-0.156494140625</text:p>
          </table:table-cell>
          <table:table-cell office:value-type="float" office:value="-0.0361328125" calcext:value-type="float">
            <text:p>-0.0361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32421875" calcext:value-type="float">
            <text:p>-0.232421875</text:p>
          </table:table-cell>
          <table:table-cell office:value-type="float" office:value="-0.00341796875" calcext:value-type="float">
            <text:p>-0.00341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4" calcext:value-type="float">
            <text:p>-2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23681640625" calcext:value-type="float">
            <text:p>0.023681640625</text:p>
          </table:table-cell>
          <table:table-cell office:value-type="float" office:value="0.03564453125" calcext:value-type="float">
            <text:p>0.03564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8" calcext:value-type="float">
            <text:p>-28</text:p>
          </table:table-cell>
          <table:table-cell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14306640625" calcext:value-type="float">
            <text:p>-0.14306640625</text:p>
          </table:table-cell>
          <table:table-cell office:value-type="float" office:value="0.16650390625" calcext:value-type="float">
            <text:p>0.16650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533203125" calcext:value-type="float">
            <text:p>-0.1533203125</text:p>
          </table:table-cell>
          <table:table-cell office:value-type="float" office:value="-0.10693359375" calcext:value-type="float">
            <text:p>-0.10693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9" calcext:value-type="float">
            <text:p>-29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268798828125" calcext:value-type="float">
            <text:p>-0.268798828125</text:p>
          </table:table-cell>
          <table:table-cell office:value-type="float" office:value="0.139404296875" calcext:value-type="float">
            <text:p>0.1394042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53076171875" calcext:value-type="float">
            <text:p>-0.153076171875</text:p>
          </table:table-cell>
          <table:table-cell office:value-type="float" office:value="0.147705078125" calcext:value-type="float">
            <text:p>0.147705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0400390625" calcext:value-type="float">
            <text:p>-0.10400390625</text:p>
          </table:table-cell>
          <table:table-cell office:value-type="float" office:value="0.02294921875" calcext:value-type="float">
            <text:p>0.02294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70654296875" calcext:value-type="float">
            <text:p>-0.170654296875</text:p>
          </table:table-cell>
          <table:table-cell office:value-type="float" office:value="-0.104736328125" calcext:value-type="float">
            <text:p>-0.104736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9" calcext:value-type="float">
            <text:p>9</text:p>
          </table:table-cell>
          <table:table-cell office:value-type="float" office:value="-12" calcext:value-type="float">
            <text:p>-1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0.24267578125" calcext:value-type="float">
            <text:p>-0.24267578125</text:p>
          </table:table-cell>
          <table:table-cell office:value-type="float" office:value="-0.065185546875" calcext:value-type="float">
            <text:p>-0.065185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07470703125" calcext:value-type="float">
            <text:p>-0.07470703125</text:p>
          </table:table-cell>
          <table:table-cell office:value-type="float" office:value="0.11083984375" calcext:value-type="float">
            <text:p>0.11083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4" calcext:value-type="float">
            <text:p>-4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14013671875" calcext:value-type="float">
            <text:p>-0.14013671875</text:p>
          </table:table-cell>
          <table:table-cell office:value-type="float" office:value="0.151123046875" calcext:value-type="float">
            <text:p>0.151123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2" calcext:value-type="float">
            <text:p>22</text:p>
          </table:table-cell>
          <table:table-cell office:value-type="float" office:value="-5" calcext:value-type="float">
            <text:p>-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0.203369140625" calcext:value-type="float">
            <text:p>-0.203369140625</text:p>
          </table:table-cell>
          <table:table-cell office:value-type="float" office:value="0.964111328125" calcext:value-type="float">
            <text:p>0.964111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-0.30517578125" calcext:value-type="float">
            <text:p>-0.30517578125</text:p>
          </table:table-cell>
          <table:table-cell office:value-type="float" office:value="0.236328125" calcext:value-type="float">
            <text:p>0.236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55" calcext:value-type="float">
            <text:p>55</text:p>
          </table:table-cell>
          <table:table-cell office:value-type="float" office:value="-15" calcext:value-type="float">
            <text:p>-1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-0.28857421875" calcext:value-type="float">
            <text:p>-0.28857421875</text:p>
          </table:table-cell>
          <table:table-cell office:value-type="float" office:value="0.085693359375" calcext:value-type="float">
            <text:p>0.085693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-0.12939453125" calcext:value-type="float">
            <text:p>-0.12939453125</text:p>
          </table:table-cell>
          <table:table-cell office:value-type="float" office:value="0.57275390625" calcext:value-type="float">
            <text:p>0.57275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5" calcext:value-type="float">
            <text:p>25</text:p>
          </table:table-cell>
          <table:table-cell office:value-type="float" office:value="-5" calcext:value-type="float">
            <text:p>-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-0.286865234375" calcext:value-type="float">
            <text:p>-0.286865234375</text:p>
          </table:table-cell>
          <table:table-cell office:value-type="float" office:value="0.38671875" calcext:value-type="float">
            <text:p>0.38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-0.35595703125" calcext:value-type="float">
            <text:p>-0.35595703125</text:p>
          </table:table-cell>
          <table:table-cell office:value-type="float" office:value="0.486083984375" calcext:value-type="float">
            <text:p>0.486083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-0.26318359375" calcext:value-type="float">
            <text:p>-0.26318359375</text:p>
          </table:table-cell>
          <table:table-cell office:value-type="float" office:value="0.513671875" calcext:value-type="float">
            <text:p>0.513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-0.311767578125" calcext:value-type="float">
            <text:p>-0.311767578125</text:p>
          </table:table-cell>
          <table:table-cell office:value-type="float" office:value="0.037841796875" calcext:value-type="float">
            <text:p>0.037841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3" calcext:value-type="float">
            <text:p>23</text:p>
          </table:table-cell>
          <table:table-cell office:value-type="float" office:value="-19" calcext:value-type="float">
            <text:p>-1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-0.208251953125" calcext:value-type="float">
            <text:p>-0.208251953125</text:p>
          </table:table-cell>
          <table:table-cell office:value-type="float" office:value="0.57177734375" calcext:value-type="float">
            <text:p>0.57177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-0.351806640625" calcext:value-type="float">
            <text:p>-0.351806640625</text:p>
          </table:table-cell>
          <table:table-cell office:value-type="float" office:value="0.450439453125" calcext:value-type="float">
            <text:p>0.450439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2" calcext:value-type="float">
            <text:p>42</text:p>
          </table:table-cell>
          <table:table-cell office:value-type="float" office:value="-7" calcext:value-type="float">
            <text:p>-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-0.29541015625" calcext:value-type="float">
            <text:p>-0.29541015625</text:p>
          </table:table-cell>
          <table:table-cell office:value-type="float" office:value="0.544677734375" calcext:value-type="float">
            <text:p>0.544677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-0.268310546875" calcext:value-type="float">
            <text:p>-0.268310546875</text:p>
          </table:table-cell>
          <table:table-cell office:value-type="float" office:value="0.289306640625" calcext:value-type="float">
            <text:p>0.289306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-0.322509765625" calcext:value-type="float">
            <text:p>-0.322509765625</text:p>
          </table:table-cell>
          <table:table-cell office:value-type="float" office:value="0.544921875" calcext:value-type="float">
            <text:p>0.544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8" calcext:value-type="float">
            <text:p>28</text:p>
          </table:table-cell>
          <table:table-cell office:value-type="float" office:value="-9" calcext:value-type="float">
            <text:p>-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-0.2294921875" calcext:value-type="float">
            <text:p>-0.2294921875</text:p>
          </table:table-cell>
          <table:table-cell office:value-type="float" office:value="0.5126953125" calcext:value-type="float">
            <text:p>0.5126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4" calcext:value-type="float">
            <text:p>34</text:p>
          </table:table-cell>
          <table:table-cell office:value-type="float" office:value="-22" calcext:value-type="float">
            <text:p>-2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-0.319091796875" calcext:value-type="float">
            <text:p>-0.319091796875</text:p>
          </table:table-cell>
          <table:table-cell office:value-type="float" office:value="0.107177734375" calcext:value-type="float">
            <text:p>0.107177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-0.38916015625" calcext:value-type="float">
            <text:p>-0.3891601562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-0.2685546875" calcext:value-type="float">
            <text:p>-0.2685546875</text:p>
          </table:table-cell>
          <table:table-cell office:value-type="float" office:value="0.541748046875" calcext:value-type="float">
            <text:p>0.541748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67" calcext:value-type="float">
            <text:p>67</text:p>
          </table:table-cell>
          <table:table-cell office:value-type="float" office:value="-8" calcext:value-type="float">
            <text:p>-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-0.220703125" calcext:value-type="float">
            <text:p>-0.220703125</text:p>
          </table:table-cell>
          <table:table-cell office:value-type="float" office:value="0.1376953125" calcext:value-type="float">
            <text:p>0.1376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-0.281005859375" calcext:value-type="float">
            <text:p>-0.281005859375</text:p>
          </table:table-cell>
          <table:table-cell office:value-type="float" office:value="0.783935546875" calcext:value-type="float">
            <text:p>0.783935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7" calcext:value-type="float">
            <text:p>37</text:p>
          </table:table-cell>
          <table:table-cell office:value-type="float" office:value="-10" calcext:value-type="float">
            <text:p>-1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-0.279296875" calcext:value-type="float">
            <text:p>-0.279296875</text:p>
          </table:table-cell>
          <table:table-cell office:value-type="float" office:value="0.110107421875" calcext:value-type="float">
            <text:p>0.110107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4" calcext:value-type="float">
            <text:p>44</text:p>
          </table:table-cell>
          <table:table-cell office:value-type="float" office:value="-4" calcext:value-type="float">
            <text:p>-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-0.386474609375" calcext:value-type="float">
            <text:p>-0.386474609375</text:p>
          </table:table-cell>
          <table:table-cell office:value-type="float" office:value="0.756591796875" calcext:value-type="float">
            <text:p>0.756591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1" calcext:value-type="float">
            <text:p>11</text:p>
          </table:table-cell>
          <table:table-cell office:value-type="float" office:value="-12" calcext:value-type="float">
            <text:p>-1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-0.315185546875" calcext:value-type="float">
            <text:p>-0.315185546875</text:p>
          </table:table-cell>
          <table:table-cell office:value-type="float" office:value="0.46923828125" calcext:value-type="float">
            <text:p>0.46923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-0.193603515625" calcext:value-type="float">
            <text:p>-0.193603515625</text:p>
          </table:table-cell>
          <table:table-cell office:value-type="float" office:value="0.31689453125" calcext:value-type="float">
            <text:p>0.31689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-0.42529296875" calcext:value-type="float">
            <text:p>-0.42529296875</text:p>
          </table:table-cell>
          <table:table-cell office:value-type="float" office:value="0.427978515625" calcext:value-type="float">
            <text:p>0.427978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-0.29833984375" calcext:value-type="float">
            <text:p>-0.29833984375</text:p>
          </table:table-cell>
          <table:table-cell office:value-type="float" office:value="0.3203125" calcext:value-type="float">
            <text:p>0.3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61" calcext:value-type="float">
            <text:p>61</text:p>
          </table:table-cell>
          <table:table-cell office:value-type="float" office:value="-2" calcext:value-type="float">
            <text:p>-2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-0.423583984375" calcext:value-type="float">
            <text:p>-0.423583984375</text:p>
          </table:table-cell>
          <table:table-cell office:value-type="float" office:value="0.195068359375" calcext:value-type="float">
            <text:p>0.195068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-0.197998046875" calcext:value-type="float">
            <text:p>-0.197998046875</text:p>
          </table:table-cell>
          <table:table-cell office:value-type="float" office:value="0.43115234375" calcext:value-type="float">
            <text:p>0.431152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-0.122314453125" calcext:value-type="float">
            <text:p>-0.122314453125</text:p>
          </table:table-cell>
          <table:table-cell office:value-type="float" office:value="0.357177734375" calcext:value-type="float">
            <text:p>0.357177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3" calcext:value-type="float">
            <text:p>23</text:p>
          </table:table-cell>
          <table:table-cell office:value-type="float" office:value="-10" calcext:value-type="float">
            <text:p>-1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-0.436767578125" calcext:value-type="float">
            <text:p>-0.436767578125</text:p>
          </table:table-cell>
          <table:table-cell office:value-type="float" office:value="0.464599609375" calcext:value-type="float">
            <text:p>0.464599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-0.313232421875" calcext:value-type="float">
            <text:p>-0.313232421875</text:p>
          </table:table-cell>
          <table:table-cell office:value-type="float" office:value="0.25146484375" calcext:value-type="float">
            <text:p>0.25146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-0.278076171875" calcext:value-type="float">
            <text:p>-0.278076171875</text:p>
          </table:table-cell>
          <table:table-cell office:value-type="float" office:value="0.425048828125" calcext:value-type="float">
            <text:p>0.425048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-0.294189453125" calcext:value-type="float">
            <text:p>-0.294189453125</text:p>
          </table:table-cell>
          <table:table-cell office:value-type="float" office:value="0.258544921875" calcext:value-type="float">
            <text:p>0.258544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6" calcext:value-type="float">
            <text:p>46</text:p>
          </table:table-cell>
          <table:table-cell office:value-type="float" office:value="-2" calcext:value-type="float">
            <text:p>-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-0.341796875" calcext:value-type="float">
            <text:p>-0.341796875</text:p>
          </table:table-cell>
          <table:table-cell office:value-type="float" office:value="0.426025390625" calcext:value-type="float">
            <text:p>0.426025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3" calcext:value-type="float">
            <text:p>33</text:p>
          </table:table-cell>
          <table:table-cell office:value-type="float" office:value="-3" calcext:value-type="float">
            <text:p>-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-0.299072265625" calcext:value-type="float">
            <text:p>-0.299072265625</text:p>
          </table:table-cell>
          <table:table-cell office:value-type="float" office:value="0.31396484375" calcext:value-type="float">
            <text:p>0.31396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0" calcext:value-type="float">
            <text:p>30</text:p>
          </table:table-cell>
          <table:table-cell office:value-type="float" office:value="-2" calcext:value-type="float">
            <text:p>-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-0.20361328125" calcext:value-type="float">
            <text:p>-0.20361328125</text:p>
          </table:table-cell>
          <table:table-cell office:value-type="float" office:value="0.27685546875" calcext:value-type="float">
            <text:p>0.27685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-0.154296875" calcext:value-type="float">
            <text:p>-0.154296875</text:p>
          </table:table-cell>
          <table:table-cell office:value-type="float" office:value="0.5849609375" calcext:value-type="float">
            <text:p>0.5849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1" calcext:value-type="float">
            <text:p>31</text:p>
          </table:table-cell>
          <table:table-cell office:value-type="float" office:value="-7" calcext:value-type="float">
            <text:p>-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-0.276123046875" calcext:value-type="float">
            <text:p>-0.276123046875</text:p>
          </table:table-cell>
          <table:table-cell office:value-type="float" office:value="0.156982421875" calcext:value-type="float">
            <text:p>0.156982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-0.35302734375" calcext:value-type="float">
            <text:p>-0.35302734375</text:p>
          </table:table-cell>
          <table:table-cell office:value-type="float" office:value="0.59423828125" calcext:value-type="float">
            <text:p>0.59423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-0.171142578125" calcext:value-type="float">
            <text:p>-0.171142578125</text:p>
          </table:table-cell>
          <table:table-cell office:value-type="float" office:value="0.105712890625" calcext:value-type="float">
            <text:p>0.105712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2" calcext:value-type="float">
            <text:p>42</text:p>
          </table:table-cell>
          <table:table-cell office:value-type="float" office:value="-12" calcext:value-type="float">
            <text:p>-1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-0.09912109375" calcext:value-type="float">
            <text:p>-0.09912109375</text:p>
          </table:table-cell>
          <table:table-cell office:value-type="float" office:value="0.420654296875" calcext:value-type="float">
            <text:p>0.4206542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8" calcext:value-type="float">
            <text:p>18</text:p>
          </table:table-cell>
          <table:table-cell office:value-type="float" office:value="-10" calcext:value-type="float">
            <text:p>-1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-0.249755859375" calcext:value-type="float">
            <text:p>-0.249755859375</text:p>
          </table:table-cell>
          <table:table-cell office:value-type="float" office:value="0.44482421875" calcext:value-type="float">
            <text:p>0.44482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2" calcext:value-type="float">
            <text:p>12</text:p>
          </table:table-cell>
          <table:table-cell office:value-type="float" office:value="-9" calcext:value-type="float">
            <text:p>-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-0.268798828125" calcext:value-type="float">
            <text:p>-0.268798828125</text:p>
          </table:table-cell>
          <table:table-cell office:value-type="float" office:value="0.388916015625" calcext:value-type="float">
            <text:p>0.388916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-0.22216796875" calcext:value-type="float">
            <text:p>-0.22216796875</text:p>
          </table:table-cell>
          <table:table-cell office:value-type="float" office:value="0.525390625" calcext:value-type="float">
            <text:p>0.525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2" calcext:value-type="float">
            <text:p>32</text:p>
          </table:table-cell>
          <table:table-cell office:value-type="float" office:value="-9" calcext:value-type="float">
            <text:p>-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-0.160888671875" calcext:value-type="float">
            <text:p>-0.160888671875</text:p>
          </table:table-cell>
          <table:table-cell office:value-type="float" office:value="0.240966796875" calcext:value-type="float">
            <text:p>0.240966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-0.23974609375" calcext:value-type="float">
            <text:p>-0.23974609375</text:p>
          </table:table-cell>
          <table:table-cell office:value-type="float" office:value="0.537353515625" calcext:value-type="float">
            <text:p>0.537353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-0.11474609375" calcext:value-type="float">
            <text:p>-0.11474609375</text:p>
          </table:table-cell>
          <table:table-cell office:value-type="float" office:value="0.151611328125" calcext:value-type="float">
            <text:p>0.151611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2" calcext:value-type="float">
            <text:p>42</text:p>
          </table:table-cell>
          <table:table-cell office:value-type="float" office:value="-8" calcext:value-type="float">
            <text:p>-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-0.27294921875" calcext:value-type="float">
            <text:p>-0.27294921875</text:p>
          </table:table-cell>
          <table:table-cell office:value-type="float" office:value="0.521728515625" calcext:value-type="float">
            <text:p>0.521728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7" calcext:value-type="float">
            <text:p>27</text:p>
          </table:table-cell>
          <table:table-cell office:value-type="float" office:value="-6" calcext:value-type="float">
            <text:p>-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-0.23681640625" calcext:value-type="float">
            <text:p>-0.23681640625</text:p>
          </table:table-cell>
          <table:table-cell office:value-type="float" office:value="0.240234375" calcext:value-type="float">
            <text:p>0.2402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8" calcext:value-type="float">
            <text:p>28</text:p>
          </table:table-cell>
          <table:table-cell office:value-type="float" office:value="-10" calcext:value-type="float">
            <text:p>-1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-0.278564453125" calcext:value-type="float">
            <text:p>-0.278564453125</text:p>
          </table:table-cell>
          <table:table-cell office:value-type="float" office:value="0.28564453125" calcext:value-type="float">
            <text:p>0.28564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7" calcext:value-type="float">
            <text:p>17</text:p>
          </table:table-cell>
          <table:table-cell office:value-type="float" office:value="-9" calcext:value-type="float">
            <text:p>-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-0.344970703125" calcext:value-type="float">
            <text:p>-0.344970703125</text:p>
          </table:table-cell>
          <table:table-cell office:value-type="float" office:value="0.341796875" calcext:value-type="float">
            <text:p>0.341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-0.306640625" calcext:value-type="float">
            <text:p>-0.306640625</text:p>
          </table:table-cell>
          <table:table-cell office:value-type="float" office:value="0.219970703125" calcext:value-type="float">
            <text:p>0.219970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-0.195556640625" calcext:value-type="float">
            <text:p>-0.195556640625</text:p>
          </table:table-cell>
          <table:table-cell office:value-type="float" office:value="0.437255859375" calcext:value-type="float">
            <text:p>0.437255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0" calcext:value-type="float">
            <text:p>30</text:p>
          </table:table-cell>
          <table:table-cell office:value-type="float" office:value="-4" calcext:value-type="float">
            <text:p>-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-0.1484375" calcext:value-type="float">
            <text:p>-0.1484375</text:p>
          </table:table-cell>
          <table:table-cell office:value-type="float" office:value="0.236083984375" calcext:value-type="float">
            <text:p>0.236083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-0.27587890625" calcext:value-type="float">
            <text:p>-0.27587890625</text:p>
          </table:table-cell>
          <table:table-cell office:value-type="float" office:value="0.4111328125" calcext:value-type="float">
            <text:p>0.4111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-0.0029296875" calcext:value-type="float">
            <text:p>-0.0029296875</text:p>
          </table:table-cell>
          <table:table-cell office:value-type="float" office:value="0.040771484375" calcext:value-type="float">
            <text:p>0.040771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9" calcext:value-type="float">
            <text:p>19</text:p>
          </table:table-cell>
          <table:table-cell office:value-type="float" office:value="-12" calcext:value-type="float">
            <text:p>-1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-0.19677734375" calcext:value-type="float">
            <text:p>-0.19677734375</text:p>
          </table:table-cell>
          <table:table-cell office:value-type="float" office:value="0.02734375" calcext:value-type="float">
            <text:p>0.02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1" calcext:value-type="float">
            <text:p>21</text:p>
          </table:table-cell>
          <table:table-cell office:value-type="float" office:value="-4" calcext:value-type="float">
            <text:p>-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-0.238525390625" calcext:value-type="float">
            <text:p>-0.238525390625</text:p>
          </table:table-cell>
          <table:table-cell office:value-type="float" office:value="0.392578125" calcext:value-type="float">
            <text:p>0.392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-0.260009765625" calcext:value-type="float">
            <text:p>-0.26000976562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-0.315185546875" calcext:value-type="float">
            <text:p>-0.315185546875</text:p>
          </table:table-cell>
          <table:table-cell office:value-type="float" office:value="0.088134765625" calcext:value-type="float">
            <text:p>0.088134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-0.25830078125" calcext:value-type="float">
            <text:p>-0.25830078125</text:p>
          </table:table-cell>
          <table:table-cell office:value-type="float" office:value="0.306396484375" calcext:value-type="float">
            <text:p>0.306396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-0.370361328125" calcext:value-type="float">
            <text:p>-0.370361328125</text:p>
          </table:table-cell>
          <table:table-cell office:value-type="float" office:value="0.5205078125" calcext:value-type="float">
            <text:p>0.5205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-0.315673828125" calcext:value-type="float">
            <text:p>-0.315673828125</text:p>
          </table:table-cell>
          <table:table-cell office:value-type="float" office:value="0.514892578125" calcext:value-type="float">
            <text:p>0.514892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-0.22900390625" calcext:value-type="float">
            <text:p>-0.22900390625</text:p>
          </table:table-cell>
          <table:table-cell office:value-type="float" office:value="0.145263671875" calcext:value-type="float">
            <text:p>0.145263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-0.1982421875" calcext:value-type="float">
            <text:p>-0.1982421875</text:p>
          </table:table-cell>
          <table:table-cell office:value-type="float" office:value="0.1923828125" calcext:value-type="float">
            <text:p>0.1923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-0.240234375" calcext:value-type="float">
            <text:p>-0.240234375</text:p>
          </table:table-cell>
          <table:table-cell office:value-type="float" office:value="0.236083984375" calcext:value-type="float">
            <text:p>0.236083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-0.341064453125" calcext:value-type="float">
            <text:p>-0.341064453125</text:p>
          </table:table-cell>
          <table:table-cell office:value-type="float" office:value="0.357421875" calcext:value-type="float">
            <text:p>0.357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-0.187744140625" calcext:value-type="float">
            <text:p>-0.187744140625</text:p>
          </table:table-cell>
          <table:table-cell office:value-type="float" office:value="0.07958984375" calcext:value-type="float">
            <text:p>0.07958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6" calcext:value-type="float">
            <text:p>26</text:p>
          </table:table-cell>
          <table:table-cell office:value-type="float" office:value="-3" calcext:value-type="float">
            <text:p>-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-0.204345703125" calcext:value-type="float">
            <text:p>-0.204345703125</text:p>
          </table:table-cell>
          <table:table-cell office:value-type="float" office:value="0.21923828125" calcext:value-type="float">
            <text:p>0.21923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3" calcext:value-type="float">
            <text:p>23</text:p>
          </table:table-cell>
          <table:table-cell office:value-type="float" office:value="-9" calcext:value-type="float">
            <text:p>-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-0.298095703125" calcext:value-type="float">
            <text:p>-0.298095703125</text:p>
          </table:table-cell>
          <table:table-cell office:value-type="float" office:value="0.146484375" calcext:value-type="float">
            <text:p>0.146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0" calcext:value-type="float">
            <text:p>30</text:p>
          </table:table-cell>
          <table:table-cell office:value-type="float" office:value="-4" calcext:value-type="float">
            <text:p>-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-0.323974609375" calcext:value-type="float">
            <text:p>-0.323974609375</text:p>
          </table:table-cell>
          <table:table-cell office:value-type="float" office:value="0.410888671875" calcext:value-type="float">
            <text:p>0.410888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-0.3818359375" calcext:value-type="float">
            <text:p>-0.3818359375</text:p>
          </table:table-cell>
          <table:table-cell office:value-type="float" office:value="0.2255859375" calcext:value-type="float">
            <text:p>0.2255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-0.201904296875" calcext:value-type="float">
            <text:p>-0.201904296875</text:p>
          </table:table-cell>
          <table:table-cell office:value-type="float" office:value="0.23095703125" calcext:value-type="float">
            <text:p>0.23095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2" calcext:value-type="float">
            <text:p>22</text:p>
          </table:table-cell>
          <table:table-cell office:value-type="float" office:value="-8" calcext:value-type="float">
            <text:p>-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-0.19970703125" calcext:value-type="float">
            <text:p>-0.19970703125</text:p>
          </table:table-cell>
          <table:table-cell office:value-type="float" office:value="0.37158203125" calcext:value-type="float">
            <text:p>0.37158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-0.19873046875" calcext:value-type="float">
            <text:p>-0.19873046875</text:p>
          </table:table-cell>
          <table:table-cell office:value-type="float" office:value="0.2197265625" calcext:value-type="float">
            <text:p>0.2197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-0.182373046875" calcext:value-type="float">
            <text:p>-0.182373046875</text:p>
          </table:table-cell>
          <table:table-cell office:value-type="float" office:value="0.249755859375" calcext:value-type="float">
            <text:p>0.249755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-0.2060546875" calcext:value-type="float">
            <text:p>-0.2060546875</text:p>
          </table:table-cell>
          <table:table-cell office:value-type="float" office:value="0.338623046875" calcext:value-type="float">
            <text:p>0.338623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-0.1611328125" calcext:value-type="float">
            <text:p>-0.1611328125</text:p>
          </table:table-cell>
          <table:table-cell office:value-type="float" office:value="0.207275390625" calcext:value-type="float">
            <text:p>0.207275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1" calcext:value-type="float">
            <text:p>31</text:p>
          </table:table-cell>
          <table:table-cell office:value-type="float" office:value="-11" calcext:value-type="float">
            <text:p>-1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-0.2763671875" calcext:value-type="float">
            <text:p>-0.2763671875</text:p>
          </table:table-cell>
          <table:table-cell office:value-type="float" office:value="0.332275390625" calcext:value-type="float">
            <text:p>0.332275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-0.2734375" calcext:value-type="float">
            <text:p>-0.2734375</text:p>
          </table:table-cell>
          <table:table-cell office:value-type="float" office:value="0.18408203125" calcext:value-type="float">
            <text:p>0.18408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7" calcext:value-type="float">
            <text:p>17</text:p>
          </table:table-cell>
          <table:table-cell office:value-type="float" office:value="-6" calcext:value-type="float">
            <text:p>-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-0.303955078125" calcext:value-type="float">
            <text:p>-0.303955078125</text:p>
          </table:table-cell>
          <table:table-cell office:value-type="float" office:value="0.2958984375" calcext:value-type="float">
            <text:p>0.2958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6" calcext:value-type="float">
            <text:p>36</text:p>
          </table:table-cell>
          <table:table-cell office:value-type="float" office:value="-3" calcext:value-type="float">
            <text:p>-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-0.23974609375" calcext:value-type="float">
            <text:p>-0.23974609375</text:p>
          </table:table-cell>
          <table:table-cell office:value-type="float" office:value="0.307861328125" calcext:value-type="float">
            <text:p>0.307861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-0.22265625" calcext:value-type="float">
            <text:p>-0.22265625</text:p>
          </table:table-cell>
          <table:table-cell office:value-type="float" office:value="0.218017578125" calcext:value-type="float">
            <text:p>0.218017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-0.141845703125" calcext:value-type="float">
            <text:p>-0.141845703125</text:p>
          </table:table-cell>
          <table:table-cell office:value-type="float" office:value="0.11865234375" calcext:value-type="float">
            <text:p>0.118652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0" calcext:value-type="float">
            <text:p>30</text:p>
          </table:table-cell>
          <table:table-cell office:value-type="float" office:value="-2" calcext:value-type="float">
            <text:p>-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-0.145263671875" calcext:value-type="float">
            <text:p>-0.145263671875</text:p>
          </table:table-cell>
          <table:table-cell office:value-type="float" office:value="0.319580078125" calcext:value-type="float">
            <text:p>0.319580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1" calcext:value-type="float">
            <text:p>31</text:p>
          </table:table-cell>
          <table:table-cell office:value-type="float" office:value="-6" calcext:value-type="float">
            <text:p>-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-0.157470703125" calcext:value-type="float">
            <text:p>-0.157470703125</text:p>
          </table:table-cell>
          <table:table-cell office:value-type="float" office:value="0.3232421875" calcext:value-type="float">
            <text:p>0.3232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-0.162109375" calcext:value-type="float">
            <text:p>-0.162109375</text:p>
          </table:table-cell>
          <table:table-cell office:value-type="float" office:value="-0.012939453125" calcext:value-type="float">
            <text:p>-0.012939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1" calcext:value-type="float">
            <text:p>21</text:p>
          </table:table-cell>
          <table:table-cell office:value-type="float" office:value="-9" calcext:value-type="float">
            <text:p>-9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-0.318603515625" calcext:value-type="float">
            <text:p>-0.318603515625</text:p>
          </table:table-cell>
          <table:table-cell office:value-type="float" office:value="-0.16650390625" calcext:value-type="float">
            <text:p>-0.16650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-0.28759765625" calcext:value-type="float">
            <text:p>-0.28759765625</text:p>
          </table:table-cell>
          <table:table-cell office:value-type="float" office:value="0.63720703125" calcext:value-type="float">
            <text:p>0.63720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-0.26953125" calcext:value-type="float">
            <text:p>-0.26953125</text:p>
          </table:table-cell>
          <table:table-cell office:value-type="float" office:value="0.134033203125" calcext:value-type="float">
            <text:p>0.134033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-0.127197265625" calcext:value-type="float">
            <text:p>-0.127197265625</text:p>
          </table:table-cell>
          <table:table-cell office:value-type="float" office:value="0.066650390625" calcext:value-type="float">
            <text:p>0.066650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-0.029541015625" calcext:value-type="float">
            <text:p>-0.029541015625</text:p>
          </table:table-cell>
          <table:table-cell office:value-type="float" office:value="-0.118896484375" calcext:value-type="float">
            <text:p>-0.118896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3" calcext:value-type="float">
            <text:p>13</text:p>
          </table:table-cell>
          <table:table-cell office:value-type="float" office:value="-4" calcext:value-type="float">
            <text:p>-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-0.1923828125" calcext:value-type="float">
            <text:p>-0.1923828125</text:p>
          </table:table-cell>
          <table:table-cell office:value-type="float" office:value="0.053466796875" calcext:value-type="float">
            <text:p>0.053466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-0.1240234375" calcext:value-type="float">
            <text:p>-0.1240234375</text:p>
          </table:table-cell>
          <table:table-cell office:value-type="float" office:value="-0.1328125" calcext:value-type="float">
            <text:p>-0.1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-0.15771484375" calcext:value-type="float">
            <text:p>-0.15771484375</text:p>
          </table:table-cell>
          <table:table-cell office:value-type="float" office:value="-0.00048828125" calcext:value-type="float">
            <text:p>-0.00048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-0.0810546875" calcext:value-type="float">
            <text:p>-0.0810546875</text:p>
          </table:table-cell>
          <table:table-cell office:value-type="float" office:value="-0.048583984375" calcext:value-type="float">
            <text:p>-0.048583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-0.052978515625" calcext:value-type="float">
            <text:p>-0.052978515625</text:p>
          </table:table-cell>
          <table:table-cell office:value-type="float" office:value="0.04736328125" calcext:value-type="float">
            <text:p>0.04736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0.26318359375" calcext:value-type="float">
            <text:p>-0.26318359375</text:p>
          </table:table-cell>
          <table:table-cell office:value-type="float" office:value="0.08056640625" calcext:value-type="float">
            <text:p>0.08056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0.07763671875" calcext:value-type="float">
            <text:p>-0.07763671875</text:p>
          </table:table-cell>
          <table:table-cell office:value-type="float" office:value="0.05615234375" calcext:value-type="float">
            <text:p>0.056152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-0.27294921875" calcext:value-type="float">
            <text:p>-0.27294921875</text:p>
          </table:table-cell>
          <table:table-cell office:value-type="float" office:value="0.183349609375" calcext:value-type="float">
            <text:p>0.183349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9" calcext:value-type="float">
            <text:p>-9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0.177978515625" calcext:value-type="float">
            <text:p>-0.177978515625</text:p>
          </table:table-cell>
          <table:table-cell office:value-type="float" office:value="-0.197998046875" calcext:value-type="float">
            <text:p>-0.197998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0.01123046875" calcext:value-type="float">
            <text:p>0.01123046875</text:p>
          </table:table-cell>
          <table:table-cell office:value-type="float" office:value="-0.050048828125" calcext:value-type="float">
            <text:p>-0.050048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6" calcext:value-type="float">
            <text:p>6</text:p>
          </table:table-cell>
          <table:table-cell office:value-type="float" office:value="-9" calcext:value-type="float">
            <text:p>-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0.09521484375" calcext:value-type="float">
            <text:p>-0.09521484375</text:p>
          </table:table-cell>
          <table:table-cell office:value-type="float" office:value="0.15087890625" calcext:value-type="float">
            <text:p>0.15087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0.04052734375" calcext:value-type="float">
            <text:p>-0.04052734375</text:p>
          </table:table-cell>
          <table:table-cell office:value-type="float" office:value="0.0224609375" calcext:value-type="float">
            <text:p>0.0224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4" calcext:value-type="float">
            <text:p>-4</text:p>
          </table:table-cell>
          <table:table-cell office:value-type="float" office:value="-11" calcext:value-type="float">
            <text:p>-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-0.03466796875" calcext:value-type="float">
            <text:p>-0.03466796875</text:p>
          </table:table-cell>
          <table:table-cell office:value-type="float" office:value="0.1240234375" calcext:value-type="float">
            <text:p>0.12402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1640625" calcext:value-type="float">
            <text:p>-0.1640625</text:p>
          </table:table-cell>
          <table:table-cell office:value-type="float" office:value="0.1533203125" calcext:value-type="float">
            <text:p>0.1533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0.105712890625" calcext:value-type="float">
            <text:p>-0.105712890625</text:p>
          </table:table-cell>
          <table:table-cell office:value-type="float" office:value="-0.0693359375" calcext:value-type="float">
            <text:p>-0.0693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0.22900390625" calcext:value-type="float">
            <text:p>-0.22900390625</text:p>
          </table:table-cell>
          <table:table-cell office:value-type="float" office:value="-0.008056640625" calcext:value-type="float">
            <text:p>-0.008056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158203125" calcext:value-type="float">
            <text:p>-0.158203125</text:p>
          </table:table-cell>
          <table:table-cell office:value-type="float" office:value="-0.01806640625" calcext:value-type="float">
            <text:p>-0.01806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0.086669921875" calcext:value-type="float">
            <text:p>-0.086669921875</text:p>
          </table:table-cell>
          <table:table-cell office:value-type="float" office:value="-0.012451171875" calcext:value-type="float">
            <text:p>-0.012451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0.133544921875" calcext:value-type="float">
            <text:p>-0.133544921875</text:p>
          </table:table-cell>
          <table:table-cell office:value-type="float" office:value="0.043212890625" calcext:value-type="float">
            <text:p>0.043212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0.0927734375" calcext:value-type="float">
            <text:p>-0.0927734375</text:p>
          </table:table-cell>
          <table:table-cell office:value-type="float" office:value="0.031005859375" calcext:value-type="float">
            <text:p>0.031005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0.186767578125" calcext:value-type="float">
            <text:p>-0.186767578125</text:p>
          </table:table-cell>
          <table:table-cell office:value-type="float" office:value="0.00634765625" calcext:value-type="float">
            <text:p>0.00634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0.176513671875" calcext:value-type="float">
            <text:p>-0.176513671875</text:p>
          </table:table-cell>
          <table:table-cell office:value-type="float" office:value="0.0546875" calcext:value-type="float">
            <text:p>0.0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4" calcext:value-type="float">
            <text:p>-14</text:p>
          </table:table-cell>
          <table:table-cell office:value-type="float" office:value="-8" calcext:value-type="float">
            <text:p>-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0.20751953125" calcext:value-type="float">
            <text:p>-0.20751953125</text:p>
          </table:table-cell>
          <table:table-cell office:value-type="float" office:value="0.120361328125" calcext:value-type="float">
            <text:p>0.120361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0.16259765625" calcext:value-type="float">
            <text:p>-0.16259765625</text:p>
          </table:table-cell>
          <table:table-cell office:value-type="float" office:value="0.1748046875" calcext:value-type="float">
            <text:p>0.1748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0.08984375" calcext:value-type="float">
            <text:p>-0.0898437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0.177978515625" calcext:value-type="float">
            <text:p>-0.177978515625</text:p>
          </table:table-cell>
          <table:table-cell office:value-type="float" office:value="0.169677734375" calcext:value-type="float">
            <text:p>0.169677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0.132080078125" calcext:value-type="float">
            <text:p>-0.132080078125</text:p>
          </table:table-cell>
          <table:table-cell office:value-type="float" office:value="0.156005859375" calcext:value-type="float">
            <text:p>0.156005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7" calcext:value-type="float">
            <text:p>17</text:p>
          </table:table-cell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0.240966796875" calcext:value-type="float">
            <text:p>-0.240966796875</text:p>
          </table:table-cell>
          <table:table-cell office:value-type="float" office:value="-0.0126953125" calcext:value-type="float">
            <text:p>-0.0126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0.162353515625" calcext:value-type="float">
            <text:p>-0.162353515625</text:p>
          </table:table-cell>
          <table:table-cell office:value-type="float" office:value="-0.0068359375" calcext:value-type="float">
            <text:p>-0.0068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203369140625" calcext:value-type="float">
            <text:p>-0.203369140625</text:p>
          </table:table-cell>
          <table:table-cell office:value-type="float" office:value="-0.00390625" calcext:value-type="float">
            <text:p>-0.00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4" calcext:value-type="float">
            <text:p>-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0.14306640625" calcext:value-type="float">
            <text:p>-0.14306640625</text:p>
          </table:table-cell>
          <table:table-cell office:value-type="float" office:value="0.01220703125" calcext:value-type="float">
            <text:p>0.01220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0.170654296875" calcext:value-type="float">
            <text:p>-0.170654296875</text:p>
          </table:table-cell>
          <table:table-cell office:value-type="float" office:value="0.069580078125" calcext:value-type="float">
            <text:p>0.069580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25634765625" calcext:value-type="float">
            <text:p>-0.025634765625</text:p>
          </table:table-cell>
          <table:table-cell office:value-type="float" office:value="0.0712890625" calcext:value-type="float">
            <text:p>0.0712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0.18359375" calcext:value-type="float">
            <text:p>-0.18359375</text:p>
          </table:table-cell>
          <table:table-cell office:value-type="float" office:value="-0.095458984375" calcext:value-type="float">
            <text:p>-0.095458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95947265625" calcext:value-type="float">
            <text:p>-0.095947265625</text:p>
          </table:table-cell>
          <table:table-cell office:value-type="float" office:value="0.074951171875" calcext:value-type="float">
            <text:p>0.074951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5029296875" calcext:value-type="float">
            <text:p>-0.05029296875</text:p>
          </table:table-cell>
          <table:table-cell office:value-type="float" office:value="0.207763671875" calcext:value-type="float">
            <text:p>0.207763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117919921875" calcext:value-type="float">
            <text:p>-0.117919921875</text:p>
          </table:table-cell>
          <table:table-cell office:value-type="float" office:value="0.010009765625" calcext:value-type="float">
            <text:p>0.010009765625</text:p>
          </table:table-cell>
          <table:table-cell office:value-type="float" office:value="1.99993896484" calcext:value-type="float">
            <text:p>1.9999389648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017822265625" calcext:value-type="float">
            <text:p>0.017822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office:value-type="float" office:value="-21" calcext:value-type="float">
            <text:p>-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70556640625" calcext:value-type="float">
            <text:p>0.070556640625</text:p>
          </table:table-cell>
          <table:table-cell office:value-type="float" office:value="0.004150390625" calcext:value-type="float">
            <text:p>0.004150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113525390625" calcext:value-type="float">
            <text:p>-0.113525390625</text:p>
          </table:table-cell>
          <table:table-cell office:value-type="float" office:value="-0.111328125" calcext:value-type="float">
            <text:p>-0.111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1123046875" calcext:value-type="float">
            <text:p>-0.1123046875</text:p>
          </table:table-cell>
          <table:table-cell office:value-type="float" office:value="-0.090087890625" calcext:value-type="float">
            <text:p>-0.090087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8" calcext:value-type="float">
            <text:p>-28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0.104248046875" calcext:value-type="float">
            <text:p>-0.104248046875</text:p>
          </table:table-cell>
          <table:table-cell office:value-type="float" office:value="-0.097900390625" calcext:value-type="float">
            <text:p>-0.097900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9" calcext:value-type="float">
            <text:p>-19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478515625" calcext:value-type="float">
            <text:p>-0.0478515625</text:p>
          </table:table-cell>
          <table:table-cell office:value-type="float" office:value="0.0244140625" calcext:value-type="float">
            <text:p>0.0244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6640625" calcext:value-type="float">
            <text:p>-0.06640625</text:p>
          </table:table-cell>
          <table:table-cell office:value-type="float" office:value="-0.010986328125" calcext:value-type="float">
            <text:p>-0.010986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56005859375" calcext:value-type="float">
            <text:p>-0.156005859375</text:p>
          </table:table-cell>
          <table:table-cell office:value-type="float" office:value="-0.060302734375" calcext:value-type="float">
            <text:p>-0.060302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36474609375" calcext:value-type="float">
            <text:p>-0.136474609375</text:p>
          </table:table-cell>
          <table:table-cell office:value-type="float" office:value="0.0888671875" calcext:value-type="float">
            <text:p>0.0888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859375" calcext:value-type="float">
            <text:p>-0.0859375</text:p>
          </table:table-cell>
          <table:table-cell office:value-type="float" office:value="0.03955078125" calcext:value-type="float">
            <text:p>0.03955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1826171875" calcext:value-type="float">
            <text:p>-0.21826171875</text:p>
          </table:table-cell>
          <table:table-cell office:value-type="float" office:value="0.08837890625" calcext:value-type="float">
            <text:p>0.08837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5517578125" calcext:value-type="float">
            <text:p>-0.05517578125</text:p>
          </table:table-cell>
          <table:table-cell office:value-type="float" office:value="-0.00439453125" calcext:value-type="float">
            <text:p>-0.00439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15966796875" calcext:value-type="float">
            <text:p>-0.115966796875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2294921875" calcext:value-type="float">
            <text:p>-0.2294921875</text:p>
          </table:table-cell>
          <table:table-cell office:value-type="float" office:value="0.017822265625" calcext:value-type="float">
            <text:p>0.017822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63232421875" calcext:value-type="float">
            <text:p>-0.063232421875</text:p>
          </table:table-cell>
          <table:table-cell office:value-type="float" office:value="0.017333984375" calcext:value-type="float">
            <text:p>0.017333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07421875" calcext:value-type="float">
            <text:p>-0.107421875</text:p>
          </table:table-cell>
          <table:table-cell office:value-type="float" office:value="0.071044921875" calcext:value-type="float">
            <text:p>0.071044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072998046875" calcext:value-type="float">
            <text:p>-0.072998046875</text:p>
          </table:table-cell>
          <table:table-cell office:value-type="float" office:value="0.108154296875" calcext:value-type="float">
            <text:p>0.1081542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48046875" calcext:value-type="float">
            <text:p>-0.248046875</text:p>
          </table:table-cell>
          <table:table-cell office:value-type="float" office:value="0.04833984375" calcext:value-type="float">
            <text:p>0.04833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007568359375" calcext:value-type="float">
            <text:p>-0.007568359375</text:p>
          </table:table-cell>
          <table:table-cell office:value-type="float" office:value="0.00048828125" calcext:value-type="float">
            <text:p>0.00048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6" calcext:value-type="float">
            <text:p>-36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15869140625" calcext:value-type="float">
            <text:p>0.015869140625</text:p>
          </table:table-cell>
          <table:table-cell office:value-type="float" office:value="0.09130859375" calcext:value-type="float">
            <text:p>0.09130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3" calcext:value-type="float">
            <text:p>23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234130859375" calcext:value-type="float">
            <text:p>-0.234130859375</text:p>
          </table:table-cell>
          <table:table-cell office:value-type="float" office:value="-0.118896484375" calcext:value-type="float">
            <text:p>-0.118896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0.07421875" calcext:value-type="float">
            <text:p>-0.07421875</text:p>
          </table:table-cell>
          <table:table-cell office:value-type="float" office:value="-0.02001953125" calcext:value-type="float">
            <text:p>-0.02001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0.115234375" calcext:value-type="float">
            <text:p>-0.115234375</text:p>
          </table:table-cell>
          <table:table-cell office:value-type="float" office:value="0.062255859375" calcext:value-type="float">
            <text:p>0.062255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0.12353515625" calcext:value-type="float">
            <text:p>-0.12353515625</text:p>
          </table:table-cell>
          <table:table-cell office:value-type="float" office:value="0.042724609375" calcext:value-type="float">
            <text:p>0.042724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0.297607421875" calcext:value-type="float">
            <text:p>-0.297607421875</text:p>
          </table:table-cell>
          <table:table-cell office:value-type="float" office:value="-0.024658203125" calcext:value-type="float">
            <text:p>-0.024658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5" calcext:value-type="float">
            <text:p>-5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0.061767578125" calcext:value-type="float">
            <text:p>0.061767578125</text:p>
          </table:table-cell>
          <table:table-cell office:value-type="float" office:value="-0.086669921875" calcext:value-type="float">
            <text:p>-0.086669921875</text:p>
          </table:table-cell>
          <table:table-cell office:value-type="float" office:value="1.99993896484" calcext:value-type="float">
            <text:p>1.99993896484</text:p>
          </table:table-cell>
          <table:table-cell table:number-columns-repeated="2"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0.156005859375" calcext:value-type="float">
            <text:p>-0.156005859375</text:p>
          </table:table-cell>
          <table:table-cell office:value-type="float" office:value="-0.005615234375" calcext:value-type="float">
            <text:p>-0.0056152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7" calcext:value-type="float">
            <text:p>-7</text:p>
          </table:table-cell>
          <table:table-cell office:value-type="float" office:value="-14" calcext:value-type="float">
            <text:p>-1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036865234375" calcext:value-type="float">
            <text:p>-0.036865234375</text:p>
          </table:table-cell>
          <table:table-cell office:value-type="float" office:value="-0.067138671875" calcext:value-type="float">
            <text:p>-0.067138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9" calcext:value-type="float">
            <text:p>-9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9287109375" calcext:value-type="float">
            <text:p>-0.19287109375</text:p>
          </table:table-cell>
          <table:table-cell office:value-type="float" office:value="0.022216796875" calcext:value-type="float">
            <text:p>0.022216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147705078125" calcext:value-type="float">
            <text:p>-0.147705078125</text:p>
          </table:table-cell>
          <table:table-cell office:value-type="float" office:value="0.058349609375" calcext:value-type="float">
            <text:p>0.058349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109375" calcext:value-type="float">
            <text:p>-0.2109375</text:p>
          </table:table-cell>
          <table:table-cell office:value-type="float" office:value="0.024658203125" calcext:value-type="float">
            <text:p>0.024658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4" calcext:value-type="float">
            <text:p>-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99609375" calcext:value-type="float">
            <text:p>-0.099609375</text:p>
          </table:table-cell>
          <table:table-cell office:value-type="float" office:value="-0.03466796875" calcext:value-type="float">
            <text:p>-0.03466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7" calcext:value-type="float">
            <text:p>-17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31494140625" calcext:value-type="float">
            <text:p>-0.031494140625</text:p>
          </table:table-cell>
          <table:table-cell office:value-type="float" office:value="0.0419921875" calcext:value-type="float">
            <text:p>0.0419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" calcext:value-type="float">
            <text:p>-3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72265625" calcext:value-type="float">
            <text:p>-0.072265625</text:p>
          </table:table-cell>
          <table:table-cell office:value-type="float" office:value="-0.02392578125" calcext:value-type="float">
            <text:p>-0.02392578125</text:p>
          </table:table-cell>
          <table:table-cell office:value-type="float" office:value="1.99993896484" calcext:value-type="float">
            <text:p>1.99993896484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37109375" calcext:value-type="float">
            <text:p>-0.037109375</text:p>
          </table:table-cell>
          <table:table-cell office:value-type="float" office:value="0.080810546875" calcext:value-type="float">
            <text:p>0.080810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7" calcext:value-type="float">
            <text:p>7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7333984375" calcext:value-type="float">
            <text:p>-0.17333984375</text:p>
          </table:table-cell>
          <table:table-cell office:value-type="float" office:value="-0.0673828125" calcext:value-type="float">
            <text:p>-0.0673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3" calcext:value-type="float">
            <text:p>-33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84326171875" calcext:value-type="float">
            <text:p>-0.184326171875</text:p>
          </table:table-cell>
          <table:table-cell office:value-type="float" office:value="0.09716796875" calcext:value-type="float">
            <text:p>0.09716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7" calcext:value-type="float">
            <text:p>7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6845703125" calcext:value-type="float">
            <text:p>-0.16845703125</text:p>
          </table:table-cell>
          <table:table-cell office:value-type="float" office:value="0.011474609375" calcext:value-type="float">
            <text:p>0.011474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6" calcext:value-type="float">
            <text:p>-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197509765625" calcext:value-type="float">
            <text:p>-0.197509765625</text:p>
          </table:table-cell>
          <table:table-cell office:value-type="float" office:value="0.076416015625" calcext:value-type="float">
            <text:p>0.076416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3046875" calcext:value-type="float">
            <text:p>-0.23046875</text:p>
          </table:table-cell>
          <table:table-cell office:value-type="float" office:value="-0.03857421875" calcext:value-type="float">
            <text:p>-0.03857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3" calcext:value-type="float">
            <text:p>-23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9375" calcext:value-type="float">
            <text:p>-0.09375</text:p>
          </table:table-cell>
          <table:table-cell office:value-type="float" office:value="0.162353515625" calcext:value-type="float">
            <text:p>0.162353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8" calcext:value-type="float">
            <text:p>18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17529296875" calcext:value-type="float">
            <text:p>-0.217529296875</text:p>
          </table:table-cell>
          <table:table-cell office:value-type="float" office:value="0.020263671875" calcext:value-type="float">
            <text:p>0.020263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01171875" calcext:value-type="float">
            <text:p>-0.01171875</text:p>
          </table:table-cell>
          <table:table-cell office:value-type="float" office:value="0.073486328125" calcext:value-type="float">
            <text:p>0.073486328125</text:p>
          </table:table-cell>
          <table:table-cell office:value-type="float" office:value="1.99993896484" calcext:value-type="float">
            <text:p>1.99993896484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35498046875" calcext:value-type="float">
            <text:p>-0.135498046875</text:p>
          </table:table-cell>
          <table:table-cell office:value-type="float" office:value="-0.0322265625" calcext:value-type="float">
            <text:p>-0.0322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0.357421875" calcext:value-type="float">
            <text:p>-0.357421875</text:p>
          </table:table-cell>
          <table:table-cell office:value-type="float" office:value="0.053466796875" calcext:value-type="float">
            <text:p>0.053466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" calcext:value-type="float">
            <text:p>-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57958984375" calcext:value-type="float">
            <text:p>-0.157958984375</text:p>
          </table:table-cell>
          <table:table-cell office:value-type="float" office:value="-0.007568359375" calcext:value-type="float">
            <text:p>-0.007568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160888671875" calcext:value-type="float">
            <text:p>-0.160888671875</text:p>
          </table:table-cell>
          <table:table-cell office:value-type="float" office:value="0.000732421875" calcext:value-type="float">
            <text:p>0.000732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0791015625" calcext:value-type="float">
            <text:p>-0.0791015625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3681640625" calcext:value-type="float">
            <text:p>-0.23681640625</text:p>
          </table:table-cell>
          <table:table-cell office:value-type="float" office:value="0.088623046875" calcext:value-type="float">
            <text:p>0.088623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2705078125" calcext:value-type="float">
            <text:p>-0.2705078125</text:p>
          </table:table-cell>
          <table:table-cell office:value-type="float" office:value="-0.046875" calcext:value-type="float">
            <text:p>-0.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7" calcext:value-type="float">
            <text:p>-7</text:p>
          </table:table-cell>
          <table:table-cell office:value-type="float" office:value="24" calcext:value-type="float">
            <text:p>2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1484375" calcext:value-type="float">
            <text:p>-0.1484375</text:p>
          </table:table-cell>
          <table:table-cell office:value-type="float" office:value="0.09228515625" calcext:value-type="float">
            <text:p>0.09228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0.24560546875" calcext:value-type="float">
            <text:p>-0.24560546875</text:p>
          </table:table-cell>
          <table:table-cell office:value-type="float" office:value="-0.03955078125" calcext:value-type="float">
            <text:p>-0.03955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9" calcext:value-type="float">
            <text:p>-19</text:p>
          </table:table-cell>
          <table:table-cell office:value-type="float" office:value="24" calcext:value-type="float">
            <text:p>2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1298828125" calcext:value-type="float">
            <text:p>-0.1298828125</text:p>
          </table:table-cell>
          <table:table-cell office:value-type="float" office:value="0.0908203125" calcext:value-type="float">
            <text:p>0.0908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0546875" calcext:value-type="float">
            <text:p>-0.060546875</text:p>
          </table:table-cell>
          <table:table-cell office:value-type="float" office:value="-0.03173828125" calcext:value-type="float">
            <text:p>-0.03173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32958984375" calcext:value-type="float">
            <text:p>-0.032958984375</text:p>
          </table:table-cell>
          <table:table-cell office:value-type="float" office:value="0.061767578125" calcext:value-type="float">
            <text:p>0.061767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48828125" calcext:value-type="float">
            <text:p>0.00048828125</text:p>
          </table:table-cell>
          <table:table-cell office:value-type="float" office:value="0.203369140625" calcext:value-type="float">
            <text:p>0.203369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9765625" calcext:value-type="float">
            <text:p>-0.09765625</text:p>
          </table:table-cell>
          <table:table-cell office:value-type="float" office:value="-0.09912109375" calcext:value-type="float">
            <text:p>-0.09912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5" calcext:value-type="float">
            <text:p>-3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2451171875" calcext:value-type="float">
            <text:p>-0.12451171875</text:p>
          </table:table-cell>
          <table:table-cell office:value-type="float" office:value="0.035400390625" calcext:value-type="float">
            <text:p>0.035400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0" calcext:value-type="float">
            <text:p>-3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94970703125" calcext:value-type="float">
            <text:p>-0.094970703125</text:p>
          </table:table-cell>
          <table:table-cell office:value-type="float" office:value="0.09326171875" calcext:value-type="float">
            <text:p>0.09326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0.21630859375" calcext:value-type="float">
            <text:p>-0.21630859375</text:p>
          </table:table-cell>
          <table:table-cell office:value-type="float" office:value="0.090087890625" calcext:value-type="float">
            <text:p>0.090087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109619140625" calcext:value-type="float">
            <text:p>-0.109619140625</text:p>
          </table:table-cell>
          <table:table-cell office:value-type="float" office:value="0.13818359375" calcext:value-type="float">
            <text:p>0.13818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2" calcext:value-type="float">
            <text:p>-12</text:p>
          </table:table-cell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767578125" calcext:value-type="float">
            <text:p>-0.1767578125</text:p>
          </table:table-cell>
          <table:table-cell office:value-type="float" office:value="-0.002685546875" calcext:value-type="float">
            <text:p>-0.002685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7" calcext:value-type="float">
            <text:p>-17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185302734375" calcext:value-type="float">
            <text:p>-0.185302734375</text:p>
          </table:table-cell>
          <table:table-cell office:value-type="float" office:value="0.103759765625" calcext:value-type="float">
            <text:p>0.103759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office:value-type="float" office:value="-10" calcext:value-type="float">
            <text:p>-1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102783203125" calcext:value-type="float">
            <text:p>-0.102783203125</text:p>
          </table:table-cell>
          <table:table-cell office:value-type="float" office:value="0.04541015625" calcext:value-type="float">
            <text:p>0.04541015625</text:p>
          </table:table-cell>
          <table:table-cell office:value-type="float" office:value="1.99993896484" calcext:value-type="float">
            <text:p>1.999938964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494140625" calcext:value-type="float">
            <text:p>-0.1494140625</text:p>
          </table:table-cell>
          <table:table-cell office:value-type="float" office:value="-0.05712890625" calcext:value-type="float">
            <text:p>-0.05712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0068359375" calcext:value-type="float">
            <text:p>-0.0068359375</text:p>
          </table:table-cell>
          <table:table-cell office:value-type="float" office:value="0.092041015625" calcext:value-type="float">
            <text:p>0.092041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019775390625" calcext:value-type="float">
            <text:p>-0.019775390625</text:p>
          </table:table-cell>
          <table:table-cell office:value-type="float" office:value="0.02392578125" calcext:value-type="float">
            <text:p>0.02392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03125" calcext:value-type="float">
            <text:p>-0.203125</text:p>
          </table:table-cell>
          <table:table-cell office:value-type="float" office:value="0.000244140625" calcext:value-type="float">
            <text:p>0.000244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21728515625" calcext:value-type="float">
            <text:p>-0.21728515625</text:p>
          </table:table-cell>
          <table:table-cell office:value-type="float" office:value="0.024658203125" calcext:value-type="float">
            <text:p>0.024658203125</text:p>
          </table:table-cell>
          <table:table-cell office:value-type="float" office:value="1.99993896484" calcext:value-type="float">
            <text:p>1.99993896484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0.192138671875" calcext:value-type="float">
            <text:p>-0.192138671875</text:p>
          </table:table-cell>
          <table:table-cell office:value-type="float" office:value="0.06396484375" calcext:value-type="float">
            <text:p>0.06396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6884765625" calcext:value-type="float">
            <text:p>-0.06884765625</text:p>
          </table:table-cell>
          <table:table-cell office:value-type="float" office:value="0.12841796875" calcext:value-type="float">
            <text:p>0.12841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6787109375" calcext:value-type="float">
            <text:p>-0.06787109375</text:p>
          </table:table-cell>
          <table:table-cell office:value-type="float" office:value="0.119140625" calcext:value-type="float">
            <text:p>0.119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169677734375" calcext:value-type="float">
            <text:p>-0.169677734375</text:p>
          </table:table-cell>
          <table:table-cell office:value-type="float" office:value="0.05908203125" calcext:value-type="float">
            <text:p>0.05908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9" calcext:value-type="float">
            <text:p>29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1103515625" calcext:value-type="float">
            <text:p>-0.1103515625</text:p>
          </table:table-cell>
          <table:table-cell office:value-type="float" office:value="-0.11767578125" calcext:value-type="float">
            <text:p>-0.11767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0.193115234375" calcext:value-type="float">
            <text:p>-0.193115234375</text:p>
          </table:table-cell>
          <table:table-cell office:value-type="float" office:value="-0.099853515625" calcext:value-type="float">
            <text:p>-0.099853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2216796875" calcext:value-type="float">
            <text:p>-0.2216796875</text:p>
          </table:table-cell>
          <table:table-cell office:value-type="float" office:value="0.135498046875" calcext:value-type="float">
            <text:p>0.135498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7822265625" calcext:value-type="float">
            <text:p>-0.17822265625</text:p>
          </table:table-cell>
          <table:table-cell office:value-type="float" office:value="0.00927734375" calcext:value-type="float">
            <text:p>0.00927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0166015625" calcext:value-type="float">
            <text:p>-0.0166015625</text:p>
          </table:table-cell>
          <table:table-cell office:value-type="float" office:value="0.03955078125" calcext:value-type="float">
            <text:p>0.03955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6" calcext:value-type="float">
            <text:p>-6</text:p>
          </table:table-cell>
          <table:table-cell office:value-type="float" office:value="-15" calcext:value-type="float">
            <text:p>-1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10009765625" calcext:value-type="float">
            <text:p>-0.10009765625</text:p>
          </table:table-cell>
          <table:table-cell office:value-type="float" office:value="-0.059326171875" calcext:value-type="float">
            <text:p>-0.059326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8" calcext:value-type="float">
            <text:p>-18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8994140625" calcext:value-type="float">
            <text:p>-0.18994140625</text:p>
          </table:table-cell>
          <table:table-cell office:value-type="float" office:value="0.06640625" calcext:value-type="float">
            <text:p>0.06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1" calcext:value-type="float">
            <text:p>-11</text:p>
          </table:table-cell>
          <table:table-cell office:value-type="float" office:value="-16" calcext:value-type="float">
            <text:p>-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175048828125" calcext:value-type="float">
            <text:p>-0.175048828125</text:p>
          </table:table-cell>
          <table:table-cell office:value-type="float" office:value="0.016357421875" calcext:value-type="float">
            <text:p>0.016357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2" calcext:value-type="float">
            <text:p>-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115966796875" calcext:value-type="float">
            <text:p>-0.115966796875</text:p>
          </table:table-cell>
          <table:table-cell office:value-type="float" office:value="0.048828125" calcext:value-type="float">
            <text:p>0.048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35009765625" calcext:value-type="float">
            <text:p>-0.135009765625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033203125" calcext:value-type="float">
            <text:p>0.009033203125</text:p>
          </table:table-cell>
          <table:table-cell office:value-type="float" office:value="0.0048828125" calcext:value-type="float">
            <text:p>0.0048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9" calcext:value-type="float">
            <text:p>-9</text:p>
          </table:table-cell>
          <table:table-cell office:value-type="float" office:value="-22" calcext:value-type="float">
            <text:p>-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23046875" calcext:value-type="float">
            <text:p>-0.123046875</text:p>
          </table:table-cell>
          <table:table-cell office:value-type="float" office:value="0.16845703125" calcext:value-type="float">
            <text:p>0.16845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4" calcext:value-type="float">
            <text:p>24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62451171875" calcext:value-type="float">
            <text:p>-0.262451171875</text:p>
          </table:table-cell>
          <table:table-cell office:value-type="float" office:value="-0.05712890625" calcext:value-type="float">
            <text:p>-0.05712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396484375" calcext:value-type="float">
            <text:p>-0.1396484375</text:p>
          </table:table-cell>
          <table:table-cell office:value-type="float" office:value="0.12841796875" calcext:value-type="float">
            <text:p>0.12841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52587890625" calcext:value-type="float">
            <text:p>-0.152587890625</text:p>
          </table:table-cell>
          <table:table-cell office:value-type="float" office:value="-0.043701171875" calcext:value-type="float">
            <text:p>-0.043701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087646484375" calcext:value-type="float">
            <text:p>-0.087646484375</text:p>
          </table:table-cell>
          <table:table-cell office:value-type="float" office:value="0.0087890625" calcext:value-type="float">
            <text:p>0.0087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196044921875" calcext:value-type="float">
            <text:p>-0.196044921875</text:p>
          </table:table-cell>
          <table:table-cell office:value-type="float" office:value="0.1240234375" calcext:value-type="float">
            <text:p>0.12402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0" calcext:value-type="float">
            <text:p>-3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0.161376953125" calcext:value-type="float">
            <text:p>-0.161376953125</text:p>
          </table:table-cell>
          <table:table-cell office:value-type="float" office:value="0.80615234375" calcext:value-type="float">
            <text:p>0.806152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-0.418212890625" calcext:value-type="float">
            <text:p>-0.418212890625</text:p>
          </table:table-cell>
          <table:table-cell office:value-type="float" office:value="1.08203125" calcext:value-type="float">
            <text:p>1.08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-0.21923828125" calcext:value-type="float">
            <text:p>-0.21923828125</text:p>
          </table:table-cell>
          <table:table-cell office:value-type="float" office:value="0.2626953125" calcext:value-type="float">
            <text:p>0.2626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-0.334228515625" calcext:value-type="float">
            <text:p>-0.334228515625</text:p>
          </table:table-cell>
          <table:table-cell office:value-type="float" office:value="0.177978515625" calcext:value-type="float">
            <text:p>0.177978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-0.211181640625" calcext:value-type="float">
            <text:p>-0.211181640625</text:p>
          </table:table-cell>
          <table:table-cell office:value-type="float" office:value="0.2958984375" calcext:value-type="float">
            <text:p>0.2958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-0.26171875" calcext:value-type="float">
            <text:p>-0.26171875</text:p>
          </table:table-cell>
          <table:table-cell office:value-type="float" office:value="0.46630859375" calcext:value-type="float">
            <text:p>0.46630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-0.286865234375" calcext:value-type="float">
            <text:p>-0.286865234375</text:p>
          </table:table-cell>
          <table:table-cell office:value-type="float" office:value="0.172119140625" calcext:value-type="float">
            <text:p>0.172119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-0.158447265625" calcext:value-type="float">
            <text:p>-0.158447265625</text:p>
          </table:table-cell>
          <table:table-cell office:value-type="float" office:value="0.293212890625" calcext:value-type="float">
            <text:p>0.293212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-0.353515625" calcext:value-type="float">
            <text:p>-0.353515625</text:p>
          </table:table-cell>
          <table:table-cell office:value-type="float" office:value="0.1455078125" calcext:value-type="float">
            <text:p>0.1455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-0.134765625" calcext:value-type="float">
            <text:p>-0.134765625</text:p>
          </table:table-cell>
          <table:table-cell office:value-type="float" office:value="0.444091796875" calcext:value-type="float">
            <text:p>0.444091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-0.246826171875" calcext:value-type="float">
            <text:p>-0.246826171875</text:p>
          </table:table-cell>
          <table:table-cell office:value-type="float" office:value="0.14306640625" calcext:value-type="float">
            <text:p>0.14306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7" calcext:value-type="float">
            <text:p>27</text:p>
          </table:table-cell>
          <table:table-cell office:value-type="float" office:value="-2" calcext:value-type="float">
            <text:p>-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-0.277099609375" calcext:value-type="float">
            <text:p>-0.277099609375</text:p>
          </table:table-cell>
          <table:table-cell office:value-type="float" office:value="0.6162109375" calcext:value-type="float">
            <text:p>0.6162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3" calcext:value-type="float">
            <text:p>23</text:p>
          </table:table-cell>
          <table:table-cell office:value-type="float" office:value="-20" calcext:value-type="float">
            <text:p>-2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-0.380859375" calcext:value-type="float">
            <text:p>-0.380859375</text:p>
          </table:table-cell>
          <table:table-cell office:value-type="float" office:value="0.015380859375" calcext:value-type="float">
            <text:p>0.015380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-0.287841796875" calcext:value-type="float">
            <text:p>-0.287841796875</text:p>
          </table:table-cell>
          <table:table-cell office:value-type="float" office:value="0.4609375" calcext:value-type="float">
            <text:p>0.4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-0.326171875" calcext:value-type="float">
            <text:p>-0.326171875</text:p>
          </table:table-cell>
          <table:table-cell office:value-type="float" office:value="0.512451171875" calcext:value-type="float">
            <text:p>0.512451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7" calcext:value-type="float">
            <text:p>27</text:p>
          </table:table-cell>
          <table:table-cell office:value-type="float" office:value="-2" calcext:value-type="float">
            <text:p>-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-0.252197265625" calcext:value-type="float">
            <text:p>-0.252197265625</text:p>
          </table:table-cell>
          <table:table-cell office:value-type="float" office:value="0.18212890625" calcext:value-type="float">
            <text:p>0.18212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-0.225830078125" calcext:value-type="float">
            <text:p>-0.225830078125</text:p>
          </table:table-cell>
          <table:table-cell office:value-type="float" office:value="0.49169921875" calcext:value-type="float">
            <text:p>0.49169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-0.126708984375" calcext:value-type="float">
            <text:p>-0.126708984375</text:p>
          </table:table-cell>
          <table:table-cell office:value-type="float" office:value="0.1748046875" calcext:value-type="float">
            <text:p>0.1748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2" calcext:value-type="float">
            <text:p>22</text:p>
          </table:table-cell>
          <table:table-cell office:value-type="float" office:value="-9" calcext:value-type="float">
            <text:p>-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-0.308349609375" calcext:value-type="float">
            <text:p>-0.308349609375</text:p>
          </table:table-cell>
          <table:table-cell office:value-type="float" office:value="0.48876953125" calcext:value-type="float">
            <text:p>0.48876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7" calcext:value-type="float">
            <text:p>37</text:p>
          </table:table-cell>
          <table:table-cell office:value-type="float" office:value="-6" calcext:value-type="float">
            <text:p>-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-0.3505859375" calcext:value-type="float">
            <text:p>-0.3505859375</text:p>
          </table:table-cell>
          <table:table-cell office:value-type="float" office:value="0.163330078125" calcext:value-type="float">
            <text:p>0.163330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3" calcext:value-type="float">
            <text:p>33</text:p>
          </table:table-cell>
          <table:table-cell office:value-type="float" office:value="-6" calcext:value-type="float">
            <text:p>-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-0.280517578125" calcext:value-type="float">
            <text:p>-0.280517578125</text:p>
          </table:table-cell>
          <table:table-cell office:value-type="float" office:value="0.58154296875" calcext:value-type="float">
            <text:p>0.581542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5" calcext:value-type="float">
            <text:p>25</text:p>
          </table:table-cell>
          <table:table-cell office:value-type="float" office:value="-12" calcext:value-type="float">
            <text:p>-1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-0.36474609375" calcext:value-type="float">
            <text:p>-0.36474609375</text:p>
          </table:table-cell>
          <table:table-cell office:value-type="float" office:value="0.26904296875" calcext:value-type="float">
            <text:p>0.269042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-0.35205078125" calcext:value-type="float">
            <text:p>-0.35205078125</text:p>
          </table:table-cell>
          <table:table-cell office:value-type="float" office:value="0.298583984375" calcext:value-type="float">
            <text:p>0.298583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-0.3271484375" calcext:value-type="float">
            <text:p>-0.3271484375</text:p>
          </table:table-cell>
          <table:table-cell office:value-type="float" office:value="0.473388671875" calcext:value-type="float">
            <text:p>0.473388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-0.25439453125" calcext:value-type="float">
            <text:p>-0.25439453125</text:p>
          </table:table-cell>
          <table:table-cell office:value-type="float" office:value="0.38037109375" calcext:value-type="float">
            <text:p>0.38037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5" calcext:value-type="float">
            <text:p>15</text:p>
          </table:table-cell>
          <table:table-cell office:value-type="float" office:value="-4" calcext:value-type="float">
            <text:p>-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-0.263916015625" calcext:value-type="float">
            <text:p>-0.263916015625</text:p>
          </table:table-cell>
          <table:table-cell office:value-type="float" office:value="0.516845703125" calcext:value-type="float">
            <text:p>0.516845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8" calcext:value-type="float">
            <text:p>28</text:p>
          </table:table-cell>
          <table:table-cell office:value-type="float" office:value="-5" calcext:value-type="float">
            <text:p>-5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-0.27783203125" calcext:value-type="float">
            <text:p>-0.27783203125</text:p>
          </table:table-cell>
          <table:table-cell office:value-type="float" office:value="0.442138671875" calcext:value-type="float">
            <text:p>0.442138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1" calcext:value-type="float">
            <text:p>41</text:p>
          </table:table-cell>
          <table:table-cell office:value-type="float" office:value="-5" calcext:value-type="float">
            <text:p>-5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-0.169677734375" calcext:value-type="float">
            <text:p>-0.169677734375</text:p>
          </table:table-cell>
          <table:table-cell office:value-type="float" office:value="0.158447265625" calcext:value-type="float">
            <text:p>0.158447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1" calcext:value-type="float">
            <text:p>31</text:p>
          </table:table-cell>
          <table:table-cell office:value-type="float" office:value="-7" calcext:value-type="float">
            <text:p>-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-0.30078125" calcext:value-type="float">
            <text:p>-0.30078125</text:p>
          </table:table-cell>
          <table:table-cell office:value-type="float" office:value="-0.137451171875" calcext:value-type="float">
            <text:p>-0.137451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-0.290283203125" calcext:value-type="float">
            <text:p>-0.290283203125</text:p>
          </table:table-cell>
          <table:table-cell office:value-type="float" office:value="0.3603515625" calcext:value-type="float">
            <text:p>0.3603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-0.339599609375" calcext:value-type="float">
            <text:p>-0.339599609375</text:p>
          </table:table-cell>
          <table:table-cell office:value-type="float" office:value="0.587646484375" calcext:value-type="float">
            <text:p>0.587646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-0.10400390625" calcext:value-type="float">
            <text:p>-0.10400390625</text:p>
          </table:table-cell>
          <table:table-cell office:value-type="float" office:value="0.16650390625" calcext:value-type="float">
            <text:p>0.16650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9" calcext:value-type="float">
            <text:p>19</text:p>
          </table:table-cell>
          <table:table-cell office:value-type="float" office:value="-9" calcext:value-type="float">
            <text:p>-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-0.394775390625" calcext:value-type="float">
            <text:p>-0.394775390625</text:p>
          </table:table-cell>
          <table:table-cell office:value-type="float" office:value="0.55517578125" calcext:value-type="float">
            <text:p>0.55517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5" calcext:value-type="float">
            <text:p>35</text:p>
          </table:table-cell>
          <table:table-cell office:value-type="float" office:value="-5" calcext:value-type="float">
            <text:p>-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-0.34033203125" calcext:value-type="float">
            <text:p>-0.34033203125</text:p>
          </table:table-cell>
          <table:table-cell office:value-type="float" office:value="0.267333984375" calcext:value-type="float">
            <text:p>0.267333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9" calcext:value-type="float">
            <text:p>29</text:p>
          </table:table-cell>
          <table:table-cell office:value-type="float" office:value="-7" calcext:value-type="float">
            <text:p>-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-0.29296875" calcext:value-type="float">
            <text:p>-0.29296875</text:p>
          </table:table-cell>
          <table:table-cell office:value-type="float" office:value="0.47021484375" calcext:value-type="float">
            <text:p>0.47021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-0.30322265625" calcext:value-type="float">
            <text:p>-0.30322265625</text:p>
          </table:table-cell>
          <table:table-cell office:value-type="float" office:value="0.23388671875" calcext:value-type="float">
            <text:p>0.23388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-0.255615234375" calcext:value-type="float">
            <text:p>-0.255615234375</text:p>
          </table:table-cell>
          <table:table-cell office:value-type="float" office:value="0.45361328125" calcext:value-type="float">
            <text:p>0.45361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-0.176025390625" calcext:value-type="float">
            <text:p>-0.176025390625</text:p>
          </table:table-cell>
          <table:table-cell office:value-type="float" office:value="0.166748046875" calcext:value-type="float">
            <text:p>0.166748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-0.228759765625" calcext:value-type="float">
            <text:p>-0.228759765625</text:p>
          </table:table-cell>
          <table:table-cell office:value-type="float" office:value="0.4599609375" calcext:value-type="float">
            <text:p>0.4599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-0.215576171875" calcext:value-type="float">
            <text:p>-0.215576171875</text:p>
          </table:table-cell>
          <table:table-cell office:value-type="float" office:value="0.008544921875" calcext:value-type="float">
            <text:p>0.008544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5" calcext:value-type="float">
            <text:p>35</text:p>
          </table:table-cell>
          <table:table-cell office:value-type="float" office:value="-6" calcext:value-type="float">
            <text:p>-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-0.17724609375" calcext:value-type="float">
            <text:p>-0.17724609375</text:p>
          </table:table-cell>
          <table:table-cell office:value-type="float" office:value="0.4033203125" calcext:value-type="float">
            <text:p>0.4033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-0.239013671875" calcext:value-type="float">
            <text:p>-0.239013671875</text:p>
          </table:table-cell>
          <table:table-cell office:value-type="float" office:value="0.371826171875" calcext:value-type="float">
            <text:p>0.371826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0" calcext:value-type="float">
            <text:p>30</text:p>
          </table:table-cell>
          <table:table-cell office:value-type="float" office:value="-6" calcext:value-type="float">
            <text:p>-6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-0.279541015625" calcext:value-type="float">
            <text:p>-0.279541015625</text:p>
          </table:table-cell>
          <table:table-cell office:value-type="float" office:value="0.341552734375" calcext:value-type="float">
            <text:p>0.341552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4" calcext:value-type="float">
            <text:p>24</text:p>
          </table:table-cell>
          <table:table-cell office:value-type="float" office:value="-3" calcext:value-type="float">
            <text:p>-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-0.2490234375" calcext:value-type="float">
            <text:p>-0.2490234375</text:p>
          </table:table-cell>
          <table:table-cell office:value-type="float" office:value="0.003173828125" calcext:value-type="float">
            <text:p>0.003173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-0.34765625" calcext:value-type="float">
            <text:p>-0.34765625</text:p>
          </table:table-cell>
          <table:table-cell office:value-type="float" office:value="0.56396484375" calcext:value-type="float">
            <text:p>0.56396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-0.135009765625" calcext:value-type="float">
            <text:p>-0.135009765625</text:p>
          </table:table-cell>
          <table:table-cell office:value-type="float" office:value="0.216552734375" calcext:value-type="float">
            <text:p>0.216552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-0.350830078125" calcext:value-type="float">
            <text:p>-0.350830078125</text:p>
          </table:table-cell>
          <table:table-cell office:value-type="float" office:value="0.418701171875" calcext:value-type="float">
            <text:p>0.418701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6" calcext:value-type="float">
            <text:p>36</text:p>
          </table:table-cell>
          <table:table-cell office:value-type="float" office:value="-5" calcext:value-type="float">
            <text:p>-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-0.1142578125" calcext:value-type="float">
            <text:p>-0.1142578125</text:p>
          </table:table-cell>
          <table:table-cell office:value-type="float" office:value="0.01123046875" calcext:value-type="float">
            <text:p>0.01123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1" calcext:value-type="float">
            <text:p>31</text:p>
          </table:table-cell>
          <table:table-cell office:value-type="float" office:value="-8" calcext:value-type="float">
            <text:p>-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-0.21875" calcext:value-type="float">
            <text:p>-0.21875</text:p>
          </table:table-cell>
          <table:table-cell office:value-type="float" office:value="0.2607421875" calcext:value-type="float">
            <text:p>0.2607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2" calcext:value-type="float">
            <text:p>22</text:p>
          </table:table-cell>
          <table:table-cell office:value-type="float" office:value="-17" calcext:value-type="float">
            <text:p>-1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-0.3642578125" calcext:value-type="float">
            <text:p>-0.3642578125</text:p>
          </table:table-cell>
          <table:table-cell office:value-type="float" office:value="0.01171875" calcext:value-type="float">
            <text:p>0.01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-0.1435546875" calcext:value-type="float">
            <text:p>-0.1435546875</text:p>
          </table:table-cell>
          <table:table-cell office:value-type="float" office:value="0.318115234375" calcext:value-type="float">
            <text:p>0.3181152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-0.208984375" calcext:value-type="float">
            <text:p>-0.208984375</text:p>
          </table:table-cell>
          <table:table-cell office:value-type="float" office:value="0.265380859375" calcext:value-type="float">
            <text:p>0.265380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-0.177001953125" calcext:value-type="float">
            <text:p>-0.177001953125</text:p>
          </table:table-cell>
          <table:table-cell office:value-type="float" office:value="0.171630859375" calcext:value-type="float">
            <text:p>0.171630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-0.136962890625" calcext:value-type="float">
            <text:p>-0.136962890625</text:p>
          </table:table-cell>
          <table:table-cell office:value-type="float" office:value="0.27587890625" calcext:value-type="float">
            <text:p>0.27587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-0.116455078125" calcext:value-type="float">
            <text:p>-0.116455078125</text:p>
          </table:table-cell>
          <table:table-cell office:value-type="float" office:value="0.28759765625" calcext:value-type="float">
            <text:p>0.28759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-0.2119140625" calcext:value-type="float">
            <text:p>-0.2119140625</text:p>
          </table:table-cell>
          <table:table-cell office:value-type="float" office:value="0.200927734375" calcext:value-type="float">
            <text:p>0.2009277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5" calcext:value-type="float">
            <text:p>25</text:p>
          </table:table-cell>
          <table:table-cell office:value-type="float" office:value="-5" calcext:value-type="float">
            <text:p>-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-0.18017578125" calcext:value-type="float">
            <text:p>-0.18017578125</text:p>
          </table:table-cell>
          <table:table-cell office:value-type="float" office:value="0.20654296875" calcext:value-type="float">
            <text:p>0.206542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-0.195556640625" calcext:value-type="float">
            <text:p>-0.195556640625</text:p>
          </table:table-cell>
          <table:table-cell office:value-type="float" office:value="0.432861328125" calcext:value-type="float">
            <text:p>0.432861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3" calcext:value-type="float">
            <text:p>23</text:p>
          </table:table-cell>
          <table:table-cell office:value-type="float" office:value="-4" calcext:value-type="float">
            <text:p>-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-0.41015625" calcext:value-type="float">
            <text:p>-0.41015625</text:p>
          </table:table-cell>
          <table:table-cell office:value-type="float" office:value="0.287109375" calcext:value-type="float">
            <text:p>0.287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-0.20166015625" calcext:value-type="float">
            <text:p>-0.20166015625</text:p>
          </table:table-cell>
          <table:table-cell office:value-type="float" office:value="0.295654296875" calcext:value-type="float">
            <text:p>0.2956542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2" calcext:value-type="float">
            <text:p>22</text:p>
          </table:table-cell>
          <table:table-cell office:value-type="float" office:value="-4" calcext:value-type="float">
            <text:p>-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-0.263427734375" calcext:value-type="float">
            <text:p>-0.263427734375</text:p>
          </table:table-cell>
          <table:table-cell office:value-type="float" office:value="-0.00244140625" calcext:value-type="float">
            <text:p>-0.00244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-0.244140625" calcext:value-type="float">
            <text:p>-0.244140625</text:p>
          </table:table-cell>
          <table:table-cell office:value-type="float" office:value="0.14111328125" calcext:value-type="float">
            <text:p>0.14111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-0.15625" calcext:value-type="float">
            <text:p>-0.15625</text:p>
          </table:table-cell>
          <table:table-cell office:value-type="float" office:value="0.6025390625" calcext:value-type="float">
            <text:p>0.6025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-0.251220703125" calcext:value-type="float">
            <text:p>-0.251220703125</text:p>
          </table:table-cell>
          <table:table-cell office:value-type="float" office:value="0.3369140625" calcext:value-type="float">
            <text:p>0.3369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-0.32275390625" calcext:value-type="float">
            <text:p>-0.32275390625</text:p>
          </table:table-cell>
          <table:table-cell office:value-type="float" office:value="0.2861328125" calcext:value-type="float">
            <text:p>0.2861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-0.221923828125" calcext:value-type="float">
            <text:p>-0.221923828125</text:p>
          </table:table-cell>
          <table:table-cell office:value-type="float" office:value="0.220947265625" calcext:value-type="float">
            <text:p>0.220947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-0.263916015625" calcext:value-type="float">
            <text:p>-0.263916015625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5" calcext:value-type="float">
            <text:p>35</text:p>
          </table:table-cell>
          <table:table-cell office:value-type="float" office:value="-6" calcext:value-type="float">
            <text:p>-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-0.245361328125" calcext:value-type="float">
            <text:p>-0.245361328125</text:p>
          </table:table-cell>
          <table:table-cell office:value-type="float" office:value="0.3603515625" calcext:value-type="float">
            <text:p>0.3603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-0.2548828125" calcext:value-type="float">
            <text:p>-0.2548828125</text:p>
          </table:table-cell>
          <table:table-cell office:value-type="float" office:value="0.298095703125" calcext:value-type="float">
            <text:p>0.298095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-0.17138671875" calcext:value-type="float">
            <text:p>-0.17138671875</text:p>
          </table:table-cell>
          <table:table-cell office:value-type="float" office:value="0.257568359375" calcext:value-type="float">
            <text:p>0.257568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-0.210205078125" calcext:value-type="float">
            <text:p>-0.210205078125</text:p>
          </table:table-cell>
          <table:table-cell office:value-type="float" office:value="0.344482421875" calcext:value-type="float">
            <text:p>0.344482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" calcext:value-type="float">
            <text:p>2</text:p>
          </table:table-cell>
          <table:table-cell office:value-type="float" office:value="-18" calcext:value-type="float">
            <text:p>-1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-0.178466796875" calcext:value-type="float">
            <text:p>-0.178466796875</text:p>
          </table:table-cell>
          <table:table-cell office:value-type="float" office:value="0.23779296875" calcext:value-type="float">
            <text:p>0.237792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1" calcext:value-type="float">
            <text:p>11</text:p>
          </table:table-cell>
          <table:table-cell office:value-type="float" office:value="-9" calcext:value-type="float">
            <text:p>-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-0.252685546875" calcext:value-type="float">
            <text:p>-0.252685546875</text:p>
          </table:table-cell>
          <table:table-cell office:value-type="float" office:value="0.568359375" calcext:value-type="float">
            <text:p>0.568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-0.18115234375" calcext:value-type="float">
            <text:p>-0.18115234375</text:p>
          </table:table-cell>
          <table:table-cell office:value-type="float" office:value="0.041259765625" calcext:value-type="float">
            <text:p>0.041259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-0.32568359375" calcext:value-type="float">
            <text:p>-0.32568359375</text:p>
          </table:table-cell>
          <table:table-cell office:value-type="float" office:value="0.4736328125" calcext:value-type="float">
            <text:p>0.4736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-0.29296875" calcext:value-type="float">
            <text:p>-0.29296875</text:p>
          </table:table-cell>
          <table:table-cell office:value-type="float" office:value="0.4765625" calcext:value-type="float">
            <text:p>0.4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1" calcext:value-type="float">
            <text:p>31</text:p>
          </table:table-cell>
          <table:table-cell office:value-type="float" office:value="-9" calcext:value-type="float">
            <text:p>-9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-0.240478515625" calcext:value-type="float">
            <text:p>-0.240478515625</text:p>
          </table:table-cell>
          <table:table-cell office:value-type="float" office:value="0.179443359375" calcext:value-type="float">
            <text:p>0.179443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2" calcext:value-type="float">
            <text:p>22</text:p>
          </table:table-cell>
          <table:table-cell office:value-type="float" office:value="-3" calcext:value-type="float">
            <text:p>-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-0.244140625" calcext:value-type="float">
            <text:p>-0.244140625</text:p>
          </table:table-cell>
          <table:table-cell office:value-type="float" office:value="0.207275390625" calcext:value-type="float">
            <text:p>0.207275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-0.150634765625" calcext:value-type="float">
            <text:p>-0.150634765625</text:p>
          </table:table-cell>
          <table:table-cell office:value-type="float" office:value="0.220458984375" calcext:value-type="float">
            <text:p>0.220458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0" calcext:value-type="float">
            <text:p>30</text:p>
          </table:table-cell>
          <table:table-cell office:value-type="float" office:value="-5" calcext:value-type="float">
            <text:p>-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-0.263671875" calcext:value-type="float">
            <text:p>-0.263671875</text:p>
          </table:table-cell>
          <table:table-cell office:value-type="float" office:value="0.36962890625" calcext:value-type="float">
            <text:p>0.36962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-0.25927734375" calcext:value-type="float">
            <text:p>-0.25927734375</text:p>
          </table:table-cell>
          <table:table-cell office:value-type="float" office:value="0.30712890625" calcext:value-type="float">
            <text:p>0.30712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-0.240234375" calcext:value-type="float">
            <text:p>-0.240234375</text:p>
          </table:table-cell>
          <table:table-cell office:value-type="float" office:value="0.44921875" calcext:value-type="float">
            <text:p>0.44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8" calcext:value-type="float">
            <text:p>28</text:p>
          </table:table-cell>
          <table:table-cell office:value-type="float" office:value="-6" calcext:value-type="float">
            <text:p>-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-0.26904296875" calcext:value-type="float">
            <text:p>-0.26904296875</text:p>
          </table:table-cell>
          <table:table-cell office:value-type="float" office:value="0.135498046875" calcext:value-type="float">
            <text:p>0.135498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-0.313720703125" calcext:value-type="float">
            <text:p>-0.313720703125</text:p>
          </table:table-cell>
          <table:table-cell office:value-type="float" office:value="0.26953125" calcext:value-type="float">
            <text:p>0.26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5" calcext:value-type="float">
            <text:p>25</text:p>
          </table:table-cell>
          <table:table-cell office:value-type="float" office:value="-8" calcext:value-type="float">
            <text:p>-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-0.30322265625" calcext:value-type="float">
            <text:p>-0.30322265625</text:p>
          </table:table-cell>
          <table:table-cell office:value-type="float" office:value="0.11279296875" calcext:value-type="float">
            <text:p>0.112792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-0.244140625" calcext:value-type="float">
            <text:p>-0.244140625</text:p>
          </table:table-cell>
          <table:table-cell office:value-type="float" office:value="0.40576171875" calcext:value-type="float">
            <text:p>0.40576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-0.18359375" calcext:value-type="float">
            <text:p>-0.18359375</text:p>
          </table:table-cell>
          <table:table-cell office:value-type="float" office:value="0.130859375" calcext:value-type="float">
            <text:p>0.130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-0.058349609375" calcext:value-type="float">
            <text:p>-0.058349609375</text:p>
          </table:table-cell>
          <table:table-cell office:value-type="float" office:value="0.04443359375" calcext:value-type="float">
            <text:p>0.04443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1" calcext:value-type="float">
            <text:p>21</text:p>
          </table:table-cell>
          <table:table-cell office:value-type="float" office:value="-2" calcext:value-type="float">
            <text:p>-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-0.075927734375" calcext:value-type="float">
            <text:p>-0.075927734375</text:p>
          </table:table-cell>
          <table:table-cell office:value-type="float" office:value="-0.001708984375" calcext:value-type="float">
            <text:p>-0.001708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-0.253662109375" calcext:value-type="float">
            <text:p>-0.253662109375</text:p>
          </table:table-cell>
          <table:table-cell office:value-type="float" office:value="-0.110595703125" calcext:value-type="float">
            <text:p>-0.110595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2" calcext:value-type="float">
            <text:p>32</text:p>
          </table:table-cell>
          <table:table-cell office:value-type="float" office:value="-8" calcext:value-type="float">
            <text:p>-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-0.148681640625" calcext:value-type="float">
            <text:p>-0.148681640625</text:p>
          </table:table-cell>
          <table:table-cell office:value-type="float" office:value="0.025634765625" calcext:value-type="float">
            <text:p>0.025634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-0.20751953125" calcext:value-type="float">
            <text:p>-0.20751953125</text:p>
          </table:table-cell>
          <table:table-cell office:value-type="float" office:value="0.023193359375" calcext:value-type="float">
            <text:p>0.023193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2" calcext:value-type="float">
            <text:p>22</text:p>
          </table:table-cell>
          <table:table-cell office:value-type="float" office:value="-2" calcext:value-type="float">
            <text:p>-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-0.09814453125" calcext:value-type="float">
            <text:p>-0.09814453125</text:p>
          </table:table-cell>
          <table:table-cell office:value-type="float" office:value="-0.066162109375" calcext:value-type="float">
            <text:p>-0.066162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-0.08837890625" calcext:value-type="float">
            <text:p>-0.08837890625</text:p>
          </table:table-cell>
          <table:table-cell office:value-type="float" office:value="0.134521484375" calcext:value-type="float">
            <text:p>0.134521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-0.227783203125" calcext:value-type="float">
            <text:p>-0.227783203125</text:p>
          </table:table-cell>
          <table:table-cell office:value-type="float" office:value="0.018798828125" calcext:value-type="float">
            <text:p>0.018798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0.042236328125" calcext:value-type="float">
            <text:p>-0.042236328125</text:p>
          </table:table-cell>
          <table:table-cell office:value-type="float" office:value="0.157470703125" calcext:value-type="float">
            <text:p>0.157470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-0.12158203125" calcext:value-type="float">
            <text:p>-0.12158203125</text:p>
          </table:table-cell>
          <table:table-cell office:value-type="float" office:value="0.1337890625" calcext:value-type="float">
            <text:p>0.1337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-0.016845703125" calcext:value-type="float">
            <text:p>-0.016845703125</text:p>
          </table:table-cell>
          <table:table-cell office:value-type="float" office:value="0.028076171875" calcext:value-type="float">
            <text:p>0.028076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-0.17431640625" calcext:value-type="float">
            <text:p>-0.17431640625</text:p>
          </table:table-cell>
          <table:table-cell office:value-type="float" office:value="-0.1201171875" calcext:value-type="float">
            <text:p>-0.1201171875</text:p>
          </table:table-cell>
          <table:table-cell office:value-type="float" office:value="1.99993896484" calcext:value-type="float">
            <text:p>1.9999389648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0.1474609375" calcext:value-type="float">
            <text:p>-0.1474609375</text:p>
          </table:table-cell>
          <table:table-cell office:value-type="float" office:value="0.028076171875" calcext:value-type="float">
            <text:p>0.028076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-0.361572265625" calcext:value-type="float">
            <text:p>-0.361572265625</text:p>
          </table:table-cell>
          <table:table-cell office:value-type="float" office:value="0.260986328125" calcext:value-type="float">
            <text:p>0.260986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3" calcext:value-type="float">
            <text:p>23</text:p>
          </table:table-cell>
          <table:table-cell office:value-type="float" office:value="-3" calcext:value-type="float">
            <text:p>-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-0.041259765625" calcext:value-type="float">
            <text:p>-0.041259765625</text:p>
          </table:table-cell>
          <table:table-cell office:value-type="float" office:value="0.1640625" calcext:value-type="float">
            <text:p>0.1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" calcext:value-type="float">
            <text:p>-1</text:p>
          </table:table-cell>
          <table:table-cell office:value-type="float" office:value="-13" calcext:value-type="float">
            <text:p>-1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-0.017333984375" calcext:value-type="float">
            <text:p>-0.017333984375</text:p>
          </table:table-cell>
          <table:table-cell office:value-type="float" office:value="0.08203125" calcext:value-type="float">
            <text:p>0.08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2" calcext:value-type="float">
            <text:p>-12</text:p>
          </table:table-cell>
          <table:table-cell office:value-type="float" office:value="-17" calcext:value-type="float">
            <text:p>-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-0.125244140625" calcext:value-type="float">
            <text:p>-0.125244140625</text:p>
          </table:table-cell>
          <table:table-cell office:value-type="float" office:value="-0.20458984375" calcext:value-type="float">
            <text:p>-0.20458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0.128662109375" calcext:value-type="float">
            <text:p>-0.128662109375</text:p>
          </table:table-cell>
          <table:table-cell office:value-type="float" office:value="0.01611328125" calcext:value-type="float">
            <text:p>0.01611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0.08642578125" calcext:value-type="float">
            <text:p>-0.08642578125</text:p>
          </table:table-cell>
          <table:table-cell office:value-type="float" office:value="-0.11328125" calcext:value-type="float">
            <text:p>-0.11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0.02978515625" calcext:value-type="float">
            <text:p>-0.02978515625</text:p>
          </table:table-cell>
          <table:table-cell office:value-type="float" office:value="-0.1279296875" calcext:value-type="float">
            <text:p>-0.12792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6" calcext:value-type="float">
            <text:p>-16</text:p>
          </table:table-cell>
          <table:table-cell office:value-type="float" office:value="-9" calcext:value-type="float">
            <text:p>-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0.06005859375" calcext:value-type="float">
            <text:p>-0.06005859375</text:p>
          </table:table-cell>
          <table:table-cell office:value-type="float" office:value="0" calcext:value-type="float">
            <text:p>0</text:p>
          </table:table-cell>
          <table:table-cell office:value-type="float" office:value="1.99993896484" calcext:value-type="float">
            <text:p>1.99993896484</text:p>
          </table:table-cell>
          <table:table-cell table:number-columns-repeated="2" office:value-type="float" office:value="-7" calcext:value-type="float">
            <text:p>-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010498046875" calcext:value-type="float">
            <text:p>0.010498046875</text:p>
          </table:table-cell>
          <table:table-cell office:value-type="float" office:value="0.185546875" calcext:value-type="float">
            <text:p>0.185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0.184814453125" calcext:value-type="float">
            <text:p>-0.184814453125</text:p>
          </table:table-cell>
          <table:table-cell office:value-type="float" office:value="-0.038818359375" calcext:value-type="float">
            <text:p>-0.038818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0.1142578125" calcext:value-type="float">
            <text:p>-0.1142578125</text:p>
          </table:table-cell>
          <table:table-cell office:value-type="float" office:value="0.034912109375" calcext:value-type="float">
            <text:p>0.034912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4" calcext:value-type="float">
            <text:p>-4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0.225830078125" calcext:value-type="float">
            <text:p>-0.225830078125</text:p>
          </table:table-cell>
          <table:table-cell office:value-type="float" office:value="0.133544921875" calcext:value-type="float">
            <text:p>0.133544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0.132080078125" calcext:value-type="float">
            <text:p>-0.132080078125</text:p>
          </table:table-cell>
          <table:table-cell office:value-type="float" office:value="-0.01513671875" calcext:value-type="float">
            <text:p>-0.015136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0.11376953125" calcext:value-type="float">
            <text:p>-0.11376953125</text:p>
          </table:table-cell>
          <table:table-cell office:value-type="float" office:value="-0.140625" calcext:value-type="float">
            <text:p>-0.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0.00634765625" calcext:value-type="float">
            <text:p>-0.00634765625</text:p>
          </table:table-cell>
          <table:table-cell office:value-type="float" office:value="0.134521484375" calcext:value-type="float">
            <text:p>0.134521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0.019287109375" calcext:value-type="float">
            <text:p>-0.019287109375</text:p>
          </table:table-cell>
          <table:table-cell office:value-type="float" office:value="-0.066650390625" calcext:value-type="float">
            <text:p>-0.066650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0.12890625" calcext:value-type="float">
            <text:p>-0.12890625</text:p>
          </table:table-cell>
          <table:table-cell office:value-type="float" office:value="0.015869140625" calcext:value-type="float">
            <text:p>0.0158691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0.012451171875" calcext:value-type="float">
            <text:p>-0.012451171875</text:p>
          </table:table-cell>
          <table:table-cell office:value-type="float" office:value="0.03759765625" calcext:value-type="float">
            <text:p>0.03759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0.1923828125" calcext:value-type="float">
            <text:p>-0.1923828125</text:p>
          </table:table-cell>
          <table:table-cell office:value-type="float" office:value="0.08642578125" calcext:value-type="float">
            <text:p>0.08642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9" calcext:value-type="float">
            <text:p>19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0.21923828125" calcext:value-type="float">
            <text:p>-0.21923828125</text:p>
          </table:table-cell>
          <table:table-cell office:value-type="float" office:value="0.05810546875" calcext:value-type="float">
            <text:p>0.05810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0.119384765625" calcext:value-type="float">
            <text:p>-0.119384765625</text:p>
          </table:table-cell>
          <table:table-cell office:value-type="float" office:value="0.010009765625" calcext:value-type="float">
            <text:p>0.010009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0.169189453125" calcext:value-type="float">
            <text:p>-0.169189453125</text:p>
          </table:table-cell>
          <table:table-cell office:value-type="float" office:value="0.18408203125" calcext:value-type="float">
            <text:p>0.18408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0.0419921875" calcext:value-type="float">
            <text:p>-0.0419921875</text:p>
          </table:table-cell>
          <table:table-cell office:value-type="float" office:value="-0.096923828125" calcext:value-type="float">
            <text:p>-0.0969238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05126953125" calcext:value-type="float">
            <text:p>-0.05126953125</text:p>
          </table:table-cell>
          <table:table-cell office:value-type="float" office:value="0.118408203125" calcext:value-type="float">
            <text:p>0.118408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85693359375" calcext:value-type="float">
            <text:p>-0.085693359375</text:p>
          </table:table-cell>
          <table:table-cell office:value-type="float" office:value="0.089111328125" calcext:value-type="float">
            <text:p>0.089111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0.085205078125" calcext:value-type="float">
            <text:p>-0.085205078125</text:p>
          </table:table-cell>
          <table:table-cell office:value-type="float" office:value="-0.044921875" calcext:value-type="float">
            <text:p>-0.044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0.14990234375" calcext:value-type="float">
            <text:p>-0.14990234375</text:p>
          </table:table-cell>
          <table:table-cell office:value-type="float" office:value="-0.005615234375" calcext:value-type="float">
            <text:p>-0.00561523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158447265625" calcext:value-type="float">
            <text:p>-0.158447265625</text:p>
          </table:table-cell>
          <table:table-cell office:value-type="float" office:value="0.096435546875" calcext:value-type="float">
            <text:p>0.096435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3310546875" calcext:value-type="float">
            <text:p>-0.3310546875</text:p>
          </table:table-cell>
          <table:table-cell office:value-type="float" office:value="0.106201171875" calcext:value-type="float">
            <text:p>0.106201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201904296875" calcext:value-type="float">
            <text:p>-0.201904296875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" calcext:value-type="float">
            <text:p>-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0.04541015625" calcext:value-type="float">
            <text:p>-0.04541015625</text:p>
          </table:table-cell>
          <table:table-cell office:value-type="float" office:value="-0.01123046875" calcext:value-type="float">
            <text:p>-0.01123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7" calcext:value-type="float">
            <text:p>7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053955078125" calcext:value-type="float">
            <text:p>0.053955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8" calcext:value-type="float">
            <text:p>28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3173828125" calcext:value-type="float">
            <text:p>-0.03173828125</text:p>
          </table:table-cell>
          <table:table-cell office:value-type="float" office:value="0.1259765625" calcext:value-type="float">
            <text:p>0.1259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9" calcext:value-type="float">
            <text:p>-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0.10302734375" calcext:value-type="float">
            <text:p>-0.10302734375</text:p>
          </table:table-cell>
          <table:table-cell office:value-type="float" office:value="-0.102294921875" calcext:value-type="float">
            <text:p>-0.1022949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3" calcext:value-type="float">
            <text:p>-23</text:p>
          </table:table-cell>
          <table:table-cell office:value-type="float" office:value="-3" calcext:value-type="float">
            <text:p>-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0.069580078125" calcext:value-type="float">
            <text:p>-0.069580078125</text:p>
          </table:table-cell>
          <table:table-cell office:value-type="float" office:value="0.137451171875" calcext:value-type="float">
            <text:p>0.137451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010009765625" calcext:value-type="float">
            <text:p>0.010009765625</text:p>
          </table:table-cell>
          <table:table-cell office:value-type="float" office:value="-0.139404296875" calcext:value-type="float">
            <text:p>-0.1394042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41" calcext:value-type="float">
            <text:p>-41</text:p>
          </table:table-cell>
          <table:table-cell office:value-type="float" office:value="-4" calcext:value-type="float">
            <text:p>-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0.064453125" calcext:value-type="float">
            <text:p>-0.064453125</text:p>
          </table:table-cell>
          <table:table-cell office:value-type="float" office:value="0.04736328125" calcext:value-type="float">
            <text:p>0.04736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0.052734375" calcext:value-type="float">
            <text:p>-0.052734375</text:p>
          </table:table-cell>
          <table:table-cell office:value-type="float" office:value="-0.0146484375" calcext:value-type="float">
            <text:p>-0.0146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11083984375" calcext:value-type="float">
            <text:p>-0.11083984375</text:p>
          </table:table-cell>
          <table:table-cell office:value-type="float" office:value="0.04736328125" calcext:value-type="float">
            <text:p>0.0473632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46630859375" calcext:value-type="float">
            <text:p>-0.046630859375</text:p>
          </table:table-cell>
          <table:table-cell office:value-type="float" office:value="0.00146484375" calcext:value-type="float">
            <text:p>0.00146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0" calcext:value-type="float">
            <text:p>-10</text:p>
          </table:table-cell>
          <table:table-cell office:value-type="float" office:value="-13" calcext:value-type="float">
            <text:p>-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26953125" calcext:value-type="float">
            <text:p>-0.26953125</text:p>
          </table:table-cell>
          <table:table-cell office:value-type="float" office:value="0.1005859375" calcext:value-type="float">
            <text:p>0.1005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03515625" calcext:value-type="float">
            <text:p>-0.103515625</text:p>
          </table:table-cell>
          <table:table-cell office:value-type="float" office:value="-0.093505859375" calcext:value-type="float">
            <text:p>-0.093505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0" calcext:value-type="float">
            <text:p>-20</text:p>
          </table:table-cell>
          <table:table-cell office:value-type="float" office:value="-13" calcext:value-type="float">
            <text:p>-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123046875" calcext:value-type="float">
            <text:p>-0.123046875</text:p>
          </table:table-cell>
          <table:table-cell office:value-type="float" office:value="0.02880859375" calcext:value-type="float">
            <text:p>0.028808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337646484375" calcext:value-type="float">
            <text:p>-0.337646484375</text:p>
          </table:table-cell>
          <table:table-cell office:value-type="float" office:value="0.07470703125" calcext:value-type="float">
            <text:p>0.07470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95068359375" calcext:value-type="float">
            <text:p>-0.195068359375</text:p>
          </table:table-cell>
          <table:table-cell office:value-type="float" office:value="-0.008056640625" calcext:value-type="float">
            <text:p>-0.00805664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58984375" calcext:value-type="float">
            <text:p>-0.0458984375</text:p>
          </table:table-cell>
          <table:table-cell office:value-type="float" office:value="0.07421875" calcext:value-type="float">
            <text:p>0.0742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08154296875" calcext:value-type="float">
            <text:p>-0.08154296875</text:p>
          </table:table-cell>
          <table:table-cell office:value-type="float" office:value="0.07470703125" calcext:value-type="float">
            <text:p>0.074707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45263671875" calcext:value-type="float">
            <text:p>-0.145263671875</text:p>
          </table:table-cell>
          <table:table-cell office:value-type="float" office:value="0.0537109375" calcext:value-type="float">
            <text:p>0.05371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219970703125" calcext:value-type="float">
            <text:p>-0.219970703125</text:p>
          </table:table-cell>
          <table:table-cell office:value-type="float" office:value="0.030517578125" calcext:value-type="float">
            <text:p>0.0305175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203369140625" calcext:value-type="float">
            <text:p>-0.203369140625</text:p>
          </table:table-cell>
          <table:table-cell office:value-type="float" office:value="0.0546875" calcext:value-type="float">
            <text:p>0.0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126220703125" calcext:value-type="float">
            <text:p>-0.126220703125</text:p>
          </table:table-cell>
          <table:table-cell office:value-type="float" office:value="0.064697265625" calcext:value-type="float">
            <text:p>0.064697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1" calcext:value-type="float">
            <text:p>-11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244873046875" calcext:value-type="float">
            <text:p>-0.244873046875</text:p>
          </table:table-cell>
          <table:table-cell office:value-type="float" office:value="-0.00390625" calcext:value-type="float">
            <text:p>-0.00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166748046875" calcext:value-type="float">
            <text:p>-0.166748046875</text:p>
          </table:table-cell>
          <table:table-cell office:value-type="float" office:value="0.038818359375" calcext:value-type="float">
            <text:p>0.03881835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161376953125" calcext:value-type="float">
            <text:p>-0.161376953125</text:p>
          </table:table-cell>
          <table:table-cell office:value-type="float" office:value="-0.08447265625" calcext:value-type="float">
            <text:p>-0.084472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189208984375" calcext:value-type="float">
            <text:p>-0.189208984375</text:p>
          </table:table-cell>
          <table:table-cell office:value-type="float" office:value="0.025634765625" calcext:value-type="float">
            <text:p>0.02563476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611328125" calcext:value-type="float">
            <text:p>0.01611328125</text:p>
          </table:table-cell>
          <table:table-cell office:value-type="float" office:value="0.092041015625" calcext:value-type="float">
            <text:p>0.092041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26708984375" calcext:value-type="float">
            <text:p>-0.126708984375</text:p>
          </table:table-cell>
          <table:table-cell office:value-type="float" office:value="-0.09228515625" calcext:value-type="float">
            <text:p>-0.092285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6" calcext:value-type="float">
            <text:p>-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68359375" calcext:value-type="float">
            <text:p>0.0068359375</text:p>
          </table:table-cell>
          <table:table-cell office:value-type="float" office:value="-0.069091796875" calcext:value-type="float">
            <text:p>-0.069091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4" calcext:value-type="float">
            <text:p>-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390625" calcext:value-type="float">
            <text:p>-0.0390625</text:p>
          </table:table-cell>
          <table:table-cell office:value-type="float" office:value="0.24658203125" calcext:value-type="float">
            <text:p>0.2465820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0.215087890625" calcext:value-type="float">
            <text:p>-0.21508789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5" calcext:value-type="float">
            <text:p>-15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0.10693359375" calcext:value-type="float">
            <text:p>-0.10693359375</text:p>
          </table:table-cell>
          <table:table-cell office:value-type="float" office:value="-0.02099609375" calcext:value-type="float">
            <text:p>-0.02099609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8" calcext:value-type="float">
            <text:p>-8</text:p>
          </table:table-cell>
          <table:table-cell office:value-type="float" office:value="-13" calcext:value-type="float">
            <text:p>-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12255859375" calcext:value-type="float">
            <text:p>-0.12255859375</text:p>
          </table:table-cell>
          <table:table-cell office:value-type="float" office:value="0.01171875" calcext:value-type="float">
            <text:p>0.01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50390625" calcext:value-type="float">
            <text:p>-0.150390625</text:p>
          </table:table-cell>
          <table:table-cell office:value-type="float" office:value="0.05712890625" calcext:value-type="float">
            <text:p>0.05712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046630859375" calcext:value-type="float">
            <text:p>-0.046630859375</text:p>
          </table:table-cell>
          <table:table-cell office:value-type="float" office:value="0.10205078125" calcext:value-type="float">
            <text:p>0.10205078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5908203125" calcext:value-type="float">
            <text:p>-0.05908203125</text:p>
          </table:table-cell>
          <table:table-cell office:value-type="float" office:value="0.0576171875" calcext:value-type="float">
            <text:p>0.0576171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0.048095703125" calcext:value-type="float">
            <text:p>-0.048095703125</text:p>
          </table:table-cell>
          <table:table-cell office:value-type="float" office:value="0.095458984375" calcext:value-type="float">
            <text:p>0.0954589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3" calcext:value-type="float">
            <text:p>-13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0.0234375" calcext:value-type="float">
            <text:p>-0.0234375</text:p>
          </table:table-cell>
          <table:table-cell office:value-type="float" office:value="0.096435546875" calcext:value-type="float">
            <text:p>0.096435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" calcext:value-type="float">
            <text:p>-3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63671875" calcext:value-type="float">
            <text:p>-0.263671875</text:p>
          </table:table-cell>
          <table:table-cell office:value-type="float" office:value="0.1337890625" calcext:value-type="float">
            <text:p>0.13378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20" calcext:value-type="float">
            <text:p>20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269775390625" calcext:value-type="float">
            <text:p>-0.269775390625</text:p>
          </table:table-cell>
          <table:table-cell office:value-type="float" office:value="0.098876953125" calcext:value-type="float">
            <text:p>0.0988769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3" calcext:value-type="float">
            <text:p>-3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5283203125" calcext:value-type="float">
            <text:p>-0.15283203125</text:p>
          </table:table-cell>
          <table:table-cell office:value-type="float" office:value="-0.00439453125" calcext:value-type="float">
            <text:p>-0.00439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0791015625" calcext:value-type="float">
            <text:p>-0.0791015625</text:p>
          </table:table-cell>
          <table:table-cell office:value-type="float" office:value="0.104248046875" calcext:value-type="float">
            <text:p>0.1042480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0.16748046875" calcext:value-type="float">
            <text:p>-0.16748046875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0.13134765625" calcext:value-type="float">
            <text:p>-0.13134765625</text:p>
          </table:table-cell>
          <table:table-cell office:value-type="float" office:value="0.0146484375" calcext:value-type="float">
            <text:p>0.01464843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12" calcext:value-type="float">
            <text:p>12</text:p>
          </table:table-cell>
          <table:table-cell office:value-type="float" office:value="-13" calcext:value-type="float">
            <text:p>-1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0.095458984375" calcext:value-type="float">
            <text:p>-0.095458984375</text:p>
          </table:table-cell>
          <table:table-cell office:value-type="float" office:value="0.069091796875" calcext:value-type="float">
            <text:p>0.06909179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2" calcext:value-type="float">
            <text:p>-2</text:p>
          </table:table-cell>
          <table:table-cell office:value-type="float" office:value="-13" calcext:value-type="float">
            <text:p>-1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0.12255859375" calcext:value-type="float">
            <text:p>-0.12255859375</text:p>
          </table:table-cell>
          <table:table-cell office:value-type="float" office:value="-0.080810546875" calcext:value-type="float">
            <text:p>-0.08081054687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3" calcext:value-type="float">
            <text:p>-13</text:p>
          </table:table-cell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0.2509765625" calcext:value-type="float">
            <text:p>-0.2509765625</text:p>
          </table:table-cell>
          <table:table-cell office:value-type="float" office:value="0.059814453125" calcext:value-type="float">
            <text:p>0.059814453125</text:p>
          </table:table-cell>
          <table:table-cell office:value-type="float" office:value="1.99993896484" calcext:value-type="float">
            <text:p>1.99993896484</text:p>
          </table:table-cell>
          <table:table-cell office:value-type="float" office:value="-18" calcext:value-type="float">
            <text:p>-18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B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B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7T14:56:49.182043139</dc:date>
    <meta:editing-duration>PT10M18S</meta:editing-duration>
    <meta:editing-cycles>1</meta:editing-cycles>
    <meta:document-statistic meta:table-count="1" meta:cell-count="13127" meta:object-count="1"/>
    <meta:generator>LibreOffice/5.2.7.2$Linux_ARM_EABI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74cm" svg:y="4.201cm" style:legend-expansion="high" chart:style-name="ch2"/>
        <chart:plot-area chart:style-name="ch3" table:cell-range-address="2018_08_06_gyrolog_außenbahn.F3:2018_08_06_gyrolog_außenbahn.F2192" svg:x="0.32cm" svg:y="0.18cm" svg:width="12.534cm" svg:height="8.64cm">
          <chartooo:coordinate-region svg:x="1.127cm" svg:y="0.379cm" svg:width="11.727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018_08_06_gyrolog_außenbahn.F3:2018_08_06_gyrolog_außenbahn.F2192" chart:class="chart:line">
            <chart:data-point chart:repeated="219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2018_08_06_gyrolog_außenbahn.F3:2018_08_06_gyrolog_außenbahn.F21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-5">
                <text:p>-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